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3C_Times_T" svg:font-family="3C_Times_T"/>
    <style:font-face style:name="Helv" svg:font-family="Helv"/>
    <style:font-face style:name="Tms Rmn" svg:font-family="'Tms Rmn'"/>
    <style:font-face style:name="VNI-Times" svg:font-family="VNI-Times"/>
    <style:font-face style:name="VNTime" svg:font-family="VNTime"/>
    <style:font-face style:name="µ¸¿ò" svg:font-family="µ¸¿ò"/>
    <style:font-face style:name="AngsanaUPC" svg:font-family="AngsanaUPC" style:font-family-generic="modern"/>
    <style:font-face style:name="Courier" svg:font-family="Courier" style:font-family-generic="modern"/>
    <style:font-face style:name="±¼¸²A¼" svg:font-family="±¼¸²A¼" style:font-family-generic="modern"/>
    <style:font-face style:name="¹UAAA¼" svg:font-family="¹UAAA¼" style:font-family-generic="modern"/>
    <style:font-face style:name="굴림체" svg:font-family="굴림체" style:font-family-generic="modern"/>
    <style:font-face style:name="뼻뮝" svg:font-family="뼻뮝" style:font-family-generic="modern"/>
    <style:font-face style:name=".VnArial1" svg:font-family=".VnArial" style:font-family-generic="roman"/>
    <style:font-face style:name="??" svg:font-family="??" style:font-family-generic="roman"/>
    <style:font-face style:name="MS Serif" svg:font-family="'MS Serif'" style:font-family-generic="roman"/>
    <style:font-face style:name="Times New Roman" svg:font-family="'Times New Roman'" style:font-family-generic="roman"/>
    <style:font-face style:name="Tms Rmn1" svg:font-family="'Tms Rmn'" style:font-family-generic="roman"/>
    <style:font-face style:name="|??¢¥¢¬¨Ï" svg:font-family="|??¢¥¢¬¨Ï" style:font-family-generic="roman"/>
    <style:font-face style:name="¹ÙÅÁÃ¼" svg:font-family="¹ÙÅÁÃ¼" style:font-family-generic="roman"/>
    <style:font-face style:name="–¾’©" svg:font-family="–¾’©" style:font-family-generic="roman"/>
    <style:font-face style:name="ＭＳ 明朝" svg:font-family="'ＭＳ 明朝'" style:font-family-generic="roman"/>
    <style:font-face style:name=".VnArial" svg:font-family=".VnArial" style:font-family-generic="swiss"/>
    <style:font-face style:name=".VnAvant" svg:font-family=".VnAvant" style:font-family-generic="swiss"/>
    <style:font-face style:name=".VnBook-Antiqua" svg:font-family=".VnBook-Antiqua" style:font-family-generic="swiss"/>
    <style:font-face style:name=".VnBook-AntiquaH" svg:font-family=".VnBook-AntiquaH" style:font-family-generic="swiss"/>
    <style:font-face style:name=".VnTime" svg:font-family=".VnTime" style:font-family-generic="swiss"/>
    <style:font-face style:name=".VnTimeH" svg:font-family=".VnTimeH" style:font-family-generic="swiss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Helv1" svg:font-family="Helv" style:font-family-generic="swiss"/>
    <style:font-face style:name="MS Sans Serif" svg:font-family="'MS Sans Serif'" style:font-family-generic="swiss"/>
    <style:font-face style:name="Small Fonts" svg:font-family="'Small Fonts'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VNtimes new roman" svg:font-family="'VNtimes new roman'" style:font-family-generic="swiss"/>
    <style:font-face style:name="VnTime" svg:font-family="VnTime" style:font-family-generic="swiss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1pt"/>
    </style:style>
    <style:style style:name="co2" style:family="table-column">
      <style:table-column-properties fo:break-before="auto" style:column-width="109.39pt"/>
    </style:style>
    <style:style style:name="co9" style:family="table-column">
      <style:table-column-properties fo:break-before="auto" style:column-width="110.1pt"/>
    </style:style>
    <style:style style:name="co10" style:family="table-column">
      <style:table-column-properties fo:break-before="auto" style:column-width="108.4pt"/>
    </style:style>
    <style:style style:name="co11" style:family="table-column">
      <style:table-column-properties fo:break-before="auto" style:column-width="83.45pt"/>
    </style:style>
    <style:style style:name="co12" style:family="table-column">
      <style:table-column-properties fo:break-before="auto" style:column-width="114.41pt"/>
    </style:style>
    <style:style style:name="co13" style:family="table-column">
      <style:table-column-properties fo:break-before="auto" style:column-width="154.01pt"/>
    </style:style>
    <style:style style:name="co8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6.35pt"/>
    </style:style>
    <style:style style:name="co14" style:family="table-column">
      <style:table-column-properties fo:break-before="auto" style:column-width="93.74pt"/>
    </style:style>
    <style:style style:name="co15" style:family="table-column">
      <style:table-column-properties fo:break-before="auto" style:column-width="88.61pt"/>
    </style:style>
    <style:style style:name="co16" style:family="table-column">
      <style:table-column-properties fo:break-before="auto" style:column-width="92.89pt"/>
    </style:style>
    <style:style style:name="co17" style:family="table-column">
      <style:table-column-properties fo:break-before="auto" style:column-width="107.55pt"/>
    </style:style>
    <style:style style:name="co18" style:family="table-column">
      <style:table-column-properties fo:break-before="auto" style:column-width="141.96pt"/>
    </style:style>
    <style:style style:name="co20" style:family="table-column">
      <style:table-column-properties fo:break-before="auto" style:column-width="84.3pt"/>
    </style:style>
    <style:style style:name="co21" style:family="table-column">
      <style:table-column-properties fo:break-before="auto" style:column-width="111.86pt"/>
    </style:style>
    <style:style style:name="co22" style:family="table-column">
      <style:table-column-properties fo:break-before="auto" style:column-width="115.26pt"/>
    </style:style>
    <style:style style:name="co23" style:family="table-column">
      <style:table-column-properties fo:break-before="auto" style:column-width="149.7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ro4" style:family="table-row">
      <style:table-row-properties style:row-height="13.69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20_7_20_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0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text-position="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2" fo:font-size="10pt" fo:font-style="italic" fo:text-shadow="none" style:text-underline-style="none" fo:font-weight="bold" style:font-size-asian="10pt" style:font-style-asian="italic" style:font-weight-asian="bold" style:font-name-complex="Times New Roman2" style:font-size-complex="10pt" style:font-style-complex="italic" style:font-weight-complex="bold"/>
    </style:style>
    <style:style style:name="ce15" style:family="table-cell" style:parent-style-name="Default">
      <style:table-cell-properties fo:border-bottom="none" fo:background-color="#ffffff" style:diagonal-bl-tr="none" style:diagonal-tl-br="none" fo:border-left="0.74pt solid #000000" fo:border-right="0.74pt solid #000000" style:rotation-align="none" fo:border-top="0.06pt solid #000000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ffffff" style:diagonal-bl-tr="none" style:diagonal-tl-br="none" style:text-align-source="fix" style:repeat-content="false" fo:border-left="0.74pt solid #000000" fo:border-right="0.74pt solid #000000" style:rotation-align="none" fo:border-top="0.06pt solid #000000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0.06pt solid #000000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8" style:family="table-cell" style:parent-style-name="Comma_20_8" style:data-style-name="N159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" style:family="table-cell" style:parent-style-name="Normal_20_7_20_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4" style:family="table-cell" style:parent-style-name="Excel_5f_BuiltIn_5f_Comma" style:data-style-name="N159">
      <style:table-cell-properties style:glyph-orientation-vertical="0" fo:border-bottom="0.06pt solid #000000" fo:background-color="#c0c0c0" style:cell-protect="protected" style:print-content="tru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25" style:family="table-cell" style:parent-style-name="Excel_5f_BuiltIn_5f_Comma" style:data-style-name="N159">
      <style:table-cell-properties style:glyph-orientation-vertical="0"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2" fo:font-size="10pt" fo:font-style="italic" fo:text-shadow="none" style:text-underline-style="none" fo:font-weight="bold" style:font-size-asian="10pt" style:font-style-asian="italic" style:font-weight-asian="bold" style:font-name-complex="Times New Roman2" style:font-size-complex="10pt" style:font-style-complex="italic" style:font-weight-complex="bold"/>
    </style:style>
    <style:style style:name="ce26" style:family="table-cell" style:parent-style-name="Comma_20_8" style:data-style-name="N159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1f497d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7" style:family="table-cell" style:parent-style-name="Comma_20_8" style:data-style-name="N15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8" style:family="table-cell" style:parent-style-name="Comma_20_8" style:data-style-name="N159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9" style:family="table-cell" style:parent-style-name="Default" style:data-style-name="N159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30" style:family="table-cell" style:parent-style-name="Default" style:data-style-name="N159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1" style:family="table-cell" style:parent-style-name="Comma_20_8" style:data-style-name="N159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2" style:family="table-cell" style:parent-style-name="Excel_5f_BuiltIn_5f_Comma" style:data-style-name="N159">
      <style:table-cell-properties style:glyph-orientation-vertical="0"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33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34" style:family="table-cell" style:parent-style-name="Comma_20_8" style:data-style-name="N15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5" style:family="table-cell" style:parent-style-name="Default" style:data-style-name="N159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7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38" style:family="table-cell" style:parent-style-name="Default" style:data-style-name="N159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9" style:family="table-cell" style:parent-style-name="Comma_20_8" style:data-style-name="N159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2" fo:font-size="10pt" fo:font-style="italic" fo:text-shadow="none" style:text-underline-style="none" fo:font-weight="bold" style:font-size-asian="10pt" style:font-style-asian="italic" style:font-weight-asian="bold" style:font-name-complex="Times New Roman2" style:font-size-complex="10pt" style:font-style-complex="italic" style:font-weight-complex="bold"/>
    </style:style>
    <style:style style:name="ce40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1" style:family="table-cell" style:parent-style-name="Excel_5f_BuiltIn_5f_Comma" style:data-style-name="N159">
      <style:table-cell-properties style:glyph-orientation-vertical="0"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4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44" style:family="table-cell" style:parent-style-name="Default" style:data-style-name="N1">
      <style:table-cell-properties style:glyph-orientation-vertical="0" fo:border-bottom="0.06pt solid #000000" fo:background-color="#c0c0c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45" style:family="table-cell" style:parent-style-name="Default" style:data-style-name="N1">
      <style:table-cell-properties style:glyph-orientation-vertical="0" fo:border-bottom="0.74pt solid #000000" fo:background-color="#c0c0c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2" fo:font-size="10pt" fo:font-style="italic" fo:text-shadow="none" style:text-underline-style="none" fo:font-weight="bold" style:font-size-asian="10pt" style:font-style-asian="italic" style:font-weight-asian="bold" style:font-name-complex="Times New Roman2" style:font-size-complex="10pt" style:font-style-complex="italic" style:font-weight-complex="bold"/>
    </style:style>
    <style:style style:name="ce46" style:family="table-cell" style:parent-style-name="Comma_20_8" style:data-style-name="N1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7" style:family="table-cell" style:parent-style-name="Comma_20_8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8" style:family="table-cell" style:parent-style-name="Comma_20_8" style:data-style-name="N1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51" style:family="table-cell" style:parent-style-name="Comma_20_8" style:data-style-name="N1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2" style:family="table-cell" style:parent-style-name="Normal_20_7_20_2" style:data-style-name="N25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3" style:family="table-cell" style:parent-style-name="Comma_20_8" style:data-style-name="N1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5" style:family="table-cell" style:parent-style-name="Comma_20_8" style:data-style-name="N159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italic" fo:text-shadow="none" style:text-underline-style="none" fo:font-weight="bold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ce58" style:family="table-cell" style:parent-style-name="Comma_20_8" style:data-style-name="N159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2" fo:font-size="10pt" fo:font-style="italic" fo:text-shadow="none" style:text-underline-style="none" fo:font-weight="bold" style:font-size-asian="10pt" style:font-style-asian="italic" style:font-weight-asian="bold" style:font-name-complex="Times New Roman2" style:font-size-complex="10pt" style:font-style-complex="italic" style:font-weight-complex="bold"/>
    </style:style>
    <style:style style:name="ce61" style:family="table-cell" style:parent-style-name="Comma_20_8" style:data-style-name="N159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2" style:family="table-cell" style:parent-style-name="Comma_20_8" style:data-style-name="N15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3" style:family="table-cell" style:parent-style-name="Comma_20_8" style:data-style-name="N159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4" style:family="table-cell" style:parent-style-name="Comma_20_8" style:data-style-name="N249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italic" fo:text-shadow="none" style:text-underline-style="none" fo:font-weight="bold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ce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" style:family="table-cell" style:parent-style-name="Comma_20_8" style:data-style-name="N159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6" style:family="table-cell" style:parent-style-name="Default">
      <style:table-cell-properties fo:border-bottom="none" fo:background-color="#ffffff" style:diagonal-bl-tr="none" style:diagonal-tl-br="none" style:text-align-source="value-type" style:repeat-content="false" fo:border-left="0.74pt solid #000000" fo:border-right="0.74pt solid #000000" style:rotation-align="none" fo:border-top="0.06pt solid #000000"/>
      <style:paragraph-properties fo:margin-left="0pt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68" style:family="table-cell" style:parent-style-name="Comma_20_8" style:data-style-name="N1">
      <style:table-cell-properties fo:border-bottom="0.06pt solid #000000" fo:background-color="#ffffff" style:cell-protect="protected formula-hidden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0" style:family="table-cell" style:parent-style-name="Comma_20_8" style:data-style-name="N249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8" style:family="table-cell" style:parent-style-name="Normal_20_7_20_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79" style:family="table-cell" style:parent-style-name="Normal_20_7_20_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italic" fo:text-shadow="none" style:text-underline-style="none" fo:font-weight="bold" style:font-size-asian="10pt" style:font-style-asian="italic" style:font-weight-asian="bold" style:font-name-complex="Times New Roman2" style:font-size-complex="10pt" style:font-style-complex="italic" style:font-weight-complex="bold"/>
    </style:style>
    <style:style style:name="ce82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3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5" style:family="table-cell" style:parent-style-name="Comma_20_8" style:data-style-name="N159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6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7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8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italic" fo:text-shadow="none" style:text-underline-style="none" fo:font-weight="bold" style:font-size-asian="10pt" style:font-style-asian="italic" style:font-weight-asian="bold" style:font-name-complex="Times New Roman2" style:font-size-complex="10pt" style:font-style-complex="italic" style:font-weight-complex="bold"/>
    </style:style>
    <style:style style:name="ce92" style:family="table-cell" style:parent-style-name="Default">
      <style:table-cell-properties fo:border-bottom="none" fo:background-color="#ffffff" style:diagonal-bl-tr="none" style:diagonal-tl-br="none" fo:border-left="0.74pt solid #000000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3" style:family="table-cell" style:parent-style-name="Default">
      <style:table-cell-properties fo:border-bottom="none" fo:background-color="#ffffff" style:diagonal-bl-tr="none" style:diagonal-tl-br="none" style:text-align-source="fix" style:repeat-content="false" fo:border-left="0.74pt solid #000000" fo:border-right="0.74pt solid #000000" style:rotation-align="none" fo:border-top="0.06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5" style:family="table-cell" style:parent-style-name="Comma_20_8" style:data-style-name="N159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9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9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01" style:family="table-cell" style:parent-style-name="Excel_5f_BuiltIn_5f_Comma" style:data-style-name="N159">
      <style:table-cell-properties style:glyph-orientation-vertical="0" fo:border-bottom="0.06pt solid #000000" fo:background-color="#c0c0c0" style:cell-protect="protected" style:print-content="tru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102" style:family="table-cell" style:parent-style-name="Excel_5f_BuiltIn_5f_Comma" style:data-style-name="N159">
      <style:table-cell-properties style:glyph-orientation-vertical="0"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italic" fo:text-shadow="none" style:text-underline-style="none" fo:font-weight="bold" style:font-size-asian="10pt" style:font-style-asian="italic" style:font-weight-asian="bold" style:font-name-complex="Times New Roman2" style:font-size-complex="10pt" style:font-style-complex="italic" style:font-weight-complex="bold"/>
    </style:style>
    <style:style style:name="ce103" style:family="table-cell" style:parent-style-name="Comma_20_8" style:data-style-name="N159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1f497d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4" style:family="table-cell" style:parent-style-name="Comma_20_8" style:data-style-name="N15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5" style:family="table-cell" style:parent-style-name="Comma_20_8" style:data-style-name="N159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6" style:family="table-cell" style:parent-style-name="Default" style:data-style-name="N159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7" style:family="table-cell" style:parent-style-name="Default" style:data-style-name="N159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8" style:family="table-cell" style:parent-style-name="Comma_20_8" style:data-style-name="N159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9" style:family="table-cell" style:parent-style-name="Excel_5f_BuiltIn_5f_Comma" style:data-style-name="N159">
      <style:table-cell-properties style:glyph-orientation-vertical="0"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110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111" style:family="table-cell" style:parent-style-name="Comma_20_8" style:data-style-name="N15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2" style:family="table-cell" style:parent-style-name="Default" style:data-style-name="N159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3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14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115" style:family="table-cell" style:parent-style-name="Default" style:data-style-name="N159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6" style:family="table-cell" style:parent-style-name="Comma_20_8" style:data-style-name="N159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7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18" style:family="table-cell" style:parent-style-name="Excel_5f_BuiltIn_5f_Comma" style:data-style-name="N159">
      <style:table-cell-properties style:glyph-orientation-vertical="0"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1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121" style:family="table-cell" style:parent-style-name="Default" style:data-style-name="N1">
      <style:table-cell-properties style:glyph-orientation-vertical="0" fo:border-bottom="0.06pt solid #000000" fo:background-color="#c0c0c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122" style:family="table-cell" style:parent-style-name="Default" style:data-style-name="N1">
      <style:table-cell-properties style:glyph-orientation-vertical="0" fo:border-bottom="0.74pt solid #000000" fo:background-color="#c0c0c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italic" fo:text-shadow="none" style:text-underline-style="none" fo:font-weight="bold" style:font-size-asian="10pt" style:font-style-asian="italic" style:font-weight-asian="bold" style:font-name-complex="Times New Roman2" style:font-size-complex="10pt" style:font-style-complex="italic" style:font-weight-complex="bold"/>
    </style:style>
    <style:style style:name="ce123" style:family="table-cell" style:parent-style-name="Comma_20_8" style:data-style-name="N1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4" style:family="table-cell" style:parent-style-name="Comma_20_8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5" style:family="table-cell" style:parent-style-name="Comma_20_8" style:data-style-name="N1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128" style:family="table-cell" style:parent-style-name="Comma_20_8" style:data-style-name="N1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29" style:family="table-cell" style:parent-style-name="Normal_20_7_20_2" style:data-style-name="N25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30" style:family="table-cell" style:parent-style-name="Comma_20_8" style:data-style-name="N1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1" style:family="table-cell" style:parent-style-name="Comma_20_8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2" style:family="table-cell" style:parent-style-name="Comma_20_8" style:data-style-name="N159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4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bold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ce135" style:family="table-cell" style:parent-style-name="Comma_20_8" style:data-style-name="N159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36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italic" fo:text-shadow="none" style:text-underline-style="none" fo:font-weight="bold" style:font-size-asian="10pt" style:font-style-asian="italic" style:font-weight-asian="bold" style:font-name-complex="Times New Roman2" style:font-size-complex="10pt" style:font-style-complex="italic" style:font-weight-complex="bold"/>
    </style:style>
    <style:style style:name="ce138" style:family="table-cell" style:parent-style-name="Comma_20_8" style:data-style-name="N159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9" style:family="table-cell" style:parent-style-name="Comma_20_8" style:data-style-name="N15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0" style:family="table-cell" style:parent-style-name="Comma_20_8" style:data-style-name="N159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1" style:family="table-cell" style:parent-style-name="Comma_20_8" style:data-style-name="N249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bold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ce143" style:family="table-cell" style:parent-style-name="Default">
      <style:table-cell-properties fo:border-bottom="none" fo:background-color="#ffffff" style:diagonal-bl-tr="none" style:diagonal-tl-br="none" style:text-align-source="value-type" style:repeat-content="false" fo:border-left="0.74pt solid #000000" fo:border-right="0.74pt solid #000000" style:rotation-align="none" fo:border-top="0.06pt solid #000000"/>
      <style:paragraph-properties fo:margin-left="0pt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5" style:family="table-cell" style:parent-style-name="Comma_20_8" style:data-style-name="N1">
      <style:table-cell-properties fo:border-bottom="0.06pt solid #000000" fo:background-color="#ffffff" style:cell-protect="protected formula-hidden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7" style:family="table-cell" style:parent-style-name="Comma_20_8" style:data-style-name="N249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P Manager" table:style-name="ta1">
        <office:forms form:automatic-focus="false" form:apply-design-mode="false"/>
        <table:table-column table:style-name="co1" table:default-cell-style-name="ce88"/>
        <table:table-column table:style-name="co2" table:default-cell-style-name="ce99"/>
        <table:table-column table:style-name="co20" table:default-cell-style-name="ce107"/>
        <table:table-column table:style-name="co4" table:default-cell-style-name="ce115"/>
        <table:table-column table:style-name="co21" table:default-cell-style-name="ce107"/>
        <table:table-column table:style-name="co22" table:default-cell-style-name="ce116"/>
        <table:table-column table:style-name="co23" table:default-cell-style-name="ce115"/>
        <table:table-column table:style-name="co8" table:default-cell-style-name="ce107"/>
        <table:table-row table:style-name="ro1">
          <table:table-cell table:style-name="ce78" office:value-type="string" calcext:value-type="string" table:number-columns-spanned="6" table:number-rows-spanned="1">
            <text:p>BẢNG THANH TOÁN LƯƠNG NHÂN VIÊN THÁNG</text:p>
          </table:table-cell>
          <table:covered-table-cell table:number-columns-repeated="5" table:style-name="ce78"/>
          <table:table-cell table:style-name="ce129" office:value-type="string" calcext:value-type="string" table:number-columns-spanned="2" table:number-rows-spanned="1">
            <text:p><text:a xlink:href="python://get_month_year()[3:10]" xlink:type="simple">month_year</text:a></text:p>
          </table:table-cell>
          <table:covered-table-cell table:style-name="ce129"/>
        </table:table-row>
        <table:table-row table:style-name="ro1">
          <table:table-cell table:style-name="ce79" office:value-type="string" calcext:value-type="string" table:number-columns-spanned="8" table:number-rows-spanned="1">
            <text:p><text:s text:c="13"/>BỘ PHẬN VĂN PHÒNG</text:p>
          </table:table-cell>
          <table:covered-table-cell table:number-columns-repeated="7" table:style-name="ce79"/>
        </table:table-row>
        <table:table-row table:style-name="ro1">
          <table:table-cell table:style-name="ce79" table:number-columns-repeated="8"/>
        </table:table-row>
        <table:table-row table:style-name="ro2">
          <table:table-cell table:style-name="ce80" office:value-type="string" calcext:value-type="string">
            <text:p>STT</text:p>
          </table:table-cell>
          <table:table-cell table:style-name="ce90" office:value-type="string" calcext:value-type="string">
            <text:p>Full name</text:p>
          </table:table-cell>
          <table:table-cell table:style-name="ce101" office:value-type="string" office:string-value="Số tiền" calcext:value-type="string">
            <text:p>Số tiền </text:p>
          </table:table-cell>
          <table:table-cell table:style-name="ce109" office:value-type="string" office:string-value="Các khoản cấn  trừ " calcext:value-type="string" table:number-columns-spanned="1" table:number-rows-spanned="2">
            <text:p>Các khoản cấn <text:s/>trừ <text:s/></text:p>
          </table:table-cell>
          <table:table-cell table:style-name="ce109" office:value-type="string" office:string-value="Số tiền còn lại phải chuyển" calcext:value-type="string" table:number-columns-spanned="1" table:number-rows-spanned="2">
            <text:p>Số tiền còn lại phải chuyển </text:p>
          </table:table-cell>
          <table:table-cell table:style-name="ce121" office:value-type="string" calcext:value-type="string">
            <text:p>Số tài khoản</text:p>
          </table:table-cell>
          <table:table-cell table:style-name="ce90" office:value-type="string" calcext:value-type="string">
            <text:p>Tại NH</text:p>
          </table:table-cell>
          <table:table-cell table:style-name="ce136" office:value-type="string" calcext:value-type="string">
            <text:p>Ghi chú</text:p>
          </table:table-cell>
        </table:table-row>
        <table:table-row table:style-name="ro2">
          <table:table-cell table:style-name="ce81" office:value-type="string" calcext:value-type="string">
            <text:p>Nr.</text:p>
          </table:table-cell>
          <table:table-cell table:style-name="ce91" office:value-type="string" calcext:value-type="string">
            <text:p>Họ tên</text:p>
          </table:table-cell>
          <table:table-cell table:style-name="ce102" office:value-type="string" office:string-value="Net in hand" calcext:value-type="string">
            <text:p>Net in hand </text:p>
          </table:table-cell>
          <table:covered-table-cell table:style-name="ce110"/>
          <table:covered-table-cell table:style-name="ce118"/>
          <table:table-cell table:style-name="ce122" office:value-type="string" calcext:value-type="string">
            <text:p>Bank A/c</text:p>
          </table:table-cell>
          <table:table-cell table:style-name="ce91" office:value-type="string" calcext:value-type="string">
            <text:p>With bank</text:p>
          </table:table-cell>
          <table:table-cell table:style-name="ce137" office:value-type="string" calcext:value-type="string">
            <text:p>Remarks</text:p>
          </table:table-cell>
        </table:table-row>
        <table:table-row table:style-name="ro6">
          <table:table-cell table:style-name="ce82" office:value-type="string" calcext:value-type="string" table:number-columns-spanned="8" table:number-rows-spanned="1">
            <text:p><text:a xlink:href="python://for%20each=%22seq,%20line%20in%20enumerate(get_info_manager())%22" xlink:type="simple">FOR</text:a></text:p>
          </table:table-cell>
          <table:covered-table-cell table:style-name="ce92"/>
          <table:covered-table-cell table:number-columns-repeated="3" table:style-name="ce103"/>
          <table:covered-table-cell table:style-name="ce123"/>
          <table:covered-table-cell table:style-name="ce130"/>
          <table:covered-table-cell table:style-name="ce138"/>
        </table:table-row>
        <table:table-row table:style-name="ro6">
          <table:table-cell table:style-name="ce83" office:value-type="string" calcext:value-type="string">
            <text:p><text:a xlink:href="python://seq+1" xlink:type="simple">seq</text:a></text:p>
          </table:table-cell>
          <table:table-cell table:style-name="ce93" office:value-type="string" calcext:value-type="string">
            <text:p><text:a xlink:href="python://line['employee_name']" xlink:type="simple">employee_name</text:a></text:p>
          </table:table-cell>
          <table:table-cell table:style-name="ce103" office:value-type="string" calcext:value-type="string">
            <text:p><text:a xlink:href="python://formatLang(int(line['money']),0)" xlink:type="simple">money</text:a></text:p>
          </table:table-cell>
          <table:table-cell table:style-name="ce103" office:value-type="string" calcext:value-type="string">
            <text:p><text:a xlink:href="python://formatLang(int(line['tu']),0)" xlink:type="simple">tu</text:a></text:p>
          </table:table-cell>
          <table:table-cell table:style-name="ce103" office:value-type="string" calcext:value-type="string">
            <text:p><text:a xlink:href="python://formatLang(int(line['money_receipt']),0)" xlink:type="simple">money_receipt</text:a></text:p>
          </table:table-cell>
          <table:table-cell table:style-name="ce123" office:value-type="string" calcext:value-type="string">
            <text:p><text:a xlink:href="python://line['bank_number']" xlink:type="simple">bank_number</text:a></text:p>
          </table:table-cell>
          <table:table-cell table:style-name="ce131" office:value-type="string" calcext:value-type="string">
            <text:p><text:a xlink:href="python://line['bank']" xlink:type="simple">bank</text:a></text:p>
          </table:table-cell>
          <table:table-cell table:style-name="ce138"/>
        </table:table-row>
        <table:table-row table:style-name="ro4">
          <table:table-cell table:style-name="ce84" office:value-type="string" calcext:value-type="string" table:number-columns-spanned="8" table:number-rows-spanned="1">
            <text:p><text:a xlink:href="python:///for" xlink:type="simple">END FOR</text:a></text:p>
          </table:table-cell>
          <table:covered-table-cell table:style-name="ce94"/>
          <table:covered-table-cell table:style-name="ce104"/>
          <table:covered-table-cell table:style-name="ce111"/>
          <table:covered-table-cell table:style-name="ce104"/>
          <table:covered-table-cell table:style-name="ce124"/>
          <table:covered-table-cell table:style-name="ce111"/>
          <table:covered-table-cell table:style-name="ce139"/>
        </table:table-row>
        <table:table-row table:style-name="ro5">
          <table:table-cell table:style-name="ce85"/>
          <table:table-cell table:style-name="ce95"/>
          <table:table-cell table:style-name="ce105" office:value-type="string" calcext:value-type="string">
            <text:p><text:a xlink:href="python://formatLang(int(get_sum()['money_officier']),0)" xlink:type="simple">money_total</text:a></text:p>
          </table:table-cell>
          <table:table-cell table:style-name="ce105" office:value-type="string" calcext:value-type="string">
            <text:p><text:a xlink:href="python://formatLang(int(get_sum()['tu_officier']),0)" xlink:type="simple">tu_total</text:a></text:p>
          </table:table-cell>
          <table:table-cell table:style-name="ce105" office:value-type="string" calcext:value-type="string">
            <text:p><text:a xlink:href="python://formatLang(int(get_sum()['money_receipt_officier']),0)" xlink:type="simple">money_receipt</text:a></text:p>
          </table:table-cell>
          <table:table-cell table:style-name="ce125"/>
          <table:table-cell table:style-name="ce132"/>
          <table:table-cell table:style-name="ce140"/>
        </table:table-row>
        <table:table-row table:style-name="ro1">
          <table:table-cell table:style-name="ce86"/>
          <table:table-cell table:style-name="ce96"/>
          <table:table-cell table:style-name="ce106"/>
          <table:table-cell table:style-name="ce112"/>
          <table:table-cell table:style-name="ce106"/>
          <table:table-cell/>
          <table:table-cell table:style-name="ce106"/>
          <table:table-cell table:style-name="ce116"/>
        </table:table-row>
        <table:table-row table:style-name="ro1">
          <table:table-cell table:style-name="Default"/>
          <table:table-cell table:style-name="ce97" office:value-type="string" calcext:value-type="string">
            <text:p>Prepared by</text:p>
          </table:table-cell>
          <table:table-cell table:style-name="Default"/>
          <table:table-cell table:style-name="ce113" office:value-type="string" calcext:value-type="string" table:number-columns-spanned="2" table:number-rows-spanned="1">
            <text:p>Chief Accountant</text:p>
          </table:table-cell>
          <table:covered-table-cell table:style-name="ce119"/>
          <table:table-cell table:style-name="ce126"/>
          <table:table-cell table:style-name="ce133" office:value-type="string" calcext:value-type="string" table:number-columns-spanned="2" table:number-rows-spanned="1">
            <text:p>Buôn Ma Thuột, <text:a xlink:href="python://get_vietname_date(False)" xlink:type="simple">dmy</text:a></text:p>
          </table:table-cell>
          <table:covered-table-cell table:style-name="ce141"/>
        </table:table-row>
        <table:table-row table:style-name="ro1">
          <table:table-cell table:style-name="ce87"/>
          <table:table-cell table:style-name="ce98" office:value-type="string" calcext:value-type="string">
            <text:p>Người lập</text:p>
          </table:table-cell>
          <table:table-cell table:style-name="ce87"/>
          <table:table-cell table:style-name="ce114" office:value-type="string" calcext:value-type="string" table:number-columns-spanned="2" table:number-rows-spanned="1">
            <text:p>Kế toán trưởng</text:p>
          </table:table-cell>
          <table:covered-table-cell table:style-name="ce120"/>
          <table:table-cell table:style-name="ce127"/>
          <table:table-cell table:style-name="ce134" office:value-type="string" calcext:value-type="string" table:number-columns-spanned="2" table:number-rows-spanned="1">
            <text:p>Phê duyệt</text:p>
          </table:table-cell>
          <table:covered-table-cell table:style-name="ce142"/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08"/>
          <table:table-cell table:style-name="ce116"/>
          <table:table-cell table:style-name="ce108"/>
          <table:table-cell/>
          <table:table-cell table:style-name="ce116"/>
          <table:table-cell table:style-name="ce108"/>
        </table:table-row>
        <table:table-row table:style-name="ro1">
          <table:table-cell table:number-columns-repeated="8"/>
        </table:table-row>
        <table:table-row table:style-name="ro1">
          <table:table-cell table:style-name="ce89"/>
          <table:table-cell table:style-name="ce100" office:value-type="string" calcext:value-type="string">
            <text:p>Dương Nữ Lan Hương</text:p>
          </table:table-cell>
          <table:table-cell table:style-name="ce89"/>
          <table:table-cell table:style-name="ce117" office:value-type="string" calcext:value-type="string" table:number-columns-spanned="2" table:number-rows-spanned="1">
            <text:p>Trần Thị Đan Quyên</text:p>
          </table:table-cell>
          <table:covered-table-cell table:style-name="ce100"/>
          <table:table-cell table:style-name="ce128"/>
          <table:table-cell table:style-name="ce135" office:value-type="string" office:string-value="Nguyễn Phú Hải" calcext:value-type="string" table:number-columns-spanned="2" table:number-rows-spanned="1">
            <text:p>Nguyễn Phú Hải </text:p>
          </table:table-cell>
          <table:covered-table-cell table:style-name="ce135"/>
        </table:table-row>
      </table:table>
      <table:table table:name="BP VP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22"/>
        <table:table-column table:style-name="co9" table:default-cell-style-name="ce30"/>
        <table:table-column table:style-name="co10" table:default-cell-style-name="ce38"/>
        <table:table-column table:style-name="co11" table:default-cell-style-name="ce30"/>
        <table:table-column table:style-name="co12" table:default-cell-style-name="ce39"/>
        <table:table-column table:style-name="co13" table:default-cell-style-name="ce38"/>
        <table:table-column table:style-name="co8" table:default-cell-style-name="ce30"/>
        <table:table-row table:style-name="ro1">
          <table:table-cell table:style-name="ce1" office:value-type="string" calcext:value-type="string" table:number-columns-spanned="6" table:number-rows-spanned="1">
            <text:p>BẢNG THANH TOÁN LƯƠNG NHÂN VIÊN THÁNG</text:p>
          </table:table-cell>
          <table:covered-table-cell table:number-columns-repeated="5" table:style-name="ce1"/>
          <table:table-cell table:style-name="ce52" office:value-type="string" calcext:value-type="string" table:number-columns-spanned="2" table:number-rows-spanned="1">
            <text:p><text:a xlink:href="python://get_month_year()[3:10]" xlink:type="simple">month_year</text:a></text:p>
          </table:table-cell>
          <table:covered-table-cell table:style-name="ce52"/>
        </table:table-row>
        <table:table-row table:style-name="ro1">
          <table:table-cell table:style-name="ce2" office:value-type="string" calcext:value-type="string" table:number-columns-spanned="8" table:number-rows-spanned="1">
            <text:p><text:s text:c="13"/>BỘ PHẬN VĂN PHÒNG</text:p>
          </table:table-cell>
          <table:covered-table-cell table:number-columns-repeated="7" table:style-name="ce2"/>
        </table:table-row>
        <table:table-row table:style-name="ro1">
          <table:table-cell table:style-name="ce2" table:number-columns-repeated="8"/>
        </table:table-row>
        <table:table-row table:style-name="ro2">
          <table:table-cell table:style-name="ce3" office:value-type="string" calcext:value-type="string">
            <text:p>STT</text:p>
          </table:table-cell>
          <table:table-cell table:style-name="ce13" office:value-type="string" calcext:value-type="string">
            <text:p>Full name</text:p>
          </table:table-cell>
          <table:table-cell table:style-name="ce24" office:value-type="string" office:string-value="Số tiền" calcext:value-type="string">
            <text:p>Số tiền </text:p>
          </table:table-cell>
          <table:table-cell table:style-name="ce32" office:value-type="string" office:string-value="Các khoản cấn  trừ " calcext:value-type="string" table:number-columns-spanned="1" table:number-rows-spanned="2">
            <text:p>Các khoản cấn <text:s/>trừ <text:s/></text:p>
          </table:table-cell>
          <table:table-cell table:style-name="ce32" office:value-type="string" office:string-value="Số tiền còn lại phải chuyển" calcext:value-type="string" table:number-columns-spanned="1" table:number-rows-spanned="2">
            <text:p>Số tiền còn lại phải chuyển </text:p>
          </table:table-cell>
          <table:table-cell table:style-name="ce44" office:value-type="string" calcext:value-type="string">
            <text:p>Số tài khoản</text:p>
          </table:table-cell>
          <table:table-cell table:style-name="ce13" office:value-type="string" calcext:value-type="string">
            <text:p>Tại NH</text:p>
          </table:table-cell>
          <table:table-cell table:style-name="ce59" office:value-type="string" calcext:value-type="string">
            <text:p>Ghi chú</text:p>
          </table:table-cell>
        </table:table-row>
        <table:table-row table:style-name="ro2">
          <table:table-cell table:style-name="ce4" office:value-type="string" calcext:value-type="string">
            <text:p>Nr.</text:p>
          </table:table-cell>
          <table:table-cell table:style-name="ce14" office:value-type="string" calcext:value-type="string">
            <text:p>Họ tên</text:p>
          </table:table-cell>
          <table:table-cell table:style-name="ce25" office:value-type="string" office:string-value="Net in hand" calcext:value-type="string">
            <text:p>Net in hand </text:p>
          </table:table-cell>
          <table:covered-table-cell table:style-name="ce33"/>
          <table:covered-table-cell table:style-name="ce41"/>
          <table:table-cell table:style-name="ce45" office:value-type="string" calcext:value-type="string">
            <text:p>Bank A/c</text:p>
          </table:table-cell>
          <table:table-cell table:style-name="ce14" office:value-type="string" calcext:value-type="string">
            <text:p>With bank</text:p>
          </table:table-cell>
          <table:table-cell table:style-name="ce60" office:value-type="string" calcext:value-type="string">
            <text:p>Remarks</text:p>
          </table:table-cell>
        </table:table-row>
        <table:table-row table:style-name="ro4">
          <table:table-cell table:style-name="ce5" office:value-type="string" calcext:value-type="string" table:number-columns-spanned="8" table:number-rows-spanned="1">
            <text:p><text:a xlink:href="python://for%20each=%22seq,%20line%20in%20enumerate(get_info_officier())%22" xlink:type="simple">FOR</text:a></text:p>
          </table:table-cell>
          <table:covered-table-cell table:style-name="ce15"/>
          <table:covered-table-cell table:number-columns-repeated="3" table:style-name="ce26"/>
          <table:covered-table-cell table:style-name="ce46"/>
          <table:covered-table-cell table:style-name="ce53"/>
          <table:covered-table-cell table:style-name="ce61"/>
        </table:table-row>
        <table:table-row table:style-name="ro1">
          <table:table-cell table:style-name="ce6" office:value-type="string" calcext:value-type="string">
            <text:p><text:a xlink:href="python://seq+1" xlink:type="simple">seq</text:a></text:p>
          </table:table-cell>
          <table:table-cell table:style-name="ce16" office:value-type="string" calcext:value-type="string">
            <text:p><text:a xlink:href="python://line['employee_name']" xlink:type="simple">employee_name</text:a></text:p>
          </table:table-cell>
          <table:table-cell table:style-name="ce26" office:value-type="string" calcext:value-type="string">
            <text:p><text:a xlink:href="python://formatLang(int(line['money']),0)" xlink:type="simple">money</text:a></text:p>
          </table:table-cell>
          <table:table-cell table:style-name="ce26" office:value-type="string" calcext:value-type="string">
            <text:p><text:a xlink:href="python://formatLang(int(line['tu']),0)" xlink:type="simple">tu</text:a></text:p>
          </table:table-cell>
          <table:table-cell table:style-name="ce26" office:value-type="string" calcext:value-type="string">
            <text:p><text:a xlink:href="python://formatLang(int(line['money_receipt']),0)" xlink:type="simple">money_receipt</text:a></text:p>
          </table:table-cell>
          <table:table-cell table:style-name="ce46" office:value-type="string" calcext:value-type="string">
            <text:p><text:a xlink:href="python://line['bank_number']" xlink:type="simple">bank_number</text:a></text:p>
          </table:table-cell>
          <table:table-cell table:style-name="ce53" office:value-type="string" calcext:value-type="string">
            <text:p><text:a xlink:href="python://line['bank']" xlink:type="simple">bank</text:a></text:p>
          </table:table-cell>
          <table:table-cell table:style-name="ce61"/>
        </table:table-row>
        <table:table-row table:style-name="ro4">
          <table:table-cell table:style-name="ce7" office:value-type="string" calcext:value-type="string" table:number-columns-spanned="8" table:number-rows-spanned="1">
            <text:p><text:a xlink:href="python:///for" xlink:type="simple">END FOR</text:a></text:p>
          </table:table-cell>
          <table:covered-table-cell table:style-name="ce17"/>
          <table:covered-table-cell table:style-name="ce27"/>
          <table:covered-table-cell table:style-name="ce34"/>
          <table:covered-table-cell table:style-name="ce27"/>
          <table:covered-table-cell table:style-name="ce47"/>
          <table:covered-table-cell table:style-name="ce34"/>
          <table:covered-table-cell table:style-name="ce62"/>
        </table:table-row>
        <table:table-row table:style-name="ro5">
          <table:table-cell table:style-name="ce8"/>
          <table:table-cell table:style-name="ce18"/>
          <table:table-cell table:style-name="ce28" office:value-type="string" calcext:value-type="string">
            <text:p><text:a xlink:href="python://formatLang(int(get_sum()['money_officier']),0)" xlink:type="simple">money_total</text:a></text:p>
          </table:table-cell>
          <table:table-cell table:style-name="ce28" office:value-type="string" calcext:value-type="string">
            <text:p><text:a xlink:href="python://formatLang(int(get_sum()['tu_officier']),0)" xlink:type="simple">tu_total</text:a></text:p>
          </table:table-cell>
          <table:table-cell table:style-name="ce28" office:value-type="string" calcext:value-type="string">
            <text:p><text:a xlink:href="python://formatLang(int(get_sum()['money_receipt_officier']),0)" xlink:type="simple">money_receipt</text:a></text:p>
          </table:table-cell>
          <table:table-cell table:style-name="ce48"/>
          <table:table-cell table:style-name="ce55"/>
          <table:table-cell table:style-name="ce63"/>
        </table:table-row>
        <table:table-row table:style-name="ro1">
          <table:table-cell table:style-name="ce9"/>
          <table:table-cell table:style-name="ce19"/>
          <table:table-cell table:style-name="ce29"/>
          <table:table-cell table:style-name="ce35"/>
          <table:table-cell table:style-name="ce29"/>
          <table:table-cell/>
          <table:table-cell table:style-name="ce29"/>
          <table:table-cell table:style-name="ce39"/>
        </table:table-row>
        <table:table-row table:style-name="ro1">
          <table:table-cell table:style-name="Default"/>
          <table:table-cell table:style-name="ce20" office:value-type="string" calcext:value-type="string">
            <text:p>Prepared by</text:p>
          </table:table-cell>
          <table:table-cell table:style-name="Default"/>
          <table:table-cell table:style-name="ce36" office:value-type="string" calcext:value-type="string" table:number-columns-spanned="2" table:number-rows-spanned="1">
            <text:p>Chief Accountant</text:p>
          </table:table-cell>
          <table:covered-table-cell table:style-name="ce42"/>
          <table:table-cell table:style-name="ce49"/>
          <table:table-cell table:style-name="ce56" office:value-type="string" calcext:value-type="string" table:number-columns-spanned="2" table:number-rows-spanned="1">
            <text:p>Buôn Ma Thuột, <text:a xlink:href="python://get_vietname_date(False)" xlink:type="simple">dmy</text:a></text:p>
          </table:table-cell>
          <table:covered-table-cell table:style-name="ce64"/>
        </table:table-row>
        <table:table-row table:style-name="ro1">
          <table:table-cell table:style-name="ce10"/>
          <table:table-cell table:style-name="ce21" office:value-type="string" calcext:value-type="string">
            <text:p>Người lập</text:p>
          </table:table-cell>
          <table:table-cell table:style-name="ce10"/>
          <table:table-cell table:style-name="ce37" office:value-type="string" calcext:value-type="string" table:number-columns-spanned="2" table:number-rows-spanned="1">
            <text:p>Kế toán trưởng</text:p>
          </table:table-cell>
          <table:covered-table-cell table:style-name="ce43"/>
          <table:table-cell table:style-name="ce50"/>
          <table:table-cell table:style-name="ce57" office:value-type="string" calcext:value-type="string" table:number-columns-spanned="2" table:number-rows-spanned="1">
            <text:p>Phê duyệt</text:p>
          </table:table-cell>
          <table:covered-table-cell table:style-name="ce65"/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31"/>
          <table:table-cell table:style-name="ce39"/>
          <table:table-cell table:style-name="ce31"/>
          <table:table-cell/>
          <table:table-cell table:style-name="ce39"/>
          <table:table-cell table:style-name="ce31"/>
        </table:table-row>
        <table:table-row table:style-name="ro1">
          <table:table-cell table:number-columns-repeated="8"/>
        </table:table-row>
        <table:table-row table:style-name="ro1">
          <table:table-cell table:style-name="ce12"/>
          <table:table-cell table:style-name="ce23" office:value-type="string" calcext:value-type="string">
            <text:p>Dương Nữ Lan Hương</text:p>
          </table:table-cell>
          <table:table-cell table:style-name="ce12"/>
          <table:table-cell table:style-name="ce40" office:value-type="string" calcext:value-type="string" table:number-columns-spanned="2" table:number-rows-spanned="1">
            <text:p>Trần Thị Đan Quyên</text:p>
          </table:table-cell>
          <table:covered-table-cell table:style-name="ce23"/>
          <table:table-cell table:style-name="ce51"/>
          <table:table-cell table:style-name="ce58" office:value-type="string" office:string-value="Nguyễn Đức Tuấn Vinh" calcext:value-type="string" table:number-columns-spanned="2" table:number-rows-spanned="1">
            <text:p>Nguyễn Đức Tuấn Vinh </text:p>
          </table:table-cell>
          <table:covered-table-cell table:style-name="ce58"/>
        </table:table-row>
      </table:table>
      <table:table table:name="BP SX" table:style-name="ta1">
        <office:forms form:automatic-focus="false" form:apply-design-mode="false"/>
        <table:table-column table:style-name="co8" table:default-cell-style-name="ce11"/>
        <table:table-column table:style-name="co4" table:default-cell-style-name="ce22"/>
        <table:table-column table:style-name="co14" table:default-cell-style-name="ce30"/>
        <table:table-column table:style-name="co15" table:default-cell-style-name="ce38"/>
        <table:table-column table:style-name="co16" table:default-cell-style-name="ce30"/>
        <table:table-column table:style-name="co17" table:default-cell-style-name="ce39"/>
        <table:table-column table:style-name="co18" table:default-cell-style-name="ce38"/>
        <table:table-column table:style-name="co8" table:default-cell-style-name="ce38"/>
        <table:table-row table:style-name="ro1">
          <table:table-cell table:style-name="ce1" office:value-type="string" calcext:value-type="string" table:number-columns-spanned="6" table:number-rows-spanned="1">
            <text:p>BẢNG THANH TOÁN LƯƠNG NHÂN VIÊN THÁNG</text:p>
          </table:table-cell>
          <table:covered-table-cell table:number-columns-repeated="5" table:style-name="ce1"/>
          <table:table-cell table:style-name="ce52" office:value-type="string" calcext:value-type="string" table:number-columns-spanned="2" table:number-rows-spanned="1">
            <text:p><text:a xlink:href="python://get_month_year()[3:10]" xlink:type="simple">month_year</text:a></text:p>
          </table:table-cell>
          <table:covered-table-cell table:style-name="ce52"/>
        </table:table-row>
        <table:table-row table:style-name="ro1">
          <table:table-cell table:style-name="ce2" office:value-type="string" calcext:value-type="string" table:number-columns-spanned="8" table:number-rows-spanned="1">
            <text:p><text:s text:c="13"/>BỘ PHẬN SẢN XUẤT</text:p>
          </table:table-cell>
          <table:covered-table-cell table:number-columns-repeated="7" table:style-name="ce2"/>
        </table:table-row>
        <table:table-row table:style-name="ro1">
          <table:table-cell table:style-name="ce2" table:number-columns-repeated="8"/>
        </table:table-row>
        <table:table-row table:style-name="ro2">
          <table:table-cell table:style-name="ce3" office:value-type="string" calcext:value-type="string">
            <text:p>STT</text:p>
          </table:table-cell>
          <table:table-cell table:style-name="ce13" office:value-type="string" calcext:value-type="string">
            <text:p>Full name</text:p>
          </table:table-cell>
          <table:table-cell table:style-name="ce24" office:value-type="string" office:string-value="Số tiền" calcext:value-type="string">
            <text:p>Số tiền </text:p>
          </table:table-cell>
          <table:table-cell table:style-name="ce32" office:value-type="string" office:string-value="Các khoản cấn  trừ " calcext:value-type="string" table:number-columns-spanned="1" table:number-rows-spanned="2">
            <text:p>Các khoản cấn <text:s/>trừ <text:s/></text:p>
          </table:table-cell>
          <table:table-cell table:style-name="ce32" office:value-type="string" office:string-value="Số tiền còn lại phải chuyển" calcext:value-type="string" table:number-columns-spanned="1" table:number-rows-spanned="2">
            <text:p>Số tiền còn lại phải chuyển </text:p>
          </table:table-cell>
          <table:table-cell table:style-name="ce44" office:value-type="string" calcext:value-type="string">
            <text:p>Số tài khoản</text:p>
          </table:table-cell>
          <table:table-cell table:style-name="ce13" office:value-type="string" calcext:value-type="string">
            <text:p>Tại NH</text:p>
          </table:table-cell>
          <table:table-cell table:style-name="ce59" office:value-type="string" calcext:value-type="string">
            <text:p>Ghi chú</text:p>
          </table:table-cell>
        </table:table-row>
        <table:table-row table:style-name="ro2">
          <table:table-cell table:style-name="ce4" office:value-type="string" calcext:value-type="string">
            <text:p>Nr.</text:p>
          </table:table-cell>
          <table:table-cell table:style-name="ce14" office:value-type="string" calcext:value-type="string">
            <text:p>Họ tên</text:p>
          </table:table-cell>
          <table:table-cell table:style-name="ce25" office:value-type="string" office:string-value="Net in hand" calcext:value-type="string">
            <text:p>Net in hand </text:p>
          </table:table-cell>
          <table:covered-table-cell table:style-name="ce33"/>
          <table:covered-table-cell table:style-name="ce41"/>
          <table:table-cell table:style-name="ce45" office:value-type="string" calcext:value-type="string">
            <text:p>Bank A/c</text:p>
          </table:table-cell>
          <table:table-cell table:style-name="ce14" office:value-type="string" calcext:value-type="string">
            <text:p>With bank</text:p>
          </table:table-cell>
          <table:table-cell table:style-name="ce60" office:value-type="string" calcext:value-type="string">
            <text:p>Remarks</text:p>
          </table:table-cell>
        </table:table-row>
        <table:table-row table:style-name="ro4">
          <table:table-cell table:style-name="ce5" office:value-type="string" calcext:value-type="string" table:number-columns-spanned="8" table:number-rows-spanned="1">
            <text:p><text:a xlink:href="python://for%20each=%22seq,%20line%20in%20enumerate(get_info_worker())%22" xlink:type="simple">FOR</text:a></text:p>
          </table:table-cell>
          <table:covered-table-cell table:style-name="ce15"/>
          <table:covered-table-cell table:number-columns-repeated="3" table:style-name="ce26"/>
          <table:covered-table-cell table:style-name="ce46"/>
          <table:covered-table-cell table:style-name="ce53"/>
          <table:covered-table-cell table:style-name="ce61"/>
        </table:table-row>
        <table:table-row table:style-name="ro1">
          <table:table-cell table:style-name="ce6" office:value-type="string" calcext:value-type="string">
            <text:p><text:a xlink:href="python://seq+1" xlink:type="simple">seq</text:a></text:p>
          </table:table-cell>
          <table:table-cell table:style-name="ce66" office:value-type="string" calcext:value-type="string">
            <text:p><text:a xlink:href="python://line['employee_name']" xlink:type="simple">employee_name</text:a></text:p>
          </table:table-cell>
          <table:table-cell table:style-name="ce26" office:value-type="string" calcext:value-type="string">
            <text:p><text:a xlink:href="python://formatLang(int(line['money']),0)" xlink:type="simple">money</text:a></text:p>
          </table:table-cell>
          <table:table-cell table:style-name="ce26" office:value-type="string" calcext:value-type="string">
            <text:p><text:a xlink:href="python://formatLang(int(line['tu']),0)" xlink:type="simple">tu</text:a></text:p>
          </table:table-cell>
          <table:table-cell table:style-name="ce26" office:value-type="string" calcext:value-type="string">
            <text:p><text:a xlink:href="python://formatLang(int(line['money_receipt']),0)" xlink:type="simple">money_receipt</text:a></text:p>
          </table:table-cell>
          <table:table-cell table:style-name="ce46" office:value-type="string" calcext:value-type="string">
            <text:p><text:a xlink:href="python://line['bank_number']" xlink:type="simple">bank_number</text:a></text:p>
          </table:table-cell>
          <table:table-cell table:style-name="ce68" office:value-type="string" calcext:value-type="string">
            <text:p><text:a xlink:href="python://line['bank']" xlink:type="simple">bank</text:a></text:p>
          </table:table-cell>
          <table:table-cell table:style-name="ce61"/>
        </table:table-row>
        <table:table-row table:style-name="ro4">
          <table:table-cell table:style-name="ce7" office:value-type="string" calcext:value-type="string" table:number-columns-spanned="8" table:number-rows-spanned="1">
            <text:p><text:a xlink:href="python:///for" xlink:type="simple">END FOR</text:a></text:p>
          </table:table-cell>
          <table:covered-table-cell table:style-name="ce17"/>
          <table:covered-table-cell table:style-name="ce27"/>
          <table:covered-table-cell table:style-name="ce34"/>
          <table:covered-table-cell table:style-name="ce27"/>
          <table:covered-table-cell table:style-name="ce47"/>
          <table:covered-table-cell table:style-name="ce34"/>
          <table:covered-table-cell table:style-name="ce62"/>
        </table:table-row>
        <table:table-row table:style-name="ro5">
          <table:table-cell table:style-name="ce8"/>
          <table:table-cell table:style-name="ce18"/>
          <table:table-cell table:style-name="ce28" office:value-type="string" calcext:value-type="string">
            <text:p><text:a xlink:href="python://formatLang(int(get_sum()['money_worker']),0)" xlink:type="simple">money_total</text:a></text:p>
          </table:table-cell>
          <table:table-cell table:style-name="ce28" office:value-type="string" calcext:value-type="string">
            <text:p><text:a xlink:href="python://formatLang(int(get_sum()['tu_worker']),0)" xlink:type="simple">tu_total</text:a></text:p>
          </table:table-cell>
          <table:table-cell table:style-name="ce28" office:value-type="string" calcext:value-type="string">
            <text:p><text:a xlink:href="python://formatLang(int(get_sum()['money_receipt_worker']),0)" xlink:type="simple">money_receipt</text:a></text:p>
          </table:table-cell>
          <table:table-cell table:style-name="ce48"/>
          <table:table-cell table:style-name="ce55"/>
          <table:table-cell table:style-name="ce63"/>
        </table:table-row>
        <table:table-row table:style-name="ro1">
          <table:table-cell table:style-name="ce9"/>
          <table:table-cell table:style-name="ce19"/>
          <table:table-cell table:style-name="ce29"/>
          <table:table-cell table:style-name="ce35"/>
          <table:table-cell table:style-name="ce29"/>
          <table:table-cell/>
          <table:table-cell table:style-name="ce29"/>
          <table:table-cell table:style-name="ce39"/>
        </table:table-row>
        <table:table-row table:style-name="ro1">
          <table:table-cell table:style-name="Default"/>
          <table:table-cell table:style-name="ce20" office:value-type="string" calcext:value-type="string">
            <text:p>Prepared by</text:p>
          </table:table-cell>
          <table:table-cell table:style-name="Default"/>
          <table:table-cell table:style-name="ce36" office:value-type="string" calcext:value-type="string" table:number-columns-spanned="2" table:number-rows-spanned="1">
            <text:p>Chief Accountant</text:p>
          </table:table-cell>
          <table:covered-table-cell table:style-name="ce42"/>
          <table:table-cell table:style-name="Default"/>
          <table:table-cell table:style-name="ce69" office:value-type="string" calcext:value-type="string" table:number-columns-spanned="2" table:number-rows-spanned="1">
            <text:p>Buôn Ma Thuột, <text:a xlink:href="python://get_vietname_date(False)" xlink:type="simple">dmy</text:a></text:p>
          </table:table-cell>
          <table:covered-table-cell table:style-name="ce70"/>
        </table:table-row>
        <table:table-row table:style-name="ro1">
          <table:table-cell table:style-name="ce10"/>
          <table:table-cell table:style-name="ce21" office:value-type="string" calcext:value-type="string">
            <text:p>Người lập</text:p>
          </table:table-cell>
          <table:table-cell table:style-name="ce10"/>
          <table:table-cell table:style-name="ce37" office:value-type="string" calcext:value-type="string" table:number-columns-spanned="2" table:number-rows-spanned="1">
            <text:p>Kế toán trưởng</text:p>
          </table:table-cell>
          <table:covered-table-cell table:style-name="ce43"/>
          <table:table-cell table:style-name="ce43"/>
          <table:table-cell table:style-name="ce57" office:value-type="string" calcext:value-type="string" table:number-columns-spanned="2" table:number-rows-spanned="1">
            <text:p>Phê duyệt</text:p>
          </table:table-cell>
          <table:covered-table-cell table:style-name="ce65"/>
        </table:table-row>
        <table:table-row table:style-name="ro1">
          <table:table-cell table:number-columns-repeated="5"/>
          <table:table-cell table:style-name="ce67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31"/>
          <table:table-cell table:style-name="ce39"/>
          <table:table-cell table:style-name="ce31"/>
          <table:table-cell/>
          <table:table-cell table:style-name="ce39"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12"/>
          <table:table-cell table:style-name="ce23" office:value-type="string" calcext:value-type="string">
            <text:p>Dương Nữ Lan Hương</text:p>
          </table:table-cell>
          <table:table-cell table:style-name="ce12"/>
          <table:table-cell table:style-name="ce40" office:value-type="string" calcext:value-type="string" table:number-columns-spanned="2" table:number-rows-spanned="1">
            <text:p>Trần Thị Đan Quyên</text:p>
          </table:table-cell>
          <table:covered-table-cell table:style-name="ce23"/>
          <table:table-cell table:style-name="ce51"/>
          <table:table-cell table:style-name="ce58" office:value-type="string" office:string-value="Nguyễn Đức Tuấn Vinh" calcext:value-type="string" table:number-columns-spanned="2" table:number-rows-spanned="1">
            <text:p>Nguyễn Đức Tuấn Vinh </text:p>
          </table:table-cell>
          <table:covered-table-cell table:style-name="ce5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3C_Times_T" svg:font-family="3C_Times_T"/>
    <style:font-face style:name="Helv" svg:font-family="Helv"/>
    <style:font-face style:name="Tms Rmn" svg:font-family="'Tms Rmn'"/>
    <style:font-face style:name="VNI-Times" svg:font-family="VNI-Times"/>
    <style:font-face style:name="VNTime" svg:font-family="VNTime"/>
    <style:font-face style:name="µ¸¿ò" svg:font-family="µ¸¿ò"/>
    <style:font-face style:name="AngsanaUPC" svg:font-family="AngsanaUPC" style:font-family-generic="modern"/>
    <style:font-face style:name="Courier" svg:font-family="Courier" style:font-family-generic="modern"/>
    <style:font-face style:name="±¼¸²A¼" svg:font-family="±¼¸²A¼" style:font-family-generic="modern"/>
    <style:font-face style:name="¹UAAA¼" svg:font-family="¹UAAA¼" style:font-family-generic="modern"/>
    <style:font-face style:name="굴림체" svg:font-family="굴림체" style:font-family-generic="modern"/>
    <style:font-face style:name="뼻뮝" svg:font-family="뼻뮝" style:font-family-generic="modern"/>
    <style:font-face style:name=".VnArial1" svg:font-family=".VnArial" style:font-family-generic="roman"/>
    <style:font-face style:name="??" svg:font-family="??" style:font-family-generic="roman"/>
    <style:font-face style:name="MS Serif" svg:font-family="'MS Serif'" style:font-family-generic="roman"/>
    <style:font-face style:name="Times New Roman" svg:font-family="'Times New Roman'" style:font-family-generic="roman"/>
    <style:font-face style:name="Tms Rmn1" svg:font-family="'Tms Rmn'" style:font-family-generic="roman"/>
    <style:font-face style:name="|??¢¥¢¬¨Ï" svg:font-family="|??¢¥¢¬¨Ï" style:font-family-generic="roman"/>
    <style:font-face style:name="¹ÙÅÁÃ¼" svg:font-family="¹ÙÅÁÃ¼" style:font-family-generic="roman"/>
    <style:font-face style:name="–¾’©" svg:font-family="–¾’©" style:font-family-generic="roman"/>
    <style:font-face style:name="ＭＳ 明朝" svg:font-family="'ＭＳ 明朝'" style:font-family-generic="roman"/>
    <style:font-face style:name=".VnArial" svg:font-family=".VnArial" style:font-family-generic="swiss"/>
    <style:font-face style:name=".VnAvant" svg:font-family=".VnAvant" style:font-family-generic="swiss"/>
    <style:font-face style:name=".VnBook-Antiqua" svg:font-family=".VnBook-Antiqua" style:font-family-generic="swiss"/>
    <style:font-face style:name=".VnBook-AntiquaH" svg:font-family=".VnBook-AntiquaH" style:font-family-generic="swiss"/>
    <style:font-face style:name=".VnTime" svg:font-family=".VnTime" style:font-family-generic="swiss"/>
    <style:font-face style:name=".VnTimeH" svg:font-family=".VnTimeH" style:font-family-generic="swiss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Helv1" svg:font-family="Helv" style:font-family-generic="swiss"/>
    <style:font-face style:name="MS Sans Serif" svg:font-family="'MS Sans Serif'" style:font-family-generic="swiss"/>
    <style:font-face style:name="Small Fonts" svg:font-family="'Small Fonts'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VNtimes new roman" svg:font-family="'VNtimes new roman'" style:font-family-generic="swiss"/>
    <style:font-face style:name="VnTime" svg:font-family="VnTime" style:font-family-generic="swiss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1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fill-character> </loext:fill-character>
      <number:number number:decimal-places="2" loext:min-decimal-places="2" number:min-integer-digits="1" number:grouping="true"/>
      <number:text> ₫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₫ </number:text>
    </number:number-style>
    <number:number-style style:name="N151P2" style:volatile="true">
      <loext:fill-character> </loext:fill-character>
      <number:text>-</number:text>
      <number:number number:decimal-places="0" loext:min-decimal-places="0" number:min-integer-digits="0"/>
      <number:text> ₫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8P1" style:volatile="true"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5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1" loext:min-decimal-places="1" number:min-integer-digits="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5P2" style:volatile="true">
      <loext:text> Php</loext:text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percentage-style style:name="N166">
      <number:number number:decimal-places="1" loext:min-decimal-places="1" number:min-integer-digits="1"/>
      <number:text>%</number:text>
    </number:percentage-style>
    <number:number-style style:name="N167">
      <number:number number:decimal-places="4" loext:min-decimal-places="4" number:min-integer-digits="1"/>
    </number:number-style>
    <number:number-style style:name="N168P0" style:volatile="true">
      <number:number number:decimal-places="4" loext:min-decimal-places="4" number:min-integer-digits="1"/>
    </number:number-style>
    <number:number-style style:name="N168">
      <style:text-properties fo:color="#ff0000"/>
      <number:text>-</number:text>
      <number:number number:decimal-places="4" loext:min-decimal-places="4" number:min-integer-digits="1"/>
      <style:map style:condition="value()&gt;=0" style:apply-style-name="N168P0"/>
    </number:number-style>
    <number:number-style style:name="N169P0" style:volatile="true">
      <number:number number:decimal-places="2" loext:min-decimal-places="2" number:min-integer-digits="1" number:grouping="true"/>
    </number:number-style>
    <number:number-style style:name="N169">
      <number:text>-</number:text>
      <number:number number:decimal-places="2" loext:min-decimal-places="2" number:min-integer-digits="1" number:grouping="true"/>
      <style:map style:condition="value()&gt;=0" style:apply-style-name="N169P0"/>
    </number:number-style>
    <number:number-style style:name="N17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6" loext:min-decimal-places="6" number:min-integer-digits="1" number:grouping="true"/>
    </number:number-style>
    <number:number-style style:name="N173">
      <number:number number:decimal-places="9" loext:min-decimal-places="9" number:min-integer-digits="1"/>
    </number:number-style>
    <number:number-style style:name="N175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75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75P0"/>
    </number:number-style>
    <number:number-style style:name="N177P0" style:volatile="true">
      <number:number number:decimal-places="1" loext:min-decimal-places="1" number:min-integer-digits="1" number:grouping="true"/>
      <number:text> </number:text>
    </number:number-style>
    <number:number-style style:name="N177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7P0"/>
    </number:number-style>
    <number:number-style style:name="N178">
      <number:number number:decimal-places="3" loext:min-decimal-places="3" number:min-integer-digits="1"/>
    </number:number-style>
    <number:number-style style:name="N179P0" style:volatile="true">
      <number:number number:decimal-places="3" loext:min-decimal-places="3" number:min-integer-digits="1"/>
    </number:number-style>
    <number:number-style style:name="N179">
      <style:text-properties fo:color="#ff0000"/>
      <number:text>-</number:text>
      <number:number number:decimal-places="3" loext:min-decimal-places="3" number:min-integer-digits="1"/>
      <style:map style:condition="value()&gt;=0" style:apply-style-name="N179P0"/>
    </number:number-style>
    <number:number-style style:name="N18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2" style:volatile="true">
      <loext:text> $</loext:text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4P0" style:volatile="true">
      <loext:fill-character> </loext:fill-character>
      <number:number number:decimal-places="43" loext:min-decimal-places="43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43" loext:min-decimal-places="43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loext:fill-character> </loext:fill-character>
      <number:number number:decimal-places="44" loext:min-decimal-places="44" number:min-integer-digits="1" number:grouping="true"/>
      <number:text> </number:text>
    </number:number-style>
    <number:number-style style:name="N187P1" style:volatile="true">
      <loext:fill-character> </loext:fill-character>
      <number:text>(</number:text>
      <number:number number:decimal-places="44" loext:min-decimal-places="44" number:min-integer-digits="1" number:grouping="true"/>
      <number:text>)</number:text>
    </number:number-style>
    <number:number-style style:name="N18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89P2" style:volatile="true">
      <loext:fill-character> </loext:fill-character>
      <number:text>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9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loext:fill-character> </loext:fill-character>
      <number:number number:decimal-places="2" loext:min-decimal-places="2" number:min-integer-digits="1" number:grouping="true"/>
      <number:text> $ </number:text>
    </number:number-style>
    <number:number-style style:name="N195P1" style:volatile="true">
      <loext:fill-character> </loext:fill-character>
      <number:text>(</number:text>
      <number:number number:decimal-places="2" loext:min-decimal-places="2" number:min-integer-digits="1" number:grouping="true"/>
      <number:text>)$ </number:text>
    </number:number-style>
    <number:number-style style:name="N195P2" style:volatile="true">
      <loext:fill-character> </loext:fill-character>
      <number:text>-</number:text>
      <number:number number:decimal-places="0" loext:min-decimal-places="0" number:min-integer-digits="0"/>
      <number:text> $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currency-style style:name="N19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7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7P0"/>
    </number:currency-style>
    <number:number-style style:name="N199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203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203P2" style:volatile="true">
      <loext:fill-character> </loext:fill-character>
      <number:text>-   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207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207P2" style:volatile="true"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0" loext:min-decimal-places="0" number:min-integer-digits="0"/>
      <number:text>.</number:text>
    </number:number-style>
    <number:number-style style:name="N210P0" style:volatile="true">
      <number:text>P </number:text>
      <number:number number:decimal-places="0" loext:min-decimal-places="0" number:min-integer-digits="1" number:grouping="true"/>
      <number:text> </number:text>
    </number:number-style>
    <number:number-style style:name="N210">
      <style:text-properties fo:color="#ff0000"/>
      <number:text>(P </number:text>
      <number:number number:decimal-places="0" loext:min-decimal-places="0" number:min-integer-digits="1" number:grouping="true"/>
      <number:text>)</number:text>
      <style:map style:condition="value()&gt;=0" style:apply-style-name="N210P0"/>
    </number:number-style>
    <number:number-style style:name="N211">
      <number:number number:decimal-places="0" loext:min-decimal-places="0" number:min-integer-digits="0" number:grouping="true"/>
    </number:number-style>
    <number:date-style style:name="N212">
      <number:month/>
      <number:text>/</number:text>
      <number:day/>
    </number:date-style>
    <number:number-style style:name="N214P0" style:volatile="true">
      <number:text>$</number:text>
      <number:number number:decimal-places="0" loext:min-decimal-places="0" number:min-integer-digits="1" number:grouping="true"/>
    </number:number-style>
    <number:number-style style:name="N21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214P0"/>
    </number:number-style>
    <number:number-style style:name="N216P0" style:volatile="true">
      <number:text>$</number:text>
      <number:number number:decimal-places="2" loext:min-decimal-places="2" number:min-integer-digits="1" number:grouping="true"/>
    </number:number-style>
    <number:number-style style:name="N216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216P0"/>
    </number:number-style>
    <number:number-style style:name="N217">
      <number:number number:decimal-places="4" loext:min-decimal-places="4" number:min-integer-digits="1" number:grouping="true"/>
    </number:number-style>
    <number:number-style style:name="N219P0" style:volatile="true">
      <number:number number:decimal-places="2" loext:min-decimal-places="2" number:min-integer-digits="1" number:grouping="true"/>
      <number:text> F</number:text>
    </number:number-style>
    <number:number-style style:name="N219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219P0"/>
    </number:number-style>
    <number:number-style style:name="N223P0" style:volatile="true"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223P1" style:volatile="true">
      <loext:text>-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223P2" style:volatile="true">
      <loext:fill-character> </loext:fill-character>
      <number:text>- F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5P0" style:volatile="true">
      <number:number number:decimal-places="0" loext:min-decimal-places="0" number:min-integer-digits="1" number:grouping="true"/>
      <number:text> F</number:text>
    </number:number-style>
    <number:number-style style:name="N225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225P0"/>
    </number:number-style>
    <number:number-style style:name="N226P0" style:volatile="true">
      <number:number number:decimal-places="2" loext:min-decimal-places="2" number:min-integer-digits="1" number:grouping="true"/>
      <number:text> F</number:text>
    </number:number-style>
    <number:number-style style:name="N226">
      <number:text>-</number:text>
      <number:number number:decimal-places="2" loext:min-decimal-places="2" number:min-integer-digits="1" number:grouping="true"/>
      <number:text> F</number:text>
      <style:map style:condition="value()&gt;=0" style:apply-style-name="N226P0"/>
    </number:number-style>
    <number:number-style style:name="N230P0" style:volatile="true"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230P1" style:volatile="true">
      <loext:text>-</loext:text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230P2" style:volatile="true">
      <loext:fill-character> </loext:fill-character>
      <number:text>- DM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234P1" style:volatile="true">
      <loext:text>-</loext:text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234P2" style:volatile="true">
      <loext:fill-character> </loext:fill-character>
      <number:text>-</number:text>
      <number:number number:decimal-places="0" loext:min-decimal-places="0" number:min-integer-digits="0"/>
      <number:text> DM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6P0" style:volatile="true">
      <number:number number:decimal-places="2" loext:min-decimal-places="2" number:min-integer-digits="1" number:grouping="true"/>
      <number:text> </number:text>
    </number:number-style>
    <number:number-style style:name="N236">
      <number:text>-</number:text>
      <number:number number:decimal-places="2" loext:min-decimal-places="2" number:min-integer-digits="1" number:grouping="true"/>
      <number:text> </number:text>
      <style:map style:condition="value()&gt;=0" style:apply-style-name="N236P0"/>
    </number:number-style>
    <number:number-style style:name="N237">
      <number:number number:decimal-places="6" loext:min-decimal-places="6" number:min-integer-digits="1"/>
    </number:number-style>
    <number:number-style style:name="N241P0" style:volatile="true">
      <loext:text> §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1P1" style:volatile="true">
      <loext:text> §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41P2" style:volatile="true">
      <loext:text> §</loext:text>
      <loext:fill-character> </loext:fill-character>
      <number:text>-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§</number:text>
      <number:number number:decimal-places="2" loext:min-decimal-places="2" number:min-integer-digits="1" number:grouping="true"/>
      <number:text> </number:text>
    </number:number-style>
    <number:number-style style:name="N243">
      <style:text-properties fo:color="#ff0000"/>
      <number:text>(§</number:text>
      <number:number number:decimal-places="2" loext:min-decimal-places="2" number:min-integer-digits="1" number:grouping="true"/>
      <number:text>)</number:text>
      <style:map style:condition="value()&gt;=0" style:apply-style-name="N243P0"/>
    </number:number-style>
    <number:time-style style:name="N244">
      <number:minutes number:style="long"/>
      <number:text>:</number:text>
      <number:seconds number:style="long"/>
    </number:time-style>
    <number:time-style style:name="N2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46">
      <number:minutes number:style="long"/>
      <number:text>:</number:text>
      <number:seconds number:style="long" number:decimal-places="1"/>
    </number:time-style>
    <number:number-style style:name="N2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24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49">
      <number:text-content/>
      <style:map style:condition="value()&lt;=1.79769313486232E+308" style:apply-style-name="N249P0"/>
    </number:text-style>
    <number:date-style style:name="N250">
      <number:day/>
    </number:date-style>
    <number:date-style style:name="N251">
      <number:month number:style="long"/>
      <number:text>/</number:text>
      <number:year number:style="long"/>
    </number:date-style>
    <number:number-style style:name="N25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5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53P0"/>
    </number:number-style>
    <number:number-style style:name="N25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5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54P0"/>
    </number:number-style>
    <number:number-style style:name="N256P0" style:volatile="true">
      <number:text>\</number:text>
      <number:number number:decimal-places="2" loext:min-decimal-places="2" number:min-integer-digits="1" number:grouping="true"/>
    </number:number-style>
    <number:number-style style:name="N256">
      <style:text-properties fo:color="#ff0000"/>
      <number:text>\\\\\\-</number:text>
      <number:number number:decimal-places="2" loext:min-decimal-places="2" number:min-integer-digits="1" number:grouping="true"/>
      <style:map style:condition="value()&gt;=0" style:apply-style-name="N256P0"/>
    </number:number-style>
    <number:number-style style:name="N258P0" style:volatile="true">
      <number:text>\</number:text>
      <number:number number:decimal-places="0" loext:min-decimal-places="0" number:min-integer-digits="1" number:grouping="true"/>
    </number:number-style>
    <number:number-style style:name="N258">
      <style:text-properties fo:color="#ff0000"/>
      <number:text>\\-</number:text>
      <number:number number:decimal-places="0" loext:min-decimal-places="0" number:min-integer-digits="1" number:grouping="true"/>
      <style:map style:condition="value()&gt;=0" style:apply-style-name="N258P0"/>
    </number:number-style>
    <number:number-style style:name="N259P0" style:volatile="true">
      <number:text>\</number:text>
      <number:number number:decimal-places="2" loext:min-decimal-places="2" number:min-integer-digits="1" number:grouping="true"/>
    </number:number-style>
    <number:number-style style:name="N259">
      <number:text>\\\\\\\\\\\-</number:text>
      <number:number number:decimal-places="2" loext:min-decimal-places="2" number:min-integer-digits="1" number:grouping="true"/>
      <style:map style:condition="value()&gt;=0" style:apply-style-name="N259P0"/>
    </number:number-style>
    <number:number-style style:name="N260P0" style:volatile="true">
      <number:text>\</number:text>
      <number:number number:decimal-places="2" loext:min-decimal-places="2" number:min-integer-digits="1" number:grouping="true"/>
    </number:number-style>
    <number:number-style style:name="N260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260P0"/>
    </number:number-style>
    <number:number-style style:name="N261P0" style:volatile="true">
      <number:text>\</number:text>
      <number:number number:decimal-places="0" loext:min-decimal-places="0" number:min-integer-digits="1" number:grouping="true"/>
    </number:number-style>
    <number:number-style style:name="N261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261P0"/>
    </number:number-style>
    <number:number-style style:name="N265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65P1" style:volatile="true">
      <loext:text> \</loext:text>
      <loext:fill-character> </loext:fill-character>
      <number:text>\\\\\\\\\\\\-</number:text>
      <number:number number:decimal-places="2" loext:min-decimal-places="2" number:min-integer-digits="1" number:grouping="true"/>
      <number:text> </number:text>
    </number:number-style>
    <number:number-style style:name="N265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67P1" style:volatile="true">
      <loext:fill-character> </loext:fill-character>
      <number:text>\\\\\\\\\\\\-</number:text>
      <number:number number:decimal-places="2" loext:min-decimal-places="2" number:min-integer-digits="1" number:grouping="true"/>
      <number:text> </number:text>
    </number:number-style>
    <number:number-style style:name="N26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68P0" style:volatile="true">
      <number:text>\</number:text>
      <number:number number:decimal-places="0" loext:min-decimal-places="0" number:min-integer-digits="1" number:grouping="true"/>
    </number:number-style>
    <number:number-style style:name="N268">
      <number:text>\\\\\\\\\\\\\\-</number:text>
      <number:number number:decimal-places="0" loext:min-decimal-places="0" number:min-integer-digits="1" number:grouping="true"/>
      <style:map style:condition="value()&gt;=0" style:apply-style-name="N268P0"/>
    </number:number-style>
    <number:number-style style:name="N269P0" style:volatile="true">
      <number:text>\</number:text>
      <number:number number:decimal-places="0" loext:min-decimal-places="0" number:min-integer-digits="1" number:grouping="true"/>
    </number:number-style>
    <number:number-style style:name="N269">
      <style:text-properties fo:color="#ff0000"/>
      <number:text>\\\\\\\\\\\\\\-</number:text>
      <number:number number:decimal-places="0" loext:min-decimal-places="0" number:min-integer-digits="1" number:grouping="true"/>
      <style:map style:condition="value()&gt;=0" style:apply-style-name="N269P0"/>
    </number:number-style>
    <number:number-style style:name="N27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71P1" style:volatile="true">
      <loext:fill-character> </loext:fill-character>
      <number:text>\\\\\\\\\\\\-</number:text>
      <number:number number:decimal-places="0" loext:min-decimal-places="0" number:min-integer-digits="1" number:grouping="true"/>
      <number:text> </number:text>
    </number:number-style>
    <number:number-style style:name="N271P2" style:volatile="true">
      <loext:fill-character> </loext:fill-character>
      <number:text>-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2P0" style:volatile="true">
      <number:text>\</number:text>
      <number:number number:decimal-places="2" loext:min-decimal-places="2" number:min-integer-digits="1" number:grouping="true"/>
    </number:number-style>
    <number:number-style style:name="N272">
      <number:text>\\\\\\\\\\\\\\-</number:text>
      <number:number number:decimal-places="2" loext:min-decimal-places="2" number:min-integer-digits="1" number:grouping="true"/>
      <style:map style:condition="value()&gt;=0" style:apply-style-name="N272P0"/>
    </number:number-style>
    <number:number-style style:name="N276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76P1" style:volatile="true">
      <loext:text> \</loext:text>
      <loext:fill-character> </loext:fill-character>
      <number:text>\\\\\\\\\\\\\\-</number:text>
      <number:number number:decimal-places="0" loext:min-decimal-places="0" number:min-integer-digits="1" number:grouping="true"/>
      <number:text> </number:text>
    </number:number-style>
    <number:number-style style:name="N276P2" style:volatile="true">
      <loext:text> \</loext:text>
      <loext:fill-character> </loext:fill-character>
      <number:text>-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7P0" style:volatile="true">
      <number:text>\</number:text>
      <number:number number:decimal-places="2" loext:min-decimal-places="2" number:min-integer-digits="1" number:grouping="true"/>
    </number:number-style>
    <number:number-style style:name="N277">
      <style:text-properties fo:color="#ff0000"/>
      <number:text>\\\\\\\\\\\\\\-</number:text>
      <number:number number:decimal-places="2" loext:min-decimal-places="2" number:min-integer-digits="1" number:grouping="true"/>
      <style:map style:condition="value()&gt;=0" style:apply-style-name="N277P0"/>
    </number:number-style>
    <number:number-style style:name="N279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79P1" style:volatile="true">
      <loext:text> \</loext:text>
      <loext:fill-character> </loext:fill-character>
      <number:text>\\\\\\\\\\\\\-</number:text>
      <number:number number:decimal-places="0" loext:min-decimal-places="0" number:min-integer-digits="1" number:grouping="true"/>
      <number:text> </number:text>
    </number:number-style>
    <number:number-style style:name="N279P2" style:volatile="true">
      <loext:text> \</loext:text>
      <loext:fill-character> </loext:fill-character>
      <number:text>- </number:text>
    </number:number-style>
    <number:text-style style:name="N279"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date-style style:name="N280">
      <number:month number:style="long"/>
      <number:text>-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style:rotation-align="none" style:vertical-align="bottom"/>
      <style:text-properties style:font-name="VNtimes new roman" fo:font-family="'VNtimes new roman'" style:font-family-generic="swiss" style:font-name-asian="Arial Unicode MS" style:font-family-asian="'Arial Unicode MS'" style:font-family-generic-asian="system" style:font-pitch-asian="variable" style:font-name-complex="VNtimes new roman" style:font-family-complex="'VNtimes new roman'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5f_1_5f_" style:display-name="_1_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1__bc__201e__bd__28_" style:display-name="1¼„½(" style:family="table-cell" style:parent-style-name="Default" style:data-style-name="N10"/>
    <style:style style:name="_3f__b6_æ_b5__ba_ß_ad__20_" style:display-name="?¶æµºß­ " style:family="table-cell" style:parent-style-name="Default" style:data-style-name="N124"/>
    <style:style style:name="_3f__b6_æ_b5__ba_ß_ad__5f_" style:display-name="?¶æµºß­_" style:family="table-cell" style:parent-style-name="Default" style:data-style-name="N123"/>
    <style:style style:name="_5c_Ô" style:display-name="\Ô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SRMO_5b_" style:display-name="CSRMO[" style:family="table-cell" style:parent-style-name="Default" style:data-style-name="N130"/>
    <style:style style:name="CSRMO_5f_" style:display-name="CSRMO_" style:family="table-cell" style:parent-style-name="Default" style:data-style-name="N136"/>
    <style:style style:name="dÏÈ_b9__20_" style:display-name="dÏÈ¹ " style:family="table-cell" style:parent-style-name="Default" style:data-style-name="N123"/>
    <style:style style:name="dÏÈ_b9__5f_" style:display-name="dÏÈ¹_" style:family="table-cell" style:parent-style-name="Default" style:data-style-name="N124"/>
    <style:style style:name="sç_3f_" style:display-name="sç?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_a8_Œc_5e__20_" style:display-name="¨Œc^ " style:family="table-cell" style:parent-style-name="Default" style:data-style-name="N181"/>
    <style:style style:name="_a8_Œc_5e__5b_" style:display-name="¨Œc^[" style:family="table-cell" style:parent-style-name="Default" style:data-style-name="N139"/>
    <style:style style:name="_a8_Œc_5e__5f_" style:display-name="¨Œc^_" style:family="table-cell" style:parent-style-name="Default" style:data-style-name="N171"/>
    <style:style style:name="_b5_ÑTÖ_20_" style:display-name="µÑTÖ " style:family="table-cell" style:parent-style-name="Default" style:data-style-name="N124"/>
    <style:style style:name="_b5_ÑTÖ_5f_" style:display-name="µÑTÖ_" style:family="table-cell" style:parent-style-name="Default" style:data-style-name="N123"/>
    <style:style style:name="Å_bb__b4__20_" style:display-name="Å»´ " style:family="table-cell" style:parent-style-name="Default" style:data-style-name="N0"/>
    <style:style style:name="Å_bb__b4__5f_" style:display-name="Å»´_" style:family="table-cell" style:parent-style-name="Default" style:data-style-name="N0"/>
    <style:style style:name="í_bd__3f_" style:display-name="í½?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??" fo:font-family="??" style:font-family-generic="roman" fo:font-size="12pt" fo:font-style="normal" fo:text-shadow="none" style:text-underline-style="none" fo:font-weight="normal" style:font-size-asian="12pt" style:font-style-asian="normal" style:font-weight-asian="normal" style:font-name-complex="??" style:font-family-complex="??" style:font-family-generic-complex="roman" style:font-size-complex="12pt" style:font-style-complex="normal" style:font-weight-complex="normal"/>
    </style:style>
    <style:style style:name="íåô_20_" style:display-name="íåô " style:family="table-cell" style:parent-style-name="Default" style:data-style-name="N0"/>
    <style:style style:name="íåô_5f_" style:display-name="íåô_" style:family="table-cell" style:parent-style-name="Default" style:data-style-name="N0"/>
    <style:style style:name="_2e_" style:display-name="." style:family="table-cell" style:parent-style-name="Default" style:data-style-name="N159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_30_" style:display-name="0" style:family="table-cell" style:parent-style-name="Default" style:data-style-name="N1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VNTime" fo:font-family="VNTime" fo:font-size="14pt" fo:font-style="normal" fo:text-shadow="none" style:text-underline-style="none" fo:font-weight="normal" style:font-size-asian="14pt" style:font-style-asian="normal" style:font-weight-asian="normal" style:font-name-complex="VNTime" style:font-family-complex="VNTime" style:font-size-complex="14pt" style:font-style-complex="normal" style:font-weight-complex="normal"/>
    </style:style>
    <style:style style:name="_31_" style:display-name="1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H" fo:font-family=".VnBook-AntiquaH" style:font-family-generic="swiss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.VnBook-AntiquaH" style:font-family-complex=".VnBook-AntiquaH" style:font-family-generic-complex="swiss" style:font-size-complex="14pt" style:font-style-complex="normal" style:font-weight-complex="bold"/>
    </style:style>
    <style:style style:name="_31__5f_Cau_20_thuy_20_dien_20_Ban_20_La_20__28_Cu_20_Anh_29_" style:display-name="1_Cau thuy dien Ban La (Cu Anh)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1__5f_Du_20_toan_20_558_20__28_Km17_2b_508.12_20_-_20_Km_20_22_29_" style:display-name="1_Du toan 558 (Km17+508.12 - Km 22)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1__5f_ÿÿÿÿÿ" style:display-name="1_ÿÿÿÿÿ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H" fo:font-family=".VnBook-AntiquaH" style:font-family-generic="swiss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.VnBook-AntiquaH" style:font-family-complex=".VnBook-AntiquaH" style:font-family-generic-complex="swiss" style:font-size-complex="14pt" style:font-style-complex="normal" style:font-weight-complex="bold"/>
    </style:style>
    <style:style style:name="_32_" style:display-name="2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H" fo:font-family=".VnBook-AntiquaH" style:font-family-generic="swiss" fo:font-size="12pt" fo:font-style="italic" fo:text-shadow="none" style:text-underline-style="none" fo:font-weight="normal" style:font-size-asian="12pt" style:font-style-asian="italic" style:font-weight-asian="normal" style:font-name-complex=".VnBook-AntiquaH" style:font-family-complex=".VnBook-AntiquaH" style:font-family-generic-complex="swiss" style:font-size-complex="12pt" style:font-style-complex="italic" style:font-weight-complex="normal"/>
    </style:style>
    <style:style style:name="_32_0_25__20_-_20_Accent1_20_2" style:display-name="20% - Accent1 2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_5f_Cau_20_thuy_20_dien_20_Ban_20_La_20__28_Cu_20_Anh_29_" style:display-name="2_Cau thuy dien Ban La (Cu Anh)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2__5f_Du_20_toan_20_558_20__28_Km17_2b_508.12_20_-_20_Km_20_22_29_" style:display-name="2_Du toan 558 (Km17+508.12 - Km 22)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2__5f_ÿÿÿÿÿ" style:display-name="2_ÿÿÿÿÿ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H" fo:font-family=".VnBook-AntiquaH" style:font-family-generic="swiss" fo:font-size="12pt" fo:font-style="italic" fo:text-shadow="none" style:text-underline-style="none" fo:font-weight="normal" style:font-size-asian="12pt" style:font-style-asian="italic" style:font-weight-asian="normal" style:font-name-complex=".VnBook-AntiquaH" style:font-family-complex=".VnBook-AntiquaH" style:font-family-generic-complex="swiss" style:font-size-complex="12pt" style:font-style-complex="italic" style:font-weight-complex="normal"/>
    </style:style>
    <style:style style:name="_33_" style:display-name="3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" fo:font-family=".VnBook-Antiqua" style:font-family-generic="swiss" fo:font-size="12pt" fo:font-style="normal" fo:text-shadow="none" style:text-underline-style="none" fo:font-weight="bold" style:font-size-asian="12pt" style:font-style-asian="normal" style:font-weight-asian="bold" style:font-name-complex=".VnBook-Antiqua" style:font-family-complex=".VnBook-Antiqua" style:font-family-generic-complex="swiss" style:font-size-complex="12pt" style:font-style-complex="normal" style:font-weight-complex="bold"/>
    </style:style>
    <style:style style:name="_33__5f_Cau_20_thuy_20_dien_20_Ban_20_La_20__28_Cu_20_Anh_29_" style:display-name="3_Cau thuy dien Ban La (Cu Anh)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3__5f_Du_20_toan_20_558_20__28_Km17_2b_508.12_20_-_20_Km_20_22_29_" style:display-name="3_Du toan 558 (Km17+508.12 - Km 22)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3__5f_ÿÿÿÿÿ" style:display-name="3_ÿÿÿÿÿ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" fo:font-family=".VnBook-Antiqua" style:font-family-generic="swiss" fo:font-size="12pt" fo:font-style="normal" fo:text-shadow="none" style:text-underline-style="none" fo:font-weight="bold" style:font-size-asian="12pt" style:font-style-asian="normal" style:font-weight-asian="bold" style:font-name-complex=".VnBook-Antiqua" style:font-family-complex=".VnBook-Antiqua" style:font-family-generic-complex="swiss" style:font-size-complex="12pt" style:font-style-complex="normal" style:font-weight-complex="bold"/>
    </style:style>
    <style:style style:name="_34_" style:display-name="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" fo:font-family=".VnBook-Antiqua" style:font-family-generic="swiss" fo:font-size="12pt" fo:font-style="italic" fo:text-shadow="none" style:text-underline-style="none" fo:font-weight="normal" style:font-size-asian="12pt" style:font-style-asian="italic" style:font-weight-asian="normal" style:font-name-complex=".VnBook-Antiqua" style:font-family-complex=".VnBook-Antiqua" style:font-family-generic-complex="swiss" style:font-size-complex="12pt" style:font-style-complex="italic" style:font-weight-complex="normal"/>
    </style:style>
    <style:style style:name="_34_0_25__20_-_20_Accent1_20_2" style:display-name="40% - Accent1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_5f_Cau_20_thuy_20_dien_20_Ban_20_La_20__28_Cu_20_Anh_29_" style:display-name="4_Cau thuy dien Ban La (Cu Anh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4__5f_Du_20_toan_20_558_20__28_Km17_2b_508.12_20_-_20_Km_20_22_29_" style:display-name="4_Du toan 558 (Km17+508.12 - Km 22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4__5f_ÿÿÿÿÿ" style:display-name="4_ÿÿÿÿÿ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" fo:font-family=".VnBook-Antiqua" style:font-family-generic="swiss" fo:font-size="12pt" fo:font-style="italic" fo:text-shadow="none" style:text-underline-style="none" fo:font-weight="normal" style:font-size-asian="12pt" style:font-style-asian="italic" style:font-weight-asian="normal" style:font-name-complex=".VnBook-Antiqua" style:font-family-complex=".VnBook-Antiqua" style:font-family-generic-complex="swiss" style:font-size-complex="12pt" style:font-style-complex="italic" style:font-weight-complex="normal"/>
    </style:style>
    <style:style style:name="_36_0_25__20_-_20_Accent1_20_2" style:display-name="60% - Accent1 2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2" style:display-name="60% - Accent2 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2" style:display-name="60% - Accent3 2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2" style:display-name="60% - Accent4 2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2" style:display-name="60% - Accent5 2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2" style:display-name="60% - Accent6 2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f__3f__3f__25_U_a9__f7_u_26_H_a9__f7_9_3f__20_s_a_" style:display-name="???%U©÷u&amp;H©÷9? s&#10;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f__3f_" style:display-name="??" style:family="table-cell" style:parent-style-name="Default" style:data-style-name="N124"/>
    <style:style style:name="_3f__3f__20__5b_0.00_5d__5f__20_Att._20_1-_20_Cover" style:display-name="?? [0.00]_ Att. 1- Cover" style:family="table-cell" style:parent-style-name="Default" style:data-style-name="N0"/>
    <style:style style:name="_3f__3f__20__5b_0_5d_" style:display-name="?? [0]" style:family="table-cell" style:parent-style-name="Default" style:data-style-name="N123"/>
    <style:style style:name="_3f__3f__3f__3f__20__5b_0.00_5d__5f_PRODUCT_20_DETAIL_20_Q1" style:display-name="???? [0.00]_PRODUCT DETAIL Q1" style:family="table-cell" style:parent-style-name="Default" style:data-style-name="N124"/>
    <style:style style:name="_3f__3f__3f__3f__3f__3f__3f__3f__3f__3f__3f_" style:display-name="???????????" style:family="table-cell" style:parent-style-name="Default" style:data-style-name="N155"/>
    <style:style style:name="_3f__3f__3f__3f__5f_PRODUCT_20_DETAIL_20_Q1" style:display-name="????_PRODUCT DETAIL Q1" style:family="table-cell" style:parent-style-name="Default" style:data-style-name="N123"/>
    <style:style style:name="_3f__3f__3f__5b_0_5d__5f_00Q3902REV.1" style:display-name="???[0]_00Q3902REV.1" style:family="table-cell" style:parent-style-name="Default" style:data-style-name="N161"/>
    <style:style style:name="_3f__3f__3f__5f_00Q3902REV.1" style:display-name="???_00Q3902REV.1" style:family="table-cell" style:parent-style-name="Default" style:data-style-name="N136"/>
    <style:style style:name="_3f__3f__5b_0_5d__5f_BRE" style:display-name="??[0]_BRE" style:family="table-cell" style:parent-style-name="Default" style:data-style-name="N139"/>
    <style:style style:name="_3f__3f__5f__20_Att._20_1-_20_Cover" style:display-name="??_ Att. 1- Cover" style:family="table-cell" style:parent-style-name="Default" style:data-style-name="N0"/>
    <style:style style:name="_3f__3f_A_3f__20__5b_0_5d__5f_ÿÿÿÿÿÿ_5f_1_5f__a2__ac__3f__3f__3f__a2_â_3f__20_" style:display-name="??A? [0]_ÿÿÿÿÿÿ_1_¢¬???¢â? " style:family="table-cell" style:parent-style-name="Default" style:data-style-name="N0"/>
    <style:style style:name="_3f__3f_A_3f__5f_ÿÿÿÿÿÿ_5f_1_5f__a2__ac__3f__3f__3f__a2_â_3f__20_" style:display-name="??A?_ÿÿÿÿÿÿ_1_¢¬???¢â? " style:family="table-cell" style:parent-style-name="Default" style:data-style-name="N0"/>
    <style:style style:name="_3f__a1__b1__a2__a5__3f__5f__3f__a8_ù_3f__3f__a2__b4__a2__a5__5f__a2__ac__3f__3f__3f__a2_â_3f__20_" style:display-name="?¡±¢¥?_?¨ù??¢´¢¥_¢¬???¢â? 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|??¢¥¢¬¨Ï" fo:font-family="|??¢¥¢¬¨Ï" style:font-family-generic="roman" fo:font-size="12pt" fo:font-style="normal" fo:text-shadow="none" style:text-underline-style="none" fo:font-weight="normal" style:font-size-asian="12pt" style:font-style-asian="normal" style:font-weight-asian="normal" style:font-name-complex="|??¢¥¢¬¨Ï" style:font-family-complex="|??¢¥¢¬¨Ï" style:font-family-generic-complex="roman" style:font-size-complex="12pt" style:font-style-complex="normal" style:font-weight-complex="normal"/>
    </style:style>
    <style:style style:name="_3f_ðÇ_25_U_3f__26_H_3f__3f_s_a_" style:display-name="?ðÇ%U?&amp;H??s&#10;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04_20_MOR" style:display-name="_04 MOR" style:family="table-cell" style:parent-style-name="Default" style:data-style-name="N161"/>
    <style:style style:name="_5f_04-MOR_5f_nwgma" style:display-name="_04-MOR_nwgma" style:family="table-cell" style:parent-style-name="Default" style:data-style-name="N165"/>
    <style:style style:name="_5f_04-MOR_5f_nwgma_5f_04_20_MOR" style:display-name="_04-MOR_nwgma_04 MOR" style:family="table-cell" style:parent-style-name="Default" style:data-style-name="N166"/>
    <style:style style:name="_5f_04-MOR_5f_nwgma_5f_06_20_MOR" style:display-name="_04-MOR_nwgma_06 MOR" style:family="table-cell" style:parent-style-name="Default" style:data-style-name="N166"/>
    <style:style style:name="_5f_04-MOR_5f_nwgma_5f_06-2003" style:display-name="_04-MOR_nwgma_06-2003" style:family="table-cell" style:parent-style-name="Default" style:data-style-name="N165"/>
    <style:style style:name="_5f_04-MOR_5f_nwgma_5f_07-2003" style:display-name="_04-MOR_nwgma_07-2003" style:family="table-cell" style:parent-style-name="Default" style:data-style-name="N165"/>
    <style:style style:name="_5f_04-MOR_5f_nwgma_5f_08-FDS_20_CHARTS" style:display-name="_04-MOR_nwgma_08-FDS CHARTS" style:family="table-cell" style:parent-style-name="Default" style:data-style-name="N166"/>
    <style:style style:name="_5f_04-MOR_5f_nwgma_5f_1-_20_March_20_2003_20_MOR_20_Charts" style:display-name="_04-MOR_nwgma_1- March 2003 MOR Charts" style:family="table-cell" style:parent-style-name="Default" style:data-style-name="N165"/>
    <style:style style:name="_5f_04-MOR_5f_nwgma_5f_1-CGMA" style:display-name="_04-MOR_nwgma_1-CGMA" style:family="table-cell" style:parent-style-name="Default" style:data-style-name="N166"/>
    <style:style style:name="_5f_04-MOR_5f_nwgma_5f_1-NGMA" style:display-name="_04-MOR_nwgma_1-NGMA" style:family="table-cell" style:parent-style-name="Default" style:data-style-name="N165"/>
    <style:style style:name="_5f_04-MOR_5f_nwgma_5f_12-MOR" style:display-name="_04-MOR_nwgma_12-MOR" style:family="table-cell" style:parent-style-name="Default" style:data-style-name="N165"/>
    <style:style style:name="_5f_04-MOR_5f_nwgma_5f_2-CGMA" style:display-name="_04-MOR_nwgma_2-CGMA" style:family="table-cell" style:parent-style-name="Default" style:data-style-name="N166"/>
    <style:style style:name="_5f_04-MOR_5f_nwgma_5f_2003_20_DLR_20_WD_20_and_20_STT" style:display-name="_04-MOR_nwgma_2003 DLR WD and STT" style:family="table-cell" style:parent-style-name="Default" style:data-style-name="N165"/>
    <style:style style:name="_5f_04-MOR_5f_nwgma_5f_3-BBR" style:display-name="_04-MOR_nwgma_3-BBR" style:family="table-cell" style:parent-style-name="Default" style:data-style-name="N165"/>
    <style:style style:name="_5f_04-MOR_5f_nwgma_5f_4-NWGMA" style:display-name="_04-MOR_nwgma_4-NWGMA" style:family="table-cell" style:parent-style-name="Default" style:data-style-name="N165"/>
    <style:style style:name="_5f_04-MOR_5f_nwgma_5f_AA_20_Form" style:display-name="_04-MOR_nwgma_AA Form" style:family="table-cell" style:parent-style-name="Default" style:data-style-name="N166"/>
    <style:style style:name="_5f_04-MOR_5f_nwgma_5f_ACTIVE_20_OUTLET_20_TARGET_20_-_20_05_28_NEW_20_FORMAT_29_" style:display-name="_04-MOR_nwgma_ACTIVE OUTLET TARGET - 05(NEW FORMAT)" style:family="table-cell" style:parent-style-name="Default" style:data-style-name="N165"/>
    <style:style style:name="_5f_04-MOR_5f_nwgma_5f_ACTIVE_20_OUTLETS_20_TARGET_20_MONITORING" style:display-name="_04-MOR_nwgma_ACTIVE OUTLETS TARGET MONITORING" style:family="table-cell" style:parent-style-name="Default" style:data-style-name="N166"/>
    <style:style style:name="_5f_04-MOR_5f_nwgma_5f_Book2" style:display-name="_04-MOR_nwgma_Book2" style:family="table-cell" style:parent-style-name="Default" style:data-style-name="N166"/>
    <style:style style:name="_5f_04-MOR_5f_nwgma_5f_business_20_process" style:display-name="_04-MOR_nwgma_business process" style:family="table-cell" style:parent-style-name="Default" style:data-style-name="N166"/>
    <style:style style:name="_5f_04-MOR_5f_nwgma_5f_CGMA-MATERIALS" style:display-name="_04-MOR_nwgma_CGMA-MATERIALS" style:family="table-cell" style:parent-style-name="Default" style:data-style-name="N165"/>
    <style:style style:name="_5f_04-MOR_5f_nwgma_5f_CGMA_5f_May_20_MOR" style:display-name="_04-MOR_nwgma_CGMA_May MOR" style:family="table-cell" style:parent-style-name="Default" style:data-style-name="N166"/>
    <style:style style:name="_5f_04-MOR_5f_nwgma_5f_DEC_20_MOR" style:display-name="_04-MOR_nwgma_DEC MOR" style:family="table-cell" style:parent-style-name="Default" style:data-style-name="N166"/>
    <style:style style:name="_5f_04-MOR_5f_nwgma_5f_Dec_20_Pres_27_n" style:display-name="_04-MOR_nwgma_Dec Pres'n" style:family="table-cell" style:parent-style-name="Default" style:data-style-name="N165"/>
    <style:style style:name="_5f_04-MOR_5f_nwgma_5f_DECEMBER_20_MOR_20_Presentation" style:display-name="_04-MOR_nwgma_DECEMBER MOR Presentation" style:family="table-cell" style:parent-style-name="Default" style:data-style-name="N165"/>
    <style:style style:name="_5f_04-MOR_5f_nwgma_5f_Direct_20_Outlet_5f_Active_20_Outlet_20_Coverage_20_Chart" style:display-name="_04-MOR_nwgma_Direct Outlet_Active Outlet Coverage Chart" style:family="table-cell" style:parent-style-name="Default" style:data-style-name="N166"/>
    <style:style style:name="_5f_04-MOR_5f_nwgma_5f_DLR_20_FGS-july" style:display-name="_04-MOR_nwgma_DLR FGS-july" style:family="table-cell" style:parent-style-name="Default" style:data-style-name="N165"/>
    <style:style style:name="_5f_04-MOR_5f_nwgma_5f_FE" style:display-name="_04-MOR_nwgma_FE" style:family="table-cell" style:parent-style-name="Default" style:data-style-name="N166"/>
    <style:style style:name="_5f_04-MOR_5f_nwgma_5f_FE_20_TO_20_SMBX" style:display-name="_04-MOR_nwgma_FE TO SMBX" style:family="table-cell" style:parent-style-name="Default" style:data-style-name="N166"/>
    <style:style style:name="_5f_04-MOR_5f_nwgma_5f_FGS_20_4TH_20_QTR_20_REVISION" style:display-name="_04-MOR_nwgma_FGS 4TH QTR REVISION" style:family="table-cell" style:parent-style-name="Default" style:data-style-name="N165"/>
    <style:style style:name="_5f_04-MOR_5f_nwgma_5f_FORMAT_5f_PARETO_5f_AREA" style:display-name="_04-MOR_nwgma_FORMAT_PARETO_AREA" style:family="table-cell" style:parent-style-name="Default" style:data-style-name="N166"/>
    <style:style style:name="_5f_04-MOR_5f_nwgma_5f_Formats_20_for_20_June_20_3_20_and_20_4_20_AMT_20_Meeting" style:display-name="_04-MOR_nwgma_Formats for June 3 and 4 AMT Meeting" style:family="table-cell" style:parent-style-name="Default" style:data-style-name="N165"/>
    <style:style style:name="_5f_04-MOR_5f_nwgma_5f_Geographic_20_Pareto_20__28_Rev_29_" style:display-name="_04-MOR_nwgma_Geographic Pareto (Rev)" style:family="table-cell" style:parent-style-name="Default" style:data-style-name="N165"/>
    <style:style style:name="_5f_04-MOR_5f_nwgma_5f_Geographic_20_Pareto_20__28_Rev_29_.xls_20_Chart_20_1" style:display-name="_04-MOR_nwgma_Geographic Pareto (Rev).xls Chart 1" style:family="table-cell" style:parent-style-name="Default" style:data-style-name="N166"/>
    <style:style style:name="_5f_04-MOR_5f_nwgma_5f_highlights" style:display-name="_04-MOR_nwgma_highlights" style:family="table-cell" style:parent-style-name="Default" style:data-style-name="N166"/>
    <style:style style:name="_5f_04-MOR_5f_nwgma_5f_HL_20__26__20_POT" style:display-name="_04-MOR_nwgma_HL &amp; POT" style:family="table-cell" style:parent-style-name="Default" style:data-style-name="N166"/>
    <style:style style:name="_5f_04-MOR_5f_nwgma_5f_HL_20__26__20_POT_20_CONVERSION" style:display-name="_04-MOR_nwgma_HL &amp; POT CONVERSION" style:family="table-cell" style:parent-style-name="Default" style:data-style-name="N166"/>
    <style:style style:name="_5f_04-MOR_5f_nwgma_5f_June_20_2003_20_MOR_20_Charts" style:display-name="_04-MOR_nwgma_June 2003 MOR Charts" style:family="table-cell" style:parent-style-name="Default" style:data-style-name="N165"/>
    <style:style style:name="_5f_04-MOR_5f_nwgma_5f_JUNE_20_MOR_20_Presentation" style:display-name="_04-MOR_nwgma_JUNE MOR Presentation" style:family="table-cell" style:parent-style-name="Default" style:data-style-name="N165"/>
    <style:style style:name="_5f_04-MOR_5f_nwgma_5f_JUNE_20_MOR_20_Presentation_20_Revised_5f_FINAL" style:display-name="_04-MOR_nwgma_JUNE MOR Presentation Revised_FINAL" style:family="table-cell" style:parent-style-name="Default" style:data-style-name="N165"/>
    <style:style style:name="_5f_04-MOR_5f_nwgma_5f_June_20_Presentation_20_Materials" style:display-name="_04-MOR_nwgma_June Presentation Materials" style:family="table-cell" style:parent-style-name="Default" style:data-style-name="N165"/>
    <style:style style:name="_5f_04-MOR_5f_nwgma_5f_Monthly_20_BP" style:display-name="_04-MOR_nwgma_Monthly BP" style:family="table-cell" style:parent-style-name="Default" style:data-style-name="N165"/>
    <style:style style:name="_5f_04-MOR_5f_nwgma_5f_new_20_forms" style:display-name="_04-MOR_nwgma_new forms" style:family="table-cell" style:parent-style-name="Default" style:data-style-name="N166"/>
    <style:style style:name="_5f_04-MOR_5f_nwgma_5f_PARETO" style:display-name="_04-MOR_nwgma_PARETO" style:family="table-cell" style:parent-style-name="Default" style:data-style-name="N166"/>
    <style:style style:name="_5f_04-MOR_5f_nwgma_5f_Pareto_28_with_20_monthly_20_monitoring_29_" style:display-name="_04-MOR_nwgma_Pareto(with monthly monitoring)" style:family="table-cell" style:parent-style-name="Default" style:data-style-name="N166"/>
    <style:style style:name="_5f_04-MOR_5f_nwgma_5f_PER_20_DIST" style:display-name="_04-MOR_nwgma_PER DIST" style:family="table-cell" style:parent-style-name="Default" style:data-style-name="N166"/>
    <style:style style:name="_5f_04-MOR_5f_nwgma_5f_REVISED_20_HYLYTS_20_-_20_new_20_forms" style:display-name="_04-MOR_nwgma_REVISED HYLYTS - new forms" style:family="table-cell" style:parent-style-name="Default" style:data-style-name="N166"/>
    <style:style style:name="_5f_04-MOR_5f_nwgma_5f_rtw_20_revised" style:display-name="_04-MOR_nwgma_rtw revised" style:family="table-cell" style:parent-style-name="Default" style:data-style-name="N168"/>
    <style:style style:name="_5f_04-MOR_5f_nwgma_5f_sept." style:display-name="_04-MOR_nwgma_sept." style:family="table-cell" style:parent-style-name="Default" style:data-style-name="N166"/>
    <style:style style:name="_5f_04-MOR_5f_nwgma_5f_September" style:display-name="_04-MOR_nwgma_September" style:family="table-cell" style:parent-style-name="Default" style:data-style-name="N166"/>
    <style:style style:name="_5f_04-MOR_5f_nwgma_5f_WS_20_PROGRAM" style:display-name="_04-MOR_nwgma_WS PROGRAM" style:family="table-cell" style:parent-style-name="Default" style:data-style-name="N166"/>
    <style:style style:name="_5f_04-MOR_5f_nwgma_5f_WSP_5f_REVISED" style:display-name="_04-MOR_nwgma_WSP_REVISED" style:family="table-cell" style:parent-style-name="Default" style:data-style-name="N166"/>
    <style:style style:name="_5f_04-MOR_5f_nwgma_5f_WSP_5f_REVISED-August" style:display-name="_04-MOR_nwgma_WSP_REVISED-August" style:family="table-cell" style:parent-style-name="Default" style:data-style-name="N166"/>
    <style:style style:name="_5f_04-MOR_5f_nwgma_5f_WSP_5f_REVISED-September" style:display-name="_04-MOR_nwgma_WSP_REVISED-September" style:family="table-cell" style:parent-style-name="Default" style:data-style-name="N166"/>
    <style:style style:name="_5f_06_20_MOR" style:display-name="_06 MOR" style:family="table-cell" style:parent-style-name="Default" style:data-style-name="N161"/>
    <style:style style:name="_5f_06-2003" style:display-name="_06-2003" style:family="table-cell" style:parent-style-name="Default" style:data-style-name="N169"/>
    <style:style style:name="_5f_07-2003" style:display-name="_07-2003" style:family="table-cell" style:parent-style-name="Default" style:data-style-name="N169"/>
    <style:style style:name="_5f_08-FDS_20_CHARTS" style:display-name="_08-FDS CHARTS" style:family="table-cell" style:parent-style-name="Default" style:data-style-name="N161"/>
    <style:style style:name="_5f_1-_20_March_20_2003_20_MOR_20_Charts" style:display-name="_1- March 2003 MOR Charts" style:family="table-cell" style:parent-style-name="Default" style:data-style-name="N169"/>
    <style:style style:name="_5f_1-CGMA" style:display-name="_1-CGMA" style:family="table-cell" style:parent-style-name="Default" style:data-style-name="N161"/>
    <style:style style:name="_5f_1-NGMA" style:display-name="_1-NGMA" style:family="table-cell" style:parent-style-name="Default" style:data-style-name="N169"/>
    <style:style style:name="_5f_11-NWGMA" style:display-name="_11-NWGMA" style:family="table-cell" style:parent-style-name="Default" style:data-style-name="N167"/>
    <style:style style:name="_5f_12-MOR" style:display-name="_12-MOR" style:family="table-cell" style:parent-style-name="Default" style:data-style-name="N169"/>
    <style:style style:name="_5f_2-CGMA" style:display-name="_2-CGMA" style:family="table-cell" style:parent-style-name="Default" style:data-style-name="N161"/>
    <style:style style:name="_5f_2003_20_DLR_20_WD_20_and_20_STT" style:display-name="_2003 DLR WD and STT" style:family="table-cell" style:parent-style-name="Default" style:data-style-name="N169"/>
    <style:style style:name="_5f_3-BBR" style:display-name="_3-BBR" style:family="table-cell" style:parent-style-name="Default" style:data-style-name="N169"/>
    <style:style style:name="_5f_4-NWGMA" style:display-name="_4-NWGMA" style:family="table-cell" style:parent-style-name="Default" style:data-style-name="N169"/>
    <style:style style:name="_5f_AA_20_Form" style:display-name="_AA Form" style:family="table-cell" style:parent-style-name="Default" style:data-style-name="N161"/>
    <style:style style:name="_5f_ACTIVE_20_OUTLET_20_TARGET_20_-_20_05_28_NEW_20_FORMAT_29_" style:display-name="_ACTIVE OUTLET TARGET - 05(NEW FORMAT)" style:family="table-cell" style:parent-style-name="Default" style:data-style-name="N169"/>
    <style:style style:name="_5f_Active_20_Outlets_20_-_20_GNR" style:display-name="_Active Outlets - GNR" style:family="table-cell" style:parent-style-name="Default" style:data-style-name="N169"/>
    <style:style style:name="_5f_ACTIVE_20_OUTLETS_20_TARGET_20_MONITORING" style:display-name="_ACTIVE OUTLETS TARGET MONITORING" style:family="table-cell" style:parent-style-name="Default" style:data-style-name="N161"/>
    <style:style style:name="_5f_AD_20_HOC_5f_MKT_20_SHARE_5f_2002" style:display-name="_AD HOC_MKT SHARE_2002" style:family="table-cell" style:parent-style-name="Default" style:data-style-name="N136"/>
    <style:style style:name="_5f_Book2" style:display-name="_Book2" style:family="table-cell" style:parent-style-name="Default" style:data-style-name="N161"/>
    <style:style style:name="_5f_business_20_process" style:display-name="_business process" style:family="table-cell" style:parent-style-name="Default" style:data-style-name="N161"/>
    <style:style style:name="_5f_CGMA-MATERIALS" style:display-name="_CGMA-MATERIALS" style:family="table-cell" style:parent-style-name="Default" style:data-style-name="N169"/>
    <style:style style:name="_5f_CGMA_5f_May_20_MOR" style:display-name="_CGMA_May MOR" style:family="table-cell" style:parent-style-name="Default" style:data-style-name="N161"/>
    <style:style style:name="_5f_Dealer_20_Performance_20_Monitoring" style:display-name="_Dealer Performance Monitoring" style:family="table-cell" style:parent-style-name="Default" style:data-style-name="N169"/>
    <style:style style:name="_5f_Dealer_20_Performance_20_Monitoring_5f_04_20_MOR" style:display-name="_Dealer Performance Monitoring_04 MOR" style:family="table-cell" style:parent-style-name="Default" style:data-style-name="N161"/>
    <style:style style:name="_5f_Dealer_20_Performance_20_Monitoring_5f_06_20_MOR" style:display-name="_Dealer Performance Monitoring_06 MOR" style:family="table-cell" style:parent-style-name="Default" style:data-style-name="N161"/>
    <style:style style:name="_5f_Dealer_20_Performance_20_Monitoring_5f_06-2003" style:display-name="_Dealer Performance Monitoring_06-2003" style:family="table-cell" style:parent-style-name="Default" style:data-style-name="N169"/>
    <style:style style:name="_5f_Dealer_20_Performance_20_Monitoring_5f_07-2003" style:display-name="_Dealer Performance Monitoring_07-2003" style:family="table-cell" style:parent-style-name="Default" style:data-style-name="N169"/>
    <style:style style:name="_5f_Dealer_20_Performance_20_Monitoring_5f_08-FDS_20_CHARTS" style:display-name="_Dealer Performance Monitoring_08-FDS CHARTS" style:family="table-cell" style:parent-style-name="Default" style:data-style-name="N161"/>
    <style:style style:name="_5f_Dealer_20_Performance_20_Monitoring_5f_1-_20_March_20_2003_20_MOR_20_Charts" style:display-name="_Dealer Performance Monitoring_1- March 2003 MOR Charts" style:family="table-cell" style:parent-style-name="Default" style:data-style-name="N169"/>
    <style:style style:name="_5f_Dealer_20_Performance_20_Monitoring_5f_1-CGMA" style:display-name="_Dealer Performance Monitoring_1-CGMA" style:family="table-cell" style:parent-style-name="Default" style:data-style-name="N161"/>
    <style:style style:name="_5f_Dealer_20_Performance_20_Monitoring_5f_1-NGMA" style:display-name="_Dealer Performance Monitoring_1-NGMA" style:family="table-cell" style:parent-style-name="Default" style:data-style-name="N169"/>
    <style:style style:name="_5f_Dealer_20_Performance_20_Monitoring_5f_11-NWGMA" style:display-name="_Dealer Performance Monitoring_11-NWGMA" style:family="table-cell" style:parent-style-name="Default" style:data-style-name="N167"/>
    <style:style style:name="_5f_Dealer_20_Performance_20_Monitoring_5f_12-MOR" style:display-name="_Dealer Performance Monitoring_12-MOR" style:family="table-cell" style:parent-style-name="Default" style:data-style-name="N169"/>
    <style:style style:name="_5f_Dealer_20_Performance_20_Monitoring_5f_2-CGMA" style:display-name="_Dealer Performance Monitoring_2-CGMA" style:family="table-cell" style:parent-style-name="Default" style:data-style-name="N161"/>
    <style:style style:name="_5f_Dealer_20_Performance_20_Monitoring_5f_2003_20_DLR_20_WD_20_and_20_STT" style:display-name="_Dealer Performance Monitoring_2003 DLR WD and STT" style:family="table-cell" style:parent-style-name="Default" style:data-style-name="N169"/>
    <style:style style:name="_5f_Dealer_20_Performance_20_Monitoring_5f_3-BBR" style:display-name="_Dealer Performance Monitoring_3-BBR" style:family="table-cell" style:parent-style-name="Default" style:data-style-name="N169"/>
    <style:style style:name="_5f_Dealer_20_Performance_20_Monitoring_5f_4-NWGMA" style:display-name="_Dealer Performance Monitoring_4-NWGMA" style:family="table-cell" style:parent-style-name="Default" style:data-style-name="N169"/>
    <style:style style:name="_5f_Dealer_20_Performance_20_Monitoring_5f_AA_20_Form" style:display-name="_Dealer Performance Monitoring_AA Form" style:family="table-cell" style:parent-style-name="Default" style:data-style-name="N161"/>
    <style:style style:name="_5f_Dealer_20_Performance_20_Monitoring_5f_ACTIVE_20_OUTLET_20_TARGET_20_-_20_05_28_NEW_20_FORMAT_29_" style:display-name="_Dealer Performance Monitoring_ACTIVE OUTLET TARGET - 05(NEW FORMAT)" style:family="table-cell" style:parent-style-name="Default" style:data-style-name="N169"/>
    <style:style style:name="_5f_Dealer_20_Performance_20_Monitoring_5f_Active_20_Outlets_20_-_20_GNR" style:display-name="_Dealer Performance Monitoring_Active Outlets - GNR" style:family="table-cell" style:parent-style-name="Default" style:data-style-name="N169"/>
    <style:style style:name="_5f_Dealer_20_Performance_20_Monitoring_5f_ACTIVE_20_OUTLETS_20_TARGET_20_MONITORING" style:display-name="_Dealer Performance Monitoring_ACTIVE OUTLETS TARGET MONITORING" style:family="table-cell" style:parent-style-name="Default" style:data-style-name="N161"/>
    <style:style style:name="_5f_Dealer_20_Performance_20_Monitoring_5f_Book2" style:display-name="_Dealer Performance Monitoring_Book2" style:family="table-cell" style:parent-style-name="Default" style:data-style-name="N161"/>
    <style:style style:name="_5f_Dealer_20_Performance_20_Monitoring_5f_business_20_process" style:display-name="_Dealer Performance Monitoring_business process" style:family="table-cell" style:parent-style-name="Default" style:data-style-name="N161"/>
    <style:style style:name="_5f_Dealer_20_Performance_20_Monitoring_5f_CGMA-MATERIALS" style:display-name="_Dealer Performance Monitoring_CGMA-MATERIALS" style:family="table-cell" style:parent-style-name="Default" style:data-style-name="N169"/>
    <style:style style:name="_5f_Dealer_20_Performance_20_Monitoring_5f_CGMA_5f_May_20_MOR" style:display-name="_Dealer Performance Monitoring_CGMA_May MOR" style:family="table-cell" style:parent-style-name="Default" style:data-style-name="N161"/>
    <style:style style:name="_5f_Dealer_20_Performance_20_Monitoring_5f_Dealer_20_Weekly_20_Withdrawal_20_Target_20_-_20_FEB_27_03" style:display-name="_Dealer Performance Monitoring_Dealer Weekly Withdrawal Target - FEB'03" style:family="table-cell" style:parent-style-name="Default" style:data-style-name="N171"/>
    <style:style style:name="_5f_Dealer_20_Performance_20_Monitoring_5f_DEC_20_MOR" style:display-name="_Dealer Performance Monitoring_DEC MOR" style:family="table-cell" style:parent-style-name="Default" style:data-style-name="N161"/>
    <style:style style:name="_5f_Dealer_20_Performance_20_Monitoring_5f_Dec_20_Pres_27_n" style:display-name="_Dealer Performance Monitoring_Dec Pres'n" style:family="table-cell" style:parent-style-name="Default" style:data-style-name="N169"/>
    <style:style style:name="_5f_Dealer_20_Performance_20_Monitoring_5f_DECEMBER_20_MOR_20_Presentation" style:display-name="_Dealer Performance Monitoring_DECEMBER MOR Presentation" style:family="table-cell" style:parent-style-name="Default" style:data-style-name="N169"/>
    <style:style style:name="_5f_Dealer_20_Performance_20_Monitoring_5f_Direct_20_Outlet_5f_Active_20_Outlet_20_Coverage_20_Chart" style:display-name="_Dealer Performance Monitoring_Direct Outlet_Active Outlet Coverage Chart" style:family="table-cell" style:parent-style-name="Default" style:data-style-name="N161"/>
    <style:style style:name="_5f_Dealer_20_Performance_20_Monitoring_5f_DIST._20_1_20_MOR_20_CHARTS_20_NOVEMBER_20_2003" style:display-name="_Dealer Performance Monitoring_DIST. 1 MOR CHARTS NOVEMBER 2003" style:family="table-cell" style:parent-style-name="Default" style:data-style-name="N172"/>
    <style:style style:name="_5f_Dealer_20_Performance_20_Monitoring_5f_DLR_20_FGS-july" style:display-name="_Dealer Performance Monitoring_DLR FGS-july" style:family="table-cell" style:parent-style-name="Default" style:data-style-name="N169"/>
    <style:style style:name="_5f_Dealer_20_Performance_20_Monitoring_5f_FE" style:display-name="_Dealer Performance Monitoring_FE" style:family="table-cell" style:parent-style-name="Default" style:data-style-name="N161"/>
    <style:style style:name="_5f_Dealer_20_Performance_20_Monitoring_5f_FE_20_TO_20_SMBX" style:display-name="_Dealer Performance Monitoring_FE TO SMBX" style:family="table-cell" style:parent-style-name="Default" style:data-style-name="N161"/>
    <style:style style:name="_5f_Dealer_20_Performance_20_Monitoring_5f_FGS_20_4TH_20_QTR_20_REVISION" style:display-name="_Dealer Performance Monitoring_FGS 4TH QTR REVISION" style:family="table-cell" style:parent-style-name="Default" style:data-style-name="N169"/>
    <style:style style:name="_5f_Dealer_20_Performance_20_Monitoring_5f_FORMAT_5f_PARETO_5f_AREA" style:display-name="_Dealer Performance Monitoring_FORMAT_PARETO_AREA" style:family="table-cell" style:parent-style-name="Default" style:data-style-name="N161"/>
    <style:style style:name="_5f_Dealer_20_Performance_20_Monitoring_5f_Formats_20_for_20_June_20_3_20_and_20_4_20_AMT_20_Meeting" style:display-name="_Dealer Performance Monitoring_Formats for June 3 and 4 AMT Meeting" style:family="table-cell" style:parent-style-name="Default" style:data-style-name="N169"/>
    <style:style style:name="_5f_Dealer_20_Performance_20_Monitoring_5f_Geographic_20_Pareto_20__28_Rev_29_" style:display-name="_Dealer Performance Monitoring_Geographic Pareto (Rev)" style:family="table-cell" style:parent-style-name="Default" style:data-style-name="N169"/>
    <style:style style:name="_5f_Dealer_20_Performance_20_Monitoring_5f_Geographic_20_Pareto_20__28_Rev_29_.xls_20_Chart_20_1" style:display-name="_Dealer Performance Monitoring_Geographic Pareto (Rev).xls Chart 1" style:family="table-cell" style:parent-style-name="Default" style:data-style-name="N161"/>
    <style:style style:name="_5f_Dealer_20_Performance_20_Monitoring_5f_highlights" style:display-name="_Dealer Performance Monitoring_highlights" style:family="table-cell" style:parent-style-name="Default" style:data-style-name="N161"/>
    <style:style style:name="_5f_Dealer_20_Performance_20_Monitoring_5f_HL_20__26__20_POT" style:display-name="_Dealer Performance Monitoring_HL &amp; POT" style:family="table-cell" style:parent-style-name="Default" style:data-style-name="N161"/>
    <style:style style:name="_5f_Dealer_20_Performance_20_Monitoring_5f_HL_20__26__20_POT_20_CONVERSION" style:display-name="_Dealer Performance Monitoring_HL &amp; POT CONVERSION" style:family="table-cell" style:parent-style-name="Default" style:data-style-name="N161"/>
    <style:style style:name="_5f_Dealer_20_Performance_20_Monitoring_5f_June_20_2003_20_MOR_20_Charts" style:display-name="_Dealer Performance Monitoring_June 2003 MOR Charts" style:family="table-cell" style:parent-style-name="Default" style:data-style-name="N169"/>
    <style:style style:name="_5f_Dealer_20_Performance_20_Monitoring_5f_JUNE_20_MOR_20_Presentation" style:display-name="_Dealer Performance Monitoring_JUNE MOR Presentation" style:family="table-cell" style:parent-style-name="Default" style:data-style-name="N169"/>
    <style:style style:name="_5f_Dealer_20_Performance_20_Monitoring_5f_JUNE_20_MOR_20_Presentation_20_Revised_5f_FINAL" style:display-name="_Dealer Performance Monitoring_JUNE MOR Presentation Revised_FINAL" style:family="table-cell" style:parent-style-name="Default" style:data-style-name="N169"/>
    <style:style style:name="_5f_Dealer_20_Performance_20_Monitoring_5f_June_20_Presentation_20_Materials" style:display-name="_Dealer Performance Monitoring_June Presentation Materials" style:family="table-cell" style:parent-style-name="Default" style:data-style-name="N169"/>
    <style:style style:name="_5f_Dealer_20_Performance_20_Monitoring_5f_MAY_20_MOR_20_Presentation" style:display-name="_Dealer Performance Monitoring_MAY MOR Presentation" style:family="table-cell" style:parent-style-name="Default" style:data-style-name="N173"/>
    <style:style style:name="_5f_Dealer_20_Performance_20_Monitoring_5f_Monthly_20_BP" style:display-name="_Dealer Performance Monitoring_Monthly BP" style:family="table-cell" style:parent-style-name="Default" style:data-style-name="N169"/>
    <style:style style:name="_5f_Dealer_20_Performance_20_Monitoring_5f_new_20_forms" style:display-name="_Dealer Performance Monitoring_new forms" style:family="table-cell" style:parent-style-name="Default" style:data-style-name="N161"/>
    <style:style style:name="_5f_Dealer_20_Performance_20_Monitoring_5f_NWGMA-Outlet_20_Mix_20__28_Nov_29_" style:display-name="_Dealer Performance Monitoring_NWGMA-Outlet Mix (Nov)" style:family="table-cell" style:parent-style-name="Default" style:data-style-name="N169"/>
    <style:style style:name="_5f_Dealer_20_Performance_20_Monitoring_5f_NWGMA-Outlet_20_Mix_20__28_Nov_29__5f_04_20_MOR" style:display-name="_Dealer Performance Monitoring_NWGMA-Outlet Mix (Nov)_04 MOR" style:family="table-cell" style:parent-style-name="Default" style:data-style-name="N161"/>
    <style:style style:name="_5f_Dealer_20_Performance_20_Monitoring_5f_NWGMA-Outlet_20_Mix_20__28_Nov_29__5f_06_20_MOR" style:display-name="_Dealer Performance Monitoring_NWGMA-Outlet Mix (Nov)_06 MOR" style:family="table-cell" style:parent-style-name="Default" style:data-style-name="N161"/>
    <style:style style:name="_5f_Dealer_20_Performance_20_Monitoring_5f_NWGMA-Outlet_20_Mix_20__28_Nov_29__5f_06-2003" style:display-name="_Dealer Performance Monitoring_NWGMA-Outlet Mix (Nov)_06-2003" style:family="table-cell" style:parent-style-name="Default" style:data-style-name="N169"/>
    <style:style style:name="_5f_Dealer_20_Performance_20_Monitoring_5f_NWGMA-Outlet_20_Mix_20__28_Nov_29__5f_07-2003" style:display-name="_Dealer Performance Monitoring_NWGMA-Outlet Mix (Nov)_07-2003" style:family="table-cell" style:parent-style-name="Default" style:data-style-name="N169"/>
    <style:style style:name="_5f_Dealer_20_Performance_20_Monitoring_5f_NWGMA-Outlet_20_Mix_20__28_Nov_29__5f_08-FDS_20_CHARTS" style:display-name="_Dealer Performance Monitoring_NWGMA-Outlet Mix (Nov)_08-FDS CHARTS" style:family="table-cell" style:parent-style-name="Default" style:data-style-name="N161"/>
    <style:style style:name="_5f_Dealer_20_Performance_20_Monitoring_5f_NWGMA-Outlet_20_Mix_20__28_Nov_29__5f_1-_20_March_20_2003_20_MOR_20_Charts" style:display-name="_Dealer Performance Monitoring_NWGMA-Outlet Mix (Nov)_1- March 2003 MOR Charts" style:family="table-cell" style:parent-style-name="Default" style:data-style-name="N169"/>
    <style:style style:name="_5f_Dealer_20_Performance_20_Monitoring_5f_NWGMA-Outlet_20_Mix_20__28_Nov_29__5f_1-CGMA" style:display-name="_Dealer Performance Monitoring_NWGMA-Outlet Mix (Nov)_1-CGMA" style:family="table-cell" style:parent-style-name="Default" style:data-style-name="N161"/>
    <style:style style:name="_5f_Dealer_20_Performance_20_Monitoring_5f_NWGMA-Outlet_20_Mix_20__28_Nov_29__5f_1-NGMA" style:display-name="_Dealer Performance Monitoring_NWGMA-Outlet Mix (Nov)_1-NGMA" style:family="table-cell" style:parent-style-name="Default" style:data-style-name="N169"/>
    <style:style style:name="_5f_Dealer_20_Performance_20_Monitoring_5f_NWGMA-Outlet_20_Mix_20__28_Nov_29__5f_12-MOR" style:display-name="_Dealer Performance Monitoring_NWGMA-Outlet Mix (Nov)_12-MOR" style:family="table-cell" style:parent-style-name="Default" style:data-style-name="N169"/>
    <style:style style:name="_5f_Dealer_20_Performance_20_Monitoring_5f_NWGMA-Outlet_20_Mix_20__28_Nov_29__5f_2-CGMA" style:display-name="_Dealer Performance Monitoring_NWGMA-Outlet Mix (Nov)_2-CGMA" style:family="table-cell" style:parent-style-name="Default" style:data-style-name="N161"/>
    <style:style style:name="_5f_Dealer_20_Performance_20_Monitoring_5f_NWGMA-Outlet_20_Mix_20__28_Nov_29__5f_3-BBR" style:display-name="_Dealer Performance Monitoring_NWGMA-Outlet Mix (Nov)_3-BBR" style:family="table-cell" style:parent-style-name="Default" style:data-style-name="N169"/>
    <style:style style:name="_5f_Dealer_20_Performance_20_Monitoring_5f_NWGMA-Outlet_20_Mix_20__28_Nov_29__5f_4-NWGMA" style:display-name="_Dealer Performance Monitoring_NWGMA-Outlet Mix (Nov)_4-NWGMA" style:family="table-cell" style:parent-style-name="Default" style:data-style-name="N169"/>
    <style:style style:name="_5f_Dealer_20_Performance_20_Monitoring_5f_NWGMA-Outlet_20_Mix_20__28_Nov_29__5f_AA_20_Form" style:display-name="_Dealer Performance Monitoring_NWGMA-Outlet Mix (Nov)_AA Form" style:family="table-cell" style:parent-style-name="Default" style:data-style-name="N161"/>
    <style:style style:name="_5f_Dealer_20_Performance_20_Monitoring_5f_NWGMA-Outlet_20_Mix_20__28_Nov_29__5f_ACTIVE_20_OUTLET_20_TARGET_20_-_20_05_28_NEW_20_FORMAT_29_" style:display-name="_Dealer Performance Monitoring_NWGMA-Outlet Mix (Nov)_ACTIVE OUTLET TARGET - 05(NEW FORMAT)" style:family="table-cell" style:parent-style-name="Default" style:data-style-name="N169"/>
    <style:style style:name="_5f_Dealer_20_Performance_20_Monitoring_5f_NWGMA-Outlet_20_Mix_20__28_Nov_29__5f_Active_20_Outlets_20_-_20_GNR" style:display-name="_Dealer Performance Monitoring_NWGMA-Outlet Mix (Nov)_Active Outlets - GNR" style:family="table-cell" style:parent-style-name="Default" style:data-style-name="N169"/>
    <style:style style:name="_5f_Dealer_20_Performance_20_Monitoring_5f_NWGMA-Outlet_20_Mix_20__28_Nov_29__5f_ACTIVE_20_OUTLETS_20_TARGET_20_MONITORING" style:display-name="_Dealer Performance Monitoring_NWGMA-Outlet Mix (Nov)_ACTIVE OUTLETS TARGET MONITORING" style:family="table-cell" style:parent-style-name="Default" style:data-style-name="N161"/>
    <style:style style:name="_5f_Dealer_20_Performance_20_Monitoring_5f_NWGMA-Outlet_20_Mix_20__28_Nov_29__5f_Book2" style:display-name="_Dealer Performance Monitoring_NWGMA-Outlet Mix (Nov)_Book2" style:family="table-cell" style:parent-style-name="Default" style:data-style-name="N161"/>
    <style:style style:name="_5f_Dealer_20_Performance_20_Monitoring_5f_NWGMA-Outlet_20_Mix_20__28_Nov_29__5f_business_20_process" style:display-name="_Dealer Performance Monitoring_NWGMA-Outlet Mix (Nov)_business process" style:family="table-cell" style:parent-style-name="Default" style:data-style-name="N161"/>
    <style:style style:name="_5f_Dealer_20_Performance_20_Monitoring_5f_NWGMA-Outlet_20_Mix_20__28_Nov_29__5f_CGMA-MATERIALS" style:display-name="_Dealer Performance Monitoring_NWGMA-Outlet Mix (Nov)_CGMA-MATERIALS" style:family="table-cell" style:parent-style-name="Default" style:data-style-name="N169"/>
    <style:style style:name="_5f_Dealer_20_Performance_20_Monitoring_5f_NWGMA-Outlet_20_Mix_20__28_Nov_29__5f_CGMA_5f_May_20_MOR" style:display-name="_Dealer Performance Monitoring_NWGMA-Outlet Mix (Nov)_CGMA_May MOR" style:family="table-cell" style:parent-style-name="Default" style:data-style-name="N161"/>
    <style:style style:name="_5f_Dealer_20_Performance_20_Monitoring_5f_NWGMA-Outlet_20_Mix_20__28_Nov_29__5f_DEC_20_MOR" style:display-name="_Dealer Performance Monitoring_NWGMA-Outlet Mix (Nov)_DEC MOR" style:family="table-cell" style:parent-style-name="Default" style:data-style-name="N161"/>
    <style:style style:name="_5f_Dealer_20_Performance_20_Monitoring_5f_NWGMA-Outlet_20_Mix_20__28_Nov_29__5f_Dec_20_Pres_27_n" style:display-name="_Dealer Performance Monitoring_NWGMA-Outlet Mix (Nov)_Dec Pres'n" style:family="table-cell" style:parent-style-name="Default" style:data-style-name="N169"/>
    <style:style style:name="_5f_Dealer_20_Performance_20_Monitoring_5f_NWGMA-Outlet_20_Mix_20__28_Nov_29__5f_DECEMBER_20_MOR_20_Presentation" style:display-name="_Dealer Performance Monitoring_NWGMA-Outlet Mix (Nov)_DECEMBER MOR Presentation" style:family="table-cell" style:parent-style-name="Default" style:data-style-name="N169"/>
    <style:style style:name="_5f_Dealer_20_Performance_20_Monitoring_5f_NWGMA-Outlet_20_Mix_20__28_Nov_29__5f_Direct_20_Outlet_5f_Active_20_Outlet_20_Coverage_20_Chart" style:display-name="_Dealer Performance Monitoring_NWGMA-Outlet Mix (Nov)_Direct Outlet_Active Outlet Coverage Chart" style:family="table-cell" style:parent-style-name="Default" style:data-style-name="N161"/>
    <style:style style:name="_5f_Dealer_20_Performance_20_Monitoring_5f_NWGMA-Outlet_20_Mix_20__28_Nov_29__5f_DIST._20_1_20_MOR_20_CHARTS_20_NOVEMBER_20_2003" style:display-name="_Dealer Performance Monitoring_NWGMA-Outlet Mix (Nov)_DIST. 1 MOR CHARTS NOVEMBER 2003" style:family="table-cell" style:parent-style-name="Default" style:data-style-name="N173"/>
    <style:style style:name="_5f_Dealer_20_Performance_20_Monitoring_5f_NWGMA-Outlet_20_Mix_20__28_Nov_29__5f_DLR_20_FGS-july" style:display-name="_Dealer Performance Monitoring_NWGMA-Outlet Mix (Nov)_DLR FGS-july" style:family="table-cell" style:parent-style-name="Default" style:data-style-name="N169"/>
    <style:style style:name="_5f_Dealer_20_Performance_20_Monitoring_5f_NWGMA-Outlet_20_Mix_20__28_Nov_29__5f_FE" style:display-name="_Dealer Performance Monitoring_NWGMA-Outlet Mix (Nov)_FE" style:family="table-cell" style:parent-style-name="Default" style:data-style-name="N161"/>
    <style:style style:name="_5f_Dealer_20_Performance_20_Monitoring_5f_NWGMA-Outlet_20_Mix_20__28_Nov_29__5f_FE_20_TO_20_SMBX" style:display-name="_Dealer Performance Monitoring_NWGMA-Outlet Mix (Nov)_FE TO SMBX" style:family="table-cell" style:parent-style-name="Default" style:data-style-name="N161"/>
    <style:style style:name="_5f_Dealer_20_Performance_20_Monitoring_5f_NWGMA-Outlet_20_Mix_20__28_Nov_29__5f_FGS_20_4TH_20_QTR_20_REVISION" style:display-name="_Dealer Performance Monitoring_NWGMA-Outlet Mix (Nov)_FGS 4TH QTR REVISION" style:family="table-cell" style:parent-style-name="Default" style:data-style-name="N169"/>
    <style:style style:name="_5f_Dealer_20_Performance_20_Monitoring_5f_NWGMA-Outlet_20_Mix_20__28_Nov_29__5f_FORMAT_5f_PARETO_5f_AREA" style:display-name="_Dealer Performance Monitoring_NWGMA-Outlet Mix (Nov)_FORMAT_PARETO_AREA" style:family="table-cell" style:parent-style-name="Default" style:data-style-name="N161"/>
    <style:style style:name="_5f_Dealer_20_Performance_20_Monitoring_5f_NWGMA-Outlet_20_Mix_20__28_Nov_29__5f_Formats_20_for_20_June_20_3_20_and_20_4_20_AMT_20_Meeting" style:display-name="_Dealer Performance Monitoring_NWGMA-Outlet Mix (Nov)_Formats for June 3 and 4 AMT Meeting" style:family="table-cell" style:parent-style-name="Default" style:data-style-name="N169"/>
    <style:style style:name="_5f_Dealer_20_Performance_20_Monitoring_5f_NWGMA-Outlet_20_Mix_20__28_Nov_29__5f_Geographic_20_Pareto_20__28_Rev_29_" style:display-name="_Dealer Performance Monitoring_NWGMA-Outlet Mix (Nov)_Geographic Pareto (Rev)" style:family="table-cell" style:parent-style-name="Default" style:data-style-name="N169"/>
    <style:style style:name="_5f_Dealer_20_Performance_20_Monitoring_5f_NWGMA-Outlet_20_Mix_20__28_Nov_29__5f_Geographic_20_Pareto_20__28_Rev_29_.xls_20_Chart_20_1" style:display-name="_Dealer Performance Monitoring_NWGMA-Outlet Mix (Nov)_Geographic Pareto (Rev).xls Chart 1" style:family="table-cell" style:parent-style-name="Default" style:data-style-name="N161"/>
    <style:style style:name="_5f_Dealer_20_Performance_20_Monitoring_5f_NWGMA-Outlet_20_Mix_20__28_Nov_29__5f_highlights" style:display-name="_Dealer Performance Monitoring_NWGMA-Outlet Mix (Nov)_highlights" style:family="table-cell" style:parent-style-name="Default" style:data-style-name="N161"/>
    <style:style style:name="_5f_Dealer_20_Performance_20_Monitoring_5f_NWGMA-Outlet_20_Mix_20__28_Nov_29__5f_HL_20__26__20_POT" style:display-name="_Dealer Performance Monitoring_NWGMA-Outlet Mix (Nov)_HL &amp; POT" style:family="table-cell" style:parent-style-name="Default" style:data-style-name="N161"/>
    <style:style style:name="_5f_Dealer_20_Performance_20_Monitoring_5f_NWGMA-Outlet_20_Mix_20__28_Nov_29__5f_HL_20__26__20_POT_20_CONVERSION" style:display-name="_Dealer Performance Monitoring_NWGMA-Outlet Mix (Nov)_HL &amp; POT CONVERSION" style:family="table-cell" style:parent-style-name="Default" style:data-style-name="N161"/>
    <style:style style:name="_5f_Dealer_20_Performance_20_Monitoring_5f_NWGMA-Outlet_20_Mix_20__28_Nov_29__5f_June_20_2003_20_MOR_20_Charts" style:display-name="_Dealer Performance Monitoring_NWGMA-Outlet Mix (Nov)_June 2003 MOR Charts" style:family="table-cell" style:parent-style-name="Default" style:data-style-name="N169"/>
    <style:style style:name="_5f_Dealer_20_Performance_20_Monitoring_5f_NWGMA-Outlet_20_Mix_20__28_Nov_29__5f_JUNE_20_MOR_20_Presentation" style:display-name="_Dealer Performance Monitoring_NWGMA-Outlet Mix (Nov)_JUNE MOR Presentation" style:family="table-cell" style:parent-style-name="Default" style:data-style-name="N169"/>
    <style:style style:name="_5f_Dealer_20_Performance_20_Monitoring_5f_NWGMA-Outlet_20_Mix_20__28_Nov_29__5f_JUNE_20_MOR_20_Presentation_20_Revised_5f_FINAL" style:display-name="_Dealer Performance Monitoring_NWGMA-Outlet Mix (Nov)_JUNE MOR Presentation Revised_FINAL" style:family="table-cell" style:parent-style-name="Default" style:data-style-name="N169"/>
    <style:style style:name="_5f_Dealer_20_Performance_20_Monitoring_5f_NWGMA-Outlet_20_Mix_20__28_Nov_29__5f_June_20_Presentation_20_Materials" style:display-name="_Dealer Performance Monitoring_NWGMA-Outlet Mix (Nov)_June Presentation Materials" style:family="table-cell" style:parent-style-name="Default" style:data-style-name="N169"/>
    <style:style style:name="_5f_Dealer_20_Performance_20_Monitoring_5f_NWGMA-Outlet_20_Mix_20__28_Nov_29__5f_Monthly_20_BP" style:display-name="_Dealer Performance Monitoring_NWGMA-Outlet Mix (Nov)_Monthly BP" style:family="table-cell" style:parent-style-name="Default" style:data-style-name="N169"/>
    <style:style style:name="_5f_Dealer_20_Performance_20_Monitoring_5f_NWGMA-Outlet_20_Mix_20__28_Nov_29__5f_new_20_forms" style:display-name="_Dealer Performance Monitoring_NWGMA-Outlet Mix (Nov)_new forms" style:family="table-cell" style:parent-style-name="Default" style:data-style-name="N161"/>
    <style:style style:name="_5f_Dealer_20_Performance_20_Monitoring_5f_NWGMA-Outlet_20_Mix_20__28_Nov_29__5f_PARETO" style:display-name="_Dealer Performance Monitoring_NWGMA-Outlet Mix (Nov)_PARETO" style:family="table-cell" style:parent-style-name="Default" style:data-style-name="N161"/>
    <style:style style:name="_5f_Dealer_20_Performance_20_Monitoring_5f_NWGMA-Outlet_20_Mix_20__28_Nov_29__5f_Pareto_28_with_20_monthly_20_monitoring_29_" style:display-name="_Dealer Performance Monitoring_NWGMA-Outlet Mix (Nov)_Pareto(with monthly monitoring)" style:family="table-cell" style:parent-style-name="Default" style:data-style-name="N161"/>
    <style:style style:name="_5f_Dealer_20_Performance_20_Monitoring_5f_NWGMA-Outlet_20_Mix_20__28_Nov_29__5f_PER_20_DIST" style:display-name="_Dealer Performance Monitoring_NWGMA-Outlet Mix (Nov)_PER DIST" style:family="table-cell" style:parent-style-name="Default" style:data-style-name="N161"/>
    <style:style style:name="_5f_Dealer_20_Performance_20_Monitoring_5f_NWGMA-Outlet_20_Mix_20__28_Nov_29__5f_Retail-WS_20_Outlet_20_Mix_20_Form" style:display-name="_Dealer Performance Monitoring_NWGMA-Outlet Mix (Nov)_Retail-WS Outlet Mix Form" style:family="table-cell" style:parent-style-name="Default" style:data-style-name="N172"/>
    <style:style style:name="_5f_Dealer_20_Performance_20_Monitoring_5f_NWGMA-Outlet_20_Mix_20__28_Nov_29__5f_REVISED_20_HYLYTS_20_-_20_new_20_forms" style:display-name="_Dealer Performance Monitoring_NWGMA-Outlet Mix (Nov)_REVISED HYLYTS - new forms" style:family="table-cell" style:parent-style-name="Default" style:data-style-name="N161"/>
    <style:style style:name="_5f_Dealer_20_Performance_20_Monitoring_5f_NWGMA-Outlet_20_Mix_20__28_Nov_29__5f_sept." style:display-name="_Dealer Performance Monitoring_NWGMA-Outlet Mix (Nov)_sept." style:family="table-cell" style:parent-style-name="Default" style:data-style-name="N161"/>
    <style:style style:name="_5f_Dealer_20_Performance_20_Monitoring_5f_NWGMA-Outlet_20_Mix_20__28_Nov_29__5f_September" style:display-name="_Dealer Performance Monitoring_NWGMA-Outlet Mix (Nov)_September" style:family="table-cell" style:parent-style-name="Default" style:data-style-name="N161"/>
    <style:style style:name="_5f_Dealer_20_Performance_20_Monitoring_5f_NWGMA-Outlet_20_Mix_20__28_Nov_29__5f_SEPTEMBER_20_MOR_20_Presentation" style:display-name="_Dealer Performance Monitoring_NWGMA-Outlet Mix (Nov)_SEPTEMBER MOR Presentation" style:family="table-cell" style:parent-style-name="Default" style:data-style-name="N169"/>
    <style:style style:name="_5f_Dealer_20_Performance_20_Monitoring_5f_NWGMA-Outlet_20_Mix_20__28_Nov_29__5f_WS_20_PROGRAM" style:display-name="_Dealer Performance Monitoring_NWGMA-Outlet Mix (Nov)_WS PROGRAM" style:family="table-cell" style:parent-style-name="Default" style:data-style-name="N161"/>
    <style:style style:name="_5f_Dealer_20_Performance_20_Monitoring_5f_NWGMA-Outlet_20_Mix_20__28_Nov_29__5f_WSP_5f_REVISED" style:display-name="_Dealer Performance Monitoring_NWGMA-Outlet Mix (Nov)_WSP_REVISED" style:family="table-cell" style:parent-style-name="Default" style:data-style-name="N161"/>
    <style:style style:name="_5f_Dealer_20_Performance_20_Monitoring_5f_NWGMA-Outlet_20_Mix_20__28_Nov_29__5f_WSP_5f_REVISED-August" style:display-name="_Dealer Performance Monitoring_NWGMA-Outlet Mix (Nov)_WSP_REVISED-August" style:family="table-cell" style:parent-style-name="Default" style:data-style-name="N161"/>
    <style:style style:name="_5f_Dealer_20_Performance_20_Monitoring_5f_NWGMA-Outlet_20_Mix_20__28_Nov_29__5f_WSP_5f_Revised-December" style:display-name="_Dealer Performance Monitoring_NWGMA-Outlet Mix (Nov)_WSP_Revised-December" style:family="table-cell" style:parent-style-name="Default" style:data-style-name="N173"/>
    <style:style style:name="_5f_Dealer_20_Performance_20_Monitoring_5f_NWGMA-Outlet_20_Mix_20__28_Nov_29__5f_WSP_5f_Revised-November" style:display-name="_Dealer Performance Monitoring_NWGMA-Outlet Mix (Nov)_WSP_Revised-November" style:family="table-cell" style:parent-style-name="Default" style:data-style-name="N173"/>
    <style:style style:name="_5f_Dealer_20_Performance_20_Monitoring_5f_NWGMA-Outlet_20_Mix_20__28_Nov_29__5f_WSP_5f_REVISED-September" style:display-name="_Dealer Performance Monitoring_NWGMA-Outlet Mix (Nov)_WSP_REVISED-September" style:family="table-cell" style:parent-style-name="Default" style:data-style-name="N161"/>
    <style:style style:name="_5f_Dealer_20_Performance_20_Monitoring_5f_PARETO" style:display-name="_Dealer Performance Monitoring_PARETO" style:family="table-cell" style:parent-style-name="Default" style:data-style-name="N161"/>
    <style:style style:name="_5f_Dealer_20_Performance_20_Monitoring_5f_Pareto_28_with_20_monthly_20_monitoring_29_" style:display-name="_Dealer Performance Monitoring_Pareto(with monthly monitoring)" style:family="table-cell" style:parent-style-name="Default" style:data-style-name="N161"/>
    <style:style style:name="_5f_Dealer_20_Performance_20_Monitoring_5f_PER_20_DIST" style:display-name="_Dealer Performance Monitoring_PER DIST" style:family="table-cell" style:parent-style-name="Default" style:data-style-name="N161"/>
    <style:style style:name="_5f_Dealer_20_Performance_20_Monitoring_5f_REVISED_20_HYLYTS_20_-_20_new_20_forms" style:display-name="_Dealer Performance Monitoring_REVISED HYLYTS - new forms" style:family="table-cell" style:parent-style-name="Default" style:data-style-name="N161"/>
    <style:style style:name="_5f_Dealer_20_Performance_20_Monitoring_5f_rtw_20_revised" style:display-name="_Dealer Performance Monitoring_rtw revised" style:family="table-cell" style:parent-style-name="Default" style:data-style-name="N172"/>
    <style:style style:name="_5f_Dealer_20_Performance_20_Monitoring_5f_sept." style:display-name="_Dealer Performance Monitoring_sept." style:family="table-cell" style:parent-style-name="Default" style:data-style-name="N161"/>
    <style:style style:name="_5f_Dealer_20_Performance_20_Monitoring_5f_September" style:display-name="_Dealer Performance Monitoring_September" style:family="table-cell" style:parent-style-name="Default" style:data-style-name="N161"/>
    <style:style style:name="_5f_Dealer_20_Performance_20_Monitoring_5f_SEPTEMBER_20_MOR_20_Presentation" style:display-name="_Dealer Performance Monitoring_SEPTEMBER MOR Presentation" style:family="table-cell" style:parent-style-name="Default" style:data-style-name="N169"/>
    <style:style style:name="_5f_Dealer_20_Performance_20_Monitoring_5f_WS_20_PROGRAM" style:display-name="_Dealer Performance Monitoring_WS PROGRAM" style:family="table-cell" style:parent-style-name="Default" style:data-style-name="N161"/>
    <style:style style:name="_5f_Dealer_20_Performance_20_Monitoring_5f_WSP_5f_REVISED" style:display-name="_Dealer Performance Monitoring_WSP_REVISED" style:family="table-cell" style:parent-style-name="Default" style:data-style-name="N161"/>
    <style:style style:name="_5f_Dealer_20_Performance_20_Monitoring_5f_WSP_5f_REVISED-August" style:display-name="_Dealer Performance Monitoring_WSP_REVISED-August" style:family="table-cell" style:parent-style-name="Default" style:data-style-name="N161"/>
    <style:style style:name="_5f_Dealer_20_Performance_20_Monitoring_5f_WSP_5f_Revised-December" style:display-name="_Dealer Performance Monitoring_WSP_Revised-December" style:family="table-cell" style:parent-style-name="Default" style:data-style-name="N172"/>
    <style:style style:name="_5f_Dealer_20_Performance_20_Monitoring_5f_WSP_5f_Revised-November" style:display-name="_Dealer Performance Monitoring_WSP_Revised-November" style:family="table-cell" style:parent-style-name="Default" style:data-style-name="N172"/>
    <style:style style:name="_5f_Dealer_20_Performance_20_Monitoring_5f_WSP_5f_REVISED-September" style:display-name="_Dealer Performance Monitoring_WSP_REVISED-September" style:family="table-cell" style:parent-style-name="Default" style:data-style-name="N161"/>
    <style:style style:name="_5f_Dealer_20_Weekly_20_Withdrawal_20_Target_20_-_20_FEB_27_03" style:display-name="_Dealer Weekly Withdrawal Target - FEB'03" style:family="table-cell" style:parent-style-name="Default" style:data-style-name="N171"/>
    <style:style style:name="_5f_DEC_20_MOR" style:display-name="_DEC MOR" style:family="table-cell" style:parent-style-name="Default" style:data-style-name="N161"/>
    <style:style style:name="_5f_Dec_20_Pres_27_n" style:display-name="_Dec Pres'n" style:family="table-cell" style:parent-style-name="Default" style:data-style-name="N169"/>
    <style:style style:name="_5f_DECEMBER_20_MOR_20_Presentation" style:display-name="_DECEMBER MOR Presentation" style:family="table-cell" style:parent-style-name="Default" style:data-style-name="N169"/>
    <style:style style:name="_5f_Direct_20_Outlet_5f_Active_20_Outlet_20_Coverage_20_Chart" style:display-name="_Direct Outlet_Active Outlet Coverage Chart" style:family="table-cell" style:parent-style-name="Default" style:data-style-name="N161"/>
    <style:style style:name="_5f_DIST._20_1_20_MOR_20_CHARTS_20_NOVEMBER_20_2003" style:display-name="_DIST. 1 MOR CHARTS NOVEMBER 2003" style:family="table-cell" style:parent-style-name="Default" style:data-style-name="N172"/>
    <style:style style:name="_5f_DLR_20_FGS-july" style:display-name="_DLR FGS-july" style:family="table-cell" style:parent-style-name="Default" style:data-style-name="N169"/>
    <style:style style:name="_5f_FE" style:display-name="_FE" style:family="table-cell" style:parent-style-name="Default" style:data-style-name="N161"/>
    <style:style style:name="_5f_FE_20_TO_20_SMBX" style:display-name="_FE TO SMBX" style:family="table-cell" style:parent-style-name="Default" style:data-style-name="N161"/>
    <style:style style:name="_5f_FGS_20_4TH_20_QTR_20_REVISION" style:display-name="_FGS 4TH QTR REVISION" style:family="table-cell" style:parent-style-name="Default" style:data-style-name="N169"/>
    <style:style style:name="_5f_FORMAT_5f_PARETO_5f_AREA" style:display-name="_FORMAT_PARETO_AREA" style:family="table-cell" style:parent-style-name="Default" style:data-style-name="N161"/>
    <style:style style:name="_5f_Formats_20_for_20_June_20_3_20_and_20_4_20_AMT_20_Meeting" style:display-name="_Formats for June 3 and 4 AMT Meeting" style:family="table-cell" style:parent-style-name="Default" style:data-style-name="N169"/>
    <style:style style:name="_5f_Geographic_20_Pareto_20__28_Rev_29_" style:display-name="_Geographic Pareto (Rev)" style:family="table-cell" style:parent-style-name="Default" style:data-style-name="N169"/>
    <style:style style:name="_5f_Geographic_20_Pareto_20__28_Rev_29_.xls_20_Chart_20_1" style:display-name="_Geographic Pareto (Rev).xls Chart 1" style:family="table-cell" style:parent-style-name="Default" style:data-style-name="N161"/>
    <style:style style:name="_5f_highlights" style:display-name="_highlights" style:family="table-cell" style:parent-style-name="Default" style:data-style-name="N161"/>
    <style:style style:name="_5f_HL_20__26__20_POT" style:display-name="_HL &amp; POT" style:family="table-cell" style:parent-style-name="Default" style:data-style-name="N161"/>
    <style:style style:name="_5f_HL_20__26__20_POT_20_CONVERSION" style:display-name="_HL &amp; POT CONVERSION" style:family="table-cell" style:parent-style-name="Default" style:data-style-name="N161"/>
    <style:style style:name="_5f_June_20_2003_20_MOR_20_Charts" style:display-name="_June 2003 MOR Charts" style:family="table-cell" style:parent-style-name="Default" style:data-style-name="N169"/>
    <style:style style:name="_5f_JUNE_20_MOR_20_Presentation" style:display-name="_JUNE MOR Presentation" style:family="table-cell" style:parent-style-name="Default" style:data-style-name="N169"/>
    <style:style style:name="_5f_JUNE_20_MOR_20_Presentation_20_Revised_5f_FINAL" style:display-name="_JUNE MOR Presentation Revised_FINAL" style:family="table-cell" style:parent-style-name="Default" style:data-style-name="N169"/>
    <style:style style:name="_5f_June_20_Presentation_20_Materials" style:display-name="_June Presentation Materials" style:family="table-cell" style:parent-style-name="Default" style:data-style-name="N169"/>
    <style:style style:name="_5f_MAY_20_MOR_20_Presentation" style:display-name="_MAY MOR Presentation" style:family="table-cell" style:parent-style-name="Default" style:data-style-name="N173"/>
    <style:style style:name="_5f_Monthly_20_BP" style:display-name="_Monthly BP" style:family="table-cell" style:parent-style-name="Default" style:data-style-name="N169"/>
    <style:style style:name="_5f_MOR_5f_NOVEMBER" style:display-name="_MOR_NOVEMBER" style:family="table-cell" style:parent-style-name="Default" style:data-style-name="N136"/>
    <style:style style:name="_5f_MOR_5f_NOVEMBER_5f_AD_20_HOC_5f_MKT_20_SHARE_5f_2002" style:display-name="_MOR_NOVEMBER_AD HOC_MKT SHARE_2002" style:family="table-cell" style:parent-style-name="Default" style:data-style-name="N169"/>
    <style:style style:name="_5f_MOR_5f_NOVEMBER_5f_AD_20_HOC_5f_MKT_20_SHARE_5f_2002_5f_04_20_MOR" style:display-name="_MOR_NOVEMBER_AD HOC_MKT SHARE_2002_04 MOR" style:family="table-cell" style:parent-style-name="Default" style:data-style-name="N161"/>
    <style:style style:name="_5f_MOR_5f_NOVEMBER_5f_AD_20_HOC_5f_MKT_20_SHARE_5f_2002_5f_04-MOR_5f_nwgma" style:display-name="_MOR_NOVEMBER_AD HOC_MKT SHARE_2002_04-MOR_nwgma" style:family="table-cell" style:parent-style-name="Default" style:data-style-name="N165"/>
    <style:style style:name="_5f_MOR_5f_NOVEMBER_5f_AD_20_HOC_5f_MKT_20_SHARE_5f_2002_5f_04-MOR_5f_nwgma_5f_04_20_MOR" style:display-name="_MOR_NOVEMBER_AD HOC_MKT SHARE_2002_04-MOR_nwgma_04 MOR" style:family="table-cell" style:parent-style-name="Default" style:data-style-name="N166"/>
    <style:style style:name="_5f_MOR_5f_NOVEMBER_5f_AD_20_HOC_5f_MKT_20_SHARE_5f_2002_5f_04-MOR_5f_nwgma_5f_06_20_MOR" style:display-name="_MOR_NOVEMBER_AD HOC_MKT SHARE_2002_04-MOR_nwgma_06 MOR" style:family="table-cell" style:parent-style-name="Default" style:data-style-name="N166"/>
    <style:style style:name="_5f_MOR_5f_NOVEMBER_5f_AD_20_HOC_5f_MKT_20_SHARE_5f_2002_5f_04-MOR_5f_nwgma_5f_06-2003" style:display-name="_MOR_NOVEMBER_AD HOC_MKT SHARE_2002_04-MOR_nwgma_06-2003" style:family="table-cell" style:parent-style-name="Default" style:data-style-name="N165"/>
    <style:style style:name="_5f_MOR_5f_NOVEMBER_5f_AD_20_HOC_5f_MKT_20_SHARE_5f_2002_5f_04-MOR_5f_nwgma_5f_07-2003" style:display-name="_MOR_NOVEMBER_AD HOC_MKT SHARE_2002_04-MOR_nwgma_07-2003" style:family="table-cell" style:parent-style-name="Default" style:data-style-name="N165"/>
    <style:style style:name="_5f_MOR_5f_NOVEMBER_5f_AD_20_HOC_5f_MKT_20_SHARE_5f_2002_5f_04-MOR_5f_nwgma_5f_08-FDS_20_CHARTS" style:display-name="_MOR_NOVEMBER_AD HOC_MKT SHARE_2002_04-MOR_nwgma_08-FDS CHARTS" style:family="table-cell" style:parent-style-name="Default" style:data-style-name="N166"/>
    <style:style style:name="_5f_MOR_5f_NOVEMBER_5f_AD_20_HOC_5f_MKT_20_SHARE_5f_2002_5f_04-MOR_5f_nwgma_5f_1-_20_March_20_2003_20_MOR_20_Charts" style:display-name="_MOR_NOVEMBER_AD HOC_MKT SHARE_2002_04-MOR_nwgma_1- March 2003 MOR Charts" style:family="table-cell" style:parent-style-name="Default" style:data-style-name="N165"/>
    <style:style style:name="_5f_MOR_5f_NOVEMBER_5f_AD_20_HOC_5f_MKT_20_SHARE_5f_2002_5f_04-MOR_5f_nwgma_5f_1-CGMA" style:display-name="_MOR_NOVEMBER_AD HOC_MKT SHARE_2002_04-MOR_nwgma_1-CGMA" style:family="table-cell" style:parent-style-name="Default" style:data-style-name="N166"/>
    <style:style style:name="_5f_MOR_5f_NOVEMBER_5f_AD_20_HOC_5f_MKT_20_SHARE_5f_2002_5f_04-MOR_5f_nwgma_5f_1-NGMA" style:display-name="_MOR_NOVEMBER_AD HOC_MKT SHARE_2002_04-MOR_nwgma_1-NGMA" style:family="table-cell" style:parent-style-name="Default" style:data-style-name="N165"/>
    <style:style style:name="_5f_MOR_5f_NOVEMBER_5f_AD_20_HOC_5f_MKT_20_SHARE_5f_2002_5f_04-MOR_5f_nwgma_5f_12-MOR" style:display-name="_MOR_NOVEMBER_AD HOC_MKT SHARE_2002_04-MOR_nwgma_12-MOR" style:family="table-cell" style:parent-style-name="Default" style:data-style-name="N165"/>
    <style:style style:name="_5f_MOR_5f_NOVEMBER_5f_AD_20_HOC_5f_MKT_20_SHARE_5f_2002_5f_04-MOR_5f_nwgma_5f_2-CGMA" style:display-name="_MOR_NOVEMBER_AD HOC_MKT SHARE_2002_04-MOR_nwgma_2-CGMA" style:family="table-cell" style:parent-style-name="Default" style:data-style-name="N166"/>
    <style:style style:name="_5f_MOR_5f_NOVEMBER_5f_AD_20_HOC_5f_MKT_20_SHARE_5f_2002_5f_04-MOR_5f_nwgma_5f_2003_20_DLR_20_WD_20_and_20_STT" style:display-name="_MOR_NOVEMBER_AD HOC_MKT SHARE_2002_04-MOR_nwgma_2003 DLR WD and STT" style:family="table-cell" style:parent-style-name="Default" style:data-style-name="N165"/>
    <style:style style:name="_5f_MOR_5f_NOVEMBER_5f_AD_20_HOC_5f_MKT_20_SHARE_5f_2002_5f_04-MOR_5f_nwgma_5f_3-BBR" style:display-name="_MOR_NOVEMBER_AD HOC_MKT SHARE_2002_04-MOR_nwgma_3-BBR" style:family="table-cell" style:parent-style-name="Default" style:data-style-name="N165"/>
    <style:style style:name="_5f_MOR_5f_NOVEMBER_5f_AD_20_HOC_5f_MKT_20_SHARE_5f_2002_5f_04-MOR_5f_nwgma_5f_4-NWGMA" style:display-name="_MOR_NOVEMBER_AD HOC_MKT SHARE_2002_04-MOR_nwgma_4-NWGMA" style:family="table-cell" style:parent-style-name="Default" style:data-style-name="N165"/>
    <style:style style:name="_5f_MOR_5f_NOVEMBER_5f_AD_20_HOC_5f_MKT_20_SHARE_5f_2002_5f_04-MOR_5f_nwgma_5f_AA_20_Form" style:display-name="_MOR_NOVEMBER_AD HOC_MKT SHARE_2002_04-MOR_nwgma_AA Form" style:family="table-cell" style:parent-style-name="Default" style:data-style-name="N166"/>
    <style:style style:name="_5f_MOR_5f_NOVEMBER_5f_AD_20_HOC_5f_MKT_20_SHARE_5f_2002_5f_04-MOR_5f_nwgma_5f_ACTIVE_20_OUTLET_20_TARGET_20_-_20_05_28_NEW_20_FORMAT_29_" style:display-name="_MOR_NOVEMBER_AD HOC_MKT SHARE_2002_04-MOR_nwgma_ACTIVE OUTLET TARGET - 05(NEW FORMAT)" style:family="table-cell" style:parent-style-name="Default" style:data-style-name="N165"/>
    <style:style style:name="_5f_MOR_5f_NOVEMBER_5f_AD_20_HOC_5f_MKT_20_SHARE_5f_2002_5f_04-MOR_5f_nwgma_5f_ACTIVE_20_OUTLETS_20_TARGET_20_MONITORING" style:display-name="_MOR_NOVEMBER_AD HOC_MKT SHARE_2002_04-MOR_nwgma_ACTIVE OUTLETS TARGET MONITORING" style:family="table-cell" style:parent-style-name="Default" style:data-style-name="N166"/>
    <style:style style:name="_5f_MOR_5f_NOVEMBER_5f_AD_20_HOC_5f_MKT_20_SHARE_5f_2002_5f_04-MOR_5f_nwgma_5f_Book2" style:display-name="_MOR_NOVEMBER_AD HOC_MKT SHARE_2002_04-MOR_nwgma_Book2" style:family="table-cell" style:parent-style-name="Default" style:data-style-name="N166"/>
    <style:style style:name="_5f_MOR_5f_NOVEMBER_5f_AD_20_HOC_5f_MKT_20_SHARE_5f_2002_5f_04-MOR_5f_nwgma_5f_business_20_process" style:display-name="_MOR_NOVEMBER_AD HOC_MKT SHARE_2002_04-MOR_nwgma_business process" style:family="table-cell" style:parent-style-name="Default" style:data-style-name="N166"/>
    <style:style style:name="_5f_MOR_5f_NOVEMBER_5f_AD_20_HOC_5f_MKT_20_SHARE_5f_2002_5f_04-MOR_5f_nwgma_5f_CGMA-MATERIALS" style:display-name="_MOR_NOVEMBER_AD HOC_MKT SHARE_2002_04-MOR_nwgma_CGMA-MATERIALS" style:family="table-cell" style:parent-style-name="Default" style:data-style-name="N165"/>
    <style:style style:name="_5f_MOR_5f_NOVEMBER_5f_AD_20_HOC_5f_MKT_20_SHARE_5f_2002_5f_04-MOR_5f_nwgma_5f_CGMA_5f_May_20_MOR" style:display-name="_MOR_NOVEMBER_AD HOC_MKT SHARE_2002_04-MOR_nwgma_CGMA_May MOR" style:family="table-cell" style:parent-style-name="Default" style:data-style-name="N166"/>
    <style:style style:name="_5f_MOR_5f_NOVEMBER_5f_AD_20_HOC_5f_MKT_20_SHARE_5f_2002_5f_04-MOR_5f_nwgma_5f_DEC_20_MOR" style:display-name="_MOR_NOVEMBER_AD HOC_MKT SHARE_2002_04-MOR_nwgma_DEC MOR" style:family="table-cell" style:parent-style-name="Default" style:data-style-name="N166"/>
    <style:style style:name="_5f_MOR_5f_NOVEMBER_5f_AD_20_HOC_5f_MKT_20_SHARE_5f_2002_5f_04-MOR_5f_nwgma_5f_Dec_20_Pres_27_n" style:display-name="_MOR_NOVEMBER_AD HOC_MKT SHARE_2002_04-MOR_nwgma_Dec Pres'n" style:family="table-cell" style:parent-style-name="Default" style:data-style-name="N165"/>
    <style:style style:name="_5f_MOR_5f_NOVEMBER_5f_AD_20_HOC_5f_MKT_20_SHARE_5f_2002_5f_04-MOR_5f_nwgma_5f_DECEMBER_20_MOR_20_Presentation" style:display-name="_MOR_NOVEMBER_AD HOC_MKT SHARE_2002_04-MOR_nwgma_DECEMBER MOR Presentation" style:family="table-cell" style:parent-style-name="Default" style:data-style-name="N165"/>
    <style:style style:name="_5f_MOR_5f_NOVEMBER_5f_AD_20_HOC_5f_MKT_20_SHARE_5f_2002_5f_04-MOR_5f_nwgma_5f_Direct_20_Outlet_5f_Active_20_Outlet_20_Coverage_20_Chart" style:display-name="_MOR_NOVEMBER_AD HOC_MKT SHARE_2002_04-MOR_nwgma_Direct Outlet_Active Outlet Coverage Chart" style:family="table-cell" style:parent-style-name="Default" style:data-style-name="N166"/>
    <style:style style:name="_5f_MOR_5f_NOVEMBER_5f_AD_20_HOC_5f_MKT_20_SHARE_5f_2002_5f_04-MOR_5f_nwgma_5f_DLR_20_FGS-july" style:display-name="_MOR_NOVEMBER_AD HOC_MKT SHARE_2002_04-MOR_nwgma_DLR FGS-july" style:family="table-cell" style:parent-style-name="Default" style:data-style-name="N165"/>
    <style:style style:name="_5f_MOR_5f_NOVEMBER_5f_AD_20_HOC_5f_MKT_20_SHARE_5f_2002_5f_04-MOR_5f_nwgma_5f_FE" style:display-name="_MOR_NOVEMBER_AD HOC_MKT SHARE_2002_04-MOR_nwgma_FE" style:family="table-cell" style:parent-style-name="Default" style:data-style-name="N166"/>
    <style:style style:name="_5f_MOR_5f_NOVEMBER_5f_AD_20_HOC_5f_MKT_20_SHARE_5f_2002_5f_04-MOR_5f_nwgma_5f_FE_20_TO_20_SMBX" style:display-name="_MOR_NOVEMBER_AD HOC_MKT SHARE_2002_04-MOR_nwgma_FE TO SMBX" style:family="table-cell" style:parent-style-name="Default" style:data-style-name="N166"/>
    <style:style style:name="_5f_MOR_5f_NOVEMBER_5f_AD_20_HOC_5f_MKT_20_SHARE_5f_2002_5f_04-MOR_5f_nwgma_5f_FGS_20_4TH_20_QTR_20_REVISION" style:display-name="_MOR_NOVEMBER_AD HOC_MKT SHARE_2002_04-MOR_nwgma_FGS 4TH QTR REVISION" style:family="table-cell" style:parent-style-name="Default" style:data-style-name="N165"/>
    <style:style style:name="_5f_MOR_5f_NOVEMBER_5f_AD_20_HOC_5f_MKT_20_SHARE_5f_2002_5f_04-MOR_5f_nwgma_5f_FORMAT_5f_PARETO_5f_AREA" style:display-name="_MOR_NOVEMBER_AD HOC_MKT SHARE_2002_04-MOR_nwgma_FORMAT_PARETO_AREA" style:family="table-cell" style:parent-style-name="Default" style:data-style-name="N166"/>
    <style:style style:name="_5f_MOR_5f_NOVEMBER_5f_AD_20_HOC_5f_MKT_20_SHARE_5f_2002_5f_04-MOR_5f_nwgma_5f_Formats_20_for_20_June_20_3_20_and_20_4_20_AMT_20_Meeting" style:display-name="_MOR_NOVEMBER_AD HOC_MKT SHARE_2002_04-MOR_nwgma_Formats for June 3 and 4 AMT Meeting" style:family="table-cell" style:parent-style-name="Default" style:data-style-name="N165"/>
    <style:style style:name="_5f_MOR_5f_NOVEMBER_5f_AD_20_HOC_5f_MKT_20_SHARE_5f_2002_5f_04-MOR_5f_nwgma_5f_Geographic_20_Pareto_20__28_Rev_29_" style:display-name="_MOR_NOVEMBER_AD HOC_MKT SHARE_2002_04-MOR_nwgma_Geographic Pareto (Rev)" style:family="table-cell" style:parent-style-name="Default" style:data-style-name="N165"/>
    <style:style style:name="_5f_MOR_5f_NOVEMBER_5f_AD_20_HOC_5f_MKT_20_SHARE_5f_2002_5f_04-MOR_5f_nwgma_5f_Geographic_20_Pareto_20__28_Rev_29_.xls_20_Chart_20_1" style:display-name="_MOR_NOVEMBER_AD HOC_MKT SHARE_2002_04-MOR_nwgma_Geographic Pareto (Rev).xls Chart 1" style:family="table-cell" style:parent-style-name="Default" style:data-style-name="N166"/>
    <style:style style:name="_5f_MOR_5f_NOVEMBER_5f_AD_20_HOC_5f_MKT_20_SHARE_5f_2002_5f_04-MOR_5f_nwgma_5f_highlights" style:display-name="_MOR_NOVEMBER_AD HOC_MKT SHARE_2002_04-MOR_nwgma_highlights" style:family="table-cell" style:parent-style-name="Default" style:data-style-name="N166"/>
    <style:style style:name="_5f_MOR_5f_NOVEMBER_5f_AD_20_HOC_5f_MKT_20_SHARE_5f_2002_5f_04-MOR_5f_nwgma_5f_HL_20__26__20_POT" style:display-name="_MOR_NOVEMBER_AD HOC_MKT SHARE_2002_04-MOR_nwgma_HL &amp; POT" style:family="table-cell" style:parent-style-name="Default" style:data-style-name="N166"/>
    <style:style style:name="_5f_MOR_5f_NOVEMBER_5f_AD_20_HOC_5f_MKT_20_SHARE_5f_2002_5f_04-MOR_5f_nwgma_5f_HL_20__26__20_POT_20_CONVERSION" style:display-name="_MOR_NOVEMBER_AD HOC_MKT SHARE_2002_04-MOR_nwgma_HL &amp; POT CONVERSION" style:family="table-cell" style:parent-style-name="Default" style:data-style-name="N166"/>
    <style:style style:name="_5f_MOR_5f_NOVEMBER_5f_AD_20_HOC_5f_MKT_20_SHARE_5f_2002_5f_04-MOR_5f_nwgma_5f_June_20_2003_20_MOR_20_Charts" style:display-name="_MOR_NOVEMBER_AD HOC_MKT SHARE_2002_04-MOR_nwgma_June 2003 MOR Charts" style:family="table-cell" style:parent-style-name="Default" style:data-style-name="N165"/>
    <style:style style:name="_5f_MOR_5f_NOVEMBER_5f_AD_20_HOC_5f_MKT_20_SHARE_5f_2002_5f_04-MOR_5f_nwgma_5f_JUNE_20_MOR_20_Presentation" style:display-name="_MOR_NOVEMBER_AD HOC_MKT SHARE_2002_04-MOR_nwgma_JUNE MOR Presentation" style:family="table-cell" style:parent-style-name="Default" style:data-style-name="N165"/>
    <style:style style:name="_5f_MOR_5f_NOVEMBER_5f_AD_20_HOC_5f_MKT_20_SHARE_5f_2002_5f_04-MOR_5f_nwgma_5f_JUNE_20_MOR_20_Presentation_20_Revised_5f_FINAL" style:display-name="_MOR_NOVEMBER_AD HOC_MKT SHARE_2002_04-MOR_nwgma_JUNE MOR Presentation Revised_FINAL" style:family="table-cell" style:parent-style-name="Default" style:data-style-name="N165"/>
    <style:style style:name="_5f_MOR_5f_NOVEMBER_5f_AD_20_HOC_5f_MKT_20_SHARE_5f_2002_5f_04-MOR_5f_nwgma_5f_June_20_Presentation_20_Materials" style:display-name="_MOR_NOVEMBER_AD HOC_MKT SHARE_2002_04-MOR_nwgma_June Presentation Materials" style:family="table-cell" style:parent-style-name="Default" style:data-style-name="N165"/>
    <style:style style:name="_5f_MOR_5f_NOVEMBER_5f_AD_20_HOC_5f_MKT_20_SHARE_5f_2002_5f_04-MOR_5f_nwgma_5f_Monthly_20_BP" style:display-name="_MOR_NOVEMBER_AD HOC_MKT SHARE_2002_04-MOR_nwgma_Monthly BP" style:family="table-cell" style:parent-style-name="Default" style:data-style-name="N165"/>
    <style:style style:name="_5f_MOR_5f_NOVEMBER_5f_AD_20_HOC_5f_MKT_20_SHARE_5f_2002_5f_04-MOR_5f_nwgma_5f_new_20_forms" style:display-name="_MOR_NOVEMBER_AD HOC_MKT SHARE_2002_04-MOR_nwgma_new forms" style:family="table-cell" style:parent-style-name="Default" style:data-style-name="N166"/>
    <style:style style:name="_5f_MOR_5f_NOVEMBER_5f_AD_20_HOC_5f_MKT_20_SHARE_5f_2002_5f_04-MOR_5f_nwgma_5f_PARETO" style:display-name="_MOR_NOVEMBER_AD HOC_MKT SHARE_2002_04-MOR_nwgma_PARETO" style:family="table-cell" style:parent-style-name="Default" style:data-style-name="N166"/>
    <style:style style:name="_5f_MOR_5f_NOVEMBER_5f_AD_20_HOC_5f_MKT_20_SHARE_5f_2002_5f_04-MOR_5f_nwgma_5f_Pareto_28_with_20_monthly_20_monitoring_29_" style:display-name="_MOR_NOVEMBER_AD HOC_MKT SHARE_2002_04-MOR_nwgma_Pareto(with monthly monitoring)" style:family="table-cell" style:parent-style-name="Default" style:data-style-name="N166"/>
    <style:style style:name="_5f_MOR_5f_NOVEMBER_5f_AD_20_HOC_5f_MKT_20_SHARE_5f_2002_5f_04-MOR_5f_nwgma_5f_PER_20_DIST" style:display-name="_MOR_NOVEMBER_AD HOC_MKT SHARE_2002_04-MOR_nwgma_PER DIST" style:family="table-cell" style:parent-style-name="Default" style:data-style-name="N166"/>
    <style:style style:name="_5f_MOR_5f_NOVEMBER_5f_AD_20_HOC_5f_MKT_20_SHARE_5f_2002_5f_04-MOR_5f_nwgma_5f_REVISED_20_HYLYTS_20_-_20_new_20_forms" style:display-name="_MOR_NOVEMBER_AD HOC_MKT SHARE_2002_04-MOR_nwgma_REVISED HYLYTS - new forms" style:family="table-cell" style:parent-style-name="Default" style:data-style-name="N166"/>
    <style:style style:name="_5f_MOR_5f_NOVEMBER_5f_AD_20_HOC_5f_MKT_20_SHARE_5f_2002_5f_04-MOR_5f_nwgma_5f_rtw_20_revised" style:display-name="_MOR_NOVEMBER_AD HOC_MKT SHARE_2002_04-MOR_nwgma_rtw revised" style:family="table-cell" style:parent-style-name="Default" style:data-style-name="N168"/>
    <style:style style:name="_5f_MOR_5f_NOVEMBER_5f_AD_20_HOC_5f_MKT_20_SHARE_5f_2002_5f_04-MOR_5f_nwgma_5f_sept." style:display-name="_MOR_NOVEMBER_AD HOC_MKT SHARE_2002_04-MOR_nwgma_sept." style:family="table-cell" style:parent-style-name="Default" style:data-style-name="N166"/>
    <style:style style:name="_5f_MOR_5f_NOVEMBER_5f_AD_20_HOC_5f_MKT_20_SHARE_5f_2002_5f_04-MOR_5f_nwgma_5f_September" style:display-name="_MOR_NOVEMBER_AD HOC_MKT SHARE_2002_04-MOR_nwgma_September" style:family="table-cell" style:parent-style-name="Default" style:data-style-name="N166"/>
    <style:style style:name="_5f_MOR_5f_NOVEMBER_5f_AD_20_HOC_5f_MKT_20_SHARE_5f_2002_5f_04-MOR_5f_nwgma_5f_WS_20_PROGRAM" style:display-name="_MOR_NOVEMBER_AD HOC_MKT SHARE_2002_04-MOR_nwgma_WS PROGRAM" style:family="table-cell" style:parent-style-name="Default" style:data-style-name="N166"/>
    <style:style style:name="_5f_MOR_5f_NOVEMBER_5f_AD_20_HOC_5f_MKT_20_SHARE_5f_2002_5f_04-MOR_5f_nwgma_5f_WSP_5f_REVISED" style:display-name="_MOR_NOVEMBER_AD HOC_MKT SHARE_2002_04-MOR_nwgma_WSP_REVISED" style:family="table-cell" style:parent-style-name="Default" style:data-style-name="N166"/>
    <style:style style:name="_5f_MOR_5f_NOVEMBER_5f_AD_20_HOC_5f_MKT_20_SHARE_5f_2002_5f_04-MOR_5f_nwgma_5f_WSP_5f_REVISED-August" style:display-name="_MOR_NOVEMBER_AD HOC_MKT SHARE_2002_04-MOR_nwgma_WSP_REVISED-August" style:family="table-cell" style:parent-style-name="Default" style:data-style-name="N166"/>
    <style:style style:name="_5f_MOR_5f_NOVEMBER_5f_AD_20_HOC_5f_MKT_20_SHARE_5f_2002_5f_04-MOR_5f_nwgma_5f_WSP_5f_REVISED-September" style:display-name="_MOR_NOVEMBER_AD HOC_MKT SHARE_2002_04-MOR_nwgma_WSP_REVISED-September" style:family="table-cell" style:parent-style-name="Default" style:data-style-name="N166"/>
    <style:style style:name="_5f_MOR_5f_NOVEMBER_5f_AD_20_HOC_5f_MKT_20_SHARE_5f_2002_5f_06_20_MOR" style:display-name="_MOR_NOVEMBER_AD HOC_MKT SHARE_2002_06 MOR" style:family="table-cell" style:parent-style-name="Default" style:data-style-name="N161"/>
    <style:style style:name="_5f_MOR_5f_NOVEMBER_5f_AD_20_HOC_5f_MKT_20_SHARE_5f_2002_5f_06-2003" style:display-name="_MOR_NOVEMBER_AD HOC_MKT SHARE_2002_06-2003" style:family="table-cell" style:parent-style-name="Default" style:data-style-name="N169"/>
    <style:style style:name="_5f_MOR_5f_NOVEMBER_5f_AD_20_HOC_5f_MKT_20_SHARE_5f_2002_5f_07-2003" style:display-name="_MOR_NOVEMBER_AD HOC_MKT SHARE_2002_07-2003" style:family="table-cell" style:parent-style-name="Default" style:data-style-name="N169"/>
    <style:style style:name="_5f_MOR_5f_NOVEMBER_5f_AD_20_HOC_5f_MKT_20_SHARE_5f_2002_5f_08-FDS_20_CHARTS" style:display-name="_MOR_NOVEMBER_AD HOC_MKT SHARE_2002_08-FDS CHARTS" style:family="table-cell" style:parent-style-name="Default" style:data-style-name="N161"/>
    <style:style style:name="_5f_MOR_5f_NOVEMBER_5f_AD_20_HOC_5f_MKT_20_SHARE_5f_2002_5f_1-_20_March_20_2003_20_MOR_20_Charts" style:display-name="_MOR_NOVEMBER_AD HOC_MKT SHARE_2002_1- March 2003 MOR Charts" style:family="table-cell" style:parent-style-name="Default" style:data-style-name="N169"/>
    <style:style style:name="_5f_MOR_5f_NOVEMBER_5f_AD_20_HOC_5f_MKT_20_SHARE_5f_2002_5f_1-CGMA" style:display-name="_MOR_NOVEMBER_AD HOC_MKT SHARE_2002_1-CGMA" style:family="table-cell" style:parent-style-name="Default" style:data-style-name="N161"/>
    <style:style style:name="_5f_MOR_5f_NOVEMBER_5f_AD_20_HOC_5f_MKT_20_SHARE_5f_2002_5f_1-NGMA" style:display-name="_MOR_NOVEMBER_AD HOC_MKT SHARE_2002_1-NGMA" style:family="table-cell" style:parent-style-name="Default" style:data-style-name="N169"/>
    <style:style style:name="_5f_MOR_5f_NOVEMBER_5f_AD_20_HOC_5f_MKT_20_SHARE_5f_2002_5f_11-NWGMA" style:display-name="_MOR_NOVEMBER_AD HOC_MKT SHARE_2002_11-NWGMA" style:family="table-cell" style:parent-style-name="Default" style:data-style-name="N167"/>
    <style:style style:name="_5f_MOR_5f_NOVEMBER_5f_AD_20_HOC_5f_MKT_20_SHARE_5f_2002_5f_12-MOR" style:display-name="_MOR_NOVEMBER_AD HOC_MKT SHARE_2002_12-MOR" style:family="table-cell" style:parent-style-name="Default" style:data-style-name="N169"/>
    <style:style style:name="_5f_MOR_5f_NOVEMBER_5f_AD_20_HOC_5f_MKT_20_SHARE_5f_2002_5f_2-CGMA" style:display-name="_MOR_NOVEMBER_AD HOC_MKT SHARE_2002_2-CGMA" style:family="table-cell" style:parent-style-name="Default" style:data-style-name="N161"/>
    <style:style style:name="_5f_MOR_5f_NOVEMBER_5f_AD_20_HOC_5f_MKT_20_SHARE_5f_2002_5f_2003_20_DLR_20_WD_20_and_20_STT" style:display-name="_MOR_NOVEMBER_AD HOC_MKT SHARE_2002_2003 DLR WD and STT" style:family="table-cell" style:parent-style-name="Default" style:data-style-name="N169"/>
    <style:style style:name="_5f_MOR_5f_NOVEMBER_5f_AD_20_HOC_5f_MKT_20_SHARE_5f_2002_5f_3-BBR" style:display-name="_MOR_NOVEMBER_AD HOC_MKT SHARE_2002_3-BBR" style:family="table-cell" style:parent-style-name="Default" style:data-style-name="N169"/>
    <style:style style:name="_5f_MOR_5f_NOVEMBER_5f_AD_20_HOC_5f_MKT_20_SHARE_5f_2002_5f_4-NWGMA" style:display-name="_MOR_NOVEMBER_AD HOC_MKT SHARE_2002_4-NWGMA" style:family="table-cell" style:parent-style-name="Default" style:data-style-name="N169"/>
    <style:style style:name="_5f_MOR_5f_NOVEMBER_5f_AD_20_HOC_5f_MKT_20_SHARE_5f_2002_5f_AA_20_Form" style:display-name="_MOR_NOVEMBER_AD HOC_MKT SHARE_2002_AA Form" style:family="table-cell" style:parent-style-name="Default" style:data-style-name="N161"/>
    <style:style style:name="_5f_MOR_5f_NOVEMBER_5f_AD_20_HOC_5f_MKT_20_SHARE_5f_2002_5f_ACTIVE_20_OUTLET_20_TARGET_20_-_20_05_28_NEW_20_FORMAT_29_" style:display-name="_MOR_NOVEMBER_AD HOC_MKT SHARE_2002_ACTIVE OUTLET TARGET - 05(NEW FORMAT)" style:family="table-cell" style:parent-style-name="Default" style:data-style-name="N169"/>
    <style:style style:name="_5f_MOR_5f_NOVEMBER_5f_AD_20_HOC_5f_MKT_20_SHARE_5f_2002_5f_Active_20_Outlets_20_-_20_GNR" style:display-name="_MOR_NOVEMBER_AD HOC_MKT SHARE_2002_Active Outlets - GNR" style:family="table-cell" style:parent-style-name="Default" style:data-style-name="N169"/>
    <style:style style:name="_5f_MOR_5f_NOVEMBER_5f_AD_20_HOC_5f_MKT_20_SHARE_5f_2002_5f_ACTIVE_20_OUTLETS_20_TARGET_20_MONITORING" style:display-name="_MOR_NOVEMBER_AD HOC_MKT SHARE_2002_ACTIVE OUTLETS TARGET MONITORING" style:family="table-cell" style:parent-style-name="Default" style:data-style-name="N161"/>
    <style:style style:name="_5f_MOR_5f_NOVEMBER_5f_AD_20_HOC_5f_MKT_20_SHARE_5f_2002_5f_Book2" style:display-name="_MOR_NOVEMBER_AD HOC_MKT SHARE_2002_Book2" style:family="table-cell" style:parent-style-name="Default" style:data-style-name="N161"/>
    <style:style style:name="_5f_MOR_5f_NOVEMBER_5f_AD_20_HOC_5f_MKT_20_SHARE_5f_2002_5f_business_20_process" style:display-name="_MOR_NOVEMBER_AD HOC_MKT SHARE_2002_business process" style:family="table-cell" style:parent-style-name="Default" style:data-style-name="N161"/>
    <style:style style:name="_5f_MOR_5f_NOVEMBER_5f_AD_20_HOC_5f_MKT_20_SHARE_5f_2002_5f_CGMA-MATERIALS" style:display-name="_MOR_NOVEMBER_AD HOC_MKT SHARE_2002_CGMA-MATERIALS" style:family="table-cell" style:parent-style-name="Default" style:data-style-name="N169"/>
    <style:style style:name="_5f_MOR_5f_NOVEMBER_5f_AD_20_HOC_5f_MKT_20_SHARE_5f_2002_5f_CGMA_5f_May_20_MOR" style:display-name="_MOR_NOVEMBER_AD HOC_MKT SHARE_2002_CGMA_May MOR" style:family="table-cell" style:parent-style-name="Default" style:data-style-name="N161"/>
    <style:style style:name="_5f_MOR_5f_NOVEMBER_5f_AD_20_HOC_5f_MKT_20_SHARE_5f_2002_5f_Dealer_20_Performance_20_Monitoring" style:display-name="_MOR_NOVEMBER_AD HOC_MKT SHARE_2002_Dealer Performance Monitoring" style:family="table-cell" style:parent-style-name="Default" style:data-style-name="N169"/>
    <style:style style:name="_5f_MOR_5f_NOVEMBER_5f_AD_20_HOC_5f_MKT_20_SHARE_5f_2002_5f_Dealer_20_Performance_20_Monitoring_5f_04_20_MOR" style:display-name="_MOR_NOVEMBER_AD HOC_MKT SHARE_2002_Dealer Performance Monitoring_04 MOR" style:family="table-cell" style:parent-style-name="Default" style:data-style-name="N161"/>
    <style:style style:name="_5f_MOR_5f_NOVEMBER_5f_AD_20_HOC_5f_MKT_20_SHARE_5f_2002_5f_Dealer_20_Performance_20_Monitoring_5f_06_20_MOR" style:display-name="_MOR_NOVEMBER_AD HOC_MKT SHARE_2002_Dealer Performance Monitoring_06 MOR" style:family="table-cell" style:parent-style-name="Default" style:data-style-name="N161"/>
    <style:style style:name="_5f_MOR_5f_NOVEMBER_5f_AD_20_HOC_5f_MKT_20_SHARE_5f_2002_5f_Dealer_20_Performance_20_Monitoring_5f_06-2003" style:display-name="_MOR_NOVEMBER_AD HOC_MKT SHARE_2002_Dealer Performance Monitoring_06-2003" style:family="table-cell" style:parent-style-name="Default" style:data-style-name="N169"/>
    <style:style style:name="_5f_MOR_5f_NOVEMBER_5f_AD_20_HOC_5f_MKT_20_SHARE_5f_2002_5f_Dealer_20_Performance_20_Monitoring_5f_07-2003" style:display-name="_MOR_NOVEMBER_AD HOC_MKT SHARE_2002_Dealer Performance Monitoring_07-2003" style:family="table-cell" style:parent-style-name="Default" style:data-style-name="N169"/>
    <style:style style:name="_5f_MOR_5f_NOVEMBER_5f_AD_20_HOC_5f_MKT_20_SHARE_5f_2002_5f_Dealer_20_Performance_20_Monitoring_5f_08-FDS_20_CHARTS" style:display-name="_MOR_NOVEMBER_AD HOC_MKT SHARE_2002_Dealer Performance Monitoring_08-FDS CHARTS" style:family="table-cell" style:parent-style-name="Default" style:data-style-name="N161"/>
    <style:style style:name="_5f_MOR_5f_NOVEMBER_5f_AD_20_HOC_5f_MKT_20_SHARE_5f_2002_5f_Dealer_20_Performance_20_Monitoring_5f_1-_20_March_20_2003_20_MOR_20_Charts" style:display-name="_MOR_NOVEMBER_AD HOC_MKT SHARE_2002_Dealer Performance Monitoring_1- March 2003 MOR Charts" style:family="table-cell" style:parent-style-name="Default" style:data-style-name="N169"/>
    <style:style style:name="_5f_MOR_5f_NOVEMBER_5f_AD_20_HOC_5f_MKT_20_SHARE_5f_2002_5f_Dealer_20_Performance_20_Monitoring_5f_1-CGMA" style:display-name="_MOR_NOVEMBER_AD HOC_MKT SHARE_2002_Dealer Performance Monitoring_1-CGMA" style:family="table-cell" style:parent-style-name="Default" style:data-style-name="N161"/>
    <style:style style:name="_5f_MOR_5f_NOVEMBER_5f_AD_20_HOC_5f_MKT_20_SHARE_5f_2002_5f_Dealer_20_Performance_20_Monitoring_5f_1-NGMA" style:display-name="_MOR_NOVEMBER_AD HOC_MKT SHARE_2002_Dealer Performance Monitoring_1-NGMA" style:family="table-cell" style:parent-style-name="Default" style:data-style-name="N169"/>
    <style:style style:name="_5f_MOR_5f_NOVEMBER_5f_AD_20_HOC_5f_MKT_20_SHARE_5f_2002_5f_Dealer_20_Performance_20_Monitoring_5f_11-NWGMA" style:display-name="_MOR_NOVEMBER_AD HOC_MKT SHARE_2002_Dealer Performance Monitoring_11-NWGMA" style:family="table-cell" style:parent-style-name="Default" style:data-style-name="N167"/>
    <style:style style:name="_5f_MOR_5f_NOVEMBER_5f_AD_20_HOC_5f_MKT_20_SHARE_5f_2002_5f_Dealer_20_Performance_20_Monitoring_5f_12-MOR" style:display-name="_MOR_NOVEMBER_AD HOC_MKT SHARE_2002_Dealer Performance Monitoring_12-MOR" style:family="table-cell" style:parent-style-name="Default" style:data-style-name="N169"/>
    <style:style style:name="_5f_MOR_5f_NOVEMBER_5f_AD_20_HOC_5f_MKT_20_SHARE_5f_2002_5f_Dealer_20_Performance_20_Monitoring_5f_2-CGMA" style:display-name="_MOR_NOVEMBER_AD HOC_MKT SHARE_2002_Dealer Performance Monitoring_2-CGMA" style:family="table-cell" style:parent-style-name="Default" style:data-style-name="N161"/>
    <style:style style:name="_5f_MOR_5f_NOVEMBER_5f_AD_20_HOC_5f_MKT_20_SHARE_5f_2002_5f_Dealer_20_Performance_20_Monitoring_5f_2003_20_DLR_20_WD_20_and_20_STT" style:display-name="_MOR_NOVEMBER_AD HOC_MKT SHARE_2002_Dealer Performance Monitoring_2003 DLR WD and STT" style:family="table-cell" style:parent-style-name="Default" style:data-style-name="N169"/>
    <style:style style:name="_5f_MOR_5f_NOVEMBER_5f_AD_20_HOC_5f_MKT_20_SHARE_5f_2002_5f_Dealer_20_Performance_20_Monitoring_5f_3-BBR" style:display-name="_MOR_NOVEMBER_AD HOC_MKT SHARE_2002_Dealer Performance Monitoring_3-BBR" style:family="table-cell" style:parent-style-name="Default" style:data-style-name="N169"/>
    <style:style style:name="_5f_MOR_5f_NOVEMBER_5f_AD_20_HOC_5f_MKT_20_SHARE_5f_2002_5f_Dealer_20_Performance_20_Monitoring_5f_4-NWGMA" style:display-name="_MOR_NOVEMBER_AD HOC_MKT SHARE_2002_Dealer Performance Monitoring_4-NWGMA" style:family="table-cell" style:parent-style-name="Default" style:data-style-name="N169"/>
    <style:style style:name="_5f_MOR_5f_NOVEMBER_5f_AD_20_HOC_5f_MKT_20_SHARE_5f_2002_5f_Dealer_20_Performance_20_Monitoring_5f_AA_20_Form" style:display-name="_MOR_NOVEMBER_AD HOC_MKT SHARE_2002_Dealer Performance Monitoring_AA Form" style:family="table-cell" style:parent-style-name="Default" style:data-style-name="N161"/>
    <style:style style:name="_5f_MOR_5f_NOVEMBER_5f_AD_20_HOC_5f_MKT_20_SHARE_5f_2002_5f_Dealer_20_Performance_20_Monitoring_5f_ACTIVE_20_OUTLET_20_TARGET_20_-_20_05_28_NEW_20_FORMAT_29_" style:display-name="_MOR_NOVEMBER_AD HOC_MKT SHARE_2002_Dealer Performance Monitoring_ACTIVE OUTLET TARGET - 05(NEW FORMAT)" style:family="table-cell" style:parent-style-name="Default" style:data-style-name="N169"/>
    <style:style style:name="_5f_MOR_5f_NOVEMBER_5f_AD_20_HOC_5f_MKT_20_SHARE_5f_2002_5f_Dealer_20_Performance_20_Monitoring_5f_Active_20_Outlets_20_-_20_GNR" style:display-name="_MOR_NOVEMBER_AD HOC_MKT SHARE_2002_Dealer Performance Monitoring_Active Outlets - GNR" style:family="table-cell" style:parent-style-name="Default" style:data-style-name="N169"/>
    <style:style style:name="_5f_MOR_5f_NOVEMBER_5f_AD_20_HOC_5f_MKT_20_SHARE_5f_2002_5f_Dealer_20_Performance_20_Monitoring_5f_ACTIVE_20_OUTLETS_20_TARGET_20_MONITORING" style:display-name="_MOR_NOVEMBER_AD HOC_MKT SHARE_2002_Dealer Performance Monitoring_ACTIVE OUTLETS TARGET MONITORING" style:family="table-cell" style:parent-style-name="Default" style:data-style-name="N161"/>
    <style:style style:name="_5f_MOR_5f_NOVEMBER_5f_AD_20_HOC_5f_MKT_20_SHARE_5f_2002_5f_Dealer_20_Performance_20_Monitoring_5f_Book2" style:display-name="_MOR_NOVEMBER_AD HOC_MKT SHARE_2002_Dealer Performance Monitoring_Book2" style:family="table-cell" style:parent-style-name="Default" style:data-style-name="N161"/>
    <style:style style:name="_5f_MOR_5f_NOVEMBER_5f_AD_20_HOC_5f_MKT_20_SHARE_5f_2002_5f_Dealer_20_Performance_20_Monitoring_5f_business_20_process" style:display-name="_MOR_NOVEMBER_AD HOC_MKT SHARE_2002_Dealer Performance Monitoring_business process" style:family="table-cell" style:parent-style-name="Default" style:data-style-name="N161"/>
    <style:style style:name="_5f_MOR_5f_NOVEMBER_5f_AD_20_HOC_5f_MKT_20_SHARE_5f_2002_5f_Dealer_20_Performance_20_Monitoring_5f_CGMA-MATERIALS" style:display-name="_MOR_NOVEMBER_AD HOC_MKT SHARE_2002_Dealer Performance Monitoring_CGMA-MATERIALS" style:family="table-cell" style:parent-style-name="Default" style:data-style-name="N169"/>
    <style:style style:name="_5f_MOR_5f_NOVEMBER_5f_AD_20_HOC_5f_MKT_20_SHARE_5f_2002_5f_Dealer_20_Performance_20_Monitoring_5f_CGMA_5f_May_20_MOR" style:display-name="_MOR_NOVEMBER_AD HOC_MKT SHARE_2002_Dealer Performance Monitoring_CGMA_May MOR" style:family="table-cell" style:parent-style-name="Default" style:data-style-name="N161"/>
    <style:style style:name="_5f_MOR_5f_NOVEMBER_5f_AD_20_HOC_5f_MKT_20_SHARE_5f_2002_5f_Dealer_20_Performance_20_Monitoring_5f_Dealer_20_Weekly_20_Withdrawal_20_Target_20_-_20_FEB_27_03" style:display-name="_MOR_NOVEMBER_AD HOC_MKT SHARE_2002_Dealer Performance Monitoring_Dealer Weekly Withdrawal Target - FEB'03" style:family="table-cell" style:parent-style-name="Default" style:data-style-name="N171"/>
    <style:style style:name="_5f_MOR_5f_NOVEMBER_5f_AD_20_HOC_5f_MKT_20_SHARE_5f_2002_5f_Dealer_20_Performance_20_Monitoring_5f_DEC_20_MOR" style:display-name="_MOR_NOVEMBER_AD HOC_MKT SHARE_2002_Dealer Performance Monitoring_DEC MOR" style:family="table-cell" style:parent-style-name="Default" style:data-style-name="N161"/>
    <style:style style:name="_5f_MOR_5f_NOVEMBER_5f_AD_20_HOC_5f_MKT_20_SHARE_5f_2002_5f_Dealer_20_Performance_20_Monitoring_5f_Dec_20_Pres_27_n" style:display-name="_MOR_NOVEMBER_AD HOC_MKT SHARE_2002_Dealer Performance Monitoring_Dec Pres'n" style:family="table-cell" style:parent-style-name="Default" style:data-style-name="N169"/>
    <style:style style:name="_5f_MOR_5f_NOVEMBER_5f_AD_20_HOC_5f_MKT_20_SHARE_5f_2002_5f_Dealer_20_Performance_20_Monitoring_5f_DECEMBER_20_MOR_20_Presentation" style:display-name="_MOR_NOVEMBER_AD HOC_MKT SHARE_2002_Dealer Performance Monitoring_DECEMBER MOR Presentation" style:family="table-cell" style:parent-style-name="Default" style:data-style-name="N169"/>
    <style:style style:name="_5f_MOR_5f_NOVEMBER_5f_AD_20_HOC_5f_MKT_20_SHARE_5f_2002_5f_Dealer_20_Performance_20_Monitoring_5f_Direct_20_Outlet_5f_Active_20_Outlet_20_Coverage_20_Chart" style:display-name="_MOR_NOVEMBER_AD HOC_MKT SHARE_2002_Dealer Performance Monitoring_Direct Outlet_Active Outlet Coverage Chart" style:family="table-cell" style:parent-style-name="Default" style:data-style-name="N161"/>
    <style:style style:name="_5f_MOR_5f_NOVEMBER_5f_AD_20_HOC_5f_MKT_20_SHARE_5f_2002_5f_Dealer_20_Performance_20_Monitoring_5f_DIST._20_1_20_MOR_20_CHARTS_20_NOVEMBER_20_2003" style:display-name="_MOR_NOVEMBER_AD HOC_MKT SHARE_2002_Dealer Performance Monitoring_DIST. 1 MOR CHARTS NOVEMBER 2003" style:family="table-cell" style:parent-style-name="Default" style:data-style-name="N172"/>
    <style:style style:name="_5f_MOR_5f_NOVEMBER_5f_AD_20_HOC_5f_MKT_20_SHARE_5f_2002_5f_Dealer_20_Performance_20_Monitoring_5f_DLR_20_FGS-july" style:display-name="_MOR_NOVEMBER_AD HOC_MKT SHARE_2002_Dealer Performance Monitoring_DLR FGS-july" style:family="table-cell" style:parent-style-name="Default" style:data-style-name="N169"/>
    <style:style style:name="_5f_MOR_5f_NOVEMBER_5f_AD_20_HOC_5f_MKT_20_SHARE_5f_2002_5f_Dealer_20_Performance_20_Monitoring_5f_FE" style:display-name="_MOR_NOVEMBER_AD HOC_MKT SHARE_2002_Dealer Performance Monitoring_FE" style:family="table-cell" style:parent-style-name="Default" style:data-style-name="N161"/>
    <style:style style:name="_5f_MOR_5f_NOVEMBER_5f_AD_20_HOC_5f_MKT_20_SHARE_5f_2002_5f_Dealer_20_Performance_20_Monitoring_5f_FE_20_TO_20_SMBX" style:display-name="_MOR_NOVEMBER_AD HOC_MKT SHARE_2002_Dealer Performance Monitoring_FE TO SMBX" style:family="table-cell" style:parent-style-name="Default" style:data-style-name="N161"/>
    <style:style style:name="_5f_MOR_5f_NOVEMBER_5f_AD_20_HOC_5f_MKT_20_SHARE_5f_2002_5f_Dealer_20_Performance_20_Monitoring_5f_FGS_20_4TH_20_QTR_20_REVISION" style:display-name="_MOR_NOVEMBER_AD HOC_MKT SHARE_2002_Dealer Performance Monitoring_FGS 4TH QTR REVISION" style:family="table-cell" style:parent-style-name="Default" style:data-style-name="N169"/>
    <style:style style:name="_5f_MOR_5f_NOVEMBER_5f_AD_20_HOC_5f_MKT_20_SHARE_5f_2002_5f_Dealer_20_Performance_20_Monitoring_5f_FORMAT_5f_PARETO_5f_AREA" style:display-name="_MOR_NOVEMBER_AD HOC_MKT SHARE_2002_Dealer Performance Monitoring_FORMAT_PARETO_AREA" style:family="table-cell" style:parent-style-name="Default" style:data-style-name="N161"/>
    <style:style style:name="_5f_MOR_5f_NOVEMBER_5f_AD_20_HOC_5f_MKT_20_SHARE_5f_2002_5f_Dealer_20_Performance_20_Monitoring_5f_Formats_20_for_20_June_20_3_20_and_20_4_20_AMT_20_Meeting" style:display-name="_MOR_NOVEMBER_AD HOC_MKT SHARE_2002_Dealer Performance Monitoring_Formats for June 3 and 4 AMT Meeting" style:family="table-cell" style:parent-style-name="Default" style:data-style-name="N169"/>
    <style:style style:name="_5f_MOR_5f_NOVEMBER_5f_AD_20_HOC_5f_MKT_20_SHARE_5f_2002_5f_Dealer_20_Performance_20_Monitoring_5f_Geographic_20_Pareto_20__28_Rev_29_" style:display-name="_MOR_NOVEMBER_AD HOC_MKT SHARE_2002_Dealer Performance Monitoring_Geographic Pareto (Rev)" style:family="table-cell" style:parent-style-name="Default" style:data-style-name="N169"/>
    <style:style style:name="_5f_MOR_5f_NOVEMBER_5f_AD_20_HOC_5f_MKT_20_SHARE_5f_2002_5f_Dealer_20_Performance_20_Monitoring_5f_Geographic_20_Pareto_20__28_Rev_29_.xls_20_Chart_20_1" style:display-name="_MOR_NOVEMBER_AD HOC_MKT SHARE_2002_Dealer Performance Monitoring_Geographic Pareto (Rev).xls Chart 1" style:family="table-cell" style:parent-style-name="Default" style:data-style-name="N161"/>
    <style:style style:name="_5f_MOR_5f_NOVEMBER_5f_AD_20_HOC_5f_MKT_20_SHARE_5f_2002_5f_Dealer_20_Performance_20_Monitoring_5f_highlights" style:display-name="_MOR_NOVEMBER_AD HOC_MKT SHARE_2002_Dealer Performance Monitoring_highlights" style:family="table-cell" style:parent-style-name="Default" style:data-style-name="N161"/>
    <style:style style:name="_5f_MOR_5f_NOVEMBER_5f_AD_20_HOC_5f_MKT_20_SHARE_5f_2002_5f_Dealer_20_Performance_20_Monitoring_5f_HL_20__26__20_POT" style:display-name="_MOR_NOVEMBER_AD HOC_MKT SHARE_2002_Dealer Performance Monitoring_HL &amp; POT" style:family="table-cell" style:parent-style-name="Default" style:data-style-name="N161"/>
    <style:style style:name="_5f_MOR_5f_NOVEMBER_5f_AD_20_HOC_5f_MKT_20_SHARE_5f_2002_5f_Dealer_20_Performance_20_Monitoring_5f_HL_20__26__20_POT_20_CONVERSION" style:display-name="_MOR_NOVEMBER_AD HOC_MKT SHARE_2002_Dealer Performance Monitoring_HL &amp; POT CONVERSION" style:family="table-cell" style:parent-style-name="Default" style:data-style-name="N161"/>
    <style:style style:name="_5f_MOR_5f_NOVEMBER_5f_AD_20_HOC_5f_MKT_20_SHARE_5f_2002_5f_Dealer_20_Performance_20_Monitoring_5f_June_20_2003_20_MOR_20_Charts" style:display-name="_MOR_NOVEMBER_AD HOC_MKT SHARE_2002_Dealer Performance Monitoring_June 2003 MOR Charts" style:family="table-cell" style:parent-style-name="Default" style:data-style-name="N169"/>
    <style:style style:name="_5f_MOR_5f_NOVEMBER_5f_AD_20_HOC_5f_MKT_20_SHARE_5f_2002_5f_Dealer_20_Performance_20_Monitoring_5f_JUNE_20_MOR_20_Presentation" style:display-name="_MOR_NOVEMBER_AD HOC_MKT SHARE_2002_Dealer Performance Monitoring_JUNE MOR Presentation" style:family="table-cell" style:parent-style-name="Default" style:data-style-name="N169"/>
    <style:style style:name="_5f_MOR_5f_NOVEMBER_5f_AD_20_HOC_5f_MKT_20_SHARE_5f_2002_5f_Dealer_20_Performance_20_Monitoring_5f_JUNE_20_MOR_20_Presentation_20_Revised_5f_FINAL" style:display-name="_MOR_NOVEMBER_AD HOC_MKT SHARE_2002_Dealer Performance Monitoring_JUNE MOR Presentation Revised_FINAL" style:family="table-cell" style:parent-style-name="Default" style:data-style-name="N169"/>
    <style:style style:name="_5f_MOR_5f_NOVEMBER_5f_AD_20_HOC_5f_MKT_20_SHARE_5f_2002_5f_Dealer_20_Performance_20_Monitoring_5f_June_20_Presentation_20_Materials" style:display-name="_MOR_NOVEMBER_AD HOC_MKT SHARE_2002_Dealer Performance Monitoring_June Presentation Materials" style:family="table-cell" style:parent-style-name="Default" style:data-style-name="N169"/>
    <style:style style:name="_5f_MOR_5f_NOVEMBER_5f_AD_20_HOC_5f_MKT_20_SHARE_5f_2002_5f_Dealer_20_Performance_20_Monitoring_5f_MAY_20_MOR_20_Presentation" style:display-name="_MOR_NOVEMBER_AD HOC_MKT SHARE_2002_Dealer Performance Monitoring_MAY MOR Presentation" style:family="table-cell" style:parent-style-name="Default" style:data-style-name="N173"/>
    <style:style style:name="_5f_MOR_5f_NOVEMBER_5f_AD_20_HOC_5f_MKT_20_SHARE_5f_2002_5f_Dealer_20_Performance_20_Monitoring_5f_Monthly_20_BP" style:display-name="_MOR_NOVEMBER_AD HOC_MKT SHARE_2002_Dealer Performance Monitoring_Monthly BP" style:family="table-cell" style:parent-style-name="Default" style:data-style-name="N169"/>
    <style:style style:name="_5f_MOR_5f_NOVEMBER_5f_AD_20_HOC_5f_MKT_20_SHARE_5f_2002_5f_Dealer_20_Performance_20_Monitoring_5f_new_20_forms" style:display-name="_MOR_NOVEMBER_AD HOC_MKT SHARE_2002_Dealer Performance Monitoring_new forms" style:family="table-cell" style:parent-style-name="Default" style:data-style-name="N161"/>
    <style:style style:name="_5f_MOR_5f_NOVEMBER_5f_AD_20_HOC_5f_MKT_20_SHARE_5f_2002_5f_Dealer_20_Performance_20_Monitoring_5f_NWGMA-Outlet_20_Mix_20__28_Nov_29_" style:display-name="_MOR_NOVEMBER_AD HOC_MKT SHARE_2002_Dealer Performance Monitoring_NWGMA-Outlet Mix (Nov)" style:family="table-cell" style:parent-style-name="Default" style:data-style-name="N169"/>
    <style:style style:name="_5f_MOR_5f_NOVEMBER_5f_AD_20_HOC_5f_MKT_20_SHARE_5f_2002_5f_Dealer_20_Performance_20_Monitoring_5f_NWGMA-Outlet_20_Mix_20__28_Nov_29__5f_04_20_MOR" style:display-name="_MOR_NOVEMBER_AD HOC_MKT SHARE_2002_Dealer Performance Monitoring_NWGMA-Outlet Mix (Nov)_04 MOR" style:family="table-cell" style:parent-style-name="Default" style:data-style-name="N161"/>
    <style:style style:name="_5f_MOR_5f_NOVEMBER_5f_AD_20_HOC_5f_MKT_20_SHARE_5f_2002_5f_Dealer_20_Performance_20_Monitoring_5f_NWGMA-Outlet_20_Mix_20__28_Nov_29__5f_06_20_MOR" style:display-name="_MOR_NOVEMBER_AD HOC_MKT SHARE_2002_Dealer Performance Monitoring_NWGMA-Outlet Mix (Nov)_06 MOR" style:family="table-cell" style:parent-style-name="Default" style:data-style-name="N161"/>
    <style:style style:name="_5f_MOR_5f_NOVEMBER_5f_AD_20_HOC_5f_MKT_20_SHARE_5f_2002_5f_Dealer_20_Performance_20_Monitoring_5f_NWGMA-Outlet_20_Mix_20__28_Nov_29__5f_06-2003" style:display-name="_MOR_NOVEMBER_AD HOC_MKT SHARE_2002_Dealer Performance Monitoring_NWGMA-Outlet Mix (Nov)_06-2003" style:family="table-cell" style:parent-style-name="Default" style:data-style-name="N169"/>
    <style:style style:name="_5f_MOR_5f_NOVEMBER_5f_AD_20_HOC_5f_MKT_20_SHARE_5f_2002_5f_Dealer_20_Performance_20_Monitoring_5f_NWGMA-Outlet_20_Mix_20__28_Nov_29__5f_07-2003" style:display-name="_MOR_NOVEMBER_AD HOC_MKT SHARE_2002_Dealer Performance Monitoring_NWGMA-Outlet Mix (Nov)_07-2003" style:family="table-cell" style:parent-style-name="Default" style:data-style-name="N169"/>
    <style:style style:name="_5f_MOR_5f_NOVEMBER_5f_AD_20_HOC_5f_MKT_20_SHARE_5f_2002_5f_Dealer_20_Performance_20_Monitoring_5f_NWGMA-Outlet_20_Mix_20__28_Nov_29__5f_08-FDS_20_CHARTS" style:display-name="_MOR_NOVEMBER_AD HOC_MKT SHARE_2002_Dealer Performance Monitoring_NWGMA-Outlet Mix (Nov)_08-FDS CHARTS" style:family="table-cell" style:parent-style-name="Default" style:data-style-name="N161"/>
    <style:style style:name="_5f_MOR_5f_NOVEMBER_5f_AD_20_HOC_5f_MKT_20_SHARE_5f_2002_5f_Dealer_20_Performance_20_Monitoring_5f_NWGMA-Outlet_20_Mix_20__28_Nov_29__5f_1-_20_March_20_2003_20_MOR_20_Charts" style:display-name="_MOR_NOVEMBER_AD HOC_MKT SHARE_2002_Dealer Performance Monitoring_NWGMA-Outlet Mix (Nov)_1- March 2003 MOR Charts" style:family="table-cell" style:parent-style-name="Default" style:data-style-name="N169"/>
    <style:style style:name="_5f_MOR_5f_NOVEMBER_5f_AD_20_HOC_5f_MKT_20_SHARE_5f_2002_5f_Dealer_20_Performance_20_Monitoring_5f_NWGMA-Outlet_20_Mix_20__28_Nov_29__5f_1-CGMA" style:display-name="_MOR_NOVEMBER_AD HOC_MKT SHARE_2002_Dealer Performance Monitoring_NWGMA-Outlet Mix (Nov)_1-CGMA" style:family="table-cell" style:parent-style-name="Default" style:data-style-name="N161"/>
    <style:style style:name="_5f_MOR_5f_NOVEMBER_5f_AD_20_HOC_5f_MKT_20_SHARE_5f_2002_5f_Dealer_20_Performance_20_Monitoring_5f_NWGMA-Outlet_20_Mix_20__28_Nov_29__5f_1-NGMA" style:display-name="_MOR_NOVEMBER_AD HOC_MKT SHARE_2002_Dealer Performance Monitoring_NWGMA-Outlet Mix (Nov)_1-NGMA" style:family="table-cell" style:parent-style-name="Default" style:data-style-name="N169"/>
    <style:style style:name="_5f_MOR_5f_NOVEMBER_5f_AD_20_HOC_5f_MKT_20_SHARE_5f_2002_5f_Dealer_20_Performance_20_Monitoring_5f_NWGMA-Outlet_20_Mix_20__28_Nov_29__5f_12-MOR" style:display-name="_MOR_NOVEMBER_AD HOC_MKT SHARE_2002_Dealer Performance Monitoring_NWGMA-Outlet Mix (Nov)_12-MOR" style:family="table-cell" style:parent-style-name="Default" style:data-style-name="N169"/>
    <style:style style:name="_5f_MOR_5f_NOVEMBER_5f_AD_20_HOC_5f_MKT_20_SHARE_5f_2002_5f_Dealer_20_Performance_20_Monitoring_5f_NWGMA-Outlet_20_Mix_20__28_Nov_29__5f_2-CGMA" style:display-name="_MOR_NOVEMBER_AD HOC_MKT SHARE_2002_Dealer Performance Monitoring_NWGMA-Outlet Mix (Nov)_2-CGMA" style:family="table-cell" style:parent-style-name="Default" style:data-style-name="N161"/>
    <style:style style:name="_5f_MOR_5f_NOVEMBER_5f_AD_20_HOC_5f_MKT_20_SHARE_5f_2002_5f_Dealer_20_Performance_20_Monitoring_5f_NWGMA-Outlet_20_Mix_20__28_Nov_29__5f_3-BBR" style:display-name="_MOR_NOVEMBER_AD HOC_MKT SHARE_2002_Dealer Performance Monitoring_NWGMA-Outlet Mix (Nov)_3-BBR" style:family="table-cell" style:parent-style-name="Default" style:data-style-name="N169"/>
    <style:style style:name="_5f_MOR_5f_NOVEMBER_5f_AD_20_HOC_5f_MKT_20_SHARE_5f_2002_5f_Dealer_20_Performance_20_Monitoring_5f_NWGMA-Outlet_20_Mix_20__28_Nov_29__5f_4-NWGMA" style:display-name="_MOR_NOVEMBER_AD HOC_MKT SHARE_2002_Dealer Performance Monitoring_NWGMA-Outlet Mix (Nov)_4-NWGMA" style:family="table-cell" style:parent-style-name="Default" style:data-style-name="N169"/>
    <style:style style:name="_5f_MOR_5f_NOVEMBER_5f_AD_20_HOC_5f_MKT_20_SHARE_5f_2002_5f_Dealer_20_Performance_20_Monitoring_5f_NWGMA-Outlet_20_Mix_20__28_Nov_29__5f_AA_20_Form" style:display-name="_MOR_NOVEMBER_AD HOC_MKT SHARE_2002_Dealer Performance Monitoring_NWGMA-Outlet Mix (Nov)_AA Form" style:family="table-cell" style:parent-style-name="Default" style:data-style-name="N161"/>
    <style:style style:name="_5f_MOR_5f_NOVEMBER_5f_AD_20_HOC_5f_MKT_20_SHARE_5f_2002_5f_Dealer_20_Performance_20_Monitoring_5f_NWGMA-Outlet_20_Mix_20__28_Nov_29__5f_ACTIVE_20_OUTLET_20_TARGET_20_-_20_05_28_NEW_20_FORMAT_29_" style:display-name="_MOR_NOVEMBER_AD HOC_MKT SHARE_2002_Dealer Performance Monitoring_NWGMA-Outlet Mix (Nov)_ACTIVE OUTLET TARGET - 05(NEW FORMAT)" style:family="table-cell" style:parent-style-name="Default" style:data-style-name="N169"/>
    <style:style style:name="_5f_MOR_5f_NOVEMBER_5f_AD_20_HOC_5f_MKT_20_SHARE_5f_2002_5f_Dealer_20_Performance_20_Monitoring_5f_NWGMA-Outlet_20_Mix_20__28_Nov_29__5f_Active_20_Outlets_20_-_20_GNR" style:display-name="_MOR_NOVEMBER_AD HOC_MKT SHARE_2002_Dealer Performance Monitoring_NWGMA-Outlet Mix (Nov)_Active Outlets - GNR" style:family="table-cell" style:parent-style-name="Default" style:data-style-name="N169"/>
    <style:style style:name="_5f_MOR_5f_NOVEMBER_5f_AD_20_HOC_5f_MKT_20_SHARE_5f_2002_5f_Dealer_20_Performance_20_Monitoring_5f_NWGMA-Outlet_20_Mix_20__28_Nov_29__5f_ACTIVE_20_OUTLETS_20_TARGET_20_MONITORING" style:display-name="_MOR_NOVEMBER_AD HOC_MKT SHARE_2002_Dealer Performance Monitoring_NWGMA-Outlet Mix (Nov)_ACTIVE OUTLETS TARGET MONITORING" style:family="table-cell" style:parent-style-name="Default" style:data-style-name="N161"/>
    <style:style style:name="_5f_MOR_5f_NOVEMBER_5f_AD_20_HOC_5f_MKT_20_SHARE_5f_2002_5f_Dealer_20_Performance_20_Monitoring_5f_NWGMA-Outlet_20_Mix_20__28_Nov_29__5f_Book2" style:display-name="_MOR_NOVEMBER_AD HOC_MKT SHARE_2002_Dealer Performance Monitoring_NWGMA-Outlet Mix (Nov)_Book2" style:family="table-cell" style:parent-style-name="Default" style:data-style-name="N161"/>
    <style:style style:name="_5f_MOR_5f_NOVEMBER_5f_AD_20_HOC_5f_MKT_20_SHARE_5f_2002_5f_Dealer_20_Performance_20_Monitoring_5f_NWGMA-Outlet_20_Mix_20__28_Nov_29__5f_business_20_process" style:display-name="_MOR_NOVEMBER_AD HOC_MKT SHARE_2002_Dealer Performance Monitoring_NWGMA-Outlet Mix (Nov)_business process" style:family="table-cell" style:parent-style-name="Default" style:data-style-name="N161"/>
    <style:style style:name="_5f_MOR_5f_NOVEMBER_5f_AD_20_HOC_5f_MKT_20_SHARE_5f_2002_5f_Dealer_20_Performance_20_Monitoring_5f_NWGMA-Outlet_20_Mix_20__28_Nov_29__5f_CGMA-MATERIALS" style:display-name="_MOR_NOVEMBER_AD HOC_MKT SHARE_2002_Dealer Performance Monitoring_NWGMA-Outlet Mix (Nov)_CGMA-MATERIALS" style:family="table-cell" style:parent-style-name="Default" style:data-style-name="N169"/>
    <style:style style:name="_5f_MOR_5f_NOVEMBER_5f_AD_20_HOC_5f_MKT_20_SHARE_5f_2002_5f_Dealer_20_Performance_20_Monitoring_5f_NWGMA-Outlet_20_Mix_20__28_Nov_29__5f_CGMA_5f_May_20_MOR" style:display-name="_MOR_NOVEMBER_AD HOC_MKT SHARE_2002_Dealer Performance Monitoring_NWGMA-Outlet Mix (Nov)_CGMA_May MOR" style:family="table-cell" style:parent-style-name="Default" style:data-style-name="N161"/>
    <style:style style:name="_5f_MOR_5f_NOVEMBER_5f_AD_20_HOC_5f_MKT_20_SHARE_5f_2002_5f_Dealer_20_Performance_20_Monitoring_5f_NWGMA-Outlet_20_Mix_20__28_Nov_29__5f_DEC_20_MOR" style:display-name="_MOR_NOVEMBER_AD HOC_MKT SHARE_2002_Dealer Performance Monitoring_NWGMA-Outlet Mix (Nov)_DEC MOR" style:family="table-cell" style:parent-style-name="Default" style:data-style-name="N161"/>
    <style:style style:name="_5f_MOR_5f_NOVEMBER_5f_AD_20_HOC_5f_MKT_20_SHARE_5f_2002_5f_Dealer_20_Performance_20_Monitoring_5f_NWGMA-Outlet_20_Mix_20__28_Nov_29__5f_Dec_20_Pres_27_n" style:display-name="_MOR_NOVEMBER_AD HOC_MKT SHARE_2002_Dealer Performance Monitoring_NWGMA-Outlet Mix (Nov)_Dec Pres'n" style:family="table-cell" style:parent-style-name="Default" style:data-style-name="N169"/>
    <style:style style:name="_5f_MOR_5f_NOVEMBER_5f_AD_20_HOC_5f_MKT_20_SHARE_5f_2002_5f_Dealer_20_Performance_20_Monitoring_5f_NWGMA-Outlet_20_Mix_20__28_Nov_29__5f_DECEMBER_20_MOR_20_Presentation" style:display-name="_MOR_NOVEMBER_AD HOC_MKT SHARE_2002_Dealer Performance Monitoring_NWGMA-Outlet Mix (Nov)_DECEMBER MOR Presentation" style:family="table-cell" style:parent-style-name="Default" style:data-style-name="N169"/>
    <style:style style:name="_5f_MOR_5f_NOVEMBER_5f_AD_20_HOC_5f_MKT_20_SHARE_5f_2002_5f_Dealer_20_Performance_20_Monitoring_5f_NWGMA-Outlet_20_Mix_20__28_Nov_29__5f_Direct_20_Outlet_5f_Active_20_Outlet_20_Coverage_20_Chart" style:display-name="_MOR_NOVEMBER_AD HOC_MKT SHARE_2002_Dealer Performance Monitoring_NWGMA-Outlet Mix (Nov)_Direct Outlet_Active Outlet Coverage Chart" style:family="table-cell" style:parent-style-name="Default" style:data-style-name="N161"/>
    <style:style style:name="_5f_MOR_5f_NOVEMBER_5f_AD_20_HOC_5f_MKT_20_SHARE_5f_2002_5f_Dealer_20_Performance_20_Monitoring_5f_NWGMA-Outlet_20_Mix_20__28_Nov_29__5f_DIST._20_1_20_MOR_20_CHARTS_20_NOVEMBER_20_2003" style:display-name="_MOR_NOVEMBER_AD HOC_MKT SHARE_2002_Dealer Performance Monitoring_NWGMA-Outlet Mix (Nov)_DIST. 1 MOR CHARTS NOVEMBER 2003" style:family="table-cell" style:parent-style-name="Default" style:data-style-name="N173"/>
    <style:style style:name="_5f_MOR_5f_NOVEMBER_5f_AD_20_HOC_5f_MKT_20_SHARE_5f_2002_5f_Dealer_20_Performance_20_Monitoring_5f_NWGMA-Outlet_20_Mix_20__28_Nov_29__5f_DLR_20_FGS-july" style:display-name="_MOR_NOVEMBER_AD HOC_MKT SHARE_2002_Dealer Performance Monitoring_NWGMA-Outlet Mix (Nov)_DLR FGS-july" style:family="table-cell" style:parent-style-name="Default" style:data-style-name="N169"/>
    <style:style style:name="_5f_MOR_5f_NOVEMBER_5f_AD_20_HOC_5f_MKT_20_SHARE_5f_2002_5f_Dealer_20_Performance_20_Monitoring_5f_NWGMA-Outlet_20_Mix_20__28_Nov_29__5f_FE" style:display-name="_MOR_NOVEMBER_AD HOC_MKT SHARE_2002_Dealer Performance Monitoring_NWGMA-Outlet Mix (Nov)_FE" style:family="table-cell" style:parent-style-name="Default" style:data-style-name="N161"/>
    <style:style style:name="_5f_MOR_5f_NOVEMBER_5f_AD_20_HOC_5f_MKT_20_SHARE_5f_2002_5f_Dealer_20_Performance_20_Monitoring_5f_NWGMA-Outlet_20_Mix_20__28_Nov_29__5f_FE_20_TO_20_SMBX" style:display-name="_MOR_NOVEMBER_AD HOC_MKT SHARE_2002_Dealer Performance Monitoring_NWGMA-Outlet Mix (Nov)_FE TO SMBX" style:family="table-cell" style:parent-style-name="Default" style:data-style-name="N161"/>
    <style:style style:name="_5f_MOR_5f_NOVEMBER_5f_AD_20_HOC_5f_MKT_20_SHARE_5f_2002_5f_Dealer_20_Performance_20_Monitoring_5f_NWGMA-Outlet_20_Mix_20__28_Nov_29__5f_FGS_20_4TH_20_QTR_20_REVISION" style:display-name="_MOR_NOVEMBER_AD HOC_MKT SHARE_2002_Dealer Performance Monitoring_NWGMA-Outlet Mix (Nov)_FGS 4TH QTR REVISION" style:family="table-cell" style:parent-style-name="Default" style:data-style-name="N169"/>
    <style:style style:name="_5f_MOR_5f_NOVEMBER_5f_AD_20_HOC_5f_MKT_20_SHARE_5f_2002_5f_Dealer_20_Performance_20_Monitoring_5f_NWGMA-Outlet_20_Mix_20__28_Nov_29__5f_FORMAT_5f_PARETO_5f_AREA" style:display-name="_MOR_NOVEMBER_AD HOC_MKT SHARE_2002_Dealer Performance Monitoring_NWGMA-Outlet Mix (Nov)_FORMAT_PARETO_AREA" style:family="table-cell" style:parent-style-name="Default" style:data-style-name="N161"/>
    <style:style style:name="_5f_MOR_5f_NOVEMBER_5f_AD_20_HOC_5f_MKT_20_SHARE_5f_2002_5f_Dealer_20_Performance_20_Monitoring_5f_NWGMA-Outlet_20_Mix_20__28_Nov_29__5f_Formats_20_for_20_June_20_3_20_and_20_4_20_AMT_20_Meeting" style:display-name="_MOR_NOVEMBER_AD HOC_MKT SHARE_2002_Dealer Performance Monitoring_NWGMA-Outlet Mix (Nov)_Formats for June 3 and 4 AMT Meeting" style:family="table-cell" style:parent-style-name="Default" style:data-style-name="N169"/>
    <style:style style:name="_5f_MOR_5f_NOVEMBER_5f_AD_20_HOC_5f_MKT_20_SHARE_5f_2002_5f_Dealer_20_Performance_20_Monitoring_5f_NWGMA-Outlet_20_Mix_20__28_Nov_29__5f_Geographic_20_Pareto_20__28_Rev_29_" style:display-name="_MOR_NOVEMBER_AD HOC_MKT SHARE_2002_Dealer Performance Monitoring_NWGMA-Outlet Mix (Nov)_Geographic Pareto (Rev)" style:family="table-cell" style:parent-style-name="Default" style:data-style-name="N169"/>
    <style:style style:name="_5f_MOR_5f_NOVEMBER_5f_AD_20_HOC_5f_MKT_20_SHARE_5f_2002_5f_Dealer_20_Performance_20_Monitoring_5f_NWGMA-Outlet_20_Mix_20__28_Nov_29__5f_Geographic_20_Pareto_20__28_Rev_29_.xls_20_Chart_20_1" style:display-name="_MOR_NOVEMBER_AD HOC_MKT SHARE_2002_Dealer Performance Monitoring_NWGMA-Outlet Mix (Nov)_Geographic Pareto (Rev).xls Chart 1" style:family="table-cell" style:parent-style-name="Default" style:data-style-name="N161"/>
    <style:style style:name="_5f_MOR_5f_NOVEMBER_5f_AD_20_HOC_5f_MKT_20_SHARE_5f_2002_5f_Dealer_20_Performance_20_Monitoring_5f_NWGMA-Outlet_20_Mix_20__28_Nov_29__5f_highlights" style:display-name="_MOR_NOVEMBER_AD HOC_MKT SHARE_2002_Dealer Performance Monitoring_NWGMA-Outlet Mix (Nov)_highlights" style:family="table-cell" style:parent-style-name="Default" style:data-style-name="N161"/>
    <style:style style:name="_5f_MOR_5f_NOVEMBER_5f_AD_20_HOC_5f_MKT_20_SHARE_5f_2002_5f_Dealer_20_Performance_20_Monitoring_5f_NWGMA-Outlet_20_Mix_20__28_Nov_29__5f_HL_20__26__20_POT" style:display-name="_MOR_NOVEMBER_AD HOC_MKT SHARE_2002_Dealer Performance Monitoring_NWGMA-Outlet Mix (Nov)_HL &amp; POT" style:family="table-cell" style:parent-style-name="Default" style:data-style-name="N161"/>
    <style:style style:name="_5f_MOR_5f_NOVEMBER_5f_AD_20_HOC_5f_MKT_20_SHARE_5f_2002_5f_Dealer_20_Performance_20_Monitoring_5f_NWGMA-Outlet_20_Mix_20__28_Nov_29__5f_HL_20__26__20_POT_20_CONVERSION" style:display-name="_MOR_NOVEMBER_AD HOC_MKT SHARE_2002_Dealer Performance Monitoring_NWGMA-Outlet Mix (Nov)_HL &amp; POT CONVERSION" style:family="table-cell" style:parent-style-name="Default" style:data-style-name="N161"/>
    <style:style style:name="_5f_MOR_5f_NOVEMBER_5f_AD_20_HOC_5f_MKT_20_SHARE_5f_2002_5f_Dealer_20_Performance_20_Monitoring_5f_NWGMA-Outlet_20_Mix_20__28_Nov_29__5f_June_20_2003_20_MOR_20_Charts" style:display-name="_MOR_NOVEMBER_AD HOC_MKT SHARE_2002_Dealer Performance Monitoring_NWGMA-Outlet Mix (Nov)_June 2003 MOR Charts" style:family="table-cell" style:parent-style-name="Default" style:data-style-name="N169"/>
    <style:style style:name="_5f_MOR_5f_NOVEMBER_5f_AD_20_HOC_5f_MKT_20_SHARE_5f_2002_5f_Dealer_20_Performance_20_Monitoring_5f_NWGMA-Outlet_20_Mix_20__28_Nov_29__5f_JUNE_20_MOR_20_Presentation" style:display-name="_MOR_NOVEMBER_AD HOC_MKT SHARE_2002_Dealer Performance Monitoring_NWGMA-Outlet Mix (Nov)_JUNE MOR Presentation" style:family="table-cell" style:parent-style-name="Default" style:data-style-name="N169"/>
    <style:style style:name="_5f_MOR_5f_NOVEMBER_5f_AD_20_HOC_5f_MKT_20_SHARE_5f_2002_5f_Dealer_20_Performance_20_Monitoring_5f_NWGMA-Outlet_20_Mix_20__28_Nov_29__5f_JUNE_20_MOR_20_Presentation_20_Revised_5f_FINAL" style:display-name="_MOR_NOVEMBER_AD HOC_MKT SHARE_2002_Dealer Performance Monitoring_NWGMA-Outlet Mix (Nov)_JUNE MOR Presentation Revised_FINAL" style:family="table-cell" style:parent-style-name="Default" style:data-style-name="N169"/>
    <style:style style:name="_5f_MOR_5f_NOVEMBER_5f_AD_20_HOC_5f_MKT_20_SHARE_5f_2002_5f_Dealer_20_Performance_20_Monitoring_5f_NWGMA-Outlet_20_Mix_20__28_Nov_29__5f_June_20_Presentation_20_Materials" style:display-name="_MOR_NOVEMBER_AD HOC_MKT SHARE_2002_Dealer Performance Monitoring_NWGMA-Outlet Mix (Nov)_June Presentation Materials" style:family="table-cell" style:parent-style-name="Default" style:data-style-name="N169"/>
    <style:style style:name="_5f_MOR_5f_NOVEMBER_5f_AD_20_HOC_5f_MKT_20_SHARE_5f_2002_5f_Dealer_20_Performance_20_Monitoring_5f_NWGMA-Outlet_20_Mix_20__28_Nov_29__5f_Monthly_20_BP" style:display-name="_MOR_NOVEMBER_AD HOC_MKT SHARE_2002_Dealer Performance Monitoring_NWGMA-Outlet Mix (Nov)_Monthly BP" style:family="table-cell" style:parent-style-name="Default" style:data-style-name="N169"/>
    <style:style style:name="_5f_MOR_5f_NOVEMBER_5f_AD_20_HOC_5f_MKT_20_SHARE_5f_2002_5f_Dealer_20_Performance_20_Monitoring_5f_NWGMA-Outlet_20_Mix_20__28_Nov_29__5f_new_20_forms" style:display-name="_MOR_NOVEMBER_AD HOC_MKT SHARE_2002_Dealer Performance Monitoring_NWGMA-Outlet Mix (Nov)_new forms" style:family="table-cell" style:parent-style-name="Default" style:data-style-name="N161"/>
    <style:style style:name="_5f_MOR_5f_NOVEMBER_5f_AD_20_HOC_5f_MKT_20_SHARE_5f_2002_5f_Dealer_20_Performance_20_Monitoring_5f_NWGMA-Outlet_20_Mix_20__28_Nov_29__5f_PARETO" style:display-name="_MOR_NOVEMBER_AD HOC_MKT SHARE_2002_Dealer Performance Monitoring_NWGMA-Outlet Mix (Nov)_PARETO" style:family="table-cell" style:parent-style-name="Default" style:data-style-name="N161"/>
    <style:style style:name="_5f_MOR_5f_NOVEMBER_5f_AD_20_HOC_5f_MKT_20_SHARE_5f_2002_5f_Dealer_20_Performance_20_Monitoring_5f_NWGMA-Outlet_20_Mix_20__28_Nov_29__5f_Pareto_28_with_20_monthly_20_monitoring_29_" style:display-name="_MOR_NOVEMBER_AD HOC_MKT SHARE_2002_Dealer Performance Monitoring_NWGMA-Outlet Mix (Nov)_Pareto(with monthly monitoring)" style:family="table-cell" style:parent-style-name="Default" style:data-style-name="N161"/>
    <style:style style:name="_5f_MOR_5f_NOVEMBER_5f_AD_20_HOC_5f_MKT_20_SHARE_5f_2002_5f_Dealer_20_Performance_20_Monitoring_5f_NWGMA-Outlet_20_Mix_20__28_Nov_29__5f_PER_20_DIST" style:display-name="_MOR_NOVEMBER_AD HOC_MKT SHARE_2002_Dealer Performance Monitoring_NWGMA-Outlet Mix (Nov)_PER DIST" style:family="table-cell" style:parent-style-name="Default" style:data-style-name="N161"/>
    <style:style style:name="_5f_MOR_5f_NOVEMBER_5f_AD_20_HOC_5f_MKT_20_SHARE_5f_2002_5f_Dealer_20_Performance_20_Monitoring_5f_NWGMA-Outlet_20_Mix_20__28_Nov_29__5f_Retail-WS_20_Outlet_20_Mix_20_Form" style:display-name="_MOR_NOVEMBER_AD HOC_MKT SHARE_2002_Dealer Performance Monitoring_NWGMA-Outlet Mix (Nov)_Retail-WS Outlet Mix Form" style:family="table-cell" style:parent-style-name="Default" style:data-style-name="N172"/>
    <style:style style:name="_5f_MOR_5f_NOVEMBER_5f_AD_20_HOC_5f_MKT_20_SHARE_5f_2002_5f_Dealer_20_Performance_20_Monitoring_5f_NWGMA-Outlet_20_Mix_20__28_Nov_29__5f_REVISED_20_HYLYTS_20_-_20_new_20_forms" style:display-name="_MOR_NOVEMBER_AD HOC_MKT SHARE_2002_Dealer Performance Monitoring_NWGMA-Outlet Mix (Nov)_REVISED HYLYTS - new forms" style:family="table-cell" style:parent-style-name="Default" style:data-style-name="N161"/>
    <style:style style:name="_5f_MOR_5f_NOVEMBER_5f_AD_20_HOC_5f_MKT_20_SHARE_5f_2002_5f_Dealer_20_Performance_20_Monitoring_5f_NWGMA-Outlet_20_Mix_20__28_Nov_29__5f_sept." style:display-name="_MOR_NOVEMBER_AD HOC_MKT SHARE_2002_Dealer Performance Monitoring_NWGMA-Outlet Mix (Nov)_sept." style:family="table-cell" style:parent-style-name="Default" style:data-style-name="N161"/>
    <style:style style:name="_5f_MOR_5f_NOVEMBER_5f_AD_20_HOC_5f_MKT_20_SHARE_5f_2002_5f_Dealer_20_Performance_20_Monitoring_5f_NWGMA-Outlet_20_Mix_20__28_Nov_29__5f_September" style:display-name="_MOR_NOVEMBER_AD HOC_MKT SHARE_2002_Dealer Performance Monitoring_NWGMA-Outlet Mix (Nov)_September" style:family="table-cell" style:parent-style-name="Default" style:data-style-name="N161"/>
    <style:style style:name="_5f_MOR_5f_NOVEMBER_5f_AD_20_HOC_5f_MKT_20_SHARE_5f_2002_5f_Dealer_20_Performance_20_Monitoring_5f_NWGMA-Outlet_20_Mix_20__28_Nov_29__5f_SEPTEMBER_20_MOR_20_Presentation" style:display-name="_MOR_NOVEMBER_AD HOC_MKT SHARE_2002_Dealer Performance Monitoring_NWGMA-Outlet Mix (Nov)_SEPTEMBER MOR Presentation" style:family="table-cell" style:parent-style-name="Default" style:data-style-name="N169"/>
    <style:style style:name="_5f_MOR_5f_NOVEMBER_5f_AD_20_HOC_5f_MKT_20_SHARE_5f_2002_5f_Dealer_20_Performance_20_Monitoring_5f_NWGMA-Outlet_20_Mix_20__28_Nov_29__5f_WS_20_PROGRAM" style:display-name="_MOR_NOVEMBER_AD HOC_MKT SHARE_2002_Dealer Performance Monitoring_NWGMA-Outlet Mix (Nov)_WS PROGRAM" style:family="table-cell" style:parent-style-name="Default" style:data-style-name="N161"/>
    <style:style style:name="_5f_MOR_5f_NOVEMBER_5f_AD_20_HOC_5f_MKT_20_SHARE_5f_2002_5f_Dealer_20_Performance_20_Monitoring_5f_NWGMA-Outlet_20_Mix_20__28_Nov_29__5f_WSP_5f_REVISED" style:display-name="_MOR_NOVEMBER_AD HOC_MKT SHARE_2002_Dealer Performance Monitoring_NWGMA-Outlet Mix (Nov)_WSP_REVISED" style:family="table-cell" style:parent-style-name="Default" style:data-style-name="N161"/>
    <style:style style:name="_5f_MOR_5f_NOVEMBER_5f_AD_20_HOC_5f_MKT_20_SHARE_5f_2002_5f_Dealer_20_Performance_20_Monitoring_5f_NWGMA-Outlet_20_Mix_20__28_Nov_29__5f_WSP_5f_REVISED-August" style:display-name="_MOR_NOVEMBER_AD HOC_MKT SHARE_2002_Dealer Performance Monitoring_NWGMA-Outlet Mix (Nov)_WSP_REVISED-August" style:family="table-cell" style:parent-style-name="Default" style:data-style-name="N161"/>
    <style:style style:name="_5f_MOR_5f_NOVEMBER_5f_AD_20_HOC_5f_MKT_20_SHARE_5f_2002_5f_Dealer_20_Performance_20_Monitoring_5f_NWGMA-Outlet_20_Mix_20__28_Nov_29__5f_WSP_5f_Revised-December" style:display-name="_MOR_NOVEMBER_AD HOC_MKT SHARE_2002_Dealer Performance Monitoring_NWGMA-Outlet Mix (Nov)_WSP_Revised-December" style:family="table-cell" style:parent-style-name="Default" style:data-style-name="N173"/>
    <style:style style:name="_5f_MOR_5f_NOVEMBER_5f_AD_20_HOC_5f_MKT_20_SHARE_5f_2002_5f_Dealer_20_Performance_20_Monitoring_5f_NWGMA-Outlet_20_Mix_20__28_Nov_29__5f_WSP_5f_Revised-November" style:display-name="_MOR_NOVEMBER_AD HOC_MKT SHARE_2002_Dealer Performance Monitoring_NWGMA-Outlet Mix (Nov)_WSP_Revised-November" style:family="table-cell" style:parent-style-name="Default" style:data-style-name="N173"/>
    <style:style style:name="_5f_MOR_5f_NOVEMBER_5f_AD_20_HOC_5f_MKT_20_SHARE_5f_2002_5f_Dealer_20_Performance_20_Monitoring_5f_NWGMA-Outlet_20_Mix_20__28_Nov_29__5f_WSP_5f_REVISED-September" style:display-name="_MOR_NOVEMBER_AD HOC_MKT SHARE_2002_Dealer Performance Monitoring_NWGMA-Outlet Mix (Nov)_WSP_REVISED-September" style:family="table-cell" style:parent-style-name="Default" style:data-style-name="N161"/>
    <style:style style:name="_5f_MOR_5f_NOVEMBER_5f_AD_20_HOC_5f_MKT_20_SHARE_5f_2002_5f_Dealer_20_Performance_20_Monitoring_5f_PARETO" style:display-name="_MOR_NOVEMBER_AD HOC_MKT SHARE_2002_Dealer Performance Monitoring_PARETO" style:family="table-cell" style:parent-style-name="Default" style:data-style-name="N161"/>
    <style:style style:name="_5f_MOR_5f_NOVEMBER_5f_AD_20_HOC_5f_MKT_20_SHARE_5f_2002_5f_Dealer_20_Performance_20_Monitoring_5f_Pareto_28_with_20_monthly_20_monitoring_29_" style:display-name="_MOR_NOVEMBER_AD HOC_MKT SHARE_2002_Dealer Performance Monitoring_Pareto(with monthly monitoring)" style:family="table-cell" style:parent-style-name="Default" style:data-style-name="N161"/>
    <style:style style:name="_5f_MOR_5f_NOVEMBER_5f_AD_20_HOC_5f_MKT_20_SHARE_5f_2002_5f_Dealer_20_Performance_20_Monitoring_5f_PER_20_DIST" style:display-name="_MOR_NOVEMBER_AD HOC_MKT SHARE_2002_Dealer Performance Monitoring_PER DIST" style:family="table-cell" style:parent-style-name="Default" style:data-style-name="N161"/>
    <style:style style:name="_5f_MOR_5f_NOVEMBER_5f_AD_20_HOC_5f_MKT_20_SHARE_5f_2002_5f_Dealer_20_Performance_20_Monitoring_5f_REVISED_20_HYLYTS_20_-_20_new_20_forms" style:display-name="_MOR_NOVEMBER_AD HOC_MKT SHARE_2002_Dealer Performance Monitoring_REVISED HYLYTS - new forms" style:family="table-cell" style:parent-style-name="Default" style:data-style-name="N161"/>
    <style:style style:name="_5f_MOR_5f_NOVEMBER_5f_AD_20_HOC_5f_MKT_20_SHARE_5f_2002_5f_Dealer_20_Performance_20_Monitoring_5f_rtw_20_revised" style:display-name="_MOR_NOVEMBER_AD HOC_MKT SHARE_2002_Dealer Performance Monitoring_rtw revised" style:family="table-cell" style:parent-style-name="Default" style:data-style-name="N172"/>
    <style:style style:name="_5f_MOR_5f_NOVEMBER_5f_AD_20_HOC_5f_MKT_20_SHARE_5f_2002_5f_Dealer_20_Performance_20_Monitoring_5f_sept." style:display-name="_MOR_NOVEMBER_AD HOC_MKT SHARE_2002_Dealer Performance Monitoring_sept." style:family="table-cell" style:parent-style-name="Default" style:data-style-name="N161"/>
    <style:style style:name="_5f_MOR_5f_NOVEMBER_5f_AD_20_HOC_5f_MKT_20_SHARE_5f_2002_5f_Dealer_20_Performance_20_Monitoring_5f_September" style:display-name="_MOR_NOVEMBER_AD HOC_MKT SHARE_2002_Dealer Performance Monitoring_September" style:family="table-cell" style:parent-style-name="Default" style:data-style-name="N161"/>
    <style:style style:name="_5f_MOR_5f_NOVEMBER_5f_AD_20_HOC_5f_MKT_20_SHARE_5f_2002_5f_Dealer_20_Performance_20_Monitoring_5f_SEPTEMBER_20_MOR_20_Presentation" style:display-name="_MOR_NOVEMBER_AD HOC_MKT SHARE_2002_Dealer Performance Monitoring_SEPTEMBER MOR Presentation" style:family="table-cell" style:parent-style-name="Default" style:data-style-name="N169"/>
    <style:style style:name="_5f_MOR_5f_NOVEMBER_5f_AD_20_HOC_5f_MKT_20_SHARE_5f_2002_5f_Dealer_20_Performance_20_Monitoring_5f_WS_20_PROGRAM" style:display-name="_MOR_NOVEMBER_AD HOC_MKT SHARE_2002_Dealer Performance Monitoring_WS PROGRAM" style:family="table-cell" style:parent-style-name="Default" style:data-style-name="N161"/>
    <style:style style:name="_5f_MOR_5f_NOVEMBER_5f_AD_20_HOC_5f_MKT_20_SHARE_5f_2002_5f_Dealer_20_Performance_20_Monitoring_5f_WSP_5f_REVISED" style:display-name="_MOR_NOVEMBER_AD HOC_MKT SHARE_2002_Dealer Performance Monitoring_WSP_REVISED" style:family="table-cell" style:parent-style-name="Default" style:data-style-name="N161"/>
    <style:style style:name="_5f_MOR_5f_NOVEMBER_5f_AD_20_HOC_5f_MKT_20_SHARE_5f_2002_5f_Dealer_20_Performance_20_Monitoring_5f_WSP_5f_REVISED-August" style:display-name="_MOR_NOVEMBER_AD HOC_MKT SHARE_2002_Dealer Performance Monitoring_WSP_REVISED-August" style:family="table-cell" style:parent-style-name="Default" style:data-style-name="N161"/>
    <style:style style:name="_5f_MOR_5f_NOVEMBER_5f_AD_20_HOC_5f_MKT_20_SHARE_5f_2002_5f_Dealer_20_Performance_20_Monitoring_5f_WSP_5f_Revised-December" style:display-name="_MOR_NOVEMBER_AD HOC_MKT SHARE_2002_Dealer Performance Monitoring_WSP_Revised-December" style:family="table-cell" style:parent-style-name="Default" style:data-style-name="N172"/>
    <style:style style:name="_5f_MOR_5f_NOVEMBER_5f_AD_20_HOC_5f_MKT_20_SHARE_5f_2002_5f_Dealer_20_Performance_20_Monitoring_5f_WSP_5f_Revised-November" style:display-name="_MOR_NOVEMBER_AD HOC_MKT SHARE_2002_Dealer Performance Monitoring_WSP_Revised-November" style:family="table-cell" style:parent-style-name="Default" style:data-style-name="N172"/>
    <style:style style:name="_5f_MOR_5f_NOVEMBER_5f_AD_20_HOC_5f_MKT_20_SHARE_5f_2002_5f_Dealer_20_Performance_20_Monitoring_5f_WSP_5f_REVISED-September" style:display-name="_MOR_NOVEMBER_AD HOC_MKT SHARE_2002_Dealer Performance Monitoring_WSP_REVISED-September" style:family="table-cell" style:parent-style-name="Default" style:data-style-name="N161"/>
    <style:style style:name="_5f_MOR_5f_NOVEMBER_5f_AD_20_HOC_5f_MKT_20_SHARE_5f_2002_5f_Dealer_20_Weekly_20_Withdrawal_20_Target_20_-_20_FEB_27_03" style:display-name="_MOR_NOVEMBER_AD HOC_MKT SHARE_2002_Dealer Weekly Withdrawal Target - FEB'03" style:family="table-cell" style:parent-style-name="Default" style:data-style-name="N171"/>
    <style:style style:name="_5f_MOR_5f_NOVEMBER_5f_AD_20_HOC_5f_MKT_20_SHARE_5f_2002_5f_DEC_20_MOR" style:display-name="_MOR_NOVEMBER_AD HOC_MKT SHARE_2002_DEC MOR" style:family="table-cell" style:parent-style-name="Default" style:data-style-name="N161"/>
    <style:style style:name="_5f_MOR_5f_NOVEMBER_5f_AD_20_HOC_5f_MKT_20_SHARE_5f_2002_5f_Dec_20_Pres_27_n" style:display-name="_MOR_NOVEMBER_AD HOC_MKT SHARE_2002_Dec Pres'n" style:family="table-cell" style:parent-style-name="Default" style:data-style-name="N169"/>
    <style:style style:name="_5f_MOR_5f_NOVEMBER_5f_AD_20_HOC_5f_MKT_20_SHARE_5f_2002_5f_DECEMBER_20_MOR_20_Presentation" style:display-name="_MOR_NOVEMBER_AD HOC_MKT SHARE_2002_DECEMBER MOR Presentation" style:family="table-cell" style:parent-style-name="Default" style:data-style-name="N169"/>
    <style:style style:name="_5f_MOR_5f_NOVEMBER_5f_AD_20_HOC_5f_MKT_20_SHARE_5f_2002_5f_Direct_20_Outlet_5f_Active_20_Outlet_20_Coverage_20_Chart" style:display-name="_MOR_NOVEMBER_AD HOC_MKT SHARE_2002_Direct Outlet_Active Outlet Coverage Chart" style:family="table-cell" style:parent-style-name="Default" style:data-style-name="N161"/>
    <style:style style:name="_5f_MOR_5f_NOVEMBER_5f_AD_20_HOC_5f_MKT_20_SHARE_5f_2002_5f_DIST._20_1_20_MOR_20_CHARTS_20_NOVEMBER_20_2003" style:display-name="_MOR_NOVEMBER_AD HOC_MKT SHARE_2002_DIST. 1 MOR CHARTS NOVEMBER 2003" style:family="table-cell" style:parent-style-name="Default" style:data-style-name="N172"/>
    <style:style style:name="_5f_MOR_5f_NOVEMBER_5f_AD_20_HOC_5f_MKT_20_SHARE_5f_2002_5f_DLR_20_FGS-july" style:display-name="_MOR_NOVEMBER_AD HOC_MKT SHARE_2002_DLR FGS-july" style:family="table-cell" style:parent-style-name="Default" style:data-style-name="N169"/>
    <style:style style:name="_5f_MOR_5f_NOVEMBER_5f_AD_20_HOC_5f_MKT_20_SHARE_5f_2002_5f_FE" style:display-name="_MOR_NOVEMBER_AD HOC_MKT SHARE_2002_FE" style:family="table-cell" style:parent-style-name="Default" style:data-style-name="N161"/>
    <style:style style:name="_5f_MOR_5f_NOVEMBER_5f_AD_20_HOC_5f_MKT_20_SHARE_5f_2002_5f_FE_20_TO_20_SMBX" style:display-name="_MOR_NOVEMBER_AD HOC_MKT SHARE_2002_FE TO SMBX" style:family="table-cell" style:parent-style-name="Default" style:data-style-name="N161"/>
    <style:style style:name="_5f_MOR_5f_NOVEMBER_5f_AD_20_HOC_5f_MKT_20_SHARE_5f_2002_5f_FGS_20_4TH_20_QTR_20_REVISION" style:display-name="_MOR_NOVEMBER_AD HOC_MKT SHARE_2002_FGS 4TH QTR REVISION" style:family="table-cell" style:parent-style-name="Default" style:data-style-name="N169"/>
    <style:style style:name="_5f_MOR_5f_NOVEMBER_5f_AD_20_HOC_5f_MKT_20_SHARE_5f_2002_5f_FORMAT_5f_PARETO_5f_AREA" style:display-name="_MOR_NOVEMBER_AD HOC_MKT SHARE_2002_FORMAT_PARETO_AREA" style:family="table-cell" style:parent-style-name="Default" style:data-style-name="N161"/>
    <style:style style:name="_5f_MOR_5f_NOVEMBER_5f_AD_20_HOC_5f_MKT_20_SHARE_5f_2002_5f_Formats_20_for_20_June_20_3_20_and_20_4_20_AMT_20_Meeting" style:display-name="_MOR_NOVEMBER_AD HOC_MKT SHARE_2002_Formats for June 3 and 4 AMT Meeting" style:family="table-cell" style:parent-style-name="Default" style:data-style-name="N169"/>
    <style:style style:name="_5f_MOR_5f_NOVEMBER_5f_AD_20_HOC_5f_MKT_20_SHARE_5f_2002_5f_Geographic_20_Pareto_20__28_Rev_29_" style:display-name="_MOR_NOVEMBER_AD HOC_MKT SHARE_2002_Geographic Pareto (Rev)" style:family="table-cell" style:parent-style-name="Default" style:data-style-name="N169"/>
    <style:style style:name="_5f_MOR_5f_NOVEMBER_5f_AD_20_HOC_5f_MKT_20_SHARE_5f_2002_5f_Geographic_20_Pareto_20__28_Rev_29_.xls_20_Chart_20_1" style:display-name="_MOR_NOVEMBER_AD HOC_MKT SHARE_2002_Geographic Pareto (Rev).xls Chart 1" style:family="table-cell" style:parent-style-name="Default" style:data-style-name="N161"/>
    <style:style style:name="_5f_MOR_5f_NOVEMBER_5f_AD_20_HOC_5f_MKT_20_SHARE_5f_2002_5f_highlights" style:display-name="_MOR_NOVEMBER_AD HOC_MKT SHARE_2002_highlights" style:family="table-cell" style:parent-style-name="Default" style:data-style-name="N161"/>
    <style:style style:name="_5f_MOR_5f_NOVEMBER_5f_AD_20_HOC_5f_MKT_20_SHARE_5f_2002_5f_HL_20__26__20_POT" style:display-name="_MOR_NOVEMBER_AD HOC_MKT SHARE_2002_HL &amp; POT" style:family="table-cell" style:parent-style-name="Default" style:data-style-name="N161"/>
    <style:style style:name="_5f_MOR_5f_NOVEMBER_5f_AD_20_HOC_5f_MKT_20_SHARE_5f_2002_5f_HL_20__26__20_POT_20_CONVERSION" style:display-name="_MOR_NOVEMBER_AD HOC_MKT SHARE_2002_HL &amp; POT CONVERSION" style:family="table-cell" style:parent-style-name="Default" style:data-style-name="N161"/>
    <style:style style:name="_5f_MOR_5f_NOVEMBER_5f_AD_20_HOC_5f_MKT_20_SHARE_5f_2002_5f_June_20_2003_20_MOR_20_Charts" style:display-name="_MOR_NOVEMBER_AD HOC_MKT SHARE_2002_June 2003 MOR Charts" style:family="table-cell" style:parent-style-name="Default" style:data-style-name="N169"/>
    <style:style style:name="_5f_MOR_5f_NOVEMBER_5f_AD_20_HOC_5f_MKT_20_SHARE_5f_2002_5f_JUNE_20_MOR_20_Presentation" style:display-name="_MOR_NOVEMBER_AD HOC_MKT SHARE_2002_JUNE MOR Presentation" style:family="table-cell" style:parent-style-name="Default" style:data-style-name="N169"/>
    <style:style style:name="_5f_MOR_5f_NOVEMBER_5f_AD_20_HOC_5f_MKT_20_SHARE_5f_2002_5f_JUNE_20_MOR_20_Presentation_20_Revised_5f_FINAL" style:display-name="_MOR_NOVEMBER_AD HOC_MKT SHARE_2002_JUNE MOR Presentation Revised_FINAL" style:family="table-cell" style:parent-style-name="Default" style:data-style-name="N169"/>
    <style:style style:name="_5f_MOR_5f_NOVEMBER_5f_AD_20_HOC_5f_MKT_20_SHARE_5f_2002_5f_June_20_Presentation_20_Materials" style:display-name="_MOR_NOVEMBER_AD HOC_MKT SHARE_2002_June Presentation Materials" style:family="table-cell" style:parent-style-name="Default" style:data-style-name="N169"/>
    <style:style style:name="_5f_MOR_5f_NOVEMBER_5f_AD_20_HOC_5f_MKT_20_SHARE_5f_2002_5f_MAY_20_MOR_20_Presentation" style:display-name="_MOR_NOVEMBER_AD HOC_MKT SHARE_2002_MAY MOR Presentation" style:family="table-cell" style:parent-style-name="Default" style:data-style-name="N173"/>
    <style:style style:name="_5f_MOR_5f_NOVEMBER_5f_AD_20_HOC_5f_MKT_20_SHARE_5f_2002_5f_Monthly_20_BP" style:display-name="_MOR_NOVEMBER_AD HOC_MKT SHARE_2002_Monthly BP" style:family="table-cell" style:parent-style-name="Default" style:data-style-name="N169"/>
    <style:style style:name="_5f_MOR_5f_NOVEMBER_5f_AD_20_HOC_5f_MKT_20_SHARE_5f_2002_5f_new_20_forms" style:display-name="_MOR_NOVEMBER_AD HOC_MKT SHARE_2002_new forms" style:family="table-cell" style:parent-style-name="Default" style:data-style-name="N161"/>
    <style:style style:name="_5f_MOR_5f_NOVEMBER_5f_AD_20_HOC_5f_MKT_20_SHARE_5f_2002_5f_nw_5f_Dealer_20_Full_20_Goods_20_Movement" style:display-name="_MOR_NOVEMBER_AD HOC_MKT SHARE_2002_nw_Dealer Full Goods Movement" style:family="table-cell" style:parent-style-name="Default" style:data-style-name="N175"/>
    <style:style style:name="_5f_MOR_5f_NOVEMBER_5f_AD_20_HOC_5f_MKT_20_SHARE_5f_2002_5f_nw_5f_Dealer_20_Full_20_Goods_20_Movement_5f_04_20_MOR" style:display-name="_MOR_NOVEMBER_AD HOC_MKT SHARE_2002_nw_Dealer Full Goods Movement_04 MOR" style:family="table-cell" style:parent-style-name="Default" style:data-style-name="N177"/>
    <style:style style:name="_5f_MOR_5f_NOVEMBER_5f_AD_20_HOC_5f_MKT_20_SHARE_5f_2002_5f_nw_5f_Dealer_20_Full_20_Goods_20_Movement_5f_06_20_MOR" style:display-name="_MOR_NOVEMBER_AD HOC_MKT SHARE_2002_nw_Dealer Full Goods Movement_06 MOR" style:family="table-cell" style:parent-style-name="Default" style:data-style-name="N177"/>
    <style:style style:name="_5f_MOR_5f_NOVEMBER_5f_AD_20_HOC_5f_MKT_20_SHARE_5f_2002_5f_nw_5f_Dealer_20_Full_20_Goods_20_Movement_5f_06-2003" style:display-name="_MOR_NOVEMBER_AD HOC_MKT SHARE_2002_nw_Dealer Full Goods Movement_06-2003" style:family="table-cell" style:parent-style-name="Default" style:data-style-name="N175"/>
    <style:style style:name="_5f_MOR_5f_NOVEMBER_5f_AD_20_HOC_5f_MKT_20_SHARE_5f_2002_5f_nw_5f_Dealer_20_Full_20_Goods_20_Movement_5f_07-2003" style:display-name="_MOR_NOVEMBER_AD HOC_MKT SHARE_2002_nw_Dealer Full Goods Movement_07-2003" style:family="table-cell" style:parent-style-name="Default" style:data-style-name="N175"/>
    <style:style style:name="_5f_MOR_5f_NOVEMBER_5f_AD_20_HOC_5f_MKT_20_SHARE_5f_2002_5f_nw_5f_Dealer_20_Full_20_Goods_20_Movement_5f_08-FDS_20_CHARTS" style:display-name="_MOR_NOVEMBER_AD HOC_MKT SHARE_2002_nw_Dealer Full Goods Movement_08-FDS CHARTS" style:family="table-cell" style:parent-style-name="Default" style:data-style-name="N177"/>
    <style:style style:name="_5f_MOR_5f_NOVEMBER_5f_AD_20_HOC_5f_MKT_20_SHARE_5f_2002_5f_nw_5f_Dealer_20_Full_20_Goods_20_Movement_5f_1-_20_March_20_2003_20_MOR_20_Charts" style:display-name="_MOR_NOVEMBER_AD HOC_MKT SHARE_2002_nw_Dealer Full Goods Movement_1- March 2003 MOR Charts" style:family="table-cell" style:parent-style-name="Default" style:data-style-name="N175"/>
    <style:style style:name="_5f_MOR_5f_NOVEMBER_5f_AD_20_HOC_5f_MKT_20_SHARE_5f_2002_5f_nw_5f_Dealer_20_Full_20_Goods_20_Movement_5f_1-CGMA" style:display-name="_MOR_NOVEMBER_AD HOC_MKT SHARE_2002_nw_Dealer Full Goods Movement_1-CGMA" style:family="table-cell" style:parent-style-name="Default" style:data-style-name="N177"/>
    <style:style style:name="_5f_MOR_5f_NOVEMBER_5f_AD_20_HOC_5f_MKT_20_SHARE_5f_2002_5f_nw_5f_Dealer_20_Full_20_Goods_20_Movement_5f_1-NGMA" style:display-name="_MOR_NOVEMBER_AD HOC_MKT SHARE_2002_nw_Dealer Full Goods Movement_1-NGMA" style:family="table-cell" style:parent-style-name="Default" style:data-style-name="N175"/>
    <style:style style:name="_5f_MOR_5f_NOVEMBER_5f_AD_20_HOC_5f_MKT_20_SHARE_5f_2002_5f_nw_5f_Dealer_20_Full_20_Goods_20_Movement_5f_12-MOR" style:display-name="_MOR_NOVEMBER_AD HOC_MKT SHARE_2002_nw_Dealer Full Goods Movement_12-MOR" style:family="table-cell" style:parent-style-name="Default" style:data-style-name="N175"/>
    <style:style style:name="_5f_MOR_5f_NOVEMBER_5f_AD_20_HOC_5f_MKT_20_SHARE_5f_2002_5f_nw_5f_Dealer_20_Full_20_Goods_20_Movement_5f_2-CGMA" style:display-name="_MOR_NOVEMBER_AD HOC_MKT SHARE_2002_nw_Dealer Full Goods Movement_2-CGMA" style:family="table-cell" style:parent-style-name="Default" style:data-style-name="N177"/>
    <style:style style:name="_5f_MOR_5f_NOVEMBER_5f_AD_20_HOC_5f_MKT_20_SHARE_5f_2002_5f_nw_5f_Dealer_20_Full_20_Goods_20_Movement_5f_2003_20_DLR_20_WD_20_and_20_STT" style:display-name="_MOR_NOVEMBER_AD HOC_MKT SHARE_2002_nw_Dealer Full Goods Movement_2003 DLR WD and STT" style:family="table-cell" style:parent-style-name="Default" style:data-style-name="N175"/>
    <style:style style:name="_5f_MOR_5f_NOVEMBER_5f_AD_20_HOC_5f_MKT_20_SHARE_5f_2002_5f_nw_5f_Dealer_20_Full_20_Goods_20_Movement_5f_3-BBR" style:display-name="_MOR_NOVEMBER_AD HOC_MKT SHARE_2002_nw_Dealer Full Goods Movement_3-BBR" style:family="table-cell" style:parent-style-name="Default" style:data-style-name="N175"/>
    <style:style style:name="_5f_MOR_5f_NOVEMBER_5f_AD_20_HOC_5f_MKT_20_SHARE_5f_2002_5f_nw_5f_Dealer_20_Full_20_Goods_20_Movement_5f_4-NWGMA" style:display-name="_MOR_NOVEMBER_AD HOC_MKT SHARE_2002_nw_Dealer Full Goods Movement_4-NWGMA" style:family="table-cell" style:parent-style-name="Default" style:data-style-name="N175"/>
    <style:style style:name="_5f_MOR_5f_NOVEMBER_5f_AD_20_HOC_5f_MKT_20_SHARE_5f_2002_5f_nw_5f_Dealer_20_Full_20_Goods_20_Movement_5f_AA_20_Form" style:display-name="_MOR_NOVEMBER_AD HOC_MKT SHARE_2002_nw_Dealer Full Goods Movement_AA Form" style:family="table-cell" style:parent-style-name="Default" style:data-style-name="N177"/>
    <style:style style:name="_5f_MOR_5f_NOVEMBER_5f_AD_20_HOC_5f_MKT_20_SHARE_5f_2002_5f_nw_5f_Dealer_20_Full_20_Goods_20_Movement_5f_ACTIVE_20_OUTLET_20_TARGET_20_-_20_05_28_NEW_20_FORMAT_29_" style:display-name="_MOR_NOVEMBER_AD HOC_MKT SHARE_2002_nw_Dealer Full Goods Movement_ACTIVE OUTLET TARGET - 05(NEW FORMAT)" style:family="table-cell" style:parent-style-name="Default" style:data-style-name="N175"/>
    <style:style style:name="_5f_MOR_5f_NOVEMBER_5f_AD_20_HOC_5f_MKT_20_SHARE_5f_2002_5f_nw_5f_Dealer_20_Full_20_Goods_20_Movement_5f_ACTIVE_20_OUTLETS_20_TARGET_20_MONITORING" style:display-name="_MOR_NOVEMBER_AD HOC_MKT SHARE_2002_nw_Dealer Full Goods Movement_ACTIVE OUTLETS TARGET MONITORING" style:family="table-cell" style:parent-style-name="Default" style:data-style-name="N177"/>
    <style:style style:name="_5f_MOR_5f_NOVEMBER_5f_AD_20_HOC_5f_MKT_20_SHARE_5f_2002_5f_nw_5f_Dealer_20_Full_20_Goods_20_Movement_5f_Book2" style:display-name="_MOR_NOVEMBER_AD HOC_MKT SHARE_2002_nw_Dealer Full Goods Movement_Book2" style:family="table-cell" style:parent-style-name="Default" style:data-style-name="N177"/>
    <style:style style:name="_5f_MOR_5f_NOVEMBER_5f_AD_20_HOC_5f_MKT_20_SHARE_5f_2002_5f_nw_5f_Dealer_20_Full_20_Goods_20_Movement_5f_business_20_process" style:display-name="_MOR_NOVEMBER_AD HOC_MKT SHARE_2002_nw_Dealer Full Goods Movement_business process" style:family="table-cell" style:parent-style-name="Default" style:data-style-name="N177"/>
    <style:style style:name="_5f_MOR_5f_NOVEMBER_5f_AD_20_HOC_5f_MKT_20_SHARE_5f_2002_5f_nw_5f_Dealer_20_Full_20_Goods_20_Movement_5f_CGMA-MATERIALS" style:display-name="_MOR_NOVEMBER_AD HOC_MKT SHARE_2002_nw_Dealer Full Goods Movement_CGMA-MATERIALS" style:family="table-cell" style:parent-style-name="Default" style:data-style-name="N175"/>
    <style:style style:name="_5f_MOR_5f_NOVEMBER_5f_AD_20_HOC_5f_MKT_20_SHARE_5f_2002_5f_nw_5f_Dealer_20_Full_20_Goods_20_Movement_5f_CGMA_5f_May_20_MOR" style:display-name="_MOR_NOVEMBER_AD HOC_MKT SHARE_2002_nw_Dealer Full Goods Movement_CGMA_May MOR" style:family="table-cell" style:parent-style-name="Default" style:data-style-name="N177"/>
    <style:style style:name="_5f_MOR_5f_NOVEMBER_5f_AD_20_HOC_5f_MKT_20_SHARE_5f_2002_5f_nw_5f_Dealer_20_Full_20_Goods_20_Movement_5f_DEC_20_MOR" style:display-name="_MOR_NOVEMBER_AD HOC_MKT SHARE_2002_nw_Dealer Full Goods Movement_DEC MOR" style:family="table-cell" style:parent-style-name="Default" style:data-style-name="N177"/>
    <style:style style:name="_5f_MOR_5f_NOVEMBER_5f_AD_20_HOC_5f_MKT_20_SHARE_5f_2002_5f_nw_5f_Dealer_20_Full_20_Goods_20_Movement_5f_Dec_20_Pres_27_n" style:display-name="_MOR_NOVEMBER_AD HOC_MKT SHARE_2002_nw_Dealer Full Goods Movement_Dec Pres'n" style:family="table-cell" style:parent-style-name="Default" style:data-style-name="N175"/>
    <style:style style:name="_5f_MOR_5f_NOVEMBER_5f_AD_20_HOC_5f_MKT_20_SHARE_5f_2002_5f_nw_5f_Dealer_20_Full_20_Goods_20_Movement_5f_DECEMBER_20_MOR_20_Presentation" style:display-name="_MOR_NOVEMBER_AD HOC_MKT SHARE_2002_nw_Dealer Full Goods Movement_DECEMBER MOR Presentation" style:family="table-cell" style:parent-style-name="Default" style:data-style-name="N175"/>
    <style:style style:name="_5f_MOR_5f_NOVEMBER_5f_AD_20_HOC_5f_MKT_20_SHARE_5f_2002_5f_nw_5f_Dealer_20_Full_20_Goods_20_Movement_5f_Direct_20_Outlet_5f_Active_20_Outlet_20_Coverage_20_Chart" style:display-name="_MOR_NOVEMBER_AD HOC_MKT SHARE_2002_nw_Dealer Full Goods Movement_Direct Outlet_Active Outlet Coverage Chart" style:family="table-cell" style:parent-style-name="Default" style:data-style-name="N177"/>
    <style:style style:name="_5f_MOR_5f_NOVEMBER_5f_AD_20_HOC_5f_MKT_20_SHARE_5f_2002_5f_nw_5f_Dealer_20_Full_20_Goods_20_Movement_5f_DLR_20_FGS-july" style:display-name="_MOR_NOVEMBER_AD HOC_MKT SHARE_2002_nw_Dealer Full Goods Movement_DLR FGS-july" style:family="table-cell" style:parent-style-name="Default" style:data-style-name="N175"/>
    <style:style style:name="_5f_MOR_5f_NOVEMBER_5f_AD_20_HOC_5f_MKT_20_SHARE_5f_2002_5f_nw_5f_Dealer_20_Full_20_Goods_20_Movement_5f_FE" style:display-name="_MOR_NOVEMBER_AD HOC_MKT SHARE_2002_nw_Dealer Full Goods Movement_FE" style:family="table-cell" style:parent-style-name="Default" style:data-style-name="N177"/>
    <style:style style:name="_5f_MOR_5f_NOVEMBER_5f_AD_20_HOC_5f_MKT_20_SHARE_5f_2002_5f_nw_5f_Dealer_20_Full_20_Goods_20_Movement_5f_FE_20_TO_20_SMBX" style:display-name="_MOR_NOVEMBER_AD HOC_MKT SHARE_2002_nw_Dealer Full Goods Movement_FE TO SMBX" style:family="table-cell" style:parent-style-name="Default" style:data-style-name="N177"/>
    <style:style style:name="_5f_MOR_5f_NOVEMBER_5f_AD_20_HOC_5f_MKT_20_SHARE_5f_2002_5f_nw_5f_Dealer_20_Full_20_Goods_20_Movement_5f_FGS_20_4TH_20_QTR_20_REVISION" style:display-name="_MOR_NOVEMBER_AD HOC_MKT SHARE_2002_nw_Dealer Full Goods Movement_FGS 4TH QTR REVISION" style:family="table-cell" style:parent-style-name="Default" style:data-style-name="N175"/>
    <style:style style:name="_5f_MOR_5f_NOVEMBER_5f_AD_20_HOC_5f_MKT_20_SHARE_5f_2002_5f_nw_5f_Dealer_20_Full_20_Goods_20_Movement_5f_FORMAT_5f_PARETO_5f_AREA" style:display-name="_MOR_NOVEMBER_AD HOC_MKT SHARE_2002_nw_Dealer Full Goods Movement_FORMAT_PARETO_AREA" style:family="table-cell" style:parent-style-name="Default" style:data-style-name="N177"/>
    <style:style style:name="_5f_MOR_5f_NOVEMBER_5f_AD_20_HOC_5f_MKT_20_SHARE_5f_2002_5f_nw_5f_Dealer_20_Full_20_Goods_20_Movement_5f_Formats_20_for_20_June_20_3_20_and_20_4_20_AMT_20_Meeting" style:display-name="_MOR_NOVEMBER_AD HOC_MKT SHARE_2002_nw_Dealer Full Goods Movement_Formats for June 3 and 4 AMT Meeting" style:family="table-cell" style:parent-style-name="Default" style:data-style-name="N175"/>
    <style:style style:name="_5f_MOR_5f_NOVEMBER_5f_AD_20_HOC_5f_MKT_20_SHARE_5f_2002_5f_nw_5f_Dealer_20_Full_20_Goods_20_Movement_5f_Geographic_20_Pareto_20__28_Rev_29_" style:display-name="_MOR_NOVEMBER_AD HOC_MKT SHARE_2002_nw_Dealer Full Goods Movement_Geographic Pareto (Rev)" style:family="table-cell" style:parent-style-name="Default" style:data-style-name="N175"/>
    <style:style style:name="_5f_MOR_5f_NOVEMBER_5f_AD_20_HOC_5f_MKT_20_SHARE_5f_2002_5f_nw_5f_Dealer_20_Full_20_Goods_20_Movement_5f_Geographic_20_Pareto_20__28_Rev_29_.xls_20_Chart_20_1" style:display-name="_MOR_NOVEMBER_AD HOC_MKT SHARE_2002_nw_Dealer Full Goods Movement_Geographic Pareto (Rev).xls Chart 1" style:family="table-cell" style:parent-style-name="Default" style:data-style-name="N177"/>
    <style:style style:name="_5f_MOR_5f_NOVEMBER_5f_AD_20_HOC_5f_MKT_20_SHARE_5f_2002_5f_nw_5f_Dealer_20_Full_20_Goods_20_Movement_5f_highlights" style:display-name="_MOR_NOVEMBER_AD HOC_MKT SHARE_2002_nw_Dealer Full Goods Movement_highlights" style:family="table-cell" style:parent-style-name="Default" style:data-style-name="N177"/>
    <style:style style:name="_5f_MOR_5f_NOVEMBER_5f_AD_20_HOC_5f_MKT_20_SHARE_5f_2002_5f_nw_5f_Dealer_20_Full_20_Goods_20_Movement_5f_HL_20__26__20_POT" style:display-name="_MOR_NOVEMBER_AD HOC_MKT SHARE_2002_nw_Dealer Full Goods Movement_HL &amp; POT" style:family="table-cell" style:parent-style-name="Default" style:data-style-name="N177"/>
    <style:style style:name="_5f_MOR_5f_NOVEMBER_5f_AD_20_HOC_5f_MKT_20_SHARE_5f_2002_5f_nw_5f_Dealer_20_Full_20_Goods_20_Movement_5f_HL_20__26__20_POT_20_CONVERSION" style:display-name="_MOR_NOVEMBER_AD HOC_MKT SHARE_2002_nw_Dealer Full Goods Movement_HL &amp; POT CONVERSION" style:family="table-cell" style:parent-style-name="Default" style:data-style-name="N177"/>
    <style:style style:name="_5f_MOR_5f_NOVEMBER_5f_AD_20_HOC_5f_MKT_20_SHARE_5f_2002_5f_nw_5f_Dealer_20_Full_20_Goods_20_Movement_5f_June_20_2003_20_MOR_20_Charts" style:display-name="_MOR_NOVEMBER_AD HOC_MKT SHARE_2002_nw_Dealer Full Goods Movement_June 2003 MOR Charts" style:family="table-cell" style:parent-style-name="Default" style:data-style-name="N175"/>
    <style:style style:name="_5f_MOR_5f_NOVEMBER_5f_AD_20_HOC_5f_MKT_20_SHARE_5f_2002_5f_nw_5f_Dealer_20_Full_20_Goods_20_Movement_5f_JUNE_20_MOR_20_Presentation" style:display-name="_MOR_NOVEMBER_AD HOC_MKT SHARE_2002_nw_Dealer Full Goods Movement_JUNE MOR Presentation" style:family="table-cell" style:parent-style-name="Default" style:data-style-name="N175"/>
    <style:style style:name="_5f_MOR_5f_NOVEMBER_5f_AD_20_HOC_5f_MKT_20_SHARE_5f_2002_5f_nw_5f_Dealer_20_Full_20_Goods_20_Movement_5f_JUNE_20_MOR_20_Presentation_20_Revised_5f_FINAL" style:display-name="_MOR_NOVEMBER_AD HOC_MKT SHARE_2002_nw_Dealer Full Goods Movement_JUNE MOR Presentation Revised_FINAL" style:family="table-cell" style:parent-style-name="Default" style:data-style-name="N175"/>
    <style:style style:name="_5f_MOR_5f_NOVEMBER_5f_AD_20_HOC_5f_MKT_20_SHARE_5f_2002_5f_nw_5f_Dealer_20_Full_20_Goods_20_Movement_5f_June_20_Presentation_20_Materials" style:display-name="_MOR_NOVEMBER_AD HOC_MKT SHARE_2002_nw_Dealer Full Goods Movement_June Presentation Materials" style:family="table-cell" style:parent-style-name="Default" style:data-style-name="N175"/>
    <style:style style:name="_5f_MOR_5f_NOVEMBER_5f_AD_20_HOC_5f_MKT_20_SHARE_5f_2002_5f_nw_5f_Dealer_20_Full_20_Goods_20_Movement_5f_Monthly_20_BP" style:display-name="_MOR_NOVEMBER_AD HOC_MKT SHARE_2002_nw_Dealer Full Goods Movement_Monthly BP" style:family="table-cell" style:parent-style-name="Default" style:data-style-name="N175"/>
    <style:style style:name="_5f_MOR_5f_NOVEMBER_5f_AD_20_HOC_5f_MKT_20_SHARE_5f_2002_5f_nw_5f_Dealer_20_Full_20_Goods_20_Movement_5f_new_20_forms" style:display-name="_MOR_NOVEMBER_AD HOC_MKT SHARE_2002_nw_Dealer Full Goods Movement_new forms" style:family="table-cell" style:parent-style-name="Default" style:data-style-name="N177"/>
    <style:style style:name="_5f_MOR_5f_NOVEMBER_5f_AD_20_HOC_5f_MKT_20_SHARE_5f_2002_5f_nw_5f_Dealer_20_Full_20_Goods_20_Movement_5f_PARETO" style:display-name="_MOR_NOVEMBER_AD HOC_MKT SHARE_2002_nw_Dealer Full Goods Movement_PARETO" style:family="table-cell" style:parent-style-name="Default" style:data-style-name="N177"/>
    <style:style style:name="_5f_MOR_5f_NOVEMBER_5f_AD_20_HOC_5f_MKT_20_SHARE_5f_2002_5f_nw_5f_Dealer_20_Full_20_Goods_20_Movement_5f_Pareto_28_with_20_monthly_20_monitoring_29_" style:display-name="_MOR_NOVEMBER_AD HOC_MKT SHARE_2002_nw_Dealer Full Goods Movement_Pareto(with monthly monitoring)" style:family="table-cell" style:parent-style-name="Default" style:data-style-name="N177"/>
    <style:style style:name="_5f_MOR_5f_NOVEMBER_5f_AD_20_HOC_5f_MKT_20_SHARE_5f_2002_5f_nw_5f_Dealer_20_Full_20_Goods_20_Movement_5f_PER_20_DIST" style:display-name="_MOR_NOVEMBER_AD HOC_MKT SHARE_2002_nw_Dealer Full Goods Movement_PER DIST" style:family="table-cell" style:parent-style-name="Default" style:data-style-name="N177"/>
    <style:style style:name="_5f_MOR_5f_NOVEMBER_5f_AD_20_HOC_5f_MKT_20_SHARE_5f_2002_5f_nw_5f_Dealer_20_Full_20_Goods_20_Movement_5f_REVISED_20_HYLYTS_20_-_20_new_20_forms" style:display-name="_MOR_NOVEMBER_AD HOC_MKT SHARE_2002_nw_Dealer Full Goods Movement_REVISED HYLYTS - new forms" style:family="table-cell" style:parent-style-name="Default" style:data-style-name="N177"/>
    <style:style style:name="_5f_MOR_5f_NOVEMBER_5f_AD_20_HOC_5f_MKT_20_SHARE_5f_2002_5f_nw_5f_Dealer_20_Full_20_Goods_20_Movement_5f_rtw_20_revised" style:display-name="_MOR_NOVEMBER_AD HOC_MKT SHARE_2002_nw_Dealer Full Goods Movement_rtw revised" style:family="table-cell" style:parent-style-name="Default" style:data-style-name="N179"/>
    <style:style style:name="_5f_MOR_5f_NOVEMBER_5f_AD_20_HOC_5f_MKT_20_SHARE_5f_2002_5f_nw_5f_Dealer_20_Full_20_Goods_20_Movement_5f_sept." style:display-name="_MOR_NOVEMBER_AD HOC_MKT SHARE_2002_nw_Dealer Full Goods Movement_sept." style:family="table-cell" style:parent-style-name="Default" style:data-style-name="N177"/>
    <style:style style:name="_5f_MOR_5f_NOVEMBER_5f_AD_20_HOC_5f_MKT_20_SHARE_5f_2002_5f_nw_5f_Dealer_20_Full_20_Goods_20_Movement_5f_September" style:display-name="_MOR_NOVEMBER_AD HOC_MKT SHARE_2002_nw_Dealer Full Goods Movement_September" style:family="table-cell" style:parent-style-name="Default" style:data-style-name="N177"/>
    <style:style style:name="_5f_MOR_5f_NOVEMBER_5f_AD_20_HOC_5f_MKT_20_SHARE_5f_2002_5f_nw_5f_Dealer_20_Full_20_Goods_20_Movement_5f_WS_20_PROGRAM" style:display-name="_MOR_NOVEMBER_AD HOC_MKT SHARE_2002_nw_Dealer Full Goods Movement_WS PROGRAM" style:family="table-cell" style:parent-style-name="Default" style:data-style-name="N177"/>
    <style:style style:name="_5f_MOR_5f_NOVEMBER_5f_AD_20_HOC_5f_MKT_20_SHARE_5f_2002_5f_nw_5f_Dealer_20_Full_20_Goods_20_Movement_5f_WSP_5f_REVISED" style:display-name="_MOR_NOVEMBER_AD HOC_MKT SHARE_2002_nw_Dealer Full Goods Movement_WSP_REVISED" style:family="table-cell" style:parent-style-name="Default" style:data-style-name="N177"/>
    <style:style style:name="_5f_MOR_5f_NOVEMBER_5f_AD_20_HOC_5f_MKT_20_SHARE_5f_2002_5f_nw_5f_Dealer_20_Full_20_Goods_20_Movement_5f_WSP_5f_REVISED-August" style:display-name="_MOR_NOVEMBER_AD HOC_MKT SHARE_2002_nw_Dealer Full Goods Movement_WSP_REVISED-August" style:family="table-cell" style:parent-style-name="Default" style:data-style-name="N177"/>
    <style:style style:name="_5f_MOR_5f_NOVEMBER_5f_AD_20_HOC_5f_MKT_20_SHARE_5f_2002_5f_nw_5f_Dealer_20_Full_20_Goods_20_Movement_5f_WSP_5f_REVISED-September" style:display-name="_MOR_NOVEMBER_AD HOC_MKT SHARE_2002_nw_Dealer Full Goods Movement_WSP_REVISED-September" style:family="table-cell" style:parent-style-name="Default" style:data-style-name="N177"/>
    <style:style style:name="_5f_MOR_5f_NOVEMBER_5f_AD_20_HOC_5f_MKT_20_SHARE_5f_2002_5f_NWGMA-DPM" style:display-name="_MOR_NOVEMBER_AD HOC_MKT SHARE_2002_NWGMA-DPM" style:family="table-cell" style:parent-style-name="Default" style:data-style-name="N165"/>
    <style:style style:name="_5f_MOR_5f_NOVEMBER_5f_AD_20_HOC_5f_MKT_20_SHARE_5f_2002_5f_NWGMA-DPM_5f_04_20_MOR" style:display-name="_MOR_NOVEMBER_AD HOC_MKT SHARE_2002_NWGMA-DPM_04 MOR" style:family="table-cell" style:parent-style-name="Default" style:data-style-name="N166"/>
    <style:style style:name="_5f_MOR_5f_NOVEMBER_5f_AD_20_HOC_5f_MKT_20_SHARE_5f_2002_5f_NWGMA-DPM_5f_06_20_MOR" style:display-name="_MOR_NOVEMBER_AD HOC_MKT SHARE_2002_NWGMA-DPM_06 MOR" style:family="table-cell" style:parent-style-name="Default" style:data-style-name="N166"/>
    <style:style style:name="_5f_MOR_5f_NOVEMBER_5f_AD_20_HOC_5f_MKT_20_SHARE_5f_2002_5f_NWGMA-DPM_5f_06-2003" style:display-name="_MOR_NOVEMBER_AD HOC_MKT SHARE_2002_NWGMA-DPM_06-2003" style:family="table-cell" style:parent-style-name="Default" style:data-style-name="N165"/>
    <style:style style:name="_5f_MOR_5f_NOVEMBER_5f_AD_20_HOC_5f_MKT_20_SHARE_5f_2002_5f_NWGMA-DPM_5f_07-2003" style:display-name="_MOR_NOVEMBER_AD HOC_MKT SHARE_2002_NWGMA-DPM_07-2003" style:family="table-cell" style:parent-style-name="Default" style:data-style-name="N165"/>
    <style:style style:name="_5f_MOR_5f_NOVEMBER_5f_AD_20_HOC_5f_MKT_20_SHARE_5f_2002_5f_NWGMA-DPM_5f_08-FDS_20_CHARTS" style:display-name="_MOR_NOVEMBER_AD HOC_MKT SHARE_2002_NWGMA-DPM_08-FDS CHARTS" style:family="table-cell" style:parent-style-name="Default" style:data-style-name="N166"/>
    <style:style style:name="_5f_MOR_5f_NOVEMBER_5f_AD_20_HOC_5f_MKT_20_SHARE_5f_2002_5f_NWGMA-DPM_5f_1-_20_March_20_2003_20_MOR_20_Charts" style:display-name="_MOR_NOVEMBER_AD HOC_MKT SHARE_2002_NWGMA-DPM_1- March 2003 MOR Charts" style:family="table-cell" style:parent-style-name="Default" style:data-style-name="N165"/>
    <style:style style:name="_5f_MOR_5f_NOVEMBER_5f_AD_20_HOC_5f_MKT_20_SHARE_5f_2002_5f_NWGMA-DPM_5f_1-CGMA" style:display-name="_MOR_NOVEMBER_AD HOC_MKT SHARE_2002_NWGMA-DPM_1-CGMA" style:family="table-cell" style:parent-style-name="Default" style:data-style-name="N166"/>
    <style:style style:name="_5f_MOR_5f_NOVEMBER_5f_AD_20_HOC_5f_MKT_20_SHARE_5f_2002_5f_NWGMA-DPM_5f_1-NGMA" style:display-name="_MOR_NOVEMBER_AD HOC_MKT SHARE_2002_NWGMA-DPM_1-NGMA" style:family="table-cell" style:parent-style-name="Default" style:data-style-name="N165"/>
    <style:style style:name="_5f_MOR_5f_NOVEMBER_5f_AD_20_HOC_5f_MKT_20_SHARE_5f_2002_5f_NWGMA-DPM_5f_12-MOR" style:display-name="_MOR_NOVEMBER_AD HOC_MKT SHARE_2002_NWGMA-DPM_12-MOR" style:family="table-cell" style:parent-style-name="Default" style:data-style-name="N165"/>
    <style:style style:name="_5f_MOR_5f_NOVEMBER_5f_AD_20_HOC_5f_MKT_20_SHARE_5f_2002_5f_NWGMA-DPM_5f_2-CGMA" style:display-name="_MOR_NOVEMBER_AD HOC_MKT SHARE_2002_NWGMA-DPM_2-CGMA" style:family="table-cell" style:parent-style-name="Default" style:data-style-name="N166"/>
    <style:style style:name="_5f_MOR_5f_NOVEMBER_5f_AD_20_HOC_5f_MKT_20_SHARE_5f_2002_5f_NWGMA-DPM_5f_3-BBR" style:display-name="_MOR_NOVEMBER_AD HOC_MKT SHARE_2002_NWGMA-DPM_3-BBR" style:family="table-cell" style:parent-style-name="Default" style:data-style-name="N165"/>
    <style:style style:name="_5f_MOR_5f_NOVEMBER_5f_AD_20_HOC_5f_MKT_20_SHARE_5f_2002_5f_NWGMA-DPM_5f_4-NWGMA" style:display-name="_MOR_NOVEMBER_AD HOC_MKT SHARE_2002_NWGMA-DPM_4-NWGMA" style:family="table-cell" style:parent-style-name="Default" style:data-style-name="N165"/>
    <style:style style:name="_5f_MOR_5f_NOVEMBER_5f_AD_20_HOC_5f_MKT_20_SHARE_5f_2002_5f_NWGMA-DPM_5f_AA_20_Form" style:display-name="_MOR_NOVEMBER_AD HOC_MKT SHARE_2002_NWGMA-DPM_AA Form" style:family="table-cell" style:parent-style-name="Default" style:data-style-name="N166"/>
    <style:style style:name="_5f_MOR_5f_NOVEMBER_5f_AD_20_HOC_5f_MKT_20_SHARE_5f_2002_5f_NWGMA-DPM_5f_ACTIVE_20_OUTLET_20_TARGET_20_-_20_05_28_NEW_20_FORMAT_29_" style:display-name="_MOR_NOVEMBER_AD HOC_MKT SHARE_2002_NWGMA-DPM_ACTIVE OUTLET TARGET - 05(NEW FORMAT)" style:family="table-cell" style:parent-style-name="Default" style:data-style-name="N165"/>
    <style:style style:name="_5f_MOR_5f_NOVEMBER_5f_AD_20_HOC_5f_MKT_20_SHARE_5f_2002_5f_NWGMA-DPM_5f_ACTIVE_20_OUTLETS_20_TARGET_20_MONITORING" style:display-name="_MOR_NOVEMBER_AD HOC_MKT SHARE_2002_NWGMA-DPM_ACTIVE OUTLETS TARGET MONITORING" style:family="table-cell" style:parent-style-name="Default" style:data-style-name="N166"/>
    <style:style style:name="_5f_MOR_5f_NOVEMBER_5f_AD_20_HOC_5f_MKT_20_SHARE_5f_2002_5f_NWGMA-DPM_5f_Book2" style:display-name="_MOR_NOVEMBER_AD HOC_MKT SHARE_2002_NWGMA-DPM_Book2" style:family="table-cell" style:parent-style-name="Default" style:data-style-name="N166"/>
    <style:style style:name="_5f_MOR_5f_NOVEMBER_5f_AD_20_HOC_5f_MKT_20_SHARE_5f_2002_5f_NWGMA-DPM_5f_business_20_process" style:display-name="_MOR_NOVEMBER_AD HOC_MKT SHARE_2002_NWGMA-DPM_business process" style:family="table-cell" style:parent-style-name="Default" style:data-style-name="N166"/>
    <style:style style:name="_5f_MOR_5f_NOVEMBER_5f_AD_20_HOC_5f_MKT_20_SHARE_5f_2002_5f_NWGMA-DPM_5f_CGMA-MATERIALS" style:display-name="_MOR_NOVEMBER_AD HOC_MKT SHARE_2002_NWGMA-DPM_CGMA-MATERIALS" style:family="table-cell" style:parent-style-name="Default" style:data-style-name="N165"/>
    <style:style style:name="_5f_MOR_5f_NOVEMBER_5f_AD_20_HOC_5f_MKT_20_SHARE_5f_2002_5f_NWGMA-DPM_5f_CGMA_5f_May_20_MOR" style:display-name="_MOR_NOVEMBER_AD HOC_MKT SHARE_2002_NWGMA-DPM_CGMA_May MOR" style:family="table-cell" style:parent-style-name="Default" style:data-style-name="N166"/>
    <style:style style:name="_5f_MOR_5f_NOVEMBER_5f_AD_20_HOC_5f_MKT_20_SHARE_5f_2002_5f_NWGMA-DPM_5f_DEC_20_MOR" style:display-name="_MOR_NOVEMBER_AD HOC_MKT SHARE_2002_NWGMA-DPM_DEC MOR" style:family="table-cell" style:parent-style-name="Default" style:data-style-name="N166"/>
    <style:style style:name="_5f_MOR_5f_NOVEMBER_5f_AD_20_HOC_5f_MKT_20_SHARE_5f_2002_5f_NWGMA-DPM_5f_Dec_20_Pres_27_n" style:display-name="_MOR_NOVEMBER_AD HOC_MKT SHARE_2002_NWGMA-DPM_Dec Pres'n" style:family="table-cell" style:parent-style-name="Default" style:data-style-name="N165"/>
    <style:style style:name="_5f_MOR_5f_NOVEMBER_5f_AD_20_HOC_5f_MKT_20_SHARE_5f_2002_5f_NWGMA-DPM_5f_DECEMBER_20_MOR_20_Presentation" style:display-name="_MOR_NOVEMBER_AD HOC_MKT SHARE_2002_NWGMA-DPM_DECEMBER MOR Presentation" style:family="table-cell" style:parent-style-name="Default" style:data-style-name="N165"/>
    <style:style style:name="_5f_MOR_5f_NOVEMBER_5f_AD_20_HOC_5f_MKT_20_SHARE_5f_2002_5f_NWGMA-DPM_5f_Direct_20_Outlet_5f_Active_20_Outlet_20_Coverage_20_Chart" style:display-name="_MOR_NOVEMBER_AD HOC_MKT SHARE_2002_NWGMA-DPM_Direct Outlet_Active Outlet Coverage Chart" style:family="table-cell" style:parent-style-name="Default" style:data-style-name="N166"/>
    <style:style style:name="_5f_MOR_5f_NOVEMBER_5f_AD_20_HOC_5f_MKT_20_SHARE_5f_2002_5f_NWGMA-DPM_5f_DLR_20_FGS-july" style:display-name="_MOR_NOVEMBER_AD HOC_MKT SHARE_2002_NWGMA-DPM_DLR FGS-july" style:family="table-cell" style:parent-style-name="Default" style:data-style-name="N165"/>
    <style:style style:name="_5f_MOR_5f_NOVEMBER_5f_AD_20_HOC_5f_MKT_20_SHARE_5f_2002_5f_NWGMA-DPM_5f_FE" style:display-name="_MOR_NOVEMBER_AD HOC_MKT SHARE_2002_NWGMA-DPM_FE" style:family="table-cell" style:parent-style-name="Default" style:data-style-name="N166"/>
    <style:style style:name="_5f_MOR_5f_NOVEMBER_5f_AD_20_HOC_5f_MKT_20_SHARE_5f_2002_5f_NWGMA-DPM_5f_FE_20_TO_20_SMBX" style:display-name="_MOR_NOVEMBER_AD HOC_MKT SHARE_2002_NWGMA-DPM_FE TO SMBX" style:family="table-cell" style:parent-style-name="Default" style:data-style-name="N166"/>
    <style:style style:name="_5f_MOR_5f_NOVEMBER_5f_AD_20_HOC_5f_MKT_20_SHARE_5f_2002_5f_NWGMA-DPM_5f_FGS_20_4TH_20_QTR_20_REVISION" style:display-name="_MOR_NOVEMBER_AD HOC_MKT SHARE_2002_NWGMA-DPM_FGS 4TH QTR REVISION" style:family="table-cell" style:parent-style-name="Default" style:data-style-name="N165"/>
    <style:style style:name="_5f_MOR_5f_NOVEMBER_5f_AD_20_HOC_5f_MKT_20_SHARE_5f_2002_5f_NWGMA-DPM_5f_FORMAT_5f_PARETO_5f_AREA" style:display-name="_MOR_NOVEMBER_AD HOC_MKT SHARE_2002_NWGMA-DPM_FORMAT_PARETO_AREA" style:family="table-cell" style:parent-style-name="Default" style:data-style-name="N166"/>
    <style:style style:name="_5f_MOR_5f_NOVEMBER_5f_AD_20_HOC_5f_MKT_20_SHARE_5f_2002_5f_NWGMA-DPM_5f_Formats_20_for_20_June_20_3_20_and_20_4_20_AMT_20_Meeting" style:display-name="_MOR_NOVEMBER_AD HOC_MKT SHARE_2002_NWGMA-DPM_Formats for June 3 and 4 AMT Meeting" style:family="table-cell" style:parent-style-name="Default" style:data-style-name="N165"/>
    <style:style style:name="_5f_MOR_5f_NOVEMBER_5f_AD_20_HOC_5f_MKT_20_SHARE_5f_2002_5f_NWGMA-DPM_5f_Geographic_20_Pareto_20__28_Rev_29_" style:display-name="_MOR_NOVEMBER_AD HOC_MKT SHARE_2002_NWGMA-DPM_Geographic Pareto (Rev)" style:family="table-cell" style:parent-style-name="Default" style:data-style-name="N165"/>
    <style:style style:name="_5f_MOR_5f_NOVEMBER_5f_AD_20_HOC_5f_MKT_20_SHARE_5f_2002_5f_NWGMA-DPM_5f_Geographic_20_Pareto_20__28_Rev_29_.xls_20_Chart_20_1" style:display-name="_MOR_NOVEMBER_AD HOC_MKT SHARE_2002_NWGMA-DPM_Geographic Pareto (Rev).xls Chart 1" style:family="table-cell" style:parent-style-name="Default" style:data-style-name="N166"/>
    <style:style style:name="_5f_MOR_5f_NOVEMBER_5f_AD_20_HOC_5f_MKT_20_SHARE_5f_2002_5f_NWGMA-DPM_5f_highlights" style:display-name="_MOR_NOVEMBER_AD HOC_MKT SHARE_2002_NWGMA-DPM_highlights" style:family="table-cell" style:parent-style-name="Default" style:data-style-name="N166"/>
    <style:style style:name="_5f_MOR_5f_NOVEMBER_5f_AD_20_HOC_5f_MKT_20_SHARE_5f_2002_5f_NWGMA-DPM_5f_HL_20__26__20_POT" style:display-name="_MOR_NOVEMBER_AD HOC_MKT SHARE_2002_NWGMA-DPM_HL &amp; POT" style:family="table-cell" style:parent-style-name="Default" style:data-style-name="N166"/>
    <style:style style:name="_5f_MOR_5f_NOVEMBER_5f_AD_20_HOC_5f_MKT_20_SHARE_5f_2002_5f_NWGMA-DPM_5f_HL_20__26__20_POT_20_CONVERSION" style:display-name="_MOR_NOVEMBER_AD HOC_MKT SHARE_2002_NWGMA-DPM_HL &amp; POT CONVERSION" style:family="table-cell" style:parent-style-name="Default" style:data-style-name="N166"/>
    <style:style style:name="_5f_MOR_5f_NOVEMBER_5f_AD_20_HOC_5f_MKT_20_SHARE_5f_2002_5f_NWGMA-DPM_5f_June_20_2003_20_MOR_20_Charts" style:display-name="_MOR_NOVEMBER_AD HOC_MKT SHARE_2002_NWGMA-DPM_June 2003 MOR Charts" style:family="table-cell" style:parent-style-name="Default" style:data-style-name="N165"/>
    <style:style style:name="_5f_MOR_5f_NOVEMBER_5f_AD_20_HOC_5f_MKT_20_SHARE_5f_2002_5f_NWGMA-DPM_5f_JUNE_20_MOR_20_Presentation" style:display-name="_MOR_NOVEMBER_AD HOC_MKT SHARE_2002_NWGMA-DPM_JUNE MOR Presentation" style:family="table-cell" style:parent-style-name="Default" style:data-style-name="N165"/>
    <style:style style:name="_5f_MOR_5f_NOVEMBER_5f_AD_20_HOC_5f_MKT_20_SHARE_5f_2002_5f_NWGMA-DPM_5f_JUNE_20_MOR_20_Presentation_20_Revised_5f_FINAL" style:display-name="_MOR_NOVEMBER_AD HOC_MKT SHARE_2002_NWGMA-DPM_JUNE MOR Presentation Revised_FINAL" style:family="table-cell" style:parent-style-name="Default" style:data-style-name="N165"/>
    <style:style style:name="_5f_MOR_5f_NOVEMBER_5f_AD_20_HOC_5f_MKT_20_SHARE_5f_2002_5f_NWGMA-DPM_5f_June_20_Presentation_20_Materials" style:display-name="_MOR_NOVEMBER_AD HOC_MKT SHARE_2002_NWGMA-DPM_June Presentation Materials" style:family="table-cell" style:parent-style-name="Default" style:data-style-name="N165"/>
    <style:style style:name="_5f_MOR_5f_NOVEMBER_5f_AD_20_HOC_5f_MKT_20_SHARE_5f_2002_5f_NWGMA-DPM_5f_Monthly_20_BP" style:display-name="_MOR_NOVEMBER_AD HOC_MKT SHARE_2002_NWGMA-DPM_Monthly BP" style:family="table-cell" style:parent-style-name="Default" style:data-style-name="N165"/>
    <style:style style:name="_5f_MOR_5f_NOVEMBER_5f_AD_20_HOC_5f_MKT_20_SHARE_5f_2002_5f_NWGMA-DPM_5f_new_20_forms" style:display-name="_MOR_NOVEMBER_AD HOC_MKT SHARE_2002_NWGMA-DPM_new forms" style:family="table-cell" style:parent-style-name="Default" style:data-style-name="N166"/>
    <style:style style:name="_5f_MOR_5f_NOVEMBER_5f_AD_20_HOC_5f_MKT_20_SHARE_5f_2002_5f_NWGMA-DPM_5f_PARETO" style:display-name="_MOR_NOVEMBER_AD HOC_MKT SHARE_2002_NWGMA-DPM_PARETO" style:family="table-cell" style:parent-style-name="Default" style:data-style-name="N166"/>
    <style:style style:name="_5f_MOR_5f_NOVEMBER_5f_AD_20_HOC_5f_MKT_20_SHARE_5f_2002_5f_NWGMA-DPM_5f_Pareto_28_with_20_monthly_20_monitoring_29_" style:display-name="_MOR_NOVEMBER_AD HOC_MKT SHARE_2002_NWGMA-DPM_Pareto(with monthly monitoring)" style:family="table-cell" style:parent-style-name="Default" style:data-style-name="N166"/>
    <style:style style:name="_5f_MOR_5f_NOVEMBER_5f_AD_20_HOC_5f_MKT_20_SHARE_5f_2002_5f_NWGMA-DPM_5f_PER_20_DIST" style:display-name="_MOR_NOVEMBER_AD HOC_MKT SHARE_2002_NWGMA-DPM_PER DIST" style:family="table-cell" style:parent-style-name="Default" style:data-style-name="N166"/>
    <style:style style:name="_5f_MOR_5f_NOVEMBER_5f_AD_20_HOC_5f_MKT_20_SHARE_5f_2002_5f_NWGMA-DPM_5f_REVISED_20_HYLYTS_20_-_20_new_20_forms" style:display-name="_MOR_NOVEMBER_AD HOC_MKT SHARE_2002_NWGMA-DPM_REVISED HYLYTS - new forms" style:family="table-cell" style:parent-style-name="Default" style:data-style-name="N166"/>
    <style:style style:name="_5f_MOR_5f_NOVEMBER_5f_AD_20_HOC_5f_MKT_20_SHARE_5f_2002_5f_NWGMA-DPM_5f_sept." style:display-name="_MOR_NOVEMBER_AD HOC_MKT SHARE_2002_NWGMA-DPM_sept." style:family="table-cell" style:parent-style-name="Default" style:data-style-name="N166"/>
    <style:style style:name="_5f_MOR_5f_NOVEMBER_5f_AD_20_HOC_5f_MKT_20_SHARE_5f_2002_5f_NWGMA-DPM_5f_September" style:display-name="_MOR_NOVEMBER_AD HOC_MKT SHARE_2002_NWGMA-DPM_September" style:family="table-cell" style:parent-style-name="Default" style:data-style-name="N166"/>
    <style:style style:name="_5f_MOR_5f_NOVEMBER_5f_AD_20_HOC_5f_MKT_20_SHARE_5f_2002_5f_NWGMA-DPM_5f_WS_20_PROGRAM" style:display-name="_MOR_NOVEMBER_AD HOC_MKT SHARE_2002_NWGMA-DPM_WS PROGRAM" style:family="table-cell" style:parent-style-name="Default" style:data-style-name="N166"/>
    <style:style style:name="_5f_MOR_5f_NOVEMBER_5f_AD_20_HOC_5f_MKT_20_SHARE_5f_2002_5f_NWGMA-DPM_5f_WSP_5f_REVISED" style:display-name="_MOR_NOVEMBER_AD HOC_MKT SHARE_2002_NWGMA-DPM_WSP_REVISED" style:family="table-cell" style:parent-style-name="Default" style:data-style-name="N166"/>
    <style:style style:name="_5f_MOR_5f_NOVEMBER_5f_AD_20_HOC_5f_MKT_20_SHARE_5f_2002_5f_NWGMA-DPM_5f_WSP_5f_REVISED-August" style:display-name="_MOR_NOVEMBER_AD HOC_MKT SHARE_2002_NWGMA-DPM_WSP_REVISED-August" style:family="table-cell" style:parent-style-name="Default" style:data-style-name="N166"/>
    <style:style style:name="_5f_MOR_5f_NOVEMBER_5f_AD_20_HOC_5f_MKT_20_SHARE_5f_2002_5f_NWGMA-DPM_5f_WSP_5f_REVISED-September" style:display-name="_MOR_NOVEMBER_AD HOC_MKT SHARE_2002_NWGMA-DPM_WSP_REVISED-September" style:family="table-cell" style:parent-style-name="Default" style:data-style-name="N166"/>
    <style:style style:name="_5f_MOR_5f_NOVEMBER_5f_AD_20_HOC_5f_MKT_20_SHARE_5f_2002_5f_NWGMA-Outlet_20_Mix_20__28_Nov_29_" style:display-name="_MOR_NOVEMBER_AD HOC_MKT SHARE_2002_NWGMA-Outlet Mix (Nov)" style:family="table-cell" style:parent-style-name="Default" style:data-style-name="N169"/>
    <style:style style:name="_5f_MOR_5f_NOVEMBER_5f_AD_20_HOC_5f_MKT_20_SHARE_5f_2002_5f_NWGMA-Outlet_20_Mix_20__28_Nov_29__5f_04_20_MOR" style:display-name="_MOR_NOVEMBER_AD HOC_MKT SHARE_2002_NWGMA-Outlet Mix (Nov)_04 MOR" style:family="table-cell" style:parent-style-name="Default" style:data-style-name="N161"/>
    <style:style style:name="_5f_MOR_5f_NOVEMBER_5f_AD_20_HOC_5f_MKT_20_SHARE_5f_2002_5f_NWGMA-Outlet_20_Mix_20__28_Nov_29__5f_06_20_MOR" style:display-name="_MOR_NOVEMBER_AD HOC_MKT SHARE_2002_NWGMA-Outlet Mix (Nov)_06 MOR" style:family="table-cell" style:parent-style-name="Default" style:data-style-name="N161"/>
    <style:style style:name="_5f_MOR_5f_NOVEMBER_5f_AD_20_HOC_5f_MKT_20_SHARE_5f_2002_5f_NWGMA-Outlet_20_Mix_20__28_Nov_29__5f_06-2003" style:display-name="_MOR_NOVEMBER_AD HOC_MKT SHARE_2002_NWGMA-Outlet Mix (Nov)_06-2003" style:family="table-cell" style:parent-style-name="Default" style:data-style-name="N169"/>
    <style:style style:name="_5f_MOR_5f_NOVEMBER_5f_AD_20_HOC_5f_MKT_20_SHARE_5f_2002_5f_NWGMA-Outlet_20_Mix_20__28_Nov_29__5f_07-2003" style:display-name="_MOR_NOVEMBER_AD HOC_MKT SHARE_2002_NWGMA-Outlet Mix (Nov)_07-2003" style:family="table-cell" style:parent-style-name="Default" style:data-style-name="N169"/>
    <style:style style:name="_5f_MOR_5f_NOVEMBER_5f_AD_20_HOC_5f_MKT_20_SHARE_5f_2002_5f_NWGMA-Outlet_20_Mix_20__28_Nov_29__5f_08-FDS_20_CHARTS" style:display-name="_MOR_NOVEMBER_AD HOC_MKT SHARE_2002_NWGMA-Outlet Mix (Nov)_08-FDS CHARTS" style:family="table-cell" style:parent-style-name="Default" style:data-style-name="N161"/>
    <style:style style:name="_5f_MOR_5f_NOVEMBER_5f_AD_20_HOC_5f_MKT_20_SHARE_5f_2002_5f_NWGMA-Outlet_20_Mix_20__28_Nov_29__5f_1-_20_March_20_2003_20_MOR_20_Charts" style:display-name="_MOR_NOVEMBER_AD HOC_MKT SHARE_2002_NWGMA-Outlet Mix (Nov)_1- March 2003 MOR Charts" style:family="table-cell" style:parent-style-name="Default" style:data-style-name="N169"/>
    <style:style style:name="_5f_MOR_5f_NOVEMBER_5f_AD_20_HOC_5f_MKT_20_SHARE_5f_2002_5f_NWGMA-Outlet_20_Mix_20__28_Nov_29__5f_1-CGMA" style:display-name="_MOR_NOVEMBER_AD HOC_MKT SHARE_2002_NWGMA-Outlet Mix (Nov)_1-CGMA" style:family="table-cell" style:parent-style-name="Default" style:data-style-name="N161"/>
    <style:style style:name="_5f_MOR_5f_NOVEMBER_5f_AD_20_HOC_5f_MKT_20_SHARE_5f_2002_5f_NWGMA-Outlet_20_Mix_20__28_Nov_29__5f_1-NGMA" style:display-name="_MOR_NOVEMBER_AD HOC_MKT SHARE_2002_NWGMA-Outlet Mix (Nov)_1-NGMA" style:family="table-cell" style:parent-style-name="Default" style:data-style-name="N169"/>
    <style:style style:name="_5f_MOR_5f_NOVEMBER_5f_AD_20_HOC_5f_MKT_20_SHARE_5f_2002_5f_NWGMA-Outlet_20_Mix_20__28_Nov_29__5f_12-MOR" style:display-name="_MOR_NOVEMBER_AD HOC_MKT SHARE_2002_NWGMA-Outlet Mix (Nov)_12-MOR" style:family="table-cell" style:parent-style-name="Default" style:data-style-name="N169"/>
    <style:style style:name="_5f_MOR_5f_NOVEMBER_5f_AD_20_HOC_5f_MKT_20_SHARE_5f_2002_5f_NWGMA-Outlet_20_Mix_20__28_Nov_29__5f_2-CGMA" style:display-name="_MOR_NOVEMBER_AD HOC_MKT SHARE_2002_NWGMA-Outlet Mix (Nov)_2-CGMA" style:family="table-cell" style:parent-style-name="Default" style:data-style-name="N161"/>
    <style:style style:name="_5f_MOR_5f_NOVEMBER_5f_AD_20_HOC_5f_MKT_20_SHARE_5f_2002_5f_NWGMA-Outlet_20_Mix_20__28_Nov_29__5f_3-BBR" style:display-name="_MOR_NOVEMBER_AD HOC_MKT SHARE_2002_NWGMA-Outlet Mix (Nov)_3-BBR" style:family="table-cell" style:parent-style-name="Default" style:data-style-name="N169"/>
    <style:style style:name="_5f_MOR_5f_NOVEMBER_5f_AD_20_HOC_5f_MKT_20_SHARE_5f_2002_5f_NWGMA-Outlet_20_Mix_20__28_Nov_29__5f_4-NWGMA" style:display-name="_MOR_NOVEMBER_AD HOC_MKT SHARE_2002_NWGMA-Outlet Mix (Nov)_4-NWGMA" style:family="table-cell" style:parent-style-name="Default" style:data-style-name="N169"/>
    <style:style style:name="_5f_MOR_5f_NOVEMBER_5f_AD_20_HOC_5f_MKT_20_SHARE_5f_2002_5f_NWGMA-Outlet_20_Mix_20__28_Nov_29__5f_AA_20_Form" style:display-name="_MOR_NOVEMBER_AD HOC_MKT SHARE_2002_NWGMA-Outlet Mix (Nov)_AA Form" style:family="table-cell" style:parent-style-name="Default" style:data-style-name="N161"/>
    <style:style style:name="_5f_MOR_5f_NOVEMBER_5f_AD_20_HOC_5f_MKT_20_SHARE_5f_2002_5f_NWGMA-Outlet_20_Mix_20__28_Nov_29__5f_ACTIVE_20_OUTLET_20_TARGET_20_-_20_05_28_NEW_20_FORMAT_29_" style:display-name="_MOR_NOVEMBER_AD HOC_MKT SHARE_2002_NWGMA-Outlet Mix (Nov)_ACTIVE OUTLET TARGET - 05(NEW FORMAT)" style:family="table-cell" style:parent-style-name="Default" style:data-style-name="N169"/>
    <style:style style:name="_5f_MOR_5f_NOVEMBER_5f_AD_20_HOC_5f_MKT_20_SHARE_5f_2002_5f_NWGMA-Outlet_20_Mix_20__28_Nov_29__5f_Active_20_Outlets_20_-_20_GNR" style:display-name="_MOR_NOVEMBER_AD HOC_MKT SHARE_2002_NWGMA-Outlet Mix (Nov)_Active Outlets - GNR" style:family="table-cell" style:parent-style-name="Default" style:data-style-name="N169"/>
    <style:style style:name="_5f_MOR_5f_NOVEMBER_5f_AD_20_HOC_5f_MKT_20_SHARE_5f_2002_5f_NWGMA-Outlet_20_Mix_20__28_Nov_29__5f_ACTIVE_20_OUTLETS_20_TARGET_20_MONITORING" style:display-name="_MOR_NOVEMBER_AD HOC_MKT SHARE_2002_NWGMA-Outlet Mix (Nov)_ACTIVE OUTLETS TARGET MONITORING" style:family="table-cell" style:parent-style-name="Default" style:data-style-name="N161"/>
    <style:style style:name="_5f_MOR_5f_NOVEMBER_5f_AD_20_HOC_5f_MKT_20_SHARE_5f_2002_5f_NWGMA-Outlet_20_Mix_20__28_Nov_29__5f_Book2" style:display-name="_MOR_NOVEMBER_AD HOC_MKT SHARE_2002_NWGMA-Outlet Mix (Nov)_Book2" style:family="table-cell" style:parent-style-name="Default" style:data-style-name="N161"/>
    <style:style style:name="_5f_MOR_5f_NOVEMBER_5f_AD_20_HOC_5f_MKT_20_SHARE_5f_2002_5f_NWGMA-Outlet_20_Mix_20__28_Nov_29__5f_business_20_process" style:display-name="_MOR_NOVEMBER_AD HOC_MKT SHARE_2002_NWGMA-Outlet Mix (Nov)_business process" style:family="table-cell" style:parent-style-name="Default" style:data-style-name="N161"/>
    <style:style style:name="_5f_MOR_5f_NOVEMBER_5f_AD_20_HOC_5f_MKT_20_SHARE_5f_2002_5f_NWGMA-Outlet_20_Mix_20__28_Nov_29__5f_CGMA-MATERIALS" style:display-name="_MOR_NOVEMBER_AD HOC_MKT SHARE_2002_NWGMA-Outlet Mix (Nov)_CGMA-MATERIALS" style:family="table-cell" style:parent-style-name="Default" style:data-style-name="N169"/>
    <style:style style:name="_5f_MOR_5f_NOVEMBER_5f_AD_20_HOC_5f_MKT_20_SHARE_5f_2002_5f_NWGMA-Outlet_20_Mix_20__28_Nov_29__5f_CGMA_5f_May_20_MOR" style:display-name="_MOR_NOVEMBER_AD HOC_MKT SHARE_2002_NWGMA-Outlet Mix (Nov)_CGMA_May MOR" style:family="table-cell" style:parent-style-name="Default" style:data-style-name="N161"/>
    <style:style style:name="_5f_MOR_5f_NOVEMBER_5f_AD_20_HOC_5f_MKT_20_SHARE_5f_2002_5f_NWGMA-Outlet_20_Mix_20__28_Nov_29__5f_DEC_20_MOR" style:display-name="_MOR_NOVEMBER_AD HOC_MKT SHARE_2002_NWGMA-Outlet Mix (Nov)_DEC MOR" style:family="table-cell" style:parent-style-name="Default" style:data-style-name="N161"/>
    <style:style style:name="_5f_MOR_5f_NOVEMBER_5f_AD_20_HOC_5f_MKT_20_SHARE_5f_2002_5f_NWGMA-Outlet_20_Mix_20__28_Nov_29__5f_Dec_20_Pres_27_n" style:display-name="_MOR_NOVEMBER_AD HOC_MKT SHARE_2002_NWGMA-Outlet Mix (Nov)_Dec Pres'n" style:family="table-cell" style:parent-style-name="Default" style:data-style-name="N169"/>
    <style:style style:name="_5f_MOR_5f_NOVEMBER_5f_AD_20_HOC_5f_MKT_20_SHARE_5f_2002_5f_NWGMA-Outlet_20_Mix_20__28_Nov_29__5f_DECEMBER_20_MOR_20_Presentation" style:display-name="_MOR_NOVEMBER_AD HOC_MKT SHARE_2002_NWGMA-Outlet Mix (Nov)_DECEMBER MOR Presentation" style:family="table-cell" style:parent-style-name="Default" style:data-style-name="N169"/>
    <style:style style:name="_5f_MOR_5f_NOVEMBER_5f_AD_20_HOC_5f_MKT_20_SHARE_5f_2002_5f_NWGMA-Outlet_20_Mix_20__28_Nov_29__5f_Direct_20_Outlet_5f_Active_20_Outlet_20_Coverage_20_Chart" style:display-name="_MOR_NOVEMBER_AD HOC_MKT SHARE_2002_NWGMA-Outlet Mix (Nov)_Direct Outlet_Active Outlet Coverage Chart" style:family="table-cell" style:parent-style-name="Default" style:data-style-name="N161"/>
    <style:style style:name="_5f_MOR_5f_NOVEMBER_5f_AD_20_HOC_5f_MKT_20_SHARE_5f_2002_5f_NWGMA-Outlet_20_Mix_20__28_Nov_29__5f_DIST._20_1_20_MOR_20_CHARTS_20_NOVEMBER_20_2003" style:display-name="_MOR_NOVEMBER_AD HOC_MKT SHARE_2002_NWGMA-Outlet Mix (Nov)_DIST. 1 MOR CHARTS NOVEMBER 2003" style:family="table-cell" style:parent-style-name="Default" style:data-style-name="N173"/>
    <style:style style:name="_5f_MOR_5f_NOVEMBER_5f_AD_20_HOC_5f_MKT_20_SHARE_5f_2002_5f_NWGMA-Outlet_20_Mix_20__28_Nov_29__5f_DLR_20_FGS-july" style:display-name="_MOR_NOVEMBER_AD HOC_MKT SHARE_2002_NWGMA-Outlet Mix (Nov)_DLR FGS-july" style:family="table-cell" style:parent-style-name="Default" style:data-style-name="N169"/>
    <style:style style:name="_5f_MOR_5f_NOVEMBER_5f_AD_20_HOC_5f_MKT_20_SHARE_5f_2002_5f_NWGMA-Outlet_20_Mix_20__28_Nov_29__5f_FE" style:display-name="_MOR_NOVEMBER_AD HOC_MKT SHARE_2002_NWGMA-Outlet Mix (Nov)_FE" style:family="table-cell" style:parent-style-name="Default" style:data-style-name="N161"/>
    <style:style style:name="_5f_MOR_5f_NOVEMBER_5f_AD_20_HOC_5f_MKT_20_SHARE_5f_2002_5f_NWGMA-Outlet_20_Mix_20__28_Nov_29__5f_FE_20_TO_20_SMBX" style:display-name="_MOR_NOVEMBER_AD HOC_MKT SHARE_2002_NWGMA-Outlet Mix (Nov)_FE TO SMBX" style:family="table-cell" style:parent-style-name="Default" style:data-style-name="N161"/>
    <style:style style:name="_5f_MOR_5f_NOVEMBER_5f_AD_20_HOC_5f_MKT_20_SHARE_5f_2002_5f_NWGMA-Outlet_20_Mix_20__28_Nov_29__5f_FGS_20_4TH_20_QTR_20_REVISION" style:display-name="_MOR_NOVEMBER_AD HOC_MKT SHARE_2002_NWGMA-Outlet Mix (Nov)_FGS 4TH QTR REVISION" style:family="table-cell" style:parent-style-name="Default" style:data-style-name="N169"/>
    <style:style style:name="_5f_MOR_5f_NOVEMBER_5f_AD_20_HOC_5f_MKT_20_SHARE_5f_2002_5f_NWGMA-Outlet_20_Mix_20__28_Nov_29__5f_FORMAT_5f_PARETO_5f_AREA" style:display-name="_MOR_NOVEMBER_AD HOC_MKT SHARE_2002_NWGMA-Outlet Mix (Nov)_FORMAT_PARETO_AREA" style:family="table-cell" style:parent-style-name="Default" style:data-style-name="N161"/>
    <style:style style:name="_5f_MOR_5f_NOVEMBER_5f_AD_20_HOC_5f_MKT_20_SHARE_5f_2002_5f_NWGMA-Outlet_20_Mix_20__28_Nov_29__5f_Formats_20_for_20_June_20_3_20_and_20_4_20_AMT_20_Meeting" style:display-name="_MOR_NOVEMBER_AD HOC_MKT SHARE_2002_NWGMA-Outlet Mix (Nov)_Formats for June 3 and 4 AMT Meeting" style:family="table-cell" style:parent-style-name="Default" style:data-style-name="N169"/>
    <style:style style:name="_5f_MOR_5f_NOVEMBER_5f_AD_20_HOC_5f_MKT_20_SHARE_5f_2002_5f_NWGMA-Outlet_20_Mix_20__28_Nov_29__5f_Geographic_20_Pareto_20__28_Rev_29_" style:display-name="_MOR_NOVEMBER_AD HOC_MKT SHARE_2002_NWGMA-Outlet Mix (Nov)_Geographic Pareto (Rev)" style:family="table-cell" style:parent-style-name="Default" style:data-style-name="N169"/>
    <style:style style:name="_5f_MOR_5f_NOVEMBER_5f_AD_20_HOC_5f_MKT_20_SHARE_5f_2002_5f_NWGMA-Outlet_20_Mix_20__28_Nov_29__5f_Geographic_20_Pareto_20__28_Rev_29_.xls_20_Chart_20_1" style:display-name="_MOR_NOVEMBER_AD HOC_MKT SHARE_2002_NWGMA-Outlet Mix (Nov)_Geographic Pareto (Rev).xls Chart 1" style:family="table-cell" style:parent-style-name="Default" style:data-style-name="N161"/>
    <style:style style:name="_5f_MOR_5f_NOVEMBER_5f_AD_20_HOC_5f_MKT_20_SHARE_5f_2002_5f_NWGMA-Outlet_20_Mix_20__28_Nov_29__5f_highlights" style:display-name="_MOR_NOVEMBER_AD HOC_MKT SHARE_2002_NWGMA-Outlet Mix (Nov)_highlights" style:family="table-cell" style:parent-style-name="Default" style:data-style-name="N161"/>
    <style:style style:name="_5f_MOR_5f_NOVEMBER_5f_AD_20_HOC_5f_MKT_20_SHARE_5f_2002_5f_NWGMA-Outlet_20_Mix_20__28_Nov_29__5f_HL_20__26__20_POT" style:display-name="_MOR_NOVEMBER_AD HOC_MKT SHARE_2002_NWGMA-Outlet Mix (Nov)_HL &amp; POT" style:family="table-cell" style:parent-style-name="Default" style:data-style-name="N161"/>
    <style:style style:name="_5f_MOR_5f_NOVEMBER_5f_AD_20_HOC_5f_MKT_20_SHARE_5f_2002_5f_NWGMA-Outlet_20_Mix_20__28_Nov_29__5f_HL_20__26__20_POT_20_CONVERSION" style:display-name="_MOR_NOVEMBER_AD HOC_MKT SHARE_2002_NWGMA-Outlet Mix (Nov)_HL &amp; POT CONVERSION" style:family="table-cell" style:parent-style-name="Default" style:data-style-name="N161"/>
    <style:style style:name="_5f_MOR_5f_NOVEMBER_5f_AD_20_HOC_5f_MKT_20_SHARE_5f_2002_5f_NWGMA-Outlet_20_Mix_20__28_Nov_29__5f_June_20_2003_20_MOR_20_Charts" style:display-name="_MOR_NOVEMBER_AD HOC_MKT SHARE_2002_NWGMA-Outlet Mix (Nov)_June 2003 MOR Charts" style:family="table-cell" style:parent-style-name="Default" style:data-style-name="N169"/>
    <style:style style:name="_5f_MOR_5f_NOVEMBER_5f_AD_20_HOC_5f_MKT_20_SHARE_5f_2002_5f_NWGMA-Outlet_20_Mix_20__28_Nov_29__5f_JUNE_20_MOR_20_Presentation" style:display-name="_MOR_NOVEMBER_AD HOC_MKT SHARE_2002_NWGMA-Outlet Mix (Nov)_JUNE MOR Presentation" style:family="table-cell" style:parent-style-name="Default" style:data-style-name="N169"/>
    <style:style style:name="_5f_MOR_5f_NOVEMBER_5f_AD_20_HOC_5f_MKT_20_SHARE_5f_2002_5f_NWGMA-Outlet_20_Mix_20__28_Nov_29__5f_JUNE_20_MOR_20_Presentation_20_Revised_5f_FINAL" style:display-name="_MOR_NOVEMBER_AD HOC_MKT SHARE_2002_NWGMA-Outlet Mix (Nov)_JUNE MOR Presentation Revised_FINAL" style:family="table-cell" style:parent-style-name="Default" style:data-style-name="N169"/>
    <style:style style:name="_5f_MOR_5f_NOVEMBER_5f_AD_20_HOC_5f_MKT_20_SHARE_5f_2002_5f_NWGMA-Outlet_20_Mix_20__28_Nov_29__5f_June_20_Presentation_20_Materials" style:display-name="_MOR_NOVEMBER_AD HOC_MKT SHARE_2002_NWGMA-Outlet Mix (Nov)_June Presentation Materials" style:family="table-cell" style:parent-style-name="Default" style:data-style-name="N169"/>
    <style:style style:name="_5f_MOR_5f_NOVEMBER_5f_AD_20_HOC_5f_MKT_20_SHARE_5f_2002_5f_NWGMA-Outlet_20_Mix_20__28_Nov_29__5f_Monthly_20_BP" style:display-name="_MOR_NOVEMBER_AD HOC_MKT SHARE_2002_NWGMA-Outlet Mix (Nov)_Monthly BP" style:family="table-cell" style:parent-style-name="Default" style:data-style-name="N169"/>
    <style:style style:name="_5f_MOR_5f_NOVEMBER_5f_AD_20_HOC_5f_MKT_20_SHARE_5f_2002_5f_NWGMA-Outlet_20_Mix_20__28_Nov_29__5f_new_20_forms" style:display-name="_MOR_NOVEMBER_AD HOC_MKT SHARE_2002_NWGMA-Outlet Mix (Nov)_new forms" style:family="table-cell" style:parent-style-name="Default" style:data-style-name="N161"/>
    <style:style style:name="_5f_MOR_5f_NOVEMBER_5f_AD_20_HOC_5f_MKT_20_SHARE_5f_2002_5f_NWGMA-Outlet_20_Mix_20__28_Nov_29__5f_PARETO" style:display-name="_MOR_NOVEMBER_AD HOC_MKT SHARE_2002_NWGMA-Outlet Mix (Nov)_PARETO" style:family="table-cell" style:parent-style-name="Default" style:data-style-name="N161"/>
    <style:style style:name="_5f_MOR_5f_NOVEMBER_5f_AD_20_HOC_5f_MKT_20_SHARE_5f_2002_5f_NWGMA-Outlet_20_Mix_20__28_Nov_29__5f_Pareto_28_with_20_monthly_20_monitoring_29_" style:display-name="_MOR_NOVEMBER_AD HOC_MKT SHARE_2002_NWGMA-Outlet Mix (Nov)_Pareto(with monthly monitoring)" style:family="table-cell" style:parent-style-name="Default" style:data-style-name="N161"/>
    <style:style style:name="_5f_MOR_5f_NOVEMBER_5f_AD_20_HOC_5f_MKT_20_SHARE_5f_2002_5f_NWGMA-Outlet_20_Mix_20__28_Nov_29__5f_PER_20_DIST" style:display-name="_MOR_NOVEMBER_AD HOC_MKT SHARE_2002_NWGMA-Outlet Mix (Nov)_PER DIST" style:family="table-cell" style:parent-style-name="Default" style:data-style-name="N161"/>
    <style:style style:name="_5f_MOR_5f_NOVEMBER_5f_AD_20_HOC_5f_MKT_20_SHARE_5f_2002_5f_NWGMA-Outlet_20_Mix_20__28_Nov_29__5f_Retail-WS_20_Outlet_20_Mix_20_Form" style:display-name="_MOR_NOVEMBER_AD HOC_MKT SHARE_2002_NWGMA-Outlet Mix (Nov)_Retail-WS Outlet Mix Form" style:family="table-cell" style:parent-style-name="Default" style:data-style-name="N172"/>
    <style:style style:name="_5f_MOR_5f_NOVEMBER_5f_AD_20_HOC_5f_MKT_20_SHARE_5f_2002_5f_NWGMA-Outlet_20_Mix_20__28_Nov_29__5f_REVISED_20_HYLYTS_20_-_20_new_20_forms" style:display-name="_MOR_NOVEMBER_AD HOC_MKT SHARE_2002_NWGMA-Outlet Mix (Nov)_REVISED HYLYTS - new forms" style:family="table-cell" style:parent-style-name="Default" style:data-style-name="N161"/>
    <style:style style:name="_5f_MOR_5f_NOVEMBER_5f_AD_20_HOC_5f_MKT_20_SHARE_5f_2002_5f_NWGMA-Outlet_20_Mix_20__28_Nov_29__5f_sept." style:display-name="_MOR_NOVEMBER_AD HOC_MKT SHARE_2002_NWGMA-Outlet Mix (Nov)_sept." style:family="table-cell" style:parent-style-name="Default" style:data-style-name="N161"/>
    <style:style style:name="_5f_MOR_5f_NOVEMBER_5f_AD_20_HOC_5f_MKT_20_SHARE_5f_2002_5f_NWGMA-Outlet_20_Mix_20__28_Nov_29__5f_September" style:display-name="_MOR_NOVEMBER_AD HOC_MKT SHARE_2002_NWGMA-Outlet Mix (Nov)_September" style:family="table-cell" style:parent-style-name="Default" style:data-style-name="N161"/>
    <style:style style:name="_5f_MOR_5f_NOVEMBER_5f_AD_20_HOC_5f_MKT_20_SHARE_5f_2002_5f_NWGMA-Outlet_20_Mix_20__28_Nov_29__5f_SEPTEMBER_20_MOR_20_Presentation" style:display-name="_MOR_NOVEMBER_AD HOC_MKT SHARE_2002_NWGMA-Outlet Mix (Nov)_SEPTEMBER MOR Presentation" style:family="table-cell" style:parent-style-name="Default" style:data-style-name="N169"/>
    <style:style style:name="_5f_MOR_5f_NOVEMBER_5f_AD_20_HOC_5f_MKT_20_SHARE_5f_2002_5f_NWGMA-Outlet_20_Mix_20__28_Nov_29__5f_WS_20_PROGRAM" style:display-name="_MOR_NOVEMBER_AD HOC_MKT SHARE_2002_NWGMA-Outlet Mix (Nov)_WS PROGRAM" style:family="table-cell" style:parent-style-name="Default" style:data-style-name="N161"/>
    <style:style style:name="_5f_MOR_5f_NOVEMBER_5f_AD_20_HOC_5f_MKT_20_SHARE_5f_2002_5f_NWGMA-Outlet_20_Mix_20__28_Nov_29__5f_WSP_5f_REVISED" style:display-name="_MOR_NOVEMBER_AD HOC_MKT SHARE_2002_NWGMA-Outlet Mix (Nov)_WSP_REVISED" style:family="table-cell" style:parent-style-name="Default" style:data-style-name="N161"/>
    <style:style style:name="_5f_MOR_5f_NOVEMBER_5f_AD_20_HOC_5f_MKT_20_SHARE_5f_2002_5f_NWGMA-Outlet_20_Mix_20__28_Nov_29__5f_WSP_5f_REVISED-August" style:display-name="_MOR_NOVEMBER_AD HOC_MKT SHARE_2002_NWGMA-Outlet Mix (Nov)_WSP_REVISED-August" style:family="table-cell" style:parent-style-name="Default" style:data-style-name="N161"/>
    <style:style style:name="_5f_MOR_5f_NOVEMBER_5f_AD_20_HOC_5f_MKT_20_SHARE_5f_2002_5f_NWGMA-Outlet_20_Mix_20__28_Nov_29__5f_WSP_5f_Revised-December" style:display-name="_MOR_NOVEMBER_AD HOC_MKT SHARE_2002_NWGMA-Outlet Mix (Nov)_WSP_Revised-December" style:family="table-cell" style:parent-style-name="Default" style:data-style-name="N173"/>
    <style:style style:name="_5f_MOR_5f_NOVEMBER_5f_AD_20_HOC_5f_MKT_20_SHARE_5f_2002_5f_NWGMA-Outlet_20_Mix_20__28_Nov_29__5f_WSP_5f_Revised-November" style:display-name="_MOR_NOVEMBER_AD HOC_MKT SHARE_2002_NWGMA-Outlet Mix (Nov)_WSP_Revised-November" style:family="table-cell" style:parent-style-name="Default" style:data-style-name="N173"/>
    <style:style style:name="_5f_MOR_5f_NOVEMBER_5f_AD_20_HOC_5f_MKT_20_SHARE_5f_2002_5f_NWGMA-Outlet_20_Mix_20__28_Nov_29__5f_WSP_5f_REVISED-September" style:display-name="_MOR_NOVEMBER_AD HOC_MKT SHARE_2002_NWGMA-Outlet Mix (Nov)_WSP_REVISED-September" style:family="table-cell" style:parent-style-name="Default" style:data-style-name="N161"/>
    <style:style style:name="_5f_MOR_5f_NOVEMBER_5f_AD_20_HOC_5f_MKT_20_SHARE_5f_2002_5f_PARETO" style:display-name="_MOR_NOVEMBER_AD HOC_MKT SHARE_2002_PARETO" style:family="table-cell" style:parent-style-name="Default" style:data-style-name="N161"/>
    <style:style style:name="_5f_MOR_5f_NOVEMBER_5f_AD_20_HOC_5f_MKT_20_SHARE_5f_2002_5f_Pareto_28_with_20_monthly_20_monitoring_29_" style:display-name="_MOR_NOVEMBER_AD HOC_MKT SHARE_2002_Pareto(with monthly monitoring)" style:family="table-cell" style:parent-style-name="Default" style:data-style-name="N161"/>
    <style:style style:name="_5f_MOR_5f_NOVEMBER_5f_AD_20_HOC_5f_MKT_20_SHARE_5f_2002_5f_PER_20_DIST" style:display-name="_MOR_NOVEMBER_AD HOC_MKT SHARE_2002_PER DIST" style:family="table-cell" style:parent-style-name="Default" style:data-style-name="N161"/>
    <style:style style:name="_5f_MOR_5f_NOVEMBER_5f_AD_20_HOC_5f_MKT_20_SHARE_5f_2002_5f_REVISED_20_HYLYTS_20_-_20_new_20_forms" style:display-name="_MOR_NOVEMBER_AD HOC_MKT SHARE_2002_REVISED HYLYTS - new forms" style:family="table-cell" style:parent-style-name="Default" style:data-style-name="N161"/>
    <style:style style:name="_5f_MOR_5f_NOVEMBER_5f_AD_20_HOC_5f_MKT_20_SHARE_5f_2002_5f_rtw_20_revised" style:display-name="_MOR_NOVEMBER_AD HOC_MKT SHARE_2002_rtw revised" style:family="table-cell" style:parent-style-name="Default" style:data-style-name="N172"/>
    <style:style style:name="_5f_MOR_5f_NOVEMBER_5f_AD_20_HOC_5f_MKT_20_SHARE_5f_2002_5f_sept." style:display-name="_MOR_NOVEMBER_AD HOC_MKT SHARE_2002_sept." style:family="table-cell" style:parent-style-name="Default" style:data-style-name="N161"/>
    <style:style style:name="_5f_MOR_5f_NOVEMBER_5f_AD_20_HOC_5f_MKT_20_SHARE_5f_2002_5f_September" style:display-name="_MOR_NOVEMBER_AD HOC_MKT SHARE_2002_September" style:family="table-cell" style:parent-style-name="Default" style:data-style-name="N161"/>
    <style:style style:name="_5f_MOR_5f_NOVEMBER_5f_AD_20_HOC_5f_MKT_20_SHARE_5f_2002_5f_SEPTEMBER_20_MOR_20_Presentation" style:display-name="_MOR_NOVEMBER_AD HOC_MKT SHARE_2002_SEPTEMBER MOR Presentation" style:family="table-cell" style:parent-style-name="Default" style:data-style-name="N169"/>
    <style:style style:name="_5f_MOR_5f_NOVEMBER_5f_AD_20_HOC_5f_MKT_20_SHARE_5f_2002_5f_WS_20_PROGRAM" style:display-name="_MOR_NOVEMBER_AD HOC_MKT SHARE_2002_WS PROGRAM" style:family="table-cell" style:parent-style-name="Default" style:data-style-name="N161"/>
    <style:style style:name="_5f_MOR_5f_NOVEMBER_5f_AD_20_HOC_5f_MKT_20_SHARE_5f_2002_5f_WSP_5f_REVISED" style:display-name="_MOR_NOVEMBER_AD HOC_MKT SHARE_2002_WSP_REVISED" style:family="table-cell" style:parent-style-name="Default" style:data-style-name="N161"/>
    <style:style style:name="_5f_MOR_5f_NOVEMBER_5f_AD_20_HOC_5f_MKT_20_SHARE_5f_2002_5f_WSP_5f_REVISED-August" style:display-name="_MOR_NOVEMBER_AD HOC_MKT SHARE_2002_WSP_REVISED-August" style:family="table-cell" style:parent-style-name="Default" style:data-style-name="N161"/>
    <style:style style:name="_5f_MOR_5f_NOVEMBER_5f_AD_20_HOC_5f_MKT_20_SHARE_5f_2002_5f_WSP_5f_Revised-December" style:display-name="_MOR_NOVEMBER_AD HOC_MKT SHARE_2002_WSP_Revised-December" style:family="table-cell" style:parent-style-name="Default" style:data-style-name="N172"/>
    <style:style style:name="_5f_MOR_5f_NOVEMBER_5f_AD_20_HOC_5f_MKT_20_SHARE_5f_2002_5f_WSP_5f_Revised-November" style:display-name="_MOR_NOVEMBER_AD HOC_MKT SHARE_2002_WSP_Revised-November" style:family="table-cell" style:parent-style-name="Default" style:data-style-name="N172"/>
    <style:style style:name="_5f_MOR_5f_NOVEMBER_5f_AD_20_HOC_5f_MKT_20_SHARE_5f_2002_5f_WSP_5f_REVISED-September" style:display-name="_MOR_NOVEMBER_AD HOC_MKT SHARE_2002_WSP_REVISED-September" style:family="table-cell" style:parent-style-name="Default" style:data-style-name="N161"/>
    <style:style style:name="_5f_new_20_forms" style:display-name="_new forms" style:family="table-cell" style:parent-style-name="Default" style:data-style-name="N161"/>
    <style:style style:name="_5f_nw_5f_Dealer_20_Full_20_Goods_20_Movement" style:display-name="_nw_Dealer Full Goods Movement" style:family="table-cell" style:parent-style-name="Default" style:data-style-name="N175"/>
    <style:style style:name="_5f_nw_5f_Dealer_20_Full_20_Goods_20_Movement_5f_04_20_MOR" style:display-name="_nw_Dealer Full Goods Movement_04 MOR" style:family="table-cell" style:parent-style-name="Default" style:data-style-name="N177"/>
    <style:style style:name="_5f_nw_5f_Dealer_20_Full_20_Goods_20_Movement_5f_06_20_MOR" style:display-name="_nw_Dealer Full Goods Movement_06 MOR" style:family="table-cell" style:parent-style-name="Default" style:data-style-name="N177"/>
    <style:style style:name="_5f_nw_5f_Dealer_20_Full_20_Goods_20_Movement_5f_06-2003" style:display-name="_nw_Dealer Full Goods Movement_06-2003" style:family="table-cell" style:parent-style-name="Default" style:data-style-name="N175"/>
    <style:style style:name="_5f_nw_5f_Dealer_20_Full_20_Goods_20_Movement_5f_07-2003" style:display-name="_nw_Dealer Full Goods Movement_07-2003" style:family="table-cell" style:parent-style-name="Default" style:data-style-name="N175"/>
    <style:style style:name="_5f_nw_5f_Dealer_20_Full_20_Goods_20_Movement_5f_08-FDS_20_CHARTS" style:display-name="_nw_Dealer Full Goods Movement_08-FDS CHARTS" style:family="table-cell" style:parent-style-name="Default" style:data-style-name="N177"/>
    <style:style style:name="_5f_nw_5f_Dealer_20_Full_20_Goods_20_Movement_5f_1-_20_March_20_2003_20_MOR_20_Charts" style:display-name="_nw_Dealer Full Goods Movement_1- March 2003 MOR Charts" style:family="table-cell" style:parent-style-name="Default" style:data-style-name="N175"/>
    <style:style style:name="_5f_nw_5f_Dealer_20_Full_20_Goods_20_Movement_5f_1-CGMA" style:display-name="_nw_Dealer Full Goods Movement_1-CGMA" style:family="table-cell" style:parent-style-name="Default" style:data-style-name="N177"/>
    <style:style style:name="_5f_nw_5f_Dealer_20_Full_20_Goods_20_Movement_5f_1-NGMA" style:display-name="_nw_Dealer Full Goods Movement_1-NGMA" style:family="table-cell" style:parent-style-name="Default" style:data-style-name="N175"/>
    <style:style style:name="_5f_nw_5f_Dealer_20_Full_20_Goods_20_Movement_5f_12-MOR" style:display-name="_nw_Dealer Full Goods Movement_12-MOR" style:family="table-cell" style:parent-style-name="Default" style:data-style-name="N175"/>
    <style:style style:name="_5f_nw_5f_Dealer_20_Full_20_Goods_20_Movement_5f_2-CGMA" style:display-name="_nw_Dealer Full Goods Movement_2-CGMA" style:family="table-cell" style:parent-style-name="Default" style:data-style-name="N177"/>
    <style:style style:name="_5f_nw_5f_Dealer_20_Full_20_Goods_20_Movement_5f_2003_20_DLR_20_WD_20_and_20_STT" style:display-name="_nw_Dealer Full Goods Movement_2003 DLR WD and STT" style:family="table-cell" style:parent-style-name="Default" style:data-style-name="N175"/>
    <style:style style:name="_5f_nw_5f_Dealer_20_Full_20_Goods_20_Movement_5f_3-BBR" style:display-name="_nw_Dealer Full Goods Movement_3-BBR" style:family="table-cell" style:parent-style-name="Default" style:data-style-name="N175"/>
    <style:style style:name="_5f_nw_5f_Dealer_20_Full_20_Goods_20_Movement_5f_4-NWGMA" style:display-name="_nw_Dealer Full Goods Movement_4-NWGMA" style:family="table-cell" style:parent-style-name="Default" style:data-style-name="N175"/>
    <style:style style:name="_5f_nw_5f_Dealer_20_Full_20_Goods_20_Movement_5f_AA_20_Form" style:display-name="_nw_Dealer Full Goods Movement_AA Form" style:family="table-cell" style:parent-style-name="Default" style:data-style-name="N177"/>
    <style:style style:name="_5f_nw_5f_Dealer_20_Full_20_Goods_20_Movement_5f_ACTIVE_20_OUTLET_20_TARGET_20_-_20_05_28_NEW_20_FORMAT_29_" style:display-name="_nw_Dealer Full Goods Movement_ACTIVE OUTLET TARGET - 05(NEW FORMAT)" style:family="table-cell" style:parent-style-name="Default" style:data-style-name="N175"/>
    <style:style style:name="_5f_nw_5f_Dealer_20_Full_20_Goods_20_Movement_5f_ACTIVE_20_OUTLETS_20_TARGET_20_MONITORING" style:display-name="_nw_Dealer Full Goods Movement_ACTIVE OUTLETS TARGET MONITORING" style:family="table-cell" style:parent-style-name="Default" style:data-style-name="N177"/>
    <style:style style:name="_5f_nw_5f_Dealer_20_Full_20_Goods_20_Movement_5f_Book2" style:display-name="_nw_Dealer Full Goods Movement_Book2" style:family="table-cell" style:parent-style-name="Default" style:data-style-name="N177"/>
    <style:style style:name="_5f_nw_5f_Dealer_20_Full_20_Goods_20_Movement_5f_business_20_process" style:display-name="_nw_Dealer Full Goods Movement_business process" style:family="table-cell" style:parent-style-name="Default" style:data-style-name="N177"/>
    <style:style style:name="_5f_nw_5f_Dealer_20_Full_20_Goods_20_Movement_5f_CGMA-MATERIALS" style:display-name="_nw_Dealer Full Goods Movement_CGMA-MATERIALS" style:family="table-cell" style:parent-style-name="Default" style:data-style-name="N175"/>
    <style:style style:name="_5f_nw_5f_Dealer_20_Full_20_Goods_20_Movement_5f_CGMA_5f_May_20_MOR" style:display-name="_nw_Dealer Full Goods Movement_CGMA_May MOR" style:family="table-cell" style:parent-style-name="Default" style:data-style-name="N177"/>
    <style:style style:name="_5f_nw_5f_Dealer_20_Full_20_Goods_20_Movement_5f_DEC_20_MOR" style:display-name="_nw_Dealer Full Goods Movement_DEC MOR" style:family="table-cell" style:parent-style-name="Default" style:data-style-name="N177"/>
    <style:style style:name="_5f_nw_5f_Dealer_20_Full_20_Goods_20_Movement_5f_Dec_20_Pres_27_n" style:display-name="_nw_Dealer Full Goods Movement_Dec Pres'n" style:family="table-cell" style:parent-style-name="Default" style:data-style-name="N175"/>
    <style:style style:name="_5f_nw_5f_Dealer_20_Full_20_Goods_20_Movement_5f_DECEMBER_20_MOR_20_Presentation" style:display-name="_nw_Dealer Full Goods Movement_DECEMBER MOR Presentation" style:family="table-cell" style:parent-style-name="Default" style:data-style-name="N175"/>
    <style:style style:name="_5f_nw_5f_Dealer_20_Full_20_Goods_20_Movement_5f_Direct_20_Outlet_5f_Active_20_Outlet_20_Coverage_20_Chart" style:display-name="_nw_Dealer Full Goods Movement_Direct Outlet_Active Outlet Coverage Chart" style:family="table-cell" style:parent-style-name="Default" style:data-style-name="N177"/>
    <style:style style:name="_5f_nw_5f_Dealer_20_Full_20_Goods_20_Movement_5f_DLR_20_FGS-july" style:display-name="_nw_Dealer Full Goods Movement_DLR FGS-july" style:family="table-cell" style:parent-style-name="Default" style:data-style-name="N175"/>
    <style:style style:name="_5f_nw_5f_Dealer_20_Full_20_Goods_20_Movement_5f_FE" style:display-name="_nw_Dealer Full Goods Movement_FE" style:family="table-cell" style:parent-style-name="Default" style:data-style-name="N177"/>
    <style:style style:name="_5f_nw_5f_Dealer_20_Full_20_Goods_20_Movement_5f_FE_20_TO_20_SMBX" style:display-name="_nw_Dealer Full Goods Movement_FE TO SMBX" style:family="table-cell" style:parent-style-name="Default" style:data-style-name="N177"/>
    <style:style style:name="_5f_nw_5f_Dealer_20_Full_20_Goods_20_Movement_5f_FGS_20_4TH_20_QTR_20_REVISION" style:display-name="_nw_Dealer Full Goods Movement_FGS 4TH QTR REVISION" style:family="table-cell" style:parent-style-name="Default" style:data-style-name="N175"/>
    <style:style style:name="_5f_nw_5f_Dealer_20_Full_20_Goods_20_Movement_5f_FORMAT_5f_PARETO_5f_AREA" style:display-name="_nw_Dealer Full Goods Movement_FORMAT_PARETO_AREA" style:family="table-cell" style:parent-style-name="Default" style:data-style-name="N177"/>
    <style:style style:name="_5f_nw_5f_Dealer_20_Full_20_Goods_20_Movement_5f_Formats_20_for_20_June_20_3_20_and_20_4_20_AMT_20_Meeting" style:display-name="_nw_Dealer Full Goods Movement_Formats for June 3 and 4 AMT Meeting" style:family="table-cell" style:parent-style-name="Default" style:data-style-name="N175"/>
    <style:style style:name="_5f_nw_5f_Dealer_20_Full_20_Goods_20_Movement_5f_Geographic_20_Pareto_20__28_Rev_29_" style:display-name="_nw_Dealer Full Goods Movement_Geographic Pareto (Rev)" style:family="table-cell" style:parent-style-name="Default" style:data-style-name="N175"/>
    <style:style style:name="_5f_nw_5f_Dealer_20_Full_20_Goods_20_Movement_5f_Geographic_20_Pareto_20__28_Rev_29_.xls_20_Chart_20_1" style:display-name="_nw_Dealer Full Goods Movement_Geographic Pareto (Rev).xls Chart 1" style:family="table-cell" style:parent-style-name="Default" style:data-style-name="N177"/>
    <style:style style:name="_5f_nw_5f_Dealer_20_Full_20_Goods_20_Movement_5f_highlights" style:display-name="_nw_Dealer Full Goods Movement_highlights" style:family="table-cell" style:parent-style-name="Default" style:data-style-name="N177"/>
    <style:style style:name="_5f_nw_5f_Dealer_20_Full_20_Goods_20_Movement_5f_HL_20__26__20_POT" style:display-name="_nw_Dealer Full Goods Movement_HL &amp; POT" style:family="table-cell" style:parent-style-name="Default" style:data-style-name="N177"/>
    <style:style style:name="_5f_nw_5f_Dealer_20_Full_20_Goods_20_Movement_5f_HL_20__26__20_POT_20_CONVERSION" style:display-name="_nw_Dealer Full Goods Movement_HL &amp; POT CONVERSION" style:family="table-cell" style:parent-style-name="Default" style:data-style-name="N177"/>
    <style:style style:name="_5f_nw_5f_Dealer_20_Full_20_Goods_20_Movement_5f_June_20_2003_20_MOR_20_Charts" style:display-name="_nw_Dealer Full Goods Movement_June 2003 MOR Charts" style:family="table-cell" style:parent-style-name="Default" style:data-style-name="N175"/>
    <style:style style:name="_5f_nw_5f_Dealer_20_Full_20_Goods_20_Movement_5f_JUNE_20_MOR_20_Presentation" style:display-name="_nw_Dealer Full Goods Movement_JUNE MOR Presentation" style:family="table-cell" style:parent-style-name="Default" style:data-style-name="N175"/>
    <style:style style:name="_5f_nw_5f_Dealer_20_Full_20_Goods_20_Movement_5f_JUNE_20_MOR_20_Presentation_20_Revised_5f_FINAL" style:display-name="_nw_Dealer Full Goods Movement_JUNE MOR Presentation Revised_FINAL" style:family="table-cell" style:parent-style-name="Default" style:data-style-name="N175"/>
    <style:style style:name="_5f_nw_5f_Dealer_20_Full_20_Goods_20_Movement_5f_June_20_Presentation_20_Materials" style:display-name="_nw_Dealer Full Goods Movement_June Presentation Materials" style:family="table-cell" style:parent-style-name="Default" style:data-style-name="N175"/>
    <style:style style:name="_5f_nw_5f_Dealer_20_Full_20_Goods_20_Movement_5f_Monthly_20_BP" style:display-name="_nw_Dealer Full Goods Movement_Monthly BP" style:family="table-cell" style:parent-style-name="Default" style:data-style-name="N175"/>
    <style:style style:name="_5f_nw_5f_Dealer_20_Full_20_Goods_20_Movement_5f_new_20_forms" style:display-name="_nw_Dealer Full Goods Movement_new forms" style:family="table-cell" style:parent-style-name="Default" style:data-style-name="N177"/>
    <style:style style:name="_5f_nw_5f_Dealer_20_Full_20_Goods_20_Movement_5f_PARETO" style:display-name="_nw_Dealer Full Goods Movement_PARETO" style:family="table-cell" style:parent-style-name="Default" style:data-style-name="N177"/>
    <style:style style:name="_5f_nw_5f_Dealer_20_Full_20_Goods_20_Movement_5f_Pareto_28_with_20_monthly_20_monitoring_29_" style:display-name="_nw_Dealer Full Goods Movement_Pareto(with monthly monitoring)" style:family="table-cell" style:parent-style-name="Default" style:data-style-name="N177"/>
    <style:style style:name="_5f_nw_5f_Dealer_20_Full_20_Goods_20_Movement_5f_PER_20_DIST" style:display-name="_nw_Dealer Full Goods Movement_PER DIST" style:family="table-cell" style:parent-style-name="Default" style:data-style-name="N177"/>
    <style:style style:name="_5f_nw_5f_Dealer_20_Full_20_Goods_20_Movement_5f_REVISED_20_HYLYTS_20_-_20_new_20_forms" style:display-name="_nw_Dealer Full Goods Movement_REVISED HYLYTS - new forms" style:family="table-cell" style:parent-style-name="Default" style:data-style-name="N177"/>
    <style:style style:name="_5f_nw_5f_Dealer_20_Full_20_Goods_20_Movement_5f_rtw_20_revised" style:display-name="_nw_Dealer Full Goods Movement_rtw revised" style:family="table-cell" style:parent-style-name="Default" style:data-style-name="N179"/>
    <style:style style:name="_5f_nw_5f_Dealer_20_Full_20_Goods_20_Movement_5f_sept." style:display-name="_nw_Dealer Full Goods Movement_sept." style:family="table-cell" style:parent-style-name="Default" style:data-style-name="N177"/>
    <style:style style:name="_5f_nw_5f_Dealer_20_Full_20_Goods_20_Movement_5f_September" style:display-name="_nw_Dealer Full Goods Movement_September" style:family="table-cell" style:parent-style-name="Default" style:data-style-name="N177"/>
    <style:style style:name="_5f_nw_5f_Dealer_20_Full_20_Goods_20_Movement_5f_WS_20_PROGRAM" style:display-name="_nw_Dealer Full Goods Movement_WS PROGRAM" style:family="table-cell" style:parent-style-name="Default" style:data-style-name="N177"/>
    <style:style style:name="_5f_nw_5f_Dealer_20_Full_20_Goods_20_Movement_5f_WSP_5f_REVISED" style:display-name="_nw_Dealer Full Goods Movement_WSP_REVISED" style:family="table-cell" style:parent-style-name="Default" style:data-style-name="N177"/>
    <style:style style:name="_5f_nw_5f_Dealer_20_Full_20_Goods_20_Movement_5f_WSP_5f_REVISED-August" style:display-name="_nw_Dealer Full Goods Movement_WSP_REVISED-August" style:family="table-cell" style:parent-style-name="Default" style:data-style-name="N177"/>
    <style:style style:name="_5f_nw_5f_Dealer_20_Full_20_Goods_20_Movement_5f_WSP_5f_REVISED-September" style:display-name="_nw_Dealer Full Goods Movement_WSP_REVISED-September" style:family="table-cell" style:parent-style-name="Default" style:data-style-name="N177"/>
    <style:style style:name="_5f_NWGMA-DPM" style:display-name="_NWGMA-DPM" style:family="table-cell" style:parent-style-name="Default" style:data-style-name="N165"/>
    <style:style style:name="_5f_NWGMA-DPM_5f_04_20_MOR" style:display-name="_NWGMA-DPM_04 MOR" style:family="table-cell" style:parent-style-name="Default" style:data-style-name="N166"/>
    <style:style style:name="_5f_NWGMA-DPM_5f_06_20_MOR" style:display-name="_NWGMA-DPM_06 MOR" style:family="table-cell" style:parent-style-name="Default" style:data-style-name="N166"/>
    <style:style style:name="_5f_NWGMA-DPM_5f_06-2003" style:display-name="_NWGMA-DPM_06-2003" style:family="table-cell" style:parent-style-name="Default" style:data-style-name="N165"/>
    <style:style style:name="_5f_NWGMA-DPM_5f_07-2003" style:display-name="_NWGMA-DPM_07-2003" style:family="table-cell" style:parent-style-name="Default" style:data-style-name="N165"/>
    <style:style style:name="_5f_NWGMA-DPM_5f_08-FDS_20_CHARTS" style:display-name="_NWGMA-DPM_08-FDS CHARTS" style:family="table-cell" style:parent-style-name="Default" style:data-style-name="N166"/>
    <style:style style:name="_5f_NWGMA-DPM_5f_1-_20_March_20_2003_20_MOR_20_Charts" style:display-name="_NWGMA-DPM_1- March 2003 MOR Charts" style:family="table-cell" style:parent-style-name="Default" style:data-style-name="N165"/>
    <style:style style:name="_5f_NWGMA-DPM_5f_1-CGMA" style:display-name="_NWGMA-DPM_1-CGMA" style:family="table-cell" style:parent-style-name="Default" style:data-style-name="N166"/>
    <style:style style:name="_5f_NWGMA-DPM_5f_1-NGMA" style:display-name="_NWGMA-DPM_1-NGMA" style:family="table-cell" style:parent-style-name="Default" style:data-style-name="N165"/>
    <style:style style:name="_5f_NWGMA-DPM_5f_12-MOR" style:display-name="_NWGMA-DPM_12-MOR" style:family="table-cell" style:parent-style-name="Default" style:data-style-name="N165"/>
    <style:style style:name="_5f_NWGMA-DPM_5f_2-CGMA" style:display-name="_NWGMA-DPM_2-CGMA" style:family="table-cell" style:parent-style-name="Default" style:data-style-name="N166"/>
    <style:style style:name="_5f_NWGMA-DPM_5f_3-BBR" style:display-name="_NWGMA-DPM_3-BBR" style:family="table-cell" style:parent-style-name="Default" style:data-style-name="N165"/>
    <style:style style:name="_5f_NWGMA-DPM_5f_4-NWGMA" style:display-name="_NWGMA-DPM_4-NWGMA" style:family="table-cell" style:parent-style-name="Default" style:data-style-name="N165"/>
    <style:style style:name="_5f_NWGMA-DPM_5f_AA_20_Form" style:display-name="_NWGMA-DPM_AA Form" style:family="table-cell" style:parent-style-name="Default" style:data-style-name="N166"/>
    <style:style style:name="_5f_NWGMA-DPM_5f_ACTIVE_20_OUTLET_20_TARGET_20_-_20_05_28_NEW_20_FORMAT_29_" style:display-name="_NWGMA-DPM_ACTIVE OUTLET TARGET - 05(NEW FORMAT)" style:family="table-cell" style:parent-style-name="Default" style:data-style-name="N165"/>
    <style:style style:name="_5f_NWGMA-DPM_5f_ACTIVE_20_OUTLETS_20_TARGET_20_MONITORING" style:display-name="_NWGMA-DPM_ACTIVE OUTLETS TARGET MONITORING" style:family="table-cell" style:parent-style-name="Default" style:data-style-name="N166"/>
    <style:style style:name="_5f_NWGMA-DPM_5f_Book2" style:display-name="_NWGMA-DPM_Book2" style:family="table-cell" style:parent-style-name="Default" style:data-style-name="N166"/>
    <style:style style:name="_5f_NWGMA-DPM_5f_business_20_process" style:display-name="_NWGMA-DPM_business process" style:family="table-cell" style:parent-style-name="Default" style:data-style-name="N166"/>
    <style:style style:name="_5f_NWGMA-DPM_5f_CGMA-MATERIALS" style:display-name="_NWGMA-DPM_CGMA-MATERIALS" style:family="table-cell" style:parent-style-name="Default" style:data-style-name="N165"/>
    <style:style style:name="_5f_NWGMA-DPM_5f_CGMA_5f_May_20_MOR" style:display-name="_NWGMA-DPM_CGMA_May MOR" style:family="table-cell" style:parent-style-name="Default" style:data-style-name="N166"/>
    <style:style style:name="_5f_NWGMA-DPM_5f_DEC_20_MOR" style:display-name="_NWGMA-DPM_DEC MOR" style:family="table-cell" style:parent-style-name="Default" style:data-style-name="N166"/>
    <style:style style:name="_5f_NWGMA-DPM_5f_Dec_20_Pres_27_n" style:display-name="_NWGMA-DPM_Dec Pres'n" style:family="table-cell" style:parent-style-name="Default" style:data-style-name="N165"/>
    <style:style style:name="_5f_NWGMA-DPM_5f_DECEMBER_20_MOR_20_Presentation" style:display-name="_NWGMA-DPM_DECEMBER MOR Presentation" style:family="table-cell" style:parent-style-name="Default" style:data-style-name="N165"/>
    <style:style style:name="_5f_NWGMA-DPM_5f_Direct_20_Outlet_5f_Active_20_Outlet_20_Coverage_20_Chart" style:display-name="_NWGMA-DPM_Direct Outlet_Active Outlet Coverage Chart" style:family="table-cell" style:parent-style-name="Default" style:data-style-name="N166"/>
    <style:style style:name="_5f_NWGMA-DPM_5f_DLR_20_FGS-july" style:display-name="_NWGMA-DPM_DLR FGS-july" style:family="table-cell" style:parent-style-name="Default" style:data-style-name="N165"/>
    <style:style style:name="_5f_NWGMA-DPM_5f_FE" style:display-name="_NWGMA-DPM_FE" style:family="table-cell" style:parent-style-name="Default" style:data-style-name="N166"/>
    <style:style style:name="_5f_NWGMA-DPM_5f_FE_20_TO_20_SMBX" style:display-name="_NWGMA-DPM_FE TO SMBX" style:family="table-cell" style:parent-style-name="Default" style:data-style-name="N166"/>
    <style:style style:name="_5f_NWGMA-DPM_5f_FGS_20_4TH_20_QTR_20_REVISION" style:display-name="_NWGMA-DPM_FGS 4TH QTR REVISION" style:family="table-cell" style:parent-style-name="Default" style:data-style-name="N165"/>
    <style:style style:name="_5f_NWGMA-DPM_5f_FORMAT_5f_PARETO_5f_AREA" style:display-name="_NWGMA-DPM_FORMAT_PARETO_AREA" style:family="table-cell" style:parent-style-name="Default" style:data-style-name="N166"/>
    <style:style style:name="_5f_NWGMA-DPM_5f_Formats_20_for_20_June_20_3_20_and_20_4_20_AMT_20_Meeting" style:display-name="_NWGMA-DPM_Formats for June 3 and 4 AMT Meeting" style:family="table-cell" style:parent-style-name="Default" style:data-style-name="N165"/>
    <style:style style:name="_5f_NWGMA-DPM_5f_Geographic_20_Pareto_20__28_Rev_29_" style:display-name="_NWGMA-DPM_Geographic Pareto (Rev)" style:family="table-cell" style:parent-style-name="Default" style:data-style-name="N165"/>
    <style:style style:name="_5f_NWGMA-DPM_5f_Geographic_20_Pareto_20__28_Rev_29_.xls_20_Chart_20_1" style:display-name="_NWGMA-DPM_Geographic Pareto (Rev).xls Chart 1" style:family="table-cell" style:parent-style-name="Default" style:data-style-name="N166"/>
    <style:style style:name="_5f_NWGMA-DPM_5f_highlights" style:display-name="_NWGMA-DPM_highlights" style:family="table-cell" style:parent-style-name="Default" style:data-style-name="N166"/>
    <style:style style:name="_5f_NWGMA-DPM_5f_HL_20__26__20_POT" style:display-name="_NWGMA-DPM_HL &amp; POT" style:family="table-cell" style:parent-style-name="Default" style:data-style-name="N166"/>
    <style:style style:name="_5f_NWGMA-DPM_5f_HL_20__26__20_POT_20_CONVERSION" style:display-name="_NWGMA-DPM_HL &amp; POT CONVERSION" style:family="table-cell" style:parent-style-name="Default" style:data-style-name="N166"/>
    <style:style style:name="_5f_NWGMA-DPM_5f_June_20_2003_20_MOR_20_Charts" style:display-name="_NWGMA-DPM_June 2003 MOR Charts" style:family="table-cell" style:parent-style-name="Default" style:data-style-name="N165"/>
    <style:style style:name="_5f_NWGMA-DPM_5f_JUNE_20_MOR_20_Presentation" style:display-name="_NWGMA-DPM_JUNE MOR Presentation" style:family="table-cell" style:parent-style-name="Default" style:data-style-name="N165"/>
    <style:style style:name="_5f_NWGMA-DPM_5f_JUNE_20_MOR_20_Presentation_20_Revised_5f_FINAL" style:display-name="_NWGMA-DPM_JUNE MOR Presentation Revised_FINAL" style:family="table-cell" style:parent-style-name="Default" style:data-style-name="N165"/>
    <style:style style:name="_5f_NWGMA-DPM_5f_June_20_Presentation_20_Materials" style:display-name="_NWGMA-DPM_June Presentation Materials" style:family="table-cell" style:parent-style-name="Default" style:data-style-name="N165"/>
    <style:style style:name="_5f_NWGMA-DPM_5f_Monthly_20_BP" style:display-name="_NWGMA-DPM_Monthly BP" style:family="table-cell" style:parent-style-name="Default" style:data-style-name="N165"/>
    <style:style style:name="_5f_NWGMA-DPM_5f_new_20_forms" style:display-name="_NWGMA-DPM_new forms" style:family="table-cell" style:parent-style-name="Default" style:data-style-name="N166"/>
    <style:style style:name="_5f_NWGMA-DPM_5f_PARETO" style:display-name="_NWGMA-DPM_PARETO" style:family="table-cell" style:parent-style-name="Default" style:data-style-name="N166"/>
    <style:style style:name="_5f_NWGMA-DPM_5f_Pareto_28_with_20_monthly_20_monitoring_29_" style:display-name="_NWGMA-DPM_Pareto(with monthly monitoring)" style:family="table-cell" style:parent-style-name="Default" style:data-style-name="N166"/>
    <style:style style:name="_5f_NWGMA-DPM_5f_PER_20_DIST" style:display-name="_NWGMA-DPM_PER DIST" style:family="table-cell" style:parent-style-name="Default" style:data-style-name="N166"/>
    <style:style style:name="_5f_NWGMA-DPM_5f_REVISED_20_HYLYTS_20_-_20_new_20_forms" style:display-name="_NWGMA-DPM_REVISED HYLYTS - new forms" style:family="table-cell" style:parent-style-name="Default" style:data-style-name="N166"/>
    <style:style style:name="_5f_NWGMA-DPM_5f_sept." style:display-name="_NWGMA-DPM_sept." style:family="table-cell" style:parent-style-name="Default" style:data-style-name="N166"/>
    <style:style style:name="_5f_NWGMA-DPM_5f_September" style:display-name="_NWGMA-DPM_September" style:family="table-cell" style:parent-style-name="Default" style:data-style-name="N166"/>
    <style:style style:name="_5f_NWGMA-DPM_5f_WS_20_PROGRAM" style:display-name="_NWGMA-DPM_WS PROGRAM" style:family="table-cell" style:parent-style-name="Default" style:data-style-name="N166"/>
    <style:style style:name="_5f_NWGMA-DPM_5f_WSP_5f_REVISED" style:display-name="_NWGMA-DPM_WSP_REVISED" style:family="table-cell" style:parent-style-name="Default" style:data-style-name="N166"/>
    <style:style style:name="_5f_NWGMA-DPM_5f_WSP_5f_REVISED-August" style:display-name="_NWGMA-DPM_WSP_REVISED-August" style:family="table-cell" style:parent-style-name="Default" style:data-style-name="N166"/>
    <style:style style:name="_5f_NWGMA-DPM_5f_WSP_5f_REVISED-September" style:display-name="_NWGMA-DPM_WSP_REVISED-September" style:family="table-cell" style:parent-style-name="Default" style:data-style-name="N166"/>
    <style:style style:name="_5f_NWGMA-Outlet_20_Mix_20__28_Nov_29_" style:display-name="_NWGMA-Outlet Mix (Nov)" style:family="table-cell" style:parent-style-name="Default" style:data-style-name="N169"/>
    <style:style style:name="_5f_NWGMA-Outlet_20_Mix_20__28_Nov_29__5f_04_20_MOR" style:display-name="_NWGMA-Outlet Mix (Nov)_04 MOR" style:family="table-cell" style:parent-style-name="Default" style:data-style-name="N161"/>
    <style:style style:name="_5f_NWGMA-Outlet_20_Mix_20__28_Nov_29__5f_06_20_MOR" style:display-name="_NWGMA-Outlet Mix (Nov)_06 MOR" style:family="table-cell" style:parent-style-name="Default" style:data-style-name="N161"/>
    <style:style style:name="_5f_NWGMA-Outlet_20_Mix_20__28_Nov_29__5f_06-2003" style:display-name="_NWGMA-Outlet Mix (Nov)_06-2003" style:family="table-cell" style:parent-style-name="Default" style:data-style-name="N169"/>
    <style:style style:name="_5f_NWGMA-Outlet_20_Mix_20__28_Nov_29__5f_07-2003" style:display-name="_NWGMA-Outlet Mix (Nov)_07-2003" style:family="table-cell" style:parent-style-name="Default" style:data-style-name="N169"/>
    <style:style style:name="_5f_NWGMA-Outlet_20_Mix_20__28_Nov_29__5f_08-FDS_20_CHARTS" style:display-name="_NWGMA-Outlet Mix (Nov)_08-FDS CHARTS" style:family="table-cell" style:parent-style-name="Default" style:data-style-name="N161"/>
    <style:style style:name="_5f_NWGMA-Outlet_20_Mix_20__28_Nov_29__5f_1-_20_March_20_2003_20_MOR_20_Charts" style:display-name="_NWGMA-Outlet Mix (Nov)_1- March 2003 MOR Charts" style:family="table-cell" style:parent-style-name="Default" style:data-style-name="N169"/>
    <style:style style:name="_5f_NWGMA-Outlet_20_Mix_20__28_Nov_29__5f_1-CGMA" style:display-name="_NWGMA-Outlet Mix (Nov)_1-CGMA" style:family="table-cell" style:parent-style-name="Default" style:data-style-name="N161"/>
    <style:style style:name="_5f_NWGMA-Outlet_20_Mix_20__28_Nov_29__5f_1-NGMA" style:display-name="_NWGMA-Outlet Mix (Nov)_1-NGMA" style:family="table-cell" style:parent-style-name="Default" style:data-style-name="N169"/>
    <style:style style:name="_5f_NWGMA-Outlet_20_Mix_20__28_Nov_29__5f_12-MOR" style:display-name="_NWGMA-Outlet Mix (Nov)_12-MOR" style:family="table-cell" style:parent-style-name="Default" style:data-style-name="N169"/>
    <style:style style:name="_5f_NWGMA-Outlet_20_Mix_20__28_Nov_29__5f_2-CGMA" style:display-name="_NWGMA-Outlet Mix (Nov)_2-CGMA" style:family="table-cell" style:parent-style-name="Default" style:data-style-name="N161"/>
    <style:style style:name="_5f_NWGMA-Outlet_20_Mix_20__28_Nov_29__5f_3-BBR" style:display-name="_NWGMA-Outlet Mix (Nov)_3-BBR" style:family="table-cell" style:parent-style-name="Default" style:data-style-name="N169"/>
    <style:style style:name="_5f_NWGMA-Outlet_20_Mix_20__28_Nov_29__5f_4-NWGMA" style:display-name="_NWGMA-Outlet Mix (Nov)_4-NWGMA" style:family="table-cell" style:parent-style-name="Default" style:data-style-name="N169"/>
    <style:style style:name="_5f_NWGMA-Outlet_20_Mix_20__28_Nov_29__5f_AA_20_Form" style:display-name="_NWGMA-Outlet Mix (Nov)_AA Form" style:family="table-cell" style:parent-style-name="Default" style:data-style-name="N161"/>
    <style:style style:name="_5f_NWGMA-Outlet_20_Mix_20__28_Nov_29__5f_ACTIVE_20_OUTLET_20_TARGET_20_-_20_05_28_NEW_20_FORMAT_29_" style:display-name="_NWGMA-Outlet Mix (Nov)_ACTIVE OUTLET TARGET - 05(NEW FORMAT)" style:family="table-cell" style:parent-style-name="Default" style:data-style-name="N169"/>
    <style:style style:name="_5f_NWGMA-Outlet_20_Mix_20__28_Nov_29__5f_Active_20_Outlets_20_-_20_GNR" style:display-name="_NWGMA-Outlet Mix (Nov)_Active Outlets - GNR" style:family="table-cell" style:parent-style-name="Default" style:data-style-name="N169"/>
    <style:style style:name="_5f_NWGMA-Outlet_20_Mix_20__28_Nov_29__5f_ACTIVE_20_OUTLETS_20_TARGET_20_MONITORING" style:display-name="_NWGMA-Outlet Mix (Nov)_ACTIVE OUTLETS TARGET MONITORING" style:family="table-cell" style:parent-style-name="Default" style:data-style-name="N161"/>
    <style:style style:name="_5f_NWGMA-Outlet_20_Mix_20__28_Nov_29__5f_Book2" style:display-name="_NWGMA-Outlet Mix (Nov)_Book2" style:family="table-cell" style:parent-style-name="Default" style:data-style-name="N161"/>
    <style:style style:name="_5f_NWGMA-Outlet_20_Mix_20__28_Nov_29__5f_business_20_process" style:display-name="_NWGMA-Outlet Mix (Nov)_business process" style:family="table-cell" style:parent-style-name="Default" style:data-style-name="N161"/>
    <style:style style:name="_5f_NWGMA-Outlet_20_Mix_20__28_Nov_29__5f_CGMA-MATERIALS" style:display-name="_NWGMA-Outlet Mix (Nov)_CGMA-MATERIALS" style:family="table-cell" style:parent-style-name="Default" style:data-style-name="N169"/>
    <style:style style:name="_5f_NWGMA-Outlet_20_Mix_20__28_Nov_29__5f_CGMA_5f_May_20_MOR" style:display-name="_NWGMA-Outlet Mix (Nov)_CGMA_May MOR" style:family="table-cell" style:parent-style-name="Default" style:data-style-name="N161"/>
    <style:style style:name="_5f_NWGMA-Outlet_20_Mix_20__28_Nov_29__5f_DEC_20_MOR" style:display-name="_NWGMA-Outlet Mix (Nov)_DEC MOR" style:family="table-cell" style:parent-style-name="Default" style:data-style-name="N161"/>
    <style:style style:name="_5f_NWGMA-Outlet_20_Mix_20__28_Nov_29__5f_Dec_20_Pres_27_n" style:display-name="_NWGMA-Outlet Mix (Nov)_Dec Pres'n" style:family="table-cell" style:parent-style-name="Default" style:data-style-name="N169"/>
    <style:style style:name="_5f_NWGMA-Outlet_20_Mix_20__28_Nov_29__5f_DECEMBER_20_MOR_20_Presentation" style:display-name="_NWGMA-Outlet Mix (Nov)_DECEMBER MOR Presentation" style:family="table-cell" style:parent-style-name="Default" style:data-style-name="N169"/>
    <style:style style:name="_5f_NWGMA-Outlet_20_Mix_20__28_Nov_29__5f_Direct_20_Outlet_5f_Active_20_Outlet_20_Coverage_20_Chart" style:display-name="_NWGMA-Outlet Mix (Nov)_Direct Outlet_Active Outlet Coverage Chart" style:family="table-cell" style:parent-style-name="Default" style:data-style-name="N161"/>
    <style:style style:name="_5f_NWGMA-Outlet_20_Mix_20__28_Nov_29__5f_DIST._20_1_20_MOR_20_CHARTS_20_NOVEMBER_20_2003" style:display-name="_NWGMA-Outlet Mix (Nov)_DIST. 1 MOR CHARTS NOVEMBER 2003" style:family="table-cell" style:parent-style-name="Default" style:data-style-name="N173"/>
    <style:style style:name="_5f_NWGMA-Outlet_20_Mix_20__28_Nov_29__5f_DLR_20_FGS-july" style:display-name="_NWGMA-Outlet Mix (Nov)_DLR FGS-july" style:family="table-cell" style:parent-style-name="Default" style:data-style-name="N169"/>
    <style:style style:name="_5f_NWGMA-Outlet_20_Mix_20__28_Nov_29__5f_FE" style:display-name="_NWGMA-Outlet Mix (Nov)_FE" style:family="table-cell" style:parent-style-name="Default" style:data-style-name="N161"/>
    <style:style style:name="_5f_NWGMA-Outlet_20_Mix_20__28_Nov_29__5f_FE_20_TO_20_SMBX" style:display-name="_NWGMA-Outlet Mix (Nov)_FE TO SMBX" style:family="table-cell" style:parent-style-name="Default" style:data-style-name="N161"/>
    <style:style style:name="_5f_NWGMA-Outlet_20_Mix_20__28_Nov_29__5f_FGS_20_4TH_20_QTR_20_REVISION" style:display-name="_NWGMA-Outlet Mix (Nov)_FGS 4TH QTR REVISION" style:family="table-cell" style:parent-style-name="Default" style:data-style-name="N169"/>
    <style:style style:name="_5f_NWGMA-Outlet_20_Mix_20__28_Nov_29__5f_FORMAT_5f_PARETO_5f_AREA" style:display-name="_NWGMA-Outlet Mix (Nov)_FORMAT_PARETO_AREA" style:family="table-cell" style:parent-style-name="Default" style:data-style-name="N161"/>
    <style:style style:name="_5f_NWGMA-Outlet_20_Mix_20__28_Nov_29__5f_Formats_20_for_20_June_20_3_20_and_20_4_20_AMT_20_Meeting" style:display-name="_NWGMA-Outlet Mix (Nov)_Formats for June 3 and 4 AMT Meeting" style:family="table-cell" style:parent-style-name="Default" style:data-style-name="N169"/>
    <style:style style:name="_5f_NWGMA-Outlet_20_Mix_20__28_Nov_29__5f_Geographic_20_Pareto_20__28_Rev_29_" style:display-name="_NWGMA-Outlet Mix (Nov)_Geographic Pareto (Rev)" style:family="table-cell" style:parent-style-name="Default" style:data-style-name="N169"/>
    <style:style style:name="_5f_NWGMA-Outlet_20_Mix_20__28_Nov_29__5f_Geographic_20_Pareto_20__28_Rev_29_.xls_20_Chart_20_1" style:display-name="_NWGMA-Outlet Mix (Nov)_Geographic Pareto (Rev).xls Chart 1" style:family="table-cell" style:parent-style-name="Default" style:data-style-name="N161"/>
    <style:style style:name="_5f_NWGMA-Outlet_20_Mix_20__28_Nov_29__5f_highlights" style:display-name="_NWGMA-Outlet Mix (Nov)_highlights" style:family="table-cell" style:parent-style-name="Default" style:data-style-name="N161"/>
    <style:style style:name="_5f_NWGMA-Outlet_20_Mix_20__28_Nov_29__5f_HL_20__26__20_POT" style:display-name="_NWGMA-Outlet Mix (Nov)_HL &amp; POT" style:family="table-cell" style:parent-style-name="Default" style:data-style-name="N161"/>
    <style:style style:name="_5f_NWGMA-Outlet_20_Mix_20__28_Nov_29__5f_HL_20__26__20_POT_20_CONVERSION" style:display-name="_NWGMA-Outlet Mix (Nov)_HL &amp; POT CONVERSION" style:family="table-cell" style:parent-style-name="Default" style:data-style-name="N161"/>
    <style:style style:name="_5f_NWGMA-Outlet_20_Mix_20__28_Nov_29__5f_June_20_2003_20_MOR_20_Charts" style:display-name="_NWGMA-Outlet Mix (Nov)_June 2003 MOR Charts" style:family="table-cell" style:parent-style-name="Default" style:data-style-name="N169"/>
    <style:style style:name="_5f_NWGMA-Outlet_20_Mix_20__28_Nov_29__5f_JUNE_20_MOR_20_Presentation" style:display-name="_NWGMA-Outlet Mix (Nov)_JUNE MOR Presentation" style:family="table-cell" style:parent-style-name="Default" style:data-style-name="N169"/>
    <style:style style:name="_5f_NWGMA-Outlet_20_Mix_20__28_Nov_29__5f_JUNE_20_MOR_20_Presentation_20_Revised_5f_FINAL" style:display-name="_NWGMA-Outlet Mix (Nov)_JUNE MOR Presentation Revised_FINAL" style:family="table-cell" style:parent-style-name="Default" style:data-style-name="N169"/>
    <style:style style:name="_5f_NWGMA-Outlet_20_Mix_20__28_Nov_29__5f_June_20_Presentation_20_Materials" style:display-name="_NWGMA-Outlet Mix (Nov)_June Presentation Materials" style:family="table-cell" style:parent-style-name="Default" style:data-style-name="N169"/>
    <style:style style:name="_5f_NWGMA-Outlet_20_Mix_20__28_Nov_29__5f_Monthly_20_BP" style:display-name="_NWGMA-Outlet Mix (Nov)_Monthly BP" style:family="table-cell" style:parent-style-name="Default" style:data-style-name="N169"/>
    <style:style style:name="_5f_NWGMA-Outlet_20_Mix_20__28_Nov_29__5f_new_20_forms" style:display-name="_NWGMA-Outlet Mix (Nov)_new forms" style:family="table-cell" style:parent-style-name="Default" style:data-style-name="N161"/>
    <style:style style:name="_5f_NWGMA-Outlet_20_Mix_20__28_Nov_29__5f_PARETO" style:display-name="_NWGMA-Outlet Mix (Nov)_PARETO" style:family="table-cell" style:parent-style-name="Default" style:data-style-name="N161"/>
    <style:style style:name="_5f_NWGMA-Outlet_20_Mix_20__28_Nov_29__5f_Pareto_28_with_20_monthly_20_monitoring_29_" style:display-name="_NWGMA-Outlet Mix (Nov)_Pareto(with monthly monitoring)" style:family="table-cell" style:parent-style-name="Default" style:data-style-name="N161"/>
    <style:style style:name="_5f_NWGMA-Outlet_20_Mix_20__28_Nov_29__5f_PER_20_DIST" style:display-name="_NWGMA-Outlet Mix (Nov)_PER DIST" style:family="table-cell" style:parent-style-name="Default" style:data-style-name="N161"/>
    <style:style style:name="_5f_NWGMA-Outlet_20_Mix_20__28_Nov_29__5f_Retail-WS_20_Outlet_20_Mix_20_Form" style:display-name="_NWGMA-Outlet Mix (Nov)_Retail-WS Outlet Mix Form" style:family="table-cell" style:parent-style-name="Default" style:data-style-name="N172"/>
    <style:style style:name="_5f_NWGMA-Outlet_20_Mix_20__28_Nov_29__5f_REVISED_20_HYLYTS_20_-_20_new_20_forms" style:display-name="_NWGMA-Outlet Mix (Nov)_REVISED HYLYTS - new forms" style:family="table-cell" style:parent-style-name="Default" style:data-style-name="N161"/>
    <style:style style:name="_5f_NWGMA-Outlet_20_Mix_20__28_Nov_29__5f_sept." style:display-name="_NWGMA-Outlet Mix (Nov)_sept." style:family="table-cell" style:parent-style-name="Default" style:data-style-name="N161"/>
    <style:style style:name="_5f_NWGMA-Outlet_20_Mix_20__28_Nov_29__5f_September" style:display-name="_NWGMA-Outlet Mix (Nov)_September" style:family="table-cell" style:parent-style-name="Default" style:data-style-name="N161"/>
    <style:style style:name="_5f_NWGMA-Outlet_20_Mix_20__28_Nov_29__5f_SEPTEMBER_20_MOR_20_Presentation" style:display-name="_NWGMA-Outlet Mix (Nov)_SEPTEMBER MOR Presentation" style:family="table-cell" style:parent-style-name="Default" style:data-style-name="N169"/>
    <style:style style:name="_5f_NWGMA-Outlet_20_Mix_20__28_Nov_29__5f_WS_20_PROGRAM" style:display-name="_NWGMA-Outlet Mix (Nov)_WS PROGRAM" style:family="table-cell" style:parent-style-name="Default" style:data-style-name="N161"/>
    <style:style style:name="_5f_NWGMA-Outlet_20_Mix_20__28_Nov_29__5f_WSP_5f_REVISED" style:display-name="_NWGMA-Outlet Mix (Nov)_WSP_REVISED" style:family="table-cell" style:parent-style-name="Default" style:data-style-name="N161"/>
    <style:style style:name="_5f_NWGMA-Outlet_20_Mix_20__28_Nov_29__5f_WSP_5f_REVISED-August" style:display-name="_NWGMA-Outlet Mix (Nov)_WSP_REVISED-August" style:family="table-cell" style:parent-style-name="Default" style:data-style-name="N161"/>
    <style:style style:name="_5f_NWGMA-Outlet_20_Mix_20__28_Nov_29__5f_WSP_5f_Revised-December" style:display-name="_NWGMA-Outlet Mix (Nov)_WSP_Revised-December" style:family="table-cell" style:parent-style-name="Default" style:data-style-name="N173"/>
    <style:style style:name="_5f_NWGMA-Outlet_20_Mix_20__28_Nov_29__5f_WSP_5f_Revised-November" style:display-name="_NWGMA-Outlet Mix (Nov)_WSP_Revised-November" style:family="table-cell" style:parent-style-name="Default" style:data-style-name="N173"/>
    <style:style style:name="_5f_NWGMA-Outlet_20_Mix_20__28_Nov_29__5f_WSP_5f_REVISED-September" style:display-name="_NWGMA-Outlet Mix (Nov)_WSP_REVISED-September" style:family="table-cell" style:parent-style-name="Default" style:data-style-name="N161"/>
    <style:style style:name="_5f_PARETO" style:display-name="_PARETO" style:family="table-cell" style:parent-style-name="Default" style:data-style-name="N161"/>
    <style:style style:name="_5f_Pareto_28_with_20_monthly_20_monitoring_29_" style:display-name="_Pareto(with monthly monitoring)" style:family="table-cell" style:parent-style-name="Default" style:data-style-name="N161"/>
    <style:style style:name="_5f_PER_20_DIST" style:display-name="_PER DIST" style:family="table-cell" style:parent-style-name="Default" style:data-style-name="N161"/>
    <style:style style:name="_5f_REVISED_20_HYLYTS_20_-_20_new_20_forms" style:display-name="_REVISED HYLYTS - new forms" style:family="table-cell" style:parent-style-name="Default" style:data-style-name="N161"/>
    <style:style style:name="_5f_rtw_20_revised" style:display-name="_rtw revised" style:family="table-cell" style:parent-style-name="Default" style:data-style-name="N172"/>
    <style:style style:name="_5f_SCL_20_-_20_MOR_5f_July_28_FINAL_29_" style:display-name="_SCL - MOR_July(FINAL)" style:family="table-cell" style:parent-style-name="Default" style:data-style-name="N169"/>
    <style:style style:name="_5f_SCL_20_-_20_MOR_5f_July_28_FINAL_29__5f_04_20_MOR" style:display-name="_SCL - MOR_July(FINAL)_04 MOR" style:family="table-cell" style:parent-style-name="Default" style:data-style-name="N161"/>
    <style:style style:name="_5f_SCL_20_-_20_MOR_5f_July_28_FINAL_29__5f_04-MOR_5f_nwgma" style:display-name="_SCL - MOR_July(FINAL)_04-MOR_nwgma" style:family="table-cell" style:parent-style-name="Default" style:data-style-name="N165"/>
    <style:style style:name="_5f_SCL_20_-_20_MOR_5f_July_28_FINAL_29__5f_04-MOR_5f_nwgma_5f_04_20_MOR" style:display-name="_SCL - MOR_July(FINAL)_04-MOR_nwgma_04 MOR" style:family="table-cell" style:parent-style-name="Default" style:data-style-name="N166"/>
    <style:style style:name="_5f_SCL_20_-_20_MOR_5f_July_28_FINAL_29__5f_04-MOR_5f_nwgma_5f_06_20_MOR" style:display-name="_SCL - MOR_July(FINAL)_04-MOR_nwgma_06 MOR" style:family="table-cell" style:parent-style-name="Default" style:data-style-name="N166"/>
    <style:style style:name="_5f_SCL_20_-_20_MOR_5f_July_28_FINAL_29__5f_04-MOR_5f_nwgma_5f_06-2003" style:display-name="_SCL - MOR_July(FINAL)_04-MOR_nwgma_06-2003" style:family="table-cell" style:parent-style-name="Default" style:data-style-name="N165"/>
    <style:style style:name="_5f_SCL_20_-_20_MOR_5f_July_28_FINAL_29__5f_04-MOR_5f_nwgma_5f_07-2003" style:display-name="_SCL - MOR_July(FINAL)_04-MOR_nwgma_07-2003" style:family="table-cell" style:parent-style-name="Default" style:data-style-name="N165"/>
    <style:style style:name="_5f_SCL_20_-_20_MOR_5f_July_28_FINAL_29__5f_04-MOR_5f_nwgma_5f_08-FDS_20_CHARTS" style:display-name="_SCL - MOR_July(FINAL)_04-MOR_nwgma_08-FDS CHARTS" style:family="table-cell" style:parent-style-name="Default" style:data-style-name="N166"/>
    <style:style style:name="_5f_SCL_20_-_20_MOR_5f_July_28_FINAL_29__5f_04-MOR_5f_nwgma_5f_1-_20_March_20_2003_20_MOR_20_Charts" style:display-name="_SCL - MOR_July(FINAL)_04-MOR_nwgma_1- March 2003 MOR Charts" style:family="table-cell" style:parent-style-name="Default" style:data-style-name="N165"/>
    <style:style style:name="_5f_SCL_20_-_20_MOR_5f_July_28_FINAL_29__5f_04-MOR_5f_nwgma_5f_1-CGMA" style:display-name="_SCL - MOR_July(FINAL)_04-MOR_nwgma_1-CGMA" style:family="table-cell" style:parent-style-name="Default" style:data-style-name="N166"/>
    <style:style style:name="_5f_SCL_20_-_20_MOR_5f_July_28_FINAL_29__5f_04-MOR_5f_nwgma_5f_1-NGMA" style:display-name="_SCL - MOR_July(FINAL)_04-MOR_nwgma_1-NGMA" style:family="table-cell" style:parent-style-name="Default" style:data-style-name="N165"/>
    <style:style style:name="_5f_SCL_20_-_20_MOR_5f_July_28_FINAL_29__5f_04-MOR_5f_nwgma_5f_12-MOR" style:display-name="_SCL - MOR_July(FINAL)_04-MOR_nwgma_12-MOR" style:family="table-cell" style:parent-style-name="Default" style:data-style-name="N165"/>
    <style:style style:name="_5f_SCL_20_-_20_MOR_5f_July_28_FINAL_29__5f_04-MOR_5f_nwgma_5f_2-CGMA" style:display-name="_SCL - MOR_July(FINAL)_04-MOR_nwgma_2-CGMA" style:family="table-cell" style:parent-style-name="Default" style:data-style-name="N166"/>
    <style:style style:name="_5f_SCL_20_-_20_MOR_5f_July_28_FINAL_29__5f_04-MOR_5f_nwgma_5f_2003_20_DLR_20_WD_20_and_20_STT" style:display-name="_SCL - MOR_July(FINAL)_04-MOR_nwgma_2003 DLR WD and STT" style:family="table-cell" style:parent-style-name="Default" style:data-style-name="N165"/>
    <style:style style:name="_5f_SCL_20_-_20_MOR_5f_July_28_FINAL_29__5f_04-MOR_5f_nwgma_5f_3-BBR" style:display-name="_SCL - MOR_July(FINAL)_04-MOR_nwgma_3-BBR" style:family="table-cell" style:parent-style-name="Default" style:data-style-name="N165"/>
    <style:style style:name="_5f_SCL_20_-_20_MOR_5f_July_28_FINAL_29__5f_04-MOR_5f_nwgma_5f_4-NWGMA" style:display-name="_SCL - MOR_July(FINAL)_04-MOR_nwgma_4-NWGMA" style:family="table-cell" style:parent-style-name="Default" style:data-style-name="N165"/>
    <style:style style:name="_5f_SCL_20_-_20_MOR_5f_July_28_FINAL_29__5f_04-MOR_5f_nwgma_5f_AA_20_Form" style:display-name="_SCL - MOR_July(FINAL)_04-MOR_nwgma_AA Form" style:family="table-cell" style:parent-style-name="Default" style:data-style-name="N166"/>
    <style:style style:name="_5f_SCL_20_-_20_MOR_5f_July_28_FINAL_29__5f_04-MOR_5f_nwgma_5f_ACTIVE_20_OUTLET_20_TARGET_20_-_20_05_28_NEW_20_FORMAT_29_" style:display-name="_SCL - MOR_July(FINAL)_04-MOR_nwgma_ACTIVE OUTLET TARGET - 05(NEW FORMAT)" style:family="table-cell" style:parent-style-name="Default" style:data-style-name="N165"/>
    <style:style style:name="_5f_SCL_20_-_20_MOR_5f_July_28_FINAL_29__5f_04-MOR_5f_nwgma_5f_ACTIVE_20_OUTLETS_20_TARGET_20_MONITORING" style:display-name="_SCL - MOR_July(FINAL)_04-MOR_nwgma_ACTIVE OUTLETS TARGET MONITORING" style:family="table-cell" style:parent-style-name="Default" style:data-style-name="N166"/>
    <style:style style:name="_5f_SCL_20_-_20_MOR_5f_July_28_FINAL_29__5f_04-MOR_5f_nwgma_5f_Book2" style:display-name="_SCL - MOR_July(FINAL)_04-MOR_nwgma_Book2" style:family="table-cell" style:parent-style-name="Default" style:data-style-name="N166"/>
    <style:style style:name="_5f_SCL_20_-_20_MOR_5f_July_28_FINAL_29__5f_04-MOR_5f_nwgma_5f_business_20_process" style:display-name="_SCL - MOR_July(FINAL)_04-MOR_nwgma_business process" style:family="table-cell" style:parent-style-name="Default" style:data-style-name="N166"/>
    <style:style style:name="_5f_SCL_20_-_20_MOR_5f_July_28_FINAL_29__5f_04-MOR_5f_nwgma_5f_CGMA-MATERIALS" style:display-name="_SCL - MOR_July(FINAL)_04-MOR_nwgma_CGMA-MATERIALS" style:family="table-cell" style:parent-style-name="Default" style:data-style-name="N165"/>
    <style:style style:name="_5f_SCL_20_-_20_MOR_5f_July_28_FINAL_29__5f_04-MOR_5f_nwgma_5f_CGMA_5f_May_20_MOR" style:display-name="_SCL - MOR_July(FINAL)_04-MOR_nwgma_CGMA_May MOR" style:family="table-cell" style:parent-style-name="Default" style:data-style-name="N166"/>
    <style:style style:name="_5f_SCL_20_-_20_MOR_5f_July_28_FINAL_29__5f_04-MOR_5f_nwgma_5f_DEC_20_MOR" style:display-name="_SCL - MOR_July(FINAL)_04-MOR_nwgma_DEC MOR" style:family="table-cell" style:parent-style-name="Default" style:data-style-name="N166"/>
    <style:style style:name="_5f_SCL_20_-_20_MOR_5f_July_28_FINAL_29__5f_04-MOR_5f_nwgma_5f_Dec_20_Pres_27_n" style:display-name="_SCL - MOR_July(FINAL)_04-MOR_nwgma_Dec Pres'n" style:family="table-cell" style:parent-style-name="Default" style:data-style-name="N165"/>
    <style:style style:name="_5f_SCL_20_-_20_MOR_5f_July_28_FINAL_29__5f_04-MOR_5f_nwgma_5f_DECEMBER_20_MOR_20_Presentation" style:display-name="_SCL - MOR_July(FINAL)_04-MOR_nwgma_DECEMBER MOR Presentation" style:family="table-cell" style:parent-style-name="Default" style:data-style-name="N165"/>
    <style:style style:name="_5f_SCL_20_-_20_MOR_5f_July_28_FINAL_29__5f_04-MOR_5f_nwgma_5f_Direct_20_Outlet_5f_Active_20_Outlet_20_Coverage_20_Chart" style:display-name="_SCL - MOR_July(FINAL)_04-MOR_nwgma_Direct Outlet_Active Outlet Coverage Chart" style:family="table-cell" style:parent-style-name="Default" style:data-style-name="N166"/>
    <style:style style:name="_5f_SCL_20_-_20_MOR_5f_July_28_FINAL_29__5f_04-MOR_5f_nwgma_5f_DLR_20_FGS-july" style:display-name="_SCL - MOR_July(FINAL)_04-MOR_nwgma_DLR FGS-july" style:family="table-cell" style:parent-style-name="Default" style:data-style-name="N165"/>
    <style:style style:name="_5f_SCL_20_-_20_MOR_5f_July_28_FINAL_29__5f_04-MOR_5f_nwgma_5f_FE" style:display-name="_SCL - MOR_July(FINAL)_04-MOR_nwgma_FE" style:family="table-cell" style:parent-style-name="Default" style:data-style-name="N166"/>
    <style:style style:name="_5f_SCL_20_-_20_MOR_5f_July_28_FINAL_29__5f_04-MOR_5f_nwgma_5f_FE_20_TO_20_SMBX" style:display-name="_SCL - MOR_July(FINAL)_04-MOR_nwgma_FE TO SMBX" style:family="table-cell" style:parent-style-name="Default" style:data-style-name="N166"/>
    <style:style style:name="_5f_SCL_20_-_20_MOR_5f_July_28_FINAL_29__5f_04-MOR_5f_nwgma_5f_FGS_20_4TH_20_QTR_20_REVISION" style:display-name="_SCL - MOR_July(FINAL)_04-MOR_nwgma_FGS 4TH QTR REVISION" style:family="table-cell" style:parent-style-name="Default" style:data-style-name="N165"/>
    <style:style style:name="_5f_SCL_20_-_20_MOR_5f_July_28_FINAL_29__5f_04-MOR_5f_nwgma_5f_FORMAT_5f_PARETO_5f_AREA" style:display-name="_SCL - MOR_July(FINAL)_04-MOR_nwgma_FORMAT_PARETO_AREA" style:family="table-cell" style:parent-style-name="Default" style:data-style-name="N166"/>
    <style:style style:name="_5f_SCL_20_-_20_MOR_5f_July_28_FINAL_29__5f_04-MOR_5f_nwgma_5f_Formats_20_for_20_June_20_3_20_and_20_4_20_AMT_20_Meeting" style:display-name="_SCL - MOR_July(FINAL)_04-MOR_nwgma_Formats for June 3 and 4 AMT Meeting" style:family="table-cell" style:parent-style-name="Default" style:data-style-name="N165"/>
    <style:style style:name="_5f_SCL_20_-_20_MOR_5f_July_28_FINAL_29__5f_04-MOR_5f_nwgma_5f_Geographic_20_Pareto_20__28_Rev_29_" style:display-name="_SCL - MOR_July(FINAL)_04-MOR_nwgma_Geographic Pareto (Rev)" style:family="table-cell" style:parent-style-name="Default" style:data-style-name="N165"/>
    <style:style style:name="_5f_SCL_20_-_20_MOR_5f_July_28_FINAL_29__5f_04-MOR_5f_nwgma_5f_Geographic_20_Pareto_20__28_Rev_29_.xls_20_Chart_20_1" style:display-name="_SCL - MOR_July(FINAL)_04-MOR_nwgma_Geographic Pareto (Rev).xls Chart 1" style:family="table-cell" style:parent-style-name="Default" style:data-style-name="N166"/>
    <style:style style:name="_5f_SCL_20_-_20_MOR_5f_July_28_FINAL_29__5f_04-MOR_5f_nwgma_5f_highlights" style:display-name="_SCL - MOR_July(FINAL)_04-MOR_nwgma_highlights" style:family="table-cell" style:parent-style-name="Default" style:data-style-name="N166"/>
    <style:style style:name="_5f_SCL_20_-_20_MOR_5f_July_28_FINAL_29__5f_04-MOR_5f_nwgma_5f_HL_20__26__20_POT" style:display-name="_SCL - MOR_July(FINAL)_04-MOR_nwgma_HL &amp; POT" style:family="table-cell" style:parent-style-name="Default" style:data-style-name="N166"/>
    <style:style style:name="_5f_SCL_20_-_20_MOR_5f_July_28_FINAL_29__5f_04-MOR_5f_nwgma_5f_HL_20__26__20_POT_20_CONVERSION" style:display-name="_SCL - MOR_July(FINAL)_04-MOR_nwgma_HL &amp; POT CONVERSION" style:family="table-cell" style:parent-style-name="Default" style:data-style-name="N166"/>
    <style:style style:name="_5f_SCL_20_-_20_MOR_5f_July_28_FINAL_29__5f_04-MOR_5f_nwgma_5f_June_20_2003_20_MOR_20_Charts" style:display-name="_SCL - MOR_July(FINAL)_04-MOR_nwgma_June 2003 MOR Charts" style:family="table-cell" style:parent-style-name="Default" style:data-style-name="N165"/>
    <style:style style:name="_5f_SCL_20_-_20_MOR_5f_July_28_FINAL_29__5f_04-MOR_5f_nwgma_5f_JUNE_20_MOR_20_Presentation" style:display-name="_SCL - MOR_July(FINAL)_04-MOR_nwgma_JUNE MOR Presentation" style:family="table-cell" style:parent-style-name="Default" style:data-style-name="N165"/>
    <style:style style:name="_5f_SCL_20_-_20_MOR_5f_July_28_FINAL_29__5f_04-MOR_5f_nwgma_5f_JUNE_20_MOR_20_Presentation_20_Revised_5f_FINAL" style:display-name="_SCL - MOR_July(FINAL)_04-MOR_nwgma_JUNE MOR Presentation Revised_FINAL" style:family="table-cell" style:parent-style-name="Default" style:data-style-name="N165"/>
    <style:style style:name="_5f_SCL_20_-_20_MOR_5f_July_28_FINAL_29__5f_04-MOR_5f_nwgma_5f_June_20_Presentation_20_Materials" style:display-name="_SCL - MOR_July(FINAL)_04-MOR_nwgma_June Presentation Materials" style:family="table-cell" style:parent-style-name="Default" style:data-style-name="N165"/>
    <style:style style:name="_5f_SCL_20_-_20_MOR_5f_July_28_FINAL_29__5f_04-MOR_5f_nwgma_5f_Monthly_20_BP" style:display-name="_SCL - MOR_July(FINAL)_04-MOR_nwgma_Monthly BP" style:family="table-cell" style:parent-style-name="Default" style:data-style-name="N165"/>
    <style:style style:name="_5f_SCL_20_-_20_MOR_5f_July_28_FINAL_29__5f_04-MOR_5f_nwgma_5f_new_20_forms" style:display-name="_SCL - MOR_July(FINAL)_04-MOR_nwgma_new forms" style:family="table-cell" style:parent-style-name="Default" style:data-style-name="N166"/>
    <style:style style:name="_5f_SCL_20_-_20_MOR_5f_July_28_FINAL_29__5f_04-MOR_5f_nwgma_5f_PARETO" style:display-name="_SCL - MOR_July(FINAL)_04-MOR_nwgma_PARETO" style:family="table-cell" style:parent-style-name="Default" style:data-style-name="N166"/>
    <style:style style:name="_5f_SCL_20_-_20_MOR_5f_July_28_FINAL_29__5f_04-MOR_5f_nwgma_5f_Pareto_28_with_20_monthly_20_monitoring_29_" style:display-name="_SCL - MOR_July(FINAL)_04-MOR_nwgma_Pareto(with monthly monitoring)" style:family="table-cell" style:parent-style-name="Default" style:data-style-name="N166"/>
    <style:style style:name="_5f_SCL_20_-_20_MOR_5f_July_28_FINAL_29__5f_04-MOR_5f_nwgma_5f_PER_20_DIST" style:display-name="_SCL - MOR_July(FINAL)_04-MOR_nwgma_PER DIST" style:family="table-cell" style:parent-style-name="Default" style:data-style-name="N166"/>
    <style:style style:name="_5f_SCL_20_-_20_MOR_5f_July_28_FINAL_29__5f_04-MOR_5f_nwgma_5f_REVISED_20_HYLYTS_20_-_20_new_20_forms" style:display-name="_SCL - MOR_July(FINAL)_04-MOR_nwgma_REVISED HYLYTS - new forms" style:family="table-cell" style:parent-style-name="Default" style:data-style-name="N166"/>
    <style:style style:name="_5f_SCL_20_-_20_MOR_5f_July_28_FINAL_29__5f_04-MOR_5f_nwgma_5f_rtw_20_revised" style:display-name="_SCL - MOR_July(FINAL)_04-MOR_nwgma_rtw revised" style:family="table-cell" style:parent-style-name="Default" style:data-style-name="N168"/>
    <style:style style:name="_5f_SCL_20_-_20_MOR_5f_July_28_FINAL_29__5f_04-MOR_5f_nwgma_5f_sept." style:display-name="_SCL - MOR_July(FINAL)_04-MOR_nwgma_sept." style:family="table-cell" style:parent-style-name="Default" style:data-style-name="N166"/>
    <style:style style:name="_5f_SCL_20_-_20_MOR_5f_July_28_FINAL_29__5f_04-MOR_5f_nwgma_5f_September" style:display-name="_SCL - MOR_July(FINAL)_04-MOR_nwgma_September" style:family="table-cell" style:parent-style-name="Default" style:data-style-name="N166"/>
    <style:style style:name="_5f_SCL_20_-_20_MOR_5f_July_28_FINAL_29__5f_04-MOR_5f_nwgma_5f_WS_20_PROGRAM" style:display-name="_SCL - MOR_July(FINAL)_04-MOR_nwgma_WS PROGRAM" style:family="table-cell" style:parent-style-name="Default" style:data-style-name="N166"/>
    <style:style style:name="_5f_SCL_20_-_20_MOR_5f_July_28_FINAL_29__5f_04-MOR_5f_nwgma_5f_WSP_5f_REVISED" style:display-name="_SCL - MOR_July(FINAL)_04-MOR_nwgma_WSP_REVISED" style:family="table-cell" style:parent-style-name="Default" style:data-style-name="N166"/>
    <style:style style:name="_5f_SCL_20_-_20_MOR_5f_July_28_FINAL_29__5f_04-MOR_5f_nwgma_5f_WSP_5f_REVISED-August" style:display-name="_SCL - MOR_July(FINAL)_04-MOR_nwgma_WSP_REVISED-August" style:family="table-cell" style:parent-style-name="Default" style:data-style-name="N166"/>
    <style:style style:name="_5f_SCL_20_-_20_MOR_5f_July_28_FINAL_29__5f_04-MOR_5f_nwgma_5f_WSP_5f_REVISED-September" style:display-name="_SCL - MOR_July(FINAL)_04-MOR_nwgma_WSP_REVISED-September" style:family="table-cell" style:parent-style-name="Default" style:data-style-name="N166"/>
    <style:style style:name="_5f_SCL_20_-_20_MOR_5f_July_28_FINAL_29__5f_06_20_MOR" style:display-name="_SCL - MOR_July(FINAL)_06 MOR" style:family="table-cell" style:parent-style-name="Default" style:data-style-name="N161"/>
    <style:style style:name="_5f_SCL_20_-_20_MOR_5f_July_28_FINAL_29__5f_06-2003" style:display-name="_SCL - MOR_July(FINAL)_06-2003" style:family="table-cell" style:parent-style-name="Default" style:data-style-name="N169"/>
    <style:style style:name="_5f_SCL_20_-_20_MOR_5f_July_28_FINAL_29__5f_07-2003" style:display-name="_SCL - MOR_July(FINAL)_07-2003" style:family="table-cell" style:parent-style-name="Default" style:data-style-name="N169"/>
    <style:style style:name="_5f_SCL_20_-_20_MOR_5f_July_28_FINAL_29__5f_08-FDS_20_CHARTS" style:display-name="_SCL - MOR_July(FINAL)_08-FDS CHARTS" style:family="table-cell" style:parent-style-name="Default" style:data-style-name="N161"/>
    <style:style style:name="_5f_SCL_20_-_20_MOR_5f_July_28_FINAL_29__5f_1-_20_March_20_2003_20_MOR_20_Charts" style:display-name="_SCL - MOR_July(FINAL)_1- March 2003 MOR Charts" style:family="table-cell" style:parent-style-name="Default" style:data-style-name="N169"/>
    <style:style style:name="_5f_SCL_20_-_20_MOR_5f_July_28_FINAL_29__5f_1-CGMA" style:display-name="_SCL - MOR_July(FINAL)_1-CGMA" style:family="table-cell" style:parent-style-name="Default" style:data-style-name="N161"/>
    <style:style style:name="_5f_SCL_20_-_20_MOR_5f_July_28_FINAL_29__5f_1-NGMA" style:display-name="_SCL - MOR_July(FINAL)_1-NGMA" style:family="table-cell" style:parent-style-name="Default" style:data-style-name="N169"/>
    <style:style style:name="_5f_SCL_20_-_20_MOR_5f_July_28_FINAL_29__5f_11-NWGMA" style:display-name="_SCL - MOR_July(FINAL)_11-NWGMA" style:family="table-cell" style:parent-style-name="Default" style:data-style-name="N167"/>
    <style:style style:name="_5f_SCL_20_-_20_MOR_5f_July_28_FINAL_29__5f_12-MOR" style:display-name="_SCL - MOR_July(FINAL)_12-MOR" style:family="table-cell" style:parent-style-name="Default" style:data-style-name="N169"/>
    <style:style style:name="_5f_SCL_20_-_20_MOR_5f_July_28_FINAL_29__5f_2-CGMA" style:display-name="_SCL - MOR_July(FINAL)_2-CGMA" style:family="table-cell" style:parent-style-name="Default" style:data-style-name="N161"/>
    <style:style style:name="_5f_SCL_20_-_20_MOR_5f_July_28_FINAL_29__5f_2003_20_DLR_20_WD_20_and_20_STT" style:display-name="_SCL - MOR_July(FINAL)_2003 DLR WD and STT" style:family="table-cell" style:parent-style-name="Default" style:data-style-name="N169"/>
    <style:style style:name="_5f_SCL_20_-_20_MOR_5f_July_28_FINAL_29__5f_3-BBR" style:display-name="_SCL - MOR_July(FINAL)_3-BBR" style:family="table-cell" style:parent-style-name="Default" style:data-style-name="N169"/>
    <style:style style:name="_5f_SCL_20_-_20_MOR_5f_July_28_FINAL_29__5f_4-NWGMA" style:display-name="_SCL - MOR_July(FINAL)_4-NWGMA" style:family="table-cell" style:parent-style-name="Default" style:data-style-name="N169"/>
    <style:style style:name="_5f_SCL_20_-_20_MOR_5f_July_28_FINAL_29__5f_AA_20_Form" style:display-name="_SCL - MOR_July(FINAL)_AA Form" style:family="table-cell" style:parent-style-name="Default" style:data-style-name="N161"/>
    <style:style style:name="_5f_SCL_20_-_20_MOR_5f_July_28_FINAL_29__5f_ACTIVE_20_OUTLET_20_TARGET_20_-_20_05_28_NEW_20_FORMAT_29_" style:display-name="_SCL - MOR_July(FINAL)_ACTIVE OUTLET TARGET - 05(NEW FORMAT)" style:family="table-cell" style:parent-style-name="Default" style:data-style-name="N169"/>
    <style:style style:name="_5f_SCL_20_-_20_MOR_5f_July_28_FINAL_29__5f_Active_20_Outlets_20_-_20_GNR" style:display-name="_SCL - MOR_July(FINAL)_Active Outlets - GNR" style:family="table-cell" style:parent-style-name="Default" style:data-style-name="N169"/>
    <style:style style:name="_5f_SCL_20_-_20_MOR_5f_July_28_FINAL_29__5f_ACTIVE_20_OUTLETS_20_TARGET_20_MONITORING" style:display-name="_SCL - MOR_July(FINAL)_ACTIVE OUTLETS TARGET MONITORING" style:family="table-cell" style:parent-style-name="Default" style:data-style-name="N161"/>
    <style:style style:name="_5f_SCL_20_-_20_MOR_5f_July_28_FINAL_29__5f_Book2" style:display-name="_SCL - MOR_July(FINAL)_Book2" style:family="table-cell" style:parent-style-name="Default" style:data-style-name="N161"/>
    <style:style style:name="_5f_SCL_20_-_20_MOR_5f_July_28_FINAL_29__5f_business_20_process" style:display-name="_SCL - MOR_July(FINAL)_business process" style:family="table-cell" style:parent-style-name="Default" style:data-style-name="N161"/>
    <style:style style:name="_5f_SCL_20_-_20_MOR_5f_July_28_FINAL_29__5f_CGMA-MATERIALS" style:display-name="_SCL - MOR_July(FINAL)_CGMA-MATERIALS" style:family="table-cell" style:parent-style-name="Default" style:data-style-name="N169"/>
    <style:style style:name="_5f_SCL_20_-_20_MOR_5f_July_28_FINAL_29__5f_CGMA_5f_May_20_MOR" style:display-name="_SCL - MOR_July(FINAL)_CGMA_May MOR" style:family="table-cell" style:parent-style-name="Default" style:data-style-name="N161"/>
    <style:style style:name="_5f_SCL_20_-_20_MOR_5f_July_28_FINAL_29__5f_Dealer_20_Performance_20_Monitoring" style:display-name="_SCL - MOR_July(FINAL)_Dealer Performance Monitoring" style:family="table-cell" style:parent-style-name="Default" style:data-style-name="N169"/>
    <style:style style:name="_5f_SCL_20_-_20_MOR_5f_July_28_FINAL_29__5f_Dealer_20_Performance_20_Monitoring_5f_04_20_MOR" style:display-name="_SCL - MOR_July(FINAL)_Dealer Performance Monitoring_04 MOR" style:family="table-cell" style:parent-style-name="Default" style:data-style-name="N161"/>
    <style:style style:name="_5f_SCL_20_-_20_MOR_5f_July_28_FINAL_29__5f_Dealer_20_Performance_20_Monitoring_5f_06_20_MOR" style:display-name="_SCL - MOR_July(FINAL)_Dealer Performance Monitoring_06 MOR" style:family="table-cell" style:parent-style-name="Default" style:data-style-name="N161"/>
    <style:style style:name="_5f_SCL_20_-_20_MOR_5f_July_28_FINAL_29__5f_Dealer_20_Performance_20_Monitoring_5f_06-2003" style:display-name="_SCL - MOR_July(FINAL)_Dealer Performance Monitoring_06-2003" style:family="table-cell" style:parent-style-name="Default" style:data-style-name="N169"/>
    <style:style style:name="_5f_SCL_20_-_20_MOR_5f_July_28_FINAL_29__5f_Dealer_20_Performance_20_Monitoring_5f_07-2003" style:display-name="_SCL - MOR_July(FINAL)_Dealer Performance Monitoring_07-2003" style:family="table-cell" style:parent-style-name="Default" style:data-style-name="N169"/>
    <style:style style:name="_5f_SCL_20_-_20_MOR_5f_July_28_FINAL_29__5f_Dealer_20_Performance_20_Monitoring_5f_08-FDS_20_CHARTS" style:display-name="_SCL - MOR_July(FINAL)_Dealer Performance Monitoring_08-FDS CHARTS" style:family="table-cell" style:parent-style-name="Default" style:data-style-name="N161"/>
    <style:style style:name="_5f_SCL_20_-_20_MOR_5f_July_28_FINAL_29__5f_Dealer_20_Performance_20_Monitoring_5f_1-_20_March_20_2003_20_MOR_20_Charts" style:display-name="_SCL - MOR_July(FINAL)_Dealer Performance Monitoring_1- March 2003 MOR Charts" style:family="table-cell" style:parent-style-name="Default" style:data-style-name="N169"/>
    <style:style style:name="_5f_SCL_20_-_20_MOR_5f_July_28_FINAL_29__5f_Dealer_20_Performance_20_Monitoring_5f_1-CGMA" style:display-name="_SCL - MOR_July(FINAL)_Dealer Performance Monitoring_1-CGMA" style:family="table-cell" style:parent-style-name="Default" style:data-style-name="N161"/>
    <style:style style:name="_5f_SCL_20_-_20_MOR_5f_July_28_FINAL_29__5f_Dealer_20_Performance_20_Monitoring_5f_1-NGMA" style:display-name="_SCL - MOR_July(FINAL)_Dealer Performance Monitoring_1-NGMA" style:family="table-cell" style:parent-style-name="Default" style:data-style-name="N169"/>
    <style:style style:name="_5f_SCL_20_-_20_MOR_5f_July_28_FINAL_29__5f_Dealer_20_Performance_20_Monitoring_5f_11-NWGMA" style:display-name="_SCL - MOR_July(FINAL)_Dealer Performance Monitoring_11-NWGMA" style:family="table-cell" style:parent-style-name="Default" style:data-style-name="N167"/>
    <style:style style:name="_5f_SCL_20_-_20_MOR_5f_July_28_FINAL_29__5f_Dealer_20_Performance_20_Monitoring_5f_12-MOR" style:display-name="_SCL - MOR_July(FINAL)_Dealer Performance Monitoring_12-MOR" style:family="table-cell" style:parent-style-name="Default" style:data-style-name="N169"/>
    <style:style style:name="_5f_SCL_20_-_20_MOR_5f_July_28_FINAL_29__5f_Dealer_20_Performance_20_Monitoring_5f_2-CGMA" style:display-name="_SCL - MOR_July(FINAL)_Dealer Performance Monitoring_2-CGMA" style:family="table-cell" style:parent-style-name="Default" style:data-style-name="N161"/>
    <style:style style:name="_5f_SCL_20_-_20_MOR_5f_July_28_FINAL_29__5f_Dealer_20_Performance_20_Monitoring_5f_2003_20_DLR_20_WD_20_and_20_STT" style:display-name="_SCL - MOR_July(FINAL)_Dealer Performance Monitoring_2003 DLR WD and STT" style:family="table-cell" style:parent-style-name="Default" style:data-style-name="N169"/>
    <style:style style:name="_5f_SCL_20_-_20_MOR_5f_July_28_FINAL_29__5f_Dealer_20_Performance_20_Monitoring_5f_3-BBR" style:display-name="_SCL - MOR_July(FINAL)_Dealer Performance Monitoring_3-BBR" style:family="table-cell" style:parent-style-name="Default" style:data-style-name="N169"/>
    <style:style style:name="_5f_SCL_20_-_20_MOR_5f_July_28_FINAL_29__5f_Dealer_20_Performance_20_Monitoring_5f_4-NWGMA" style:display-name="_SCL - MOR_July(FINAL)_Dealer Performance Monitoring_4-NWGMA" style:family="table-cell" style:parent-style-name="Default" style:data-style-name="N169"/>
    <style:style style:name="_5f_SCL_20_-_20_MOR_5f_July_28_FINAL_29__5f_Dealer_20_Performance_20_Monitoring_5f_AA_20_Form" style:display-name="_SCL - MOR_July(FINAL)_Dealer Performance Monitoring_AA Form" style:family="table-cell" style:parent-style-name="Default" style:data-style-name="N161"/>
    <style:style style:name="_5f_SCL_20_-_20_MOR_5f_July_28_FINAL_29__5f_Dealer_20_Performance_20_Monitoring_5f_ACTIVE_20_OUTLET_20_TARGET_20_-_20_05_28_NEW_20_FORMAT_29_" style:display-name="_SCL - MOR_July(FINAL)_Dealer Performance Monitoring_ACTIVE OUTLET TARGET - 05(NEW FORMAT)" style:family="table-cell" style:parent-style-name="Default" style:data-style-name="N169"/>
    <style:style style:name="_5f_SCL_20_-_20_MOR_5f_July_28_FINAL_29__5f_Dealer_20_Performance_20_Monitoring_5f_Active_20_Outlets_20_-_20_GNR" style:display-name="_SCL - MOR_July(FINAL)_Dealer Performance Monitoring_Active Outlets - GNR" style:family="table-cell" style:parent-style-name="Default" style:data-style-name="N169"/>
    <style:style style:name="_5f_SCL_20_-_20_MOR_5f_July_28_FINAL_29__5f_Dealer_20_Performance_20_Monitoring_5f_ACTIVE_20_OUTLETS_20_TARGET_20_MONITORING" style:display-name="_SCL - MOR_July(FINAL)_Dealer Performance Monitoring_ACTIVE OUTLETS TARGET MONITORING" style:family="table-cell" style:parent-style-name="Default" style:data-style-name="N161"/>
    <style:style style:name="_5f_SCL_20_-_20_MOR_5f_July_28_FINAL_29__5f_Dealer_20_Performance_20_Monitoring_5f_Book2" style:display-name="_SCL - MOR_July(FINAL)_Dealer Performance Monitoring_Book2" style:family="table-cell" style:parent-style-name="Default" style:data-style-name="N161"/>
    <style:style style:name="_5f_SCL_20_-_20_MOR_5f_July_28_FINAL_29__5f_Dealer_20_Performance_20_Monitoring_5f_business_20_process" style:display-name="_SCL - MOR_July(FINAL)_Dealer Performance Monitoring_business process" style:family="table-cell" style:parent-style-name="Default" style:data-style-name="N161"/>
    <style:style style:name="_5f_SCL_20_-_20_MOR_5f_July_28_FINAL_29__5f_Dealer_20_Performance_20_Monitoring_5f_CGMA-MATERIALS" style:display-name="_SCL - MOR_July(FINAL)_Dealer Performance Monitoring_CGMA-MATERIALS" style:family="table-cell" style:parent-style-name="Default" style:data-style-name="N169"/>
    <style:style style:name="_5f_SCL_20_-_20_MOR_5f_July_28_FINAL_29__5f_Dealer_20_Performance_20_Monitoring_5f_CGMA_5f_May_20_MOR" style:display-name="_SCL - MOR_July(FINAL)_Dealer Performance Monitoring_CGMA_May MOR" style:family="table-cell" style:parent-style-name="Default" style:data-style-name="N161"/>
    <style:style style:name="_5f_SCL_20_-_20_MOR_5f_July_28_FINAL_29__5f_Dealer_20_Performance_20_Monitoring_5f_Dealer_20_Weekly_20_Withdrawal_20_Target_20_-_20_FEB_27_03" style:display-name="_SCL - MOR_July(FINAL)_Dealer Performance Monitoring_Dealer Weekly Withdrawal Target - FEB'03" style:family="table-cell" style:parent-style-name="Default" style:data-style-name="N171"/>
    <style:style style:name="_5f_SCL_20_-_20_MOR_5f_July_28_FINAL_29__5f_Dealer_20_Performance_20_Monitoring_5f_DEC_20_MOR" style:display-name="_SCL - MOR_July(FINAL)_Dealer Performance Monitoring_DEC MOR" style:family="table-cell" style:parent-style-name="Default" style:data-style-name="N161"/>
    <style:style style:name="_5f_SCL_20_-_20_MOR_5f_July_28_FINAL_29__5f_Dealer_20_Performance_20_Monitoring_5f_Dec_20_Pres_27_n" style:display-name="_SCL - MOR_July(FINAL)_Dealer Performance Monitoring_Dec Pres'n" style:family="table-cell" style:parent-style-name="Default" style:data-style-name="N169"/>
    <style:style style:name="_5f_SCL_20_-_20_MOR_5f_July_28_FINAL_29__5f_Dealer_20_Performance_20_Monitoring_5f_DECEMBER_20_MOR_20_Presentation" style:display-name="_SCL - MOR_July(FINAL)_Dealer Performance Monitoring_DECEMBER MOR Presentation" style:family="table-cell" style:parent-style-name="Default" style:data-style-name="N169"/>
    <style:style style:name="_5f_SCL_20_-_20_MOR_5f_July_28_FINAL_29__5f_Dealer_20_Performance_20_Monitoring_5f_Direct_20_Outlet_5f_Active_20_Outlet_20_Coverage_20_Chart" style:display-name="_SCL - MOR_July(FINAL)_Dealer Performance Monitoring_Direct Outlet_Active Outlet Coverage Chart" style:family="table-cell" style:parent-style-name="Default" style:data-style-name="N161"/>
    <style:style style:name="_5f_SCL_20_-_20_MOR_5f_July_28_FINAL_29__5f_Dealer_20_Performance_20_Monitoring_5f_DIST._20_1_20_MOR_20_CHARTS_20_NOVEMBER_20_2003" style:display-name="_SCL - MOR_July(FINAL)_Dealer Performance Monitoring_DIST. 1 MOR CHARTS NOVEMBER 2003" style:family="table-cell" style:parent-style-name="Default" style:data-style-name="N172"/>
    <style:style style:name="_5f_SCL_20_-_20_MOR_5f_July_28_FINAL_29__5f_Dealer_20_Performance_20_Monitoring_5f_DLR_20_FGS-july" style:display-name="_SCL - MOR_July(FINAL)_Dealer Performance Monitoring_DLR FGS-july" style:family="table-cell" style:parent-style-name="Default" style:data-style-name="N169"/>
    <style:style style:name="_5f_SCL_20_-_20_MOR_5f_July_28_FINAL_29__5f_Dealer_20_Performance_20_Monitoring_5f_FE" style:display-name="_SCL - MOR_July(FINAL)_Dealer Performance Monitoring_FE" style:family="table-cell" style:parent-style-name="Default" style:data-style-name="N161"/>
    <style:style style:name="_5f_SCL_20_-_20_MOR_5f_July_28_FINAL_29__5f_Dealer_20_Performance_20_Monitoring_5f_FE_20_TO_20_SMBX" style:display-name="_SCL - MOR_July(FINAL)_Dealer Performance Monitoring_FE TO SMBX" style:family="table-cell" style:parent-style-name="Default" style:data-style-name="N161"/>
    <style:style style:name="_5f_SCL_20_-_20_MOR_5f_July_28_FINAL_29__5f_Dealer_20_Performance_20_Monitoring_5f_FGS_20_4TH_20_QTR_20_REVISION" style:display-name="_SCL - MOR_July(FINAL)_Dealer Performance Monitoring_FGS 4TH QTR REVISION" style:family="table-cell" style:parent-style-name="Default" style:data-style-name="N169"/>
    <style:style style:name="_5f_SCL_20_-_20_MOR_5f_July_28_FINAL_29__5f_Dealer_20_Performance_20_Monitoring_5f_FORMAT_5f_PARETO_5f_AREA" style:display-name="_SCL - MOR_July(FINAL)_Dealer Performance Monitoring_FORMAT_PARETO_AREA" style:family="table-cell" style:parent-style-name="Default" style:data-style-name="N161"/>
    <style:style style:name="_5f_SCL_20_-_20_MOR_5f_July_28_FINAL_29__5f_Dealer_20_Performance_20_Monitoring_5f_Formats_20_for_20_June_20_3_20_and_20_4_20_AMT_20_Meeting" style:display-name="_SCL - MOR_July(FINAL)_Dealer Performance Monitoring_Formats for June 3 and 4 AMT Meeting" style:family="table-cell" style:parent-style-name="Default" style:data-style-name="N169"/>
    <style:style style:name="_5f_SCL_20_-_20_MOR_5f_July_28_FINAL_29__5f_Dealer_20_Performance_20_Monitoring_5f_Geographic_20_Pareto_20__28_Rev_29_" style:display-name="_SCL - MOR_July(FINAL)_Dealer Performance Monitoring_Geographic Pareto (Rev)" style:family="table-cell" style:parent-style-name="Default" style:data-style-name="N169"/>
    <style:style style:name="_5f_SCL_20_-_20_MOR_5f_July_28_FINAL_29__5f_Dealer_20_Performance_20_Monitoring_5f_Geographic_20_Pareto_20__28_Rev_29_.xls_20_Chart_20_1" style:display-name="_SCL - MOR_July(FINAL)_Dealer Performance Monitoring_Geographic Pareto (Rev).xls Chart 1" style:family="table-cell" style:parent-style-name="Default" style:data-style-name="N161"/>
    <style:style style:name="_5f_SCL_20_-_20_MOR_5f_July_28_FINAL_29__5f_Dealer_20_Performance_20_Monitoring_5f_highlights" style:display-name="_SCL - MOR_July(FINAL)_Dealer Performance Monitoring_highlights" style:family="table-cell" style:parent-style-name="Default" style:data-style-name="N161"/>
    <style:style style:name="_5f_SCL_20_-_20_MOR_5f_July_28_FINAL_29__5f_Dealer_20_Performance_20_Monitoring_5f_HL_20__26__20_POT" style:display-name="_SCL - MOR_July(FINAL)_Dealer Performance Monitoring_HL &amp; POT" style:family="table-cell" style:parent-style-name="Default" style:data-style-name="N161"/>
    <style:style style:name="_5f_SCL_20_-_20_MOR_5f_July_28_FINAL_29__5f_Dealer_20_Performance_20_Monitoring_5f_HL_20__26__20_POT_20_CONVERSION" style:display-name="_SCL - MOR_July(FINAL)_Dealer Performance Monitoring_HL &amp; POT CONVERSION" style:family="table-cell" style:parent-style-name="Default" style:data-style-name="N161"/>
    <style:style style:name="_5f_SCL_20_-_20_MOR_5f_July_28_FINAL_29__5f_Dealer_20_Performance_20_Monitoring_5f_June_20_2003_20_MOR_20_Charts" style:display-name="_SCL - MOR_July(FINAL)_Dealer Performance Monitoring_June 2003 MOR Charts" style:family="table-cell" style:parent-style-name="Default" style:data-style-name="N169"/>
    <style:style style:name="_5f_SCL_20_-_20_MOR_5f_July_28_FINAL_29__5f_Dealer_20_Performance_20_Monitoring_5f_JUNE_20_MOR_20_Presentation" style:display-name="_SCL - MOR_July(FINAL)_Dealer Performance Monitoring_JUNE MOR Presentation" style:family="table-cell" style:parent-style-name="Default" style:data-style-name="N169"/>
    <style:style style:name="_5f_SCL_20_-_20_MOR_5f_July_28_FINAL_29__5f_Dealer_20_Performance_20_Monitoring_5f_JUNE_20_MOR_20_Presentation_20_Revised_5f_FINAL" style:display-name="_SCL - MOR_July(FINAL)_Dealer Performance Monitoring_JUNE MOR Presentation Revised_FINAL" style:family="table-cell" style:parent-style-name="Default" style:data-style-name="N169"/>
    <style:style style:name="_5f_SCL_20_-_20_MOR_5f_July_28_FINAL_29__5f_Dealer_20_Performance_20_Monitoring_5f_June_20_Presentation_20_Materials" style:display-name="_SCL - MOR_July(FINAL)_Dealer Performance Monitoring_June Presentation Materials" style:family="table-cell" style:parent-style-name="Default" style:data-style-name="N169"/>
    <style:style style:name="_5f_SCL_20_-_20_MOR_5f_July_28_FINAL_29__5f_Dealer_20_Performance_20_Monitoring_5f_MAY_20_MOR_20_Presentation" style:display-name="_SCL - MOR_July(FINAL)_Dealer Performance Monitoring_MAY MOR Presentation" style:family="table-cell" style:parent-style-name="Default" style:data-style-name="N173"/>
    <style:style style:name="_5f_SCL_20_-_20_MOR_5f_July_28_FINAL_29__5f_Dealer_20_Performance_20_Monitoring_5f_Monthly_20_BP" style:display-name="_SCL - MOR_July(FINAL)_Dealer Performance Monitoring_Monthly BP" style:family="table-cell" style:parent-style-name="Default" style:data-style-name="N169"/>
    <style:style style:name="_5f_SCL_20_-_20_MOR_5f_July_28_FINAL_29__5f_Dealer_20_Performance_20_Monitoring_5f_new_20_forms" style:display-name="_SCL - MOR_July(FINAL)_Dealer Performance Monitoring_new forms" style:family="table-cell" style:parent-style-name="Default" style:data-style-name="N161"/>
    <style:style style:name="_5f_SCL_20_-_20_MOR_5f_July_28_FINAL_29__5f_Dealer_20_Performance_20_Monitoring_5f_NWGMA-Outlet_20_Mix_20__28_Nov_29_" style:display-name="_SCL - MOR_July(FINAL)_Dealer Performance Monitoring_NWGMA-Outlet Mix (Nov)" style:family="table-cell" style:parent-style-name="Default" style:data-style-name="N169"/>
    <style:style style:name="_5f_SCL_20_-_20_MOR_5f_July_28_FINAL_29__5f_Dealer_20_Performance_20_Monitoring_5f_NWGMA-Outlet_20_Mix_20__28_Nov_29__5f_04_20_MOR" style:display-name="_SCL - MOR_July(FINAL)_Dealer Performance Monitoring_NWGMA-Outlet Mix (Nov)_04 MOR" style:family="table-cell" style:parent-style-name="Default" style:data-style-name="N161"/>
    <style:style style:name="_5f_SCL_20_-_20_MOR_5f_July_28_FINAL_29__5f_Dealer_20_Performance_20_Monitoring_5f_NWGMA-Outlet_20_Mix_20__28_Nov_29__5f_06_20_MOR" style:display-name="_SCL - MOR_July(FINAL)_Dealer Performance Monitoring_NWGMA-Outlet Mix (Nov)_06 MOR" style:family="table-cell" style:parent-style-name="Default" style:data-style-name="N161"/>
    <style:style style:name="_5f_SCL_20_-_20_MOR_5f_July_28_FINAL_29__5f_Dealer_20_Performance_20_Monitoring_5f_NWGMA-Outlet_20_Mix_20__28_Nov_29__5f_06-2003" style:display-name="_SCL - MOR_July(FINAL)_Dealer Performance Monitoring_NWGMA-Outlet Mix (Nov)_06-2003" style:family="table-cell" style:parent-style-name="Default" style:data-style-name="N169"/>
    <style:style style:name="_5f_SCL_20_-_20_MOR_5f_July_28_FINAL_29__5f_Dealer_20_Performance_20_Monitoring_5f_NWGMA-Outlet_20_Mix_20__28_Nov_29__5f_07-2003" style:display-name="_SCL - MOR_July(FINAL)_Dealer Performance Monitoring_NWGMA-Outlet Mix (Nov)_07-2003" style:family="table-cell" style:parent-style-name="Default" style:data-style-name="N169"/>
    <style:style style:name="_5f_SCL_20_-_20_MOR_5f_July_28_FINAL_29__5f_Dealer_20_Performance_20_Monitoring_5f_NWGMA-Outlet_20_Mix_20__28_Nov_29__5f_08-FDS_20_CHARTS" style:display-name="_SCL - MOR_July(FINAL)_Dealer Performance Monitoring_NWGMA-Outlet Mix (Nov)_08-FDS CHARTS" style:family="table-cell" style:parent-style-name="Default" style:data-style-name="N161"/>
    <style:style style:name="_5f_SCL_20_-_20_MOR_5f_July_28_FINAL_29__5f_Dealer_20_Performance_20_Monitoring_5f_NWGMA-Outlet_20_Mix_20__28_Nov_29__5f_1-_20_March_20_2003_20_MOR_20_Charts" style:display-name="_SCL - MOR_July(FINAL)_Dealer Performance Monitoring_NWGMA-Outlet Mix (Nov)_1- March 2003 MOR Charts" style:family="table-cell" style:parent-style-name="Default" style:data-style-name="N169"/>
    <style:style style:name="_5f_SCL_20_-_20_MOR_5f_July_28_FINAL_29__5f_Dealer_20_Performance_20_Monitoring_5f_NWGMA-Outlet_20_Mix_20__28_Nov_29__5f_1-CGMA" style:display-name="_SCL - MOR_July(FINAL)_Dealer Performance Monitoring_NWGMA-Outlet Mix (Nov)_1-CGMA" style:family="table-cell" style:parent-style-name="Default" style:data-style-name="N161"/>
    <style:style style:name="_5f_SCL_20_-_20_MOR_5f_July_28_FINAL_29__5f_Dealer_20_Performance_20_Monitoring_5f_NWGMA-Outlet_20_Mix_20__28_Nov_29__5f_1-NGMA" style:display-name="_SCL - MOR_July(FINAL)_Dealer Performance Monitoring_NWGMA-Outlet Mix (Nov)_1-NGMA" style:family="table-cell" style:parent-style-name="Default" style:data-style-name="N169"/>
    <style:style style:name="_5f_SCL_20_-_20_MOR_5f_July_28_FINAL_29__5f_Dealer_20_Performance_20_Monitoring_5f_NWGMA-Outlet_20_Mix_20__28_Nov_29__5f_12-MOR" style:display-name="_SCL - MOR_July(FINAL)_Dealer Performance Monitoring_NWGMA-Outlet Mix (Nov)_12-MOR" style:family="table-cell" style:parent-style-name="Default" style:data-style-name="N169"/>
    <style:style style:name="_5f_SCL_20_-_20_MOR_5f_July_28_FINAL_29__5f_Dealer_20_Performance_20_Monitoring_5f_NWGMA-Outlet_20_Mix_20__28_Nov_29__5f_2-CGMA" style:display-name="_SCL - MOR_July(FINAL)_Dealer Performance Monitoring_NWGMA-Outlet Mix (Nov)_2-CGMA" style:family="table-cell" style:parent-style-name="Default" style:data-style-name="N161"/>
    <style:style style:name="_5f_SCL_20_-_20_MOR_5f_July_28_FINAL_29__5f_Dealer_20_Performance_20_Monitoring_5f_NWGMA-Outlet_20_Mix_20__28_Nov_29__5f_3-BBR" style:display-name="_SCL - MOR_July(FINAL)_Dealer Performance Monitoring_NWGMA-Outlet Mix (Nov)_3-BBR" style:family="table-cell" style:parent-style-name="Default" style:data-style-name="N169"/>
    <style:style style:name="_5f_SCL_20_-_20_MOR_5f_July_28_FINAL_29__5f_Dealer_20_Performance_20_Monitoring_5f_NWGMA-Outlet_20_Mix_20__28_Nov_29__5f_4-NWGMA" style:display-name="_SCL - MOR_July(FINAL)_Dealer Performance Monitoring_NWGMA-Outlet Mix (Nov)_4-NWGMA" style:family="table-cell" style:parent-style-name="Default" style:data-style-name="N169"/>
    <style:style style:name="_5f_SCL_20_-_20_MOR_5f_July_28_FINAL_29__5f_Dealer_20_Performance_20_Monitoring_5f_NWGMA-Outlet_20_Mix_20__28_Nov_29__5f_AA_20_Form" style:display-name="_SCL - MOR_July(FINAL)_Dealer Performance Monitoring_NWGMA-Outlet Mix (Nov)_AA Form" style:family="table-cell" style:parent-style-name="Default" style:data-style-name="N161"/>
    <style:style style:name="_5f_SCL_20_-_20_MOR_5f_July_28_FINAL_29__5f_Dealer_20_Performance_20_Monitoring_5f_NWGMA-Outlet_20_Mix_20__28_Nov_29__5f_ACTIVE_20_OUTLET_20_TARGET_20_-_20_05_28_NEW_20_FORMAT_29_" style:display-name="_SCL - MOR_July(FINAL)_Dealer Performance Monitoring_NWGMA-Outlet Mix (Nov)_ACTIVE OUTLET TARGET - 05(NEW FORMAT)" style:family="table-cell" style:parent-style-name="Default" style:data-style-name="N169"/>
    <style:style style:name="_5f_SCL_20_-_20_MOR_5f_July_28_FINAL_29__5f_Dealer_20_Performance_20_Monitoring_5f_NWGMA-Outlet_20_Mix_20__28_Nov_29__5f_Active_20_Outlets_20_-_20_GNR" style:display-name="_SCL - MOR_July(FINAL)_Dealer Performance Monitoring_NWGMA-Outlet Mix (Nov)_Active Outlets - GNR" style:family="table-cell" style:parent-style-name="Default" style:data-style-name="N169"/>
    <style:style style:name="_5f_SCL_20_-_20_MOR_5f_July_28_FINAL_29__5f_Dealer_20_Performance_20_Monitoring_5f_NWGMA-Outlet_20_Mix_20__28_Nov_29__5f_ACTIVE_20_OUTLETS_20_TARGET_20_MONITORING" style:display-name="_SCL - MOR_July(FINAL)_Dealer Performance Monitoring_NWGMA-Outlet Mix (Nov)_ACTIVE OUTLETS TARGET MONITORING" style:family="table-cell" style:parent-style-name="Default" style:data-style-name="N161"/>
    <style:style style:name="_5f_SCL_20_-_20_MOR_5f_July_28_FINAL_29__5f_Dealer_20_Performance_20_Monitoring_5f_NWGMA-Outlet_20_Mix_20__28_Nov_29__5f_Book2" style:display-name="_SCL - MOR_July(FINAL)_Dealer Performance Monitoring_NWGMA-Outlet Mix (Nov)_Book2" style:family="table-cell" style:parent-style-name="Default" style:data-style-name="N161"/>
    <style:style style:name="_5f_SCL_20_-_20_MOR_5f_July_28_FINAL_29__5f_Dealer_20_Performance_20_Monitoring_5f_NWGMA-Outlet_20_Mix_20__28_Nov_29__5f_business_20_process" style:display-name="_SCL - MOR_July(FINAL)_Dealer Performance Monitoring_NWGMA-Outlet Mix (Nov)_business process" style:family="table-cell" style:parent-style-name="Default" style:data-style-name="N161"/>
    <style:style style:name="_5f_SCL_20_-_20_MOR_5f_July_28_FINAL_29__5f_Dealer_20_Performance_20_Monitoring_5f_NWGMA-Outlet_20_Mix_20__28_Nov_29__5f_CGMA-MATERIALS" style:display-name="_SCL - MOR_July(FINAL)_Dealer Performance Monitoring_NWGMA-Outlet Mix (Nov)_CGMA-MATERIALS" style:family="table-cell" style:parent-style-name="Default" style:data-style-name="N169"/>
    <style:style style:name="_5f_SCL_20_-_20_MOR_5f_July_28_FINAL_29__5f_Dealer_20_Performance_20_Monitoring_5f_NWGMA-Outlet_20_Mix_20__28_Nov_29__5f_CGMA_5f_May_20_MOR" style:display-name="_SCL - MOR_July(FINAL)_Dealer Performance Monitoring_NWGMA-Outlet Mix (Nov)_CGMA_May MOR" style:family="table-cell" style:parent-style-name="Default" style:data-style-name="N161"/>
    <style:style style:name="_5f_SCL_20_-_20_MOR_5f_July_28_FINAL_29__5f_Dealer_20_Performance_20_Monitoring_5f_NWGMA-Outlet_20_Mix_20__28_Nov_29__5f_DEC_20_MOR" style:display-name="_SCL - MOR_July(FINAL)_Dealer Performance Monitoring_NWGMA-Outlet Mix (Nov)_DEC MOR" style:family="table-cell" style:parent-style-name="Default" style:data-style-name="N161"/>
    <style:style style:name="_5f_SCL_20_-_20_MOR_5f_July_28_FINAL_29__5f_Dealer_20_Performance_20_Monitoring_5f_NWGMA-Outlet_20_Mix_20__28_Nov_29__5f_Dec_20_Pres_27_n" style:display-name="_SCL - MOR_July(FINAL)_Dealer Performance Monitoring_NWGMA-Outlet Mix (Nov)_Dec Pres'n" style:family="table-cell" style:parent-style-name="Default" style:data-style-name="N169"/>
    <style:style style:name="_5f_SCL_20_-_20_MOR_5f_July_28_FINAL_29__5f_Dealer_20_Performance_20_Monitoring_5f_NWGMA-Outlet_20_Mix_20__28_Nov_29__5f_DECEMBER_20_MOR_20_Presentation" style:display-name="_SCL - MOR_July(FINAL)_Dealer Performance Monitoring_NWGMA-Outlet Mix (Nov)_DECEMBER MOR Presentation" style:family="table-cell" style:parent-style-name="Default" style:data-style-name="N169"/>
    <style:style style:name="_5f_SCL_20_-_20_MOR_5f_July_28_FINAL_29__5f_Dealer_20_Performance_20_Monitoring_5f_NWGMA-Outlet_20_Mix_20__28_Nov_29__5f_Direct_20_Outlet_5f_Active_20_Outlet_20_Coverage_20_Chart" style:display-name="_SCL - MOR_July(FINAL)_Dealer Performance Monitoring_NWGMA-Outlet Mix (Nov)_Direct Outlet_Active Outlet Coverage Chart" style:family="table-cell" style:parent-style-name="Default" style:data-style-name="N161"/>
    <style:style style:name="_5f_SCL_20_-_20_MOR_5f_July_28_FINAL_29__5f_Dealer_20_Performance_20_Monitoring_5f_NWGMA-Outlet_20_Mix_20__28_Nov_29__5f_DIST._20_1_20_MOR_20_CHARTS_20_NOVEMBER_20_2003" style:display-name="_SCL - MOR_July(FINAL)_Dealer Performance Monitoring_NWGMA-Outlet Mix (Nov)_DIST. 1 MOR CHARTS NOVEMBER 2003" style:family="table-cell" style:parent-style-name="Default" style:data-style-name="N173"/>
    <style:style style:name="_5f_SCL_20_-_20_MOR_5f_July_28_FINAL_29__5f_Dealer_20_Performance_20_Monitoring_5f_NWGMA-Outlet_20_Mix_20__28_Nov_29__5f_DLR_20_FGS-july" style:display-name="_SCL - MOR_July(FINAL)_Dealer Performance Monitoring_NWGMA-Outlet Mix (Nov)_DLR FGS-july" style:family="table-cell" style:parent-style-name="Default" style:data-style-name="N169"/>
    <style:style style:name="_5f_SCL_20_-_20_MOR_5f_July_28_FINAL_29__5f_Dealer_20_Performance_20_Monitoring_5f_NWGMA-Outlet_20_Mix_20__28_Nov_29__5f_FE" style:display-name="_SCL - MOR_July(FINAL)_Dealer Performance Monitoring_NWGMA-Outlet Mix (Nov)_FE" style:family="table-cell" style:parent-style-name="Default" style:data-style-name="N161"/>
    <style:style style:name="_5f_SCL_20_-_20_MOR_5f_July_28_FINAL_29__5f_Dealer_20_Performance_20_Monitoring_5f_NWGMA-Outlet_20_Mix_20__28_Nov_29__5f_FE_20_TO_20_SMBX" style:display-name="_SCL - MOR_July(FINAL)_Dealer Performance Monitoring_NWGMA-Outlet Mix (Nov)_FE TO SMBX" style:family="table-cell" style:parent-style-name="Default" style:data-style-name="N161"/>
    <style:style style:name="_5f_SCL_20_-_20_MOR_5f_July_28_FINAL_29__5f_Dealer_20_Performance_20_Monitoring_5f_NWGMA-Outlet_20_Mix_20__28_Nov_29__5f_FGS_20_4TH_20_QTR_20_REVISION" style:display-name="_SCL - MOR_July(FINAL)_Dealer Performance Monitoring_NWGMA-Outlet Mix (Nov)_FGS 4TH QTR REVISION" style:family="table-cell" style:parent-style-name="Default" style:data-style-name="N169"/>
    <style:style style:name="_5f_SCL_20_-_20_MOR_5f_July_28_FINAL_29__5f_Dealer_20_Performance_20_Monitoring_5f_NWGMA-Outlet_20_Mix_20__28_Nov_29__5f_FORMAT_5f_PARETO_5f_AREA" style:display-name="_SCL - MOR_July(FINAL)_Dealer Performance Monitoring_NWGMA-Outlet Mix (Nov)_FORMAT_PARETO_AREA" style:family="table-cell" style:parent-style-name="Default" style:data-style-name="N161"/>
    <style:style style:name="_5f_SCL_20_-_20_MOR_5f_July_28_FINAL_29__5f_Dealer_20_Performance_20_Monitoring_5f_NWGMA-Outlet_20_Mix_20__28_Nov_29__5f_Formats_20_for_20_June_20_3_20_and_20_4_20_AMT_20_Meeting" style:display-name="_SCL - MOR_July(FINAL)_Dealer Performance Monitoring_NWGMA-Outlet Mix (Nov)_Formats for June 3 and 4 AMT Meeting" style:family="table-cell" style:parent-style-name="Default" style:data-style-name="N169"/>
    <style:style style:name="_5f_SCL_20_-_20_MOR_5f_July_28_FINAL_29__5f_Dealer_20_Performance_20_Monitoring_5f_NWGMA-Outlet_20_Mix_20__28_Nov_29__5f_Geographic_20_Pareto_20__28_Rev_29_" style:display-name="_SCL - MOR_July(FINAL)_Dealer Performance Monitoring_NWGMA-Outlet Mix (Nov)_Geographic Pareto (Rev)" style:family="table-cell" style:parent-style-name="Default" style:data-style-name="N169"/>
    <style:style style:name="_5f_SCL_20_-_20_MOR_5f_July_28_FINAL_29__5f_Dealer_20_Performance_20_Monitoring_5f_NWGMA-Outlet_20_Mix_20__28_Nov_29__5f_Geographic_20_Pareto_20__28_Rev_29_.xls_20_Chart_20_1" style:display-name="_SCL - MOR_July(FINAL)_Dealer Performance Monitoring_NWGMA-Outlet Mix (Nov)_Geographic Pareto (Rev).xls Chart 1" style:family="table-cell" style:parent-style-name="Default" style:data-style-name="N161"/>
    <style:style style:name="_5f_SCL_20_-_20_MOR_5f_July_28_FINAL_29__5f_Dealer_20_Performance_20_Monitoring_5f_NWGMA-Outlet_20_Mix_20__28_Nov_29__5f_highlights" style:display-name="_SCL - MOR_July(FINAL)_Dealer Performance Monitoring_NWGMA-Outlet Mix (Nov)_highlights" style:family="table-cell" style:parent-style-name="Default" style:data-style-name="N161"/>
    <style:style style:name="_5f_SCL_20_-_20_MOR_5f_July_28_FINAL_29__5f_Dealer_20_Performance_20_Monitoring_5f_NWGMA-Outlet_20_Mix_20__28_Nov_29__5f_HL_20__26__20_POT" style:display-name="_SCL - MOR_July(FINAL)_Dealer Performance Monitoring_NWGMA-Outlet Mix (Nov)_HL &amp; POT" style:family="table-cell" style:parent-style-name="Default" style:data-style-name="N161"/>
    <style:style style:name="_5f_SCL_20_-_20_MOR_5f_July_28_FINAL_29__5f_Dealer_20_Performance_20_Monitoring_5f_NWGMA-Outlet_20_Mix_20__28_Nov_29__5f_HL_20__26__20_POT_20_CONVERSION" style:display-name="_SCL - MOR_July(FINAL)_Dealer Performance Monitoring_NWGMA-Outlet Mix (Nov)_HL &amp; POT CONVERSION" style:family="table-cell" style:parent-style-name="Default" style:data-style-name="N161"/>
    <style:style style:name="_5f_SCL_20_-_20_MOR_5f_July_28_FINAL_29__5f_Dealer_20_Performance_20_Monitoring_5f_NWGMA-Outlet_20_Mix_20__28_Nov_29__5f_June_20_2003_20_MOR_20_Charts" style:display-name="_SCL - MOR_July(FINAL)_Dealer Performance Monitoring_NWGMA-Outlet Mix (Nov)_June 2003 MOR Charts" style:family="table-cell" style:parent-style-name="Default" style:data-style-name="N169"/>
    <style:style style:name="_5f_SCL_20_-_20_MOR_5f_July_28_FINAL_29__5f_Dealer_20_Performance_20_Monitoring_5f_NWGMA-Outlet_20_Mix_20__28_Nov_29__5f_JUNE_20_MOR_20_Presentation" style:display-name="_SCL - MOR_July(FINAL)_Dealer Performance Monitoring_NWGMA-Outlet Mix (Nov)_JUNE MOR Presentation" style:family="table-cell" style:parent-style-name="Default" style:data-style-name="N169"/>
    <style:style style:name="_5f_SCL_20_-_20_MOR_5f_July_28_FINAL_29__5f_Dealer_20_Performance_20_Monitoring_5f_NWGMA-Outlet_20_Mix_20__28_Nov_29__5f_JUNE_20_MOR_20_Presentation_20_Revised_5f_FINAL" style:display-name="_SCL - MOR_July(FINAL)_Dealer Performance Monitoring_NWGMA-Outlet Mix (Nov)_JUNE MOR Presentation Revised_FINAL" style:family="table-cell" style:parent-style-name="Default" style:data-style-name="N169"/>
    <style:style style:name="_5f_SCL_20_-_20_MOR_5f_July_28_FINAL_29__5f_Dealer_20_Performance_20_Monitoring_5f_NWGMA-Outlet_20_Mix_20__28_Nov_29__5f_June_20_Presentation_20_Materials" style:display-name="_SCL - MOR_July(FINAL)_Dealer Performance Monitoring_NWGMA-Outlet Mix (Nov)_June Presentation Materials" style:family="table-cell" style:parent-style-name="Default" style:data-style-name="N169"/>
    <style:style style:name="_5f_SCL_20_-_20_MOR_5f_July_28_FINAL_29__5f_Dealer_20_Performance_20_Monitoring_5f_NWGMA-Outlet_20_Mix_20__28_Nov_29__5f_Monthly_20_BP" style:display-name="_SCL - MOR_July(FINAL)_Dealer Performance Monitoring_NWGMA-Outlet Mix (Nov)_Monthly BP" style:family="table-cell" style:parent-style-name="Default" style:data-style-name="N169"/>
    <style:style style:name="_5f_SCL_20_-_20_MOR_5f_July_28_FINAL_29__5f_Dealer_20_Performance_20_Monitoring_5f_NWGMA-Outlet_20_Mix_20__28_Nov_29__5f_new_20_forms" style:display-name="_SCL - MOR_July(FINAL)_Dealer Performance Monitoring_NWGMA-Outlet Mix (Nov)_new forms" style:family="table-cell" style:parent-style-name="Default" style:data-style-name="N161"/>
    <style:style style:name="_5f_SCL_20_-_20_MOR_5f_July_28_FINAL_29__5f_Dealer_20_Performance_20_Monitoring_5f_NWGMA-Outlet_20_Mix_20__28_Nov_29__5f_PARETO" style:display-name="_SCL - MOR_July(FINAL)_Dealer Performance Monitoring_NWGMA-Outlet Mix (Nov)_PARETO" style:family="table-cell" style:parent-style-name="Default" style:data-style-name="N161"/>
    <style:style style:name="_5f_SCL_20_-_20_MOR_5f_July_28_FINAL_29__5f_Dealer_20_Performance_20_Monitoring_5f_NWGMA-Outlet_20_Mix_20__28_Nov_29__5f_Pareto_28_with_20_monthly_20_monitoring_29_" style:display-name="_SCL - MOR_July(FINAL)_Dealer Performance Monitoring_NWGMA-Outlet Mix (Nov)_Pareto(with monthly monitoring)" style:family="table-cell" style:parent-style-name="Default" style:data-style-name="N161"/>
    <style:style style:name="_5f_SCL_20_-_20_MOR_5f_July_28_FINAL_29__5f_Dealer_20_Performance_20_Monitoring_5f_NWGMA-Outlet_20_Mix_20__28_Nov_29__5f_PER_20_DIST" style:display-name="_SCL - MOR_July(FINAL)_Dealer Performance Monitoring_NWGMA-Outlet Mix (Nov)_PER DIST" style:family="table-cell" style:parent-style-name="Default" style:data-style-name="N161"/>
    <style:style style:name="_5f_SCL_20_-_20_MOR_5f_July_28_FINAL_29__5f_Dealer_20_Performance_20_Monitoring_5f_NWGMA-Outlet_20_Mix_20__28_Nov_29__5f_Retail-WS_20_Outlet_20_Mix_20_Form" style:display-name="_SCL - MOR_July(FINAL)_Dealer Performance Monitoring_NWGMA-Outlet Mix (Nov)_Retail-WS Outlet Mix Form" style:family="table-cell" style:parent-style-name="Default" style:data-style-name="N172"/>
    <style:style style:name="_5f_SCL_20_-_20_MOR_5f_July_28_FINAL_29__5f_Dealer_20_Performance_20_Monitoring_5f_NWGMA-Outlet_20_Mix_20__28_Nov_29__5f_REVISED_20_HYLYTS_20_-_20_new_20_forms" style:display-name="_SCL - MOR_July(FINAL)_Dealer Performance Monitoring_NWGMA-Outlet Mix (Nov)_REVISED HYLYTS - new forms" style:family="table-cell" style:parent-style-name="Default" style:data-style-name="N161"/>
    <style:style style:name="_5f_SCL_20_-_20_MOR_5f_July_28_FINAL_29__5f_Dealer_20_Performance_20_Monitoring_5f_NWGMA-Outlet_20_Mix_20__28_Nov_29__5f_sept." style:display-name="_SCL - MOR_July(FINAL)_Dealer Performance Monitoring_NWGMA-Outlet Mix (Nov)_sept." style:family="table-cell" style:parent-style-name="Default" style:data-style-name="N161"/>
    <style:style style:name="_5f_SCL_20_-_20_MOR_5f_July_28_FINAL_29__5f_Dealer_20_Performance_20_Monitoring_5f_NWGMA-Outlet_20_Mix_20__28_Nov_29__5f_September" style:display-name="_SCL - MOR_July(FINAL)_Dealer Performance Monitoring_NWGMA-Outlet Mix (Nov)_September" style:family="table-cell" style:parent-style-name="Default" style:data-style-name="N161"/>
    <style:style style:name="_5f_SCL_20_-_20_MOR_5f_July_28_FINAL_29__5f_Dealer_20_Performance_20_Monitoring_5f_NWGMA-Outlet_20_Mix_20__28_Nov_29__5f_SEPTEMBER_20_MOR_20_Presentation" style:display-name="_SCL - MOR_July(FINAL)_Dealer Performance Monitoring_NWGMA-Outlet Mix (Nov)_SEPTEMBER MOR Presentation" style:family="table-cell" style:parent-style-name="Default" style:data-style-name="N169"/>
    <style:style style:name="_5f_SCL_20_-_20_MOR_5f_July_28_FINAL_29__5f_Dealer_20_Performance_20_Monitoring_5f_NWGMA-Outlet_20_Mix_20__28_Nov_29__5f_WS_20_PROGRAM" style:display-name="_SCL - MOR_July(FINAL)_Dealer Performance Monitoring_NWGMA-Outlet Mix (Nov)_WS PROGRAM" style:family="table-cell" style:parent-style-name="Default" style:data-style-name="N161"/>
    <style:style style:name="_5f_SCL_20_-_20_MOR_5f_July_28_FINAL_29__5f_Dealer_20_Performance_20_Monitoring_5f_NWGMA-Outlet_20_Mix_20__28_Nov_29__5f_WSP_5f_REVISED" style:display-name="_SCL - MOR_July(FINAL)_Dealer Performance Monitoring_NWGMA-Outlet Mix (Nov)_WSP_REVISED" style:family="table-cell" style:parent-style-name="Default" style:data-style-name="N161"/>
    <style:style style:name="_5f_SCL_20_-_20_MOR_5f_July_28_FINAL_29__5f_Dealer_20_Performance_20_Monitoring_5f_NWGMA-Outlet_20_Mix_20__28_Nov_29__5f_WSP_5f_REVISED-August" style:display-name="_SCL - MOR_July(FINAL)_Dealer Performance Monitoring_NWGMA-Outlet Mix (Nov)_WSP_REVISED-August" style:family="table-cell" style:parent-style-name="Default" style:data-style-name="N161"/>
    <style:style style:name="_5f_SCL_20_-_20_MOR_5f_July_28_FINAL_29__5f_Dealer_20_Performance_20_Monitoring_5f_NWGMA-Outlet_20_Mix_20__28_Nov_29__5f_WSP_5f_Revised-December" style:display-name="_SCL - MOR_July(FINAL)_Dealer Performance Monitoring_NWGMA-Outlet Mix (Nov)_WSP_Revised-December" style:family="table-cell" style:parent-style-name="Default" style:data-style-name="N173"/>
    <style:style style:name="_5f_SCL_20_-_20_MOR_5f_July_28_FINAL_29__5f_Dealer_20_Performance_20_Monitoring_5f_NWGMA-Outlet_20_Mix_20__28_Nov_29__5f_WSP_5f_Revised-November" style:display-name="_SCL - MOR_July(FINAL)_Dealer Performance Monitoring_NWGMA-Outlet Mix (Nov)_WSP_Revised-November" style:family="table-cell" style:parent-style-name="Default" style:data-style-name="N173"/>
    <style:style style:name="_5f_SCL_20_-_20_MOR_5f_July_28_FINAL_29__5f_Dealer_20_Performance_20_Monitoring_5f_NWGMA-Outlet_20_Mix_20__28_Nov_29__5f_WSP_5f_REVISED-September" style:display-name="_SCL - MOR_July(FINAL)_Dealer Performance Monitoring_NWGMA-Outlet Mix (Nov)_WSP_REVISED-September" style:family="table-cell" style:parent-style-name="Default" style:data-style-name="N161"/>
    <style:style style:name="_5f_SCL_20_-_20_MOR_5f_July_28_FINAL_29__5f_Dealer_20_Performance_20_Monitoring_5f_PARETO" style:display-name="_SCL - MOR_July(FINAL)_Dealer Performance Monitoring_PARETO" style:family="table-cell" style:parent-style-name="Default" style:data-style-name="N161"/>
    <style:style style:name="_5f_SCL_20_-_20_MOR_5f_July_28_FINAL_29__5f_Dealer_20_Performance_20_Monitoring_5f_Pareto_28_with_20_monthly_20_monitoring_29_" style:display-name="_SCL - MOR_July(FINAL)_Dealer Performance Monitoring_Pareto(with monthly monitoring)" style:family="table-cell" style:parent-style-name="Default" style:data-style-name="N161"/>
    <style:style style:name="_5f_SCL_20_-_20_MOR_5f_July_28_FINAL_29__5f_Dealer_20_Performance_20_Monitoring_5f_PER_20_DIST" style:display-name="_SCL - MOR_July(FINAL)_Dealer Performance Monitoring_PER DIST" style:family="table-cell" style:parent-style-name="Default" style:data-style-name="N161"/>
    <style:style style:name="_5f_SCL_20_-_20_MOR_5f_July_28_FINAL_29__5f_Dealer_20_Performance_20_Monitoring_5f_REVISED_20_HYLYTS_20_-_20_new_20_forms" style:display-name="_SCL - MOR_July(FINAL)_Dealer Performance Monitoring_REVISED HYLYTS - new forms" style:family="table-cell" style:parent-style-name="Default" style:data-style-name="N161"/>
    <style:style style:name="_5f_SCL_20_-_20_MOR_5f_July_28_FINAL_29__5f_Dealer_20_Performance_20_Monitoring_5f_rtw_20_revised" style:display-name="_SCL - MOR_July(FINAL)_Dealer Performance Monitoring_rtw revised" style:family="table-cell" style:parent-style-name="Default" style:data-style-name="N172"/>
    <style:style style:name="_5f_SCL_20_-_20_MOR_5f_July_28_FINAL_29__5f_Dealer_20_Performance_20_Monitoring_5f_sept." style:display-name="_SCL - MOR_July(FINAL)_Dealer Performance Monitoring_sept." style:family="table-cell" style:parent-style-name="Default" style:data-style-name="N161"/>
    <style:style style:name="_5f_SCL_20_-_20_MOR_5f_July_28_FINAL_29__5f_Dealer_20_Performance_20_Monitoring_5f_September" style:display-name="_SCL - MOR_July(FINAL)_Dealer Performance Monitoring_September" style:family="table-cell" style:parent-style-name="Default" style:data-style-name="N161"/>
    <style:style style:name="_5f_SCL_20_-_20_MOR_5f_July_28_FINAL_29__5f_Dealer_20_Performance_20_Monitoring_5f_SEPTEMBER_20_MOR_20_Presentation" style:display-name="_SCL - MOR_July(FINAL)_Dealer Performance Monitoring_SEPTEMBER MOR Presentation" style:family="table-cell" style:parent-style-name="Default" style:data-style-name="N169"/>
    <style:style style:name="_5f_SCL_20_-_20_MOR_5f_July_28_FINAL_29__5f_Dealer_20_Performance_20_Monitoring_5f_WS_20_PROGRAM" style:display-name="_SCL - MOR_July(FINAL)_Dealer Performance Monitoring_WS PROGRAM" style:family="table-cell" style:parent-style-name="Default" style:data-style-name="N161"/>
    <style:style style:name="_5f_SCL_20_-_20_MOR_5f_July_28_FINAL_29__5f_Dealer_20_Performance_20_Monitoring_5f_WSP_5f_REVISED" style:display-name="_SCL - MOR_July(FINAL)_Dealer Performance Monitoring_WSP_REVISED" style:family="table-cell" style:parent-style-name="Default" style:data-style-name="N161"/>
    <style:style style:name="_5f_SCL_20_-_20_MOR_5f_July_28_FINAL_29__5f_Dealer_20_Performance_20_Monitoring_5f_WSP_5f_REVISED-August" style:display-name="_SCL - MOR_July(FINAL)_Dealer Performance Monitoring_WSP_REVISED-August" style:family="table-cell" style:parent-style-name="Default" style:data-style-name="N161"/>
    <style:style style:name="_5f_SCL_20_-_20_MOR_5f_July_28_FINAL_29__5f_Dealer_20_Performance_20_Monitoring_5f_WSP_5f_Revised-December" style:display-name="_SCL - MOR_July(FINAL)_Dealer Performance Monitoring_WSP_Revised-December" style:family="table-cell" style:parent-style-name="Default" style:data-style-name="N172"/>
    <style:style style:name="_5f_SCL_20_-_20_MOR_5f_July_28_FINAL_29__5f_Dealer_20_Performance_20_Monitoring_5f_WSP_5f_Revised-November" style:display-name="_SCL - MOR_July(FINAL)_Dealer Performance Monitoring_WSP_Revised-November" style:family="table-cell" style:parent-style-name="Default" style:data-style-name="N172"/>
    <style:style style:name="_5f_SCL_20_-_20_MOR_5f_July_28_FINAL_29__5f_Dealer_20_Performance_20_Monitoring_5f_WSP_5f_REVISED-September" style:display-name="_SCL - MOR_July(FINAL)_Dealer Performance Monitoring_WSP_REVISED-September" style:family="table-cell" style:parent-style-name="Default" style:data-style-name="N161"/>
    <style:style style:name="_5f_SCL_20_-_20_MOR_5f_July_28_FINAL_29__5f_Dealer_20_Weekly_20_Withdrawal_20_Target_20_-_20_FEB_27_03" style:display-name="_SCL - MOR_July(FINAL)_Dealer Weekly Withdrawal Target - FEB'03" style:family="table-cell" style:parent-style-name="Default" style:data-style-name="N171"/>
    <style:style style:name="_5f_SCL_20_-_20_MOR_5f_July_28_FINAL_29__5f_DEC_20_MOR" style:display-name="_SCL - MOR_July(FINAL)_DEC MOR" style:family="table-cell" style:parent-style-name="Default" style:data-style-name="N161"/>
    <style:style style:name="_5f_SCL_20_-_20_MOR_5f_July_28_FINAL_29__5f_Dec_20_Pres_27_n" style:display-name="_SCL - MOR_July(FINAL)_Dec Pres'n" style:family="table-cell" style:parent-style-name="Default" style:data-style-name="N169"/>
    <style:style style:name="_5f_SCL_20_-_20_MOR_5f_July_28_FINAL_29__5f_DECEMBER_20_MOR_20_Presentation" style:display-name="_SCL - MOR_July(FINAL)_DECEMBER MOR Presentation" style:family="table-cell" style:parent-style-name="Default" style:data-style-name="N169"/>
    <style:style style:name="_5f_SCL_20_-_20_MOR_5f_July_28_FINAL_29__5f_Direct_20_Outlet_5f_Active_20_Outlet_20_Coverage_20_Chart" style:display-name="_SCL - MOR_July(FINAL)_Direct Outlet_Active Outlet Coverage Chart" style:family="table-cell" style:parent-style-name="Default" style:data-style-name="N161"/>
    <style:style style:name="_5f_SCL_20_-_20_MOR_5f_July_28_FINAL_29__5f_DIST._20_1_20_MOR_20_CHARTS_20_NOVEMBER_20_2003" style:display-name="_SCL - MOR_July(FINAL)_DIST. 1 MOR CHARTS NOVEMBER 2003" style:family="table-cell" style:parent-style-name="Default" style:data-style-name="N172"/>
    <style:style style:name="_5f_SCL_20_-_20_MOR_5f_July_28_FINAL_29__5f_DLR_20_FGS-july" style:display-name="_SCL - MOR_July(FINAL)_DLR FGS-july" style:family="table-cell" style:parent-style-name="Default" style:data-style-name="N169"/>
    <style:style style:name="_5f_SCL_20_-_20_MOR_5f_July_28_FINAL_29__5f_FE" style:display-name="_SCL - MOR_July(FINAL)_FE" style:family="table-cell" style:parent-style-name="Default" style:data-style-name="N161"/>
    <style:style style:name="_5f_SCL_20_-_20_MOR_5f_July_28_FINAL_29__5f_FE_20_TO_20_SMBX" style:display-name="_SCL - MOR_July(FINAL)_FE TO SMBX" style:family="table-cell" style:parent-style-name="Default" style:data-style-name="N161"/>
    <style:style style:name="_5f_SCL_20_-_20_MOR_5f_July_28_FINAL_29__5f_FGS_20_4TH_20_QTR_20_REVISION" style:display-name="_SCL - MOR_July(FINAL)_FGS 4TH QTR REVISION" style:family="table-cell" style:parent-style-name="Default" style:data-style-name="N169"/>
    <style:style style:name="_5f_SCL_20_-_20_MOR_5f_July_28_FINAL_29__5f_FORMAT_5f_PARETO_5f_AREA" style:display-name="_SCL - MOR_July(FINAL)_FORMAT_PARETO_AREA" style:family="table-cell" style:parent-style-name="Default" style:data-style-name="N161"/>
    <style:style style:name="_5f_SCL_20_-_20_MOR_5f_July_28_FINAL_29__5f_Formats_20_for_20_June_20_3_20_and_20_4_20_AMT_20_Meeting" style:display-name="_SCL - MOR_July(FINAL)_Formats for June 3 and 4 AMT Meeting" style:family="table-cell" style:parent-style-name="Default" style:data-style-name="N169"/>
    <style:style style:name="_5f_SCL_20_-_20_MOR_5f_July_28_FINAL_29__5f_Geographic_20_Pareto_20__28_Rev_29_" style:display-name="_SCL - MOR_July(FINAL)_Geographic Pareto (Rev)" style:family="table-cell" style:parent-style-name="Default" style:data-style-name="N169"/>
    <style:style style:name="_5f_SCL_20_-_20_MOR_5f_July_28_FINAL_29__5f_Geographic_20_Pareto_20__28_Rev_29_.xls_20_Chart_20_1" style:display-name="_SCL - MOR_July(FINAL)_Geographic Pareto (Rev).xls Chart 1" style:family="table-cell" style:parent-style-name="Default" style:data-style-name="N161"/>
    <style:style style:name="_5f_SCL_20_-_20_MOR_5f_July_28_FINAL_29__5f_highlights" style:display-name="_SCL - MOR_July(FINAL)_highlights" style:family="table-cell" style:parent-style-name="Default" style:data-style-name="N161"/>
    <style:style style:name="_5f_SCL_20_-_20_MOR_5f_July_28_FINAL_29__5f_HL_20__26__20_POT" style:display-name="_SCL - MOR_July(FINAL)_HL &amp; POT" style:family="table-cell" style:parent-style-name="Default" style:data-style-name="N161"/>
    <style:style style:name="_5f_SCL_20_-_20_MOR_5f_July_28_FINAL_29__5f_HL_20__26__20_POT_20_CONVERSION" style:display-name="_SCL - MOR_July(FINAL)_HL &amp; POT CONVERSION" style:family="table-cell" style:parent-style-name="Default" style:data-style-name="N161"/>
    <style:style style:name="_5f_SCL_20_-_20_MOR_5f_July_28_FINAL_29__5f_June_20_2003_20_MOR_20_Charts" style:display-name="_SCL - MOR_July(FINAL)_June 2003 MOR Charts" style:family="table-cell" style:parent-style-name="Default" style:data-style-name="N169"/>
    <style:style style:name="_5f_SCL_20_-_20_MOR_5f_July_28_FINAL_29__5f_JUNE_20_MOR_20_Presentation" style:display-name="_SCL - MOR_July(FINAL)_JUNE MOR Presentation" style:family="table-cell" style:parent-style-name="Default" style:data-style-name="N169"/>
    <style:style style:name="_5f_SCL_20_-_20_MOR_5f_July_28_FINAL_29__5f_JUNE_20_MOR_20_Presentation_20_Revised_5f_FINAL" style:display-name="_SCL - MOR_July(FINAL)_JUNE MOR Presentation Revised_FINAL" style:family="table-cell" style:parent-style-name="Default" style:data-style-name="N169"/>
    <style:style style:name="_5f_SCL_20_-_20_MOR_5f_July_28_FINAL_29__5f_June_20_Presentation_20_Materials" style:display-name="_SCL - MOR_July(FINAL)_June Presentation Materials" style:family="table-cell" style:parent-style-name="Default" style:data-style-name="N169"/>
    <style:style style:name="_5f_SCL_20_-_20_MOR_5f_July_28_FINAL_29__5f_MAY_20_MOR_20_Presentation" style:display-name="_SCL - MOR_July(FINAL)_MAY MOR Presentation" style:family="table-cell" style:parent-style-name="Default" style:data-style-name="N173"/>
    <style:style style:name="_5f_SCL_20_-_20_MOR_5f_July_28_FINAL_29__5f_Monthly_20_BP" style:display-name="_SCL - MOR_July(FINAL)_Monthly BP" style:family="table-cell" style:parent-style-name="Default" style:data-style-name="N169"/>
    <style:style style:name="_5f_SCL_20_-_20_MOR_5f_July_28_FINAL_29__5f_new_20_forms" style:display-name="_SCL - MOR_July(FINAL)_new forms" style:family="table-cell" style:parent-style-name="Default" style:data-style-name="N161"/>
    <style:style style:name="_5f_SCL_20_-_20_MOR_5f_July_28_FINAL_29__5f_nw_5f_Dealer_20_Full_20_Goods_20_Movement" style:display-name="_SCL - MOR_July(FINAL)_nw_Dealer Full Goods Movement" style:family="table-cell" style:parent-style-name="Default" style:data-style-name="N175"/>
    <style:style style:name="_5f_SCL_20_-_20_MOR_5f_July_28_FINAL_29__5f_nw_5f_Dealer_20_Full_20_Goods_20_Movement_5f_04_20_MOR" style:display-name="_SCL - MOR_July(FINAL)_nw_Dealer Full Goods Movement_04 MOR" style:family="table-cell" style:parent-style-name="Default" style:data-style-name="N177"/>
    <style:style style:name="_5f_SCL_20_-_20_MOR_5f_July_28_FINAL_29__5f_nw_5f_Dealer_20_Full_20_Goods_20_Movement_5f_06_20_MOR" style:display-name="_SCL - MOR_July(FINAL)_nw_Dealer Full Goods Movement_06 MOR" style:family="table-cell" style:parent-style-name="Default" style:data-style-name="N177"/>
    <style:style style:name="_5f_SCL_20_-_20_MOR_5f_July_28_FINAL_29__5f_nw_5f_Dealer_20_Full_20_Goods_20_Movement_5f_06-2003" style:display-name="_SCL - MOR_July(FINAL)_nw_Dealer Full Goods Movement_06-2003" style:family="table-cell" style:parent-style-name="Default" style:data-style-name="N175"/>
    <style:style style:name="_5f_SCL_20_-_20_MOR_5f_July_28_FINAL_29__5f_nw_5f_Dealer_20_Full_20_Goods_20_Movement_5f_07-2003" style:display-name="_SCL - MOR_July(FINAL)_nw_Dealer Full Goods Movement_07-2003" style:family="table-cell" style:parent-style-name="Default" style:data-style-name="N175"/>
    <style:style style:name="_5f_SCL_20_-_20_MOR_5f_July_28_FINAL_29__5f_nw_5f_Dealer_20_Full_20_Goods_20_Movement_5f_08-FDS_20_CHARTS" style:display-name="_SCL - MOR_July(FINAL)_nw_Dealer Full Goods Movement_08-FDS CHARTS" style:family="table-cell" style:parent-style-name="Default" style:data-style-name="N177"/>
    <style:style style:name="_5f_SCL_20_-_20_MOR_5f_July_28_FINAL_29__5f_nw_5f_Dealer_20_Full_20_Goods_20_Movement_5f_1-_20_March_20_2003_20_MOR_20_Charts" style:display-name="_SCL - MOR_July(FINAL)_nw_Dealer Full Goods Movement_1- March 2003 MOR Charts" style:family="table-cell" style:parent-style-name="Default" style:data-style-name="N175"/>
    <style:style style:name="_5f_SCL_20_-_20_MOR_5f_July_28_FINAL_29__5f_nw_5f_Dealer_20_Full_20_Goods_20_Movement_5f_1-CGMA" style:display-name="_SCL - MOR_July(FINAL)_nw_Dealer Full Goods Movement_1-CGMA" style:family="table-cell" style:parent-style-name="Default" style:data-style-name="N177"/>
    <style:style style:name="_5f_SCL_20_-_20_MOR_5f_July_28_FINAL_29__5f_nw_5f_Dealer_20_Full_20_Goods_20_Movement_5f_1-NGMA" style:display-name="_SCL - MOR_July(FINAL)_nw_Dealer Full Goods Movement_1-NGMA" style:family="table-cell" style:parent-style-name="Default" style:data-style-name="N175"/>
    <style:style style:name="_5f_SCL_20_-_20_MOR_5f_July_28_FINAL_29__5f_nw_5f_Dealer_20_Full_20_Goods_20_Movement_5f_12-MOR" style:display-name="_SCL - MOR_July(FINAL)_nw_Dealer Full Goods Movement_12-MOR" style:family="table-cell" style:parent-style-name="Default" style:data-style-name="N175"/>
    <style:style style:name="_5f_SCL_20_-_20_MOR_5f_July_28_FINAL_29__5f_nw_5f_Dealer_20_Full_20_Goods_20_Movement_5f_2-CGMA" style:display-name="_SCL - MOR_July(FINAL)_nw_Dealer Full Goods Movement_2-CGMA" style:family="table-cell" style:parent-style-name="Default" style:data-style-name="N177"/>
    <style:style style:name="_5f_SCL_20_-_20_MOR_5f_July_28_FINAL_29__5f_nw_5f_Dealer_20_Full_20_Goods_20_Movement_5f_2003_20_DLR_20_WD_20_and_20_STT" style:display-name="_SCL - MOR_July(FINAL)_nw_Dealer Full Goods Movement_2003 DLR WD and STT" style:family="table-cell" style:parent-style-name="Default" style:data-style-name="N175"/>
    <style:style style:name="_5f_SCL_20_-_20_MOR_5f_July_28_FINAL_29__5f_nw_5f_Dealer_20_Full_20_Goods_20_Movement_5f_3-BBR" style:display-name="_SCL - MOR_July(FINAL)_nw_Dealer Full Goods Movement_3-BBR" style:family="table-cell" style:parent-style-name="Default" style:data-style-name="N175"/>
    <style:style style:name="_5f_SCL_20_-_20_MOR_5f_July_28_FINAL_29__5f_nw_5f_Dealer_20_Full_20_Goods_20_Movement_5f_4-NWGMA" style:display-name="_SCL - MOR_July(FINAL)_nw_Dealer Full Goods Movement_4-NWGMA" style:family="table-cell" style:parent-style-name="Default" style:data-style-name="N175"/>
    <style:style style:name="_5f_SCL_20_-_20_MOR_5f_July_28_FINAL_29__5f_nw_5f_Dealer_20_Full_20_Goods_20_Movement_5f_AA_20_Form" style:display-name="_SCL - MOR_July(FINAL)_nw_Dealer Full Goods Movement_AA Form" style:family="table-cell" style:parent-style-name="Default" style:data-style-name="N177"/>
    <style:style style:name="_5f_SCL_20_-_20_MOR_5f_July_28_FINAL_29__5f_nw_5f_Dealer_20_Full_20_Goods_20_Movement_5f_ACTIVE_20_OUTLET_20_TARGET_20_-_20_05_28_NEW_20_FORMAT_29_" style:display-name="_SCL - MOR_July(FINAL)_nw_Dealer Full Goods Movement_ACTIVE OUTLET TARGET - 05(NEW FORMAT)" style:family="table-cell" style:parent-style-name="Default" style:data-style-name="N175"/>
    <style:style style:name="_5f_SCL_20_-_20_MOR_5f_July_28_FINAL_29__5f_nw_5f_Dealer_20_Full_20_Goods_20_Movement_5f_ACTIVE_20_OUTLETS_20_TARGET_20_MONITORING" style:display-name="_SCL - MOR_July(FINAL)_nw_Dealer Full Goods Movement_ACTIVE OUTLETS TARGET MONITORING" style:family="table-cell" style:parent-style-name="Default" style:data-style-name="N177"/>
    <style:style style:name="_5f_SCL_20_-_20_MOR_5f_July_28_FINAL_29__5f_nw_5f_Dealer_20_Full_20_Goods_20_Movement_5f_Book2" style:display-name="_SCL - MOR_July(FINAL)_nw_Dealer Full Goods Movement_Book2" style:family="table-cell" style:parent-style-name="Default" style:data-style-name="N177"/>
    <style:style style:name="_5f_SCL_20_-_20_MOR_5f_July_28_FINAL_29__5f_nw_5f_Dealer_20_Full_20_Goods_20_Movement_5f_business_20_process" style:display-name="_SCL - MOR_July(FINAL)_nw_Dealer Full Goods Movement_business process" style:family="table-cell" style:parent-style-name="Default" style:data-style-name="N177"/>
    <style:style style:name="_5f_SCL_20_-_20_MOR_5f_July_28_FINAL_29__5f_nw_5f_Dealer_20_Full_20_Goods_20_Movement_5f_CGMA-MATERIALS" style:display-name="_SCL - MOR_July(FINAL)_nw_Dealer Full Goods Movement_CGMA-MATERIALS" style:family="table-cell" style:parent-style-name="Default" style:data-style-name="N175"/>
    <style:style style:name="_5f_SCL_20_-_20_MOR_5f_July_28_FINAL_29__5f_nw_5f_Dealer_20_Full_20_Goods_20_Movement_5f_CGMA_5f_May_20_MOR" style:display-name="_SCL - MOR_July(FINAL)_nw_Dealer Full Goods Movement_CGMA_May MOR" style:family="table-cell" style:parent-style-name="Default" style:data-style-name="N177"/>
    <style:style style:name="_5f_SCL_20_-_20_MOR_5f_July_28_FINAL_29__5f_nw_5f_Dealer_20_Full_20_Goods_20_Movement_5f_DEC_20_MOR" style:display-name="_SCL - MOR_July(FINAL)_nw_Dealer Full Goods Movement_DEC MOR" style:family="table-cell" style:parent-style-name="Default" style:data-style-name="N177"/>
    <style:style style:name="_5f_SCL_20_-_20_MOR_5f_July_28_FINAL_29__5f_nw_5f_Dealer_20_Full_20_Goods_20_Movement_5f_Dec_20_Pres_27_n" style:display-name="_SCL - MOR_July(FINAL)_nw_Dealer Full Goods Movement_Dec Pres'n" style:family="table-cell" style:parent-style-name="Default" style:data-style-name="N175"/>
    <style:style style:name="_5f_SCL_20_-_20_MOR_5f_July_28_FINAL_29__5f_nw_5f_Dealer_20_Full_20_Goods_20_Movement_5f_DECEMBER_20_MOR_20_Presentation" style:display-name="_SCL - MOR_July(FINAL)_nw_Dealer Full Goods Movement_DECEMBER MOR Presentation" style:family="table-cell" style:parent-style-name="Default" style:data-style-name="N175"/>
    <style:style style:name="_5f_SCL_20_-_20_MOR_5f_July_28_FINAL_29__5f_nw_5f_Dealer_20_Full_20_Goods_20_Movement_5f_Direct_20_Outlet_5f_Active_20_Outlet_20_Coverage_20_Chart" style:display-name="_SCL - MOR_July(FINAL)_nw_Dealer Full Goods Movement_Direct Outlet_Active Outlet Coverage Chart" style:family="table-cell" style:parent-style-name="Default" style:data-style-name="N177"/>
    <style:style style:name="_5f_SCL_20_-_20_MOR_5f_July_28_FINAL_29__5f_nw_5f_Dealer_20_Full_20_Goods_20_Movement_5f_DLR_20_FGS-july" style:display-name="_SCL - MOR_July(FINAL)_nw_Dealer Full Goods Movement_DLR FGS-july" style:family="table-cell" style:parent-style-name="Default" style:data-style-name="N175"/>
    <style:style style:name="_5f_SCL_20_-_20_MOR_5f_July_28_FINAL_29__5f_nw_5f_Dealer_20_Full_20_Goods_20_Movement_5f_FE" style:display-name="_SCL - MOR_July(FINAL)_nw_Dealer Full Goods Movement_FE" style:family="table-cell" style:parent-style-name="Default" style:data-style-name="N177"/>
    <style:style style:name="_5f_SCL_20_-_20_MOR_5f_July_28_FINAL_29__5f_nw_5f_Dealer_20_Full_20_Goods_20_Movement_5f_FE_20_TO_20_SMBX" style:display-name="_SCL - MOR_July(FINAL)_nw_Dealer Full Goods Movement_FE TO SMBX" style:family="table-cell" style:parent-style-name="Default" style:data-style-name="N177"/>
    <style:style style:name="_5f_SCL_20_-_20_MOR_5f_July_28_FINAL_29__5f_nw_5f_Dealer_20_Full_20_Goods_20_Movement_5f_FGS_20_4TH_20_QTR_20_REVISION" style:display-name="_SCL - MOR_July(FINAL)_nw_Dealer Full Goods Movement_FGS 4TH QTR REVISION" style:family="table-cell" style:parent-style-name="Default" style:data-style-name="N175"/>
    <style:style style:name="_5f_SCL_20_-_20_MOR_5f_July_28_FINAL_29__5f_nw_5f_Dealer_20_Full_20_Goods_20_Movement_5f_FORMAT_5f_PARETO_5f_AREA" style:display-name="_SCL - MOR_July(FINAL)_nw_Dealer Full Goods Movement_FORMAT_PARETO_AREA" style:family="table-cell" style:parent-style-name="Default" style:data-style-name="N177"/>
    <style:style style:name="_5f_SCL_20_-_20_MOR_5f_July_28_FINAL_29__5f_nw_5f_Dealer_20_Full_20_Goods_20_Movement_5f_Formats_20_for_20_June_20_3_20_and_20_4_20_AMT_20_Meeting" style:display-name="_SCL - MOR_July(FINAL)_nw_Dealer Full Goods Movement_Formats for June 3 and 4 AMT Meeting" style:family="table-cell" style:parent-style-name="Default" style:data-style-name="N175"/>
    <style:style style:name="_5f_SCL_20_-_20_MOR_5f_July_28_FINAL_29__5f_nw_5f_Dealer_20_Full_20_Goods_20_Movement_5f_Geographic_20_Pareto_20__28_Rev_29_" style:display-name="_SCL - MOR_July(FINAL)_nw_Dealer Full Goods Movement_Geographic Pareto (Rev)" style:family="table-cell" style:parent-style-name="Default" style:data-style-name="N175"/>
    <style:style style:name="_5f_SCL_20_-_20_MOR_5f_July_28_FINAL_29__5f_nw_5f_Dealer_20_Full_20_Goods_20_Movement_5f_Geographic_20_Pareto_20__28_Rev_29_.xls_20_Chart_20_1" style:display-name="_SCL - MOR_July(FINAL)_nw_Dealer Full Goods Movement_Geographic Pareto (Rev).xls Chart 1" style:family="table-cell" style:parent-style-name="Default" style:data-style-name="N177"/>
    <style:style style:name="_5f_SCL_20_-_20_MOR_5f_July_28_FINAL_29__5f_nw_5f_Dealer_20_Full_20_Goods_20_Movement_5f_highlights" style:display-name="_SCL - MOR_July(FINAL)_nw_Dealer Full Goods Movement_highlights" style:family="table-cell" style:parent-style-name="Default" style:data-style-name="N177"/>
    <style:style style:name="_5f_SCL_20_-_20_MOR_5f_July_28_FINAL_29__5f_nw_5f_Dealer_20_Full_20_Goods_20_Movement_5f_HL_20__26__20_POT" style:display-name="_SCL - MOR_July(FINAL)_nw_Dealer Full Goods Movement_HL &amp; POT" style:family="table-cell" style:parent-style-name="Default" style:data-style-name="N177"/>
    <style:style style:name="_5f_SCL_20_-_20_MOR_5f_July_28_FINAL_29__5f_nw_5f_Dealer_20_Full_20_Goods_20_Movement_5f_HL_20__26__20_POT_20_CONVERSION" style:display-name="_SCL - MOR_July(FINAL)_nw_Dealer Full Goods Movement_HL &amp; POT CONVERSION" style:family="table-cell" style:parent-style-name="Default" style:data-style-name="N177"/>
    <style:style style:name="_5f_SCL_20_-_20_MOR_5f_July_28_FINAL_29__5f_nw_5f_Dealer_20_Full_20_Goods_20_Movement_5f_June_20_2003_20_MOR_20_Charts" style:display-name="_SCL - MOR_July(FINAL)_nw_Dealer Full Goods Movement_June 2003 MOR Charts" style:family="table-cell" style:parent-style-name="Default" style:data-style-name="N175"/>
    <style:style style:name="_5f_SCL_20_-_20_MOR_5f_July_28_FINAL_29__5f_nw_5f_Dealer_20_Full_20_Goods_20_Movement_5f_JUNE_20_MOR_20_Presentation" style:display-name="_SCL - MOR_July(FINAL)_nw_Dealer Full Goods Movement_JUNE MOR Presentation" style:family="table-cell" style:parent-style-name="Default" style:data-style-name="N175"/>
    <style:style style:name="_5f_SCL_20_-_20_MOR_5f_July_28_FINAL_29__5f_nw_5f_Dealer_20_Full_20_Goods_20_Movement_5f_JUNE_20_MOR_20_Presentation_20_Revised_5f_FINAL" style:display-name="_SCL - MOR_July(FINAL)_nw_Dealer Full Goods Movement_JUNE MOR Presentation Revised_FINAL" style:family="table-cell" style:parent-style-name="Default" style:data-style-name="N175"/>
    <style:style style:name="_5f_SCL_20_-_20_MOR_5f_July_28_FINAL_29__5f_nw_5f_Dealer_20_Full_20_Goods_20_Movement_5f_June_20_Presentation_20_Materials" style:display-name="_SCL - MOR_July(FINAL)_nw_Dealer Full Goods Movement_June Presentation Materials" style:family="table-cell" style:parent-style-name="Default" style:data-style-name="N175"/>
    <style:style style:name="_5f_SCL_20_-_20_MOR_5f_July_28_FINAL_29__5f_nw_5f_Dealer_20_Full_20_Goods_20_Movement_5f_Monthly_20_BP" style:display-name="_SCL - MOR_July(FINAL)_nw_Dealer Full Goods Movement_Monthly BP" style:family="table-cell" style:parent-style-name="Default" style:data-style-name="N175"/>
    <style:style style:name="_5f_SCL_20_-_20_MOR_5f_July_28_FINAL_29__5f_nw_5f_Dealer_20_Full_20_Goods_20_Movement_5f_new_20_forms" style:display-name="_SCL - MOR_July(FINAL)_nw_Dealer Full Goods Movement_new forms" style:family="table-cell" style:parent-style-name="Default" style:data-style-name="N177"/>
    <style:style style:name="_5f_SCL_20_-_20_MOR_5f_July_28_FINAL_29__5f_nw_5f_Dealer_20_Full_20_Goods_20_Movement_5f_PARETO" style:display-name="_SCL - MOR_July(FINAL)_nw_Dealer Full Goods Movement_PARETO" style:family="table-cell" style:parent-style-name="Default" style:data-style-name="N177"/>
    <style:style style:name="_5f_SCL_20_-_20_MOR_5f_July_28_FINAL_29__5f_nw_5f_Dealer_20_Full_20_Goods_20_Movement_5f_Pareto_28_with_20_monthly_20_monitoring_29_" style:display-name="_SCL - MOR_July(FINAL)_nw_Dealer Full Goods Movement_Pareto(with monthly monitoring)" style:family="table-cell" style:parent-style-name="Default" style:data-style-name="N177"/>
    <style:style style:name="_5f_SCL_20_-_20_MOR_5f_July_28_FINAL_29__5f_nw_5f_Dealer_20_Full_20_Goods_20_Movement_5f_PER_20_DIST" style:display-name="_SCL - MOR_July(FINAL)_nw_Dealer Full Goods Movement_PER DIST" style:family="table-cell" style:parent-style-name="Default" style:data-style-name="N177"/>
    <style:style style:name="_5f_SCL_20_-_20_MOR_5f_July_28_FINAL_29__5f_nw_5f_Dealer_20_Full_20_Goods_20_Movement_5f_REVISED_20_HYLYTS_20_-_20_new_20_forms" style:display-name="_SCL - MOR_July(FINAL)_nw_Dealer Full Goods Movement_REVISED HYLYTS - new forms" style:family="table-cell" style:parent-style-name="Default" style:data-style-name="N177"/>
    <style:style style:name="_5f_SCL_20_-_20_MOR_5f_July_28_FINAL_29__5f_nw_5f_Dealer_20_Full_20_Goods_20_Movement_5f_rtw_20_revised" style:display-name="_SCL - MOR_July(FINAL)_nw_Dealer Full Goods Movement_rtw revised" style:family="table-cell" style:parent-style-name="Default" style:data-style-name="N179"/>
    <style:style style:name="_5f_SCL_20_-_20_MOR_5f_July_28_FINAL_29__5f_nw_5f_Dealer_20_Full_20_Goods_20_Movement_5f_sept." style:display-name="_SCL - MOR_July(FINAL)_nw_Dealer Full Goods Movement_sept." style:family="table-cell" style:parent-style-name="Default" style:data-style-name="N177"/>
    <style:style style:name="_5f_SCL_20_-_20_MOR_5f_July_28_FINAL_29__5f_nw_5f_Dealer_20_Full_20_Goods_20_Movement_5f_September" style:display-name="_SCL - MOR_July(FINAL)_nw_Dealer Full Goods Movement_September" style:family="table-cell" style:parent-style-name="Default" style:data-style-name="N177"/>
    <style:style style:name="_5f_SCL_20_-_20_MOR_5f_July_28_FINAL_29__5f_nw_5f_Dealer_20_Full_20_Goods_20_Movement_5f_WS_20_PROGRAM" style:display-name="_SCL - MOR_July(FINAL)_nw_Dealer Full Goods Movement_WS PROGRAM" style:family="table-cell" style:parent-style-name="Default" style:data-style-name="N177"/>
    <style:style style:name="_5f_SCL_20_-_20_MOR_5f_July_28_FINAL_29__5f_nw_5f_Dealer_20_Full_20_Goods_20_Movement_5f_WSP_5f_REVISED" style:display-name="_SCL - MOR_July(FINAL)_nw_Dealer Full Goods Movement_WSP_REVISED" style:family="table-cell" style:parent-style-name="Default" style:data-style-name="N177"/>
    <style:style style:name="_5f_SCL_20_-_20_MOR_5f_July_28_FINAL_29__5f_nw_5f_Dealer_20_Full_20_Goods_20_Movement_5f_WSP_5f_REVISED-August" style:display-name="_SCL - MOR_July(FINAL)_nw_Dealer Full Goods Movement_WSP_REVISED-August" style:family="table-cell" style:parent-style-name="Default" style:data-style-name="N177"/>
    <style:style style:name="_5f_SCL_20_-_20_MOR_5f_July_28_FINAL_29__5f_nw_5f_Dealer_20_Full_20_Goods_20_Movement_5f_WSP_5f_REVISED-September" style:display-name="_SCL - MOR_July(FINAL)_nw_Dealer Full Goods Movement_WSP_REVISED-September" style:family="table-cell" style:parent-style-name="Default" style:data-style-name="N177"/>
    <style:style style:name="_5f_SCL_20_-_20_MOR_5f_July_28_FINAL_29__5f_NWGMA-DPM" style:display-name="_SCL - MOR_July(FINAL)_NWGMA-DPM" style:family="table-cell" style:parent-style-name="Default" style:data-style-name="N165"/>
    <style:style style:name="_5f_SCL_20_-_20_MOR_5f_July_28_FINAL_29__5f_NWGMA-DPM_5f_04_20_MOR" style:display-name="_SCL - MOR_July(FINAL)_NWGMA-DPM_04 MOR" style:family="table-cell" style:parent-style-name="Default" style:data-style-name="N166"/>
    <style:style style:name="_5f_SCL_20_-_20_MOR_5f_July_28_FINAL_29__5f_NWGMA-DPM_5f_06_20_MOR" style:display-name="_SCL - MOR_July(FINAL)_NWGMA-DPM_06 MOR" style:family="table-cell" style:parent-style-name="Default" style:data-style-name="N166"/>
    <style:style style:name="_5f_SCL_20_-_20_MOR_5f_July_28_FINAL_29__5f_NWGMA-DPM_5f_06-2003" style:display-name="_SCL - MOR_July(FINAL)_NWGMA-DPM_06-2003" style:family="table-cell" style:parent-style-name="Default" style:data-style-name="N165"/>
    <style:style style:name="_5f_SCL_20_-_20_MOR_5f_July_28_FINAL_29__5f_NWGMA-DPM_5f_07-2003" style:display-name="_SCL - MOR_July(FINAL)_NWGMA-DPM_07-2003" style:family="table-cell" style:parent-style-name="Default" style:data-style-name="N165"/>
    <style:style style:name="_5f_SCL_20_-_20_MOR_5f_July_28_FINAL_29__5f_NWGMA-DPM_5f_08-FDS_20_CHARTS" style:display-name="_SCL - MOR_July(FINAL)_NWGMA-DPM_08-FDS CHARTS" style:family="table-cell" style:parent-style-name="Default" style:data-style-name="N166"/>
    <style:style style:name="_5f_SCL_20_-_20_MOR_5f_July_28_FINAL_29__5f_NWGMA-DPM_5f_1-_20_March_20_2003_20_MOR_20_Charts" style:display-name="_SCL - MOR_July(FINAL)_NWGMA-DPM_1- March 2003 MOR Charts" style:family="table-cell" style:parent-style-name="Default" style:data-style-name="N165"/>
    <style:style style:name="_5f_SCL_20_-_20_MOR_5f_July_28_FINAL_29__5f_NWGMA-DPM_5f_1-CGMA" style:display-name="_SCL - MOR_July(FINAL)_NWGMA-DPM_1-CGMA" style:family="table-cell" style:parent-style-name="Default" style:data-style-name="N166"/>
    <style:style style:name="_5f_SCL_20_-_20_MOR_5f_July_28_FINAL_29__5f_NWGMA-DPM_5f_1-NGMA" style:display-name="_SCL - MOR_July(FINAL)_NWGMA-DPM_1-NGMA" style:family="table-cell" style:parent-style-name="Default" style:data-style-name="N165"/>
    <style:style style:name="_5f_SCL_20_-_20_MOR_5f_July_28_FINAL_29__5f_NWGMA-DPM_5f_12-MOR" style:display-name="_SCL - MOR_July(FINAL)_NWGMA-DPM_12-MOR" style:family="table-cell" style:parent-style-name="Default" style:data-style-name="N165"/>
    <style:style style:name="_5f_SCL_20_-_20_MOR_5f_July_28_FINAL_29__5f_NWGMA-DPM_5f_2-CGMA" style:display-name="_SCL - MOR_July(FINAL)_NWGMA-DPM_2-CGMA" style:family="table-cell" style:parent-style-name="Default" style:data-style-name="N166"/>
    <style:style style:name="_5f_SCL_20_-_20_MOR_5f_July_28_FINAL_29__5f_NWGMA-DPM_5f_3-BBR" style:display-name="_SCL - MOR_July(FINAL)_NWGMA-DPM_3-BBR" style:family="table-cell" style:parent-style-name="Default" style:data-style-name="N165"/>
    <style:style style:name="_5f_SCL_20_-_20_MOR_5f_July_28_FINAL_29__5f_NWGMA-DPM_5f_4-NWGMA" style:display-name="_SCL - MOR_July(FINAL)_NWGMA-DPM_4-NWGMA" style:family="table-cell" style:parent-style-name="Default" style:data-style-name="N165"/>
    <style:style style:name="_5f_SCL_20_-_20_MOR_5f_July_28_FINAL_29__5f_NWGMA-DPM_5f_AA_20_Form" style:display-name="_SCL - MOR_July(FINAL)_NWGMA-DPM_AA Form" style:family="table-cell" style:parent-style-name="Default" style:data-style-name="N166"/>
    <style:style style:name="_5f_SCL_20_-_20_MOR_5f_July_28_FINAL_29__5f_NWGMA-DPM_5f_ACTIVE_20_OUTLET_20_TARGET_20_-_20_05_28_NEW_20_FORMAT_29_" style:display-name="_SCL - MOR_July(FINAL)_NWGMA-DPM_ACTIVE OUTLET TARGET - 05(NEW FORMAT)" style:family="table-cell" style:parent-style-name="Default" style:data-style-name="N165"/>
    <style:style style:name="_5f_SCL_20_-_20_MOR_5f_July_28_FINAL_29__5f_NWGMA-DPM_5f_ACTIVE_20_OUTLETS_20_TARGET_20_MONITORING" style:display-name="_SCL - MOR_July(FINAL)_NWGMA-DPM_ACTIVE OUTLETS TARGET MONITORING" style:family="table-cell" style:parent-style-name="Default" style:data-style-name="N166"/>
    <style:style style:name="_5f_SCL_20_-_20_MOR_5f_July_28_FINAL_29__5f_NWGMA-DPM_5f_Book2" style:display-name="_SCL - MOR_July(FINAL)_NWGMA-DPM_Book2" style:family="table-cell" style:parent-style-name="Default" style:data-style-name="N166"/>
    <style:style style:name="_5f_SCL_20_-_20_MOR_5f_July_28_FINAL_29__5f_NWGMA-DPM_5f_business_20_process" style:display-name="_SCL - MOR_July(FINAL)_NWGMA-DPM_business process" style:family="table-cell" style:parent-style-name="Default" style:data-style-name="N166"/>
    <style:style style:name="_5f_SCL_20_-_20_MOR_5f_July_28_FINAL_29__5f_NWGMA-DPM_5f_CGMA-MATERIALS" style:display-name="_SCL - MOR_July(FINAL)_NWGMA-DPM_CGMA-MATERIALS" style:family="table-cell" style:parent-style-name="Default" style:data-style-name="N165"/>
    <style:style style:name="_5f_SCL_20_-_20_MOR_5f_July_28_FINAL_29__5f_NWGMA-DPM_5f_CGMA_5f_May_20_MOR" style:display-name="_SCL - MOR_July(FINAL)_NWGMA-DPM_CGMA_May MOR" style:family="table-cell" style:parent-style-name="Default" style:data-style-name="N166"/>
    <style:style style:name="_5f_SCL_20_-_20_MOR_5f_July_28_FINAL_29__5f_NWGMA-DPM_5f_DEC_20_MOR" style:display-name="_SCL - MOR_July(FINAL)_NWGMA-DPM_DEC MOR" style:family="table-cell" style:parent-style-name="Default" style:data-style-name="N166"/>
    <style:style style:name="_5f_SCL_20_-_20_MOR_5f_July_28_FINAL_29__5f_NWGMA-DPM_5f_Dec_20_Pres_27_n" style:display-name="_SCL - MOR_July(FINAL)_NWGMA-DPM_Dec Pres'n" style:family="table-cell" style:parent-style-name="Default" style:data-style-name="N165"/>
    <style:style style:name="_5f_SCL_20_-_20_MOR_5f_July_28_FINAL_29__5f_NWGMA-DPM_5f_DECEMBER_20_MOR_20_Presentation" style:display-name="_SCL - MOR_July(FINAL)_NWGMA-DPM_DECEMBER MOR Presentation" style:family="table-cell" style:parent-style-name="Default" style:data-style-name="N165"/>
    <style:style style:name="_5f_SCL_20_-_20_MOR_5f_July_28_FINAL_29__5f_NWGMA-DPM_5f_Direct_20_Outlet_5f_Active_20_Outlet_20_Coverage_20_Chart" style:display-name="_SCL - MOR_July(FINAL)_NWGMA-DPM_Direct Outlet_Active Outlet Coverage Chart" style:family="table-cell" style:parent-style-name="Default" style:data-style-name="N166"/>
    <style:style style:name="_5f_SCL_20_-_20_MOR_5f_July_28_FINAL_29__5f_NWGMA-DPM_5f_DLR_20_FGS-july" style:display-name="_SCL - MOR_July(FINAL)_NWGMA-DPM_DLR FGS-july" style:family="table-cell" style:parent-style-name="Default" style:data-style-name="N165"/>
    <style:style style:name="_5f_SCL_20_-_20_MOR_5f_July_28_FINAL_29__5f_NWGMA-DPM_5f_FE" style:display-name="_SCL - MOR_July(FINAL)_NWGMA-DPM_FE" style:family="table-cell" style:parent-style-name="Default" style:data-style-name="N166"/>
    <style:style style:name="_5f_SCL_20_-_20_MOR_5f_July_28_FINAL_29__5f_NWGMA-DPM_5f_FE_20_TO_20_SMBX" style:display-name="_SCL - MOR_July(FINAL)_NWGMA-DPM_FE TO SMBX" style:family="table-cell" style:parent-style-name="Default" style:data-style-name="N166"/>
    <style:style style:name="_5f_SCL_20_-_20_MOR_5f_July_28_FINAL_29__5f_NWGMA-DPM_5f_FGS_20_4TH_20_QTR_20_REVISION" style:display-name="_SCL - MOR_July(FINAL)_NWGMA-DPM_FGS 4TH QTR REVISION" style:family="table-cell" style:parent-style-name="Default" style:data-style-name="N165"/>
    <style:style style:name="_5f_SCL_20_-_20_MOR_5f_July_28_FINAL_29__5f_NWGMA-DPM_5f_FORMAT_5f_PARETO_5f_AREA" style:display-name="_SCL - MOR_July(FINAL)_NWGMA-DPM_FORMAT_PARETO_AREA" style:family="table-cell" style:parent-style-name="Default" style:data-style-name="N166"/>
    <style:style style:name="_5f_SCL_20_-_20_MOR_5f_July_28_FINAL_29__5f_NWGMA-DPM_5f_Formats_20_for_20_June_20_3_20_and_20_4_20_AMT_20_Meeting" style:display-name="_SCL - MOR_July(FINAL)_NWGMA-DPM_Formats for June 3 and 4 AMT Meeting" style:family="table-cell" style:parent-style-name="Default" style:data-style-name="N165"/>
    <style:style style:name="_5f_SCL_20_-_20_MOR_5f_July_28_FINAL_29__5f_NWGMA-DPM_5f_Geographic_20_Pareto_20__28_Rev_29_" style:display-name="_SCL - MOR_July(FINAL)_NWGMA-DPM_Geographic Pareto (Rev)" style:family="table-cell" style:parent-style-name="Default" style:data-style-name="N165"/>
    <style:style style:name="_5f_SCL_20_-_20_MOR_5f_July_28_FINAL_29__5f_NWGMA-DPM_5f_Geographic_20_Pareto_20__28_Rev_29_.xls_20_Chart_20_1" style:display-name="_SCL - MOR_July(FINAL)_NWGMA-DPM_Geographic Pareto (Rev).xls Chart 1" style:family="table-cell" style:parent-style-name="Default" style:data-style-name="N166"/>
    <style:style style:name="_5f_SCL_20_-_20_MOR_5f_July_28_FINAL_29__5f_NWGMA-DPM_5f_highlights" style:display-name="_SCL - MOR_July(FINAL)_NWGMA-DPM_highlights" style:family="table-cell" style:parent-style-name="Default" style:data-style-name="N166"/>
    <style:style style:name="_5f_SCL_20_-_20_MOR_5f_July_28_FINAL_29__5f_NWGMA-DPM_5f_HL_20__26__20_POT" style:display-name="_SCL - MOR_July(FINAL)_NWGMA-DPM_HL &amp; POT" style:family="table-cell" style:parent-style-name="Default" style:data-style-name="N166"/>
    <style:style style:name="_5f_SCL_20_-_20_MOR_5f_July_28_FINAL_29__5f_NWGMA-DPM_5f_HL_20__26__20_POT_20_CONVERSION" style:display-name="_SCL - MOR_July(FINAL)_NWGMA-DPM_HL &amp; POT CONVERSION" style:family="table-cell" style:parent-style-name="Default" style:data-style-name="N166"/>
    <style:style style:name="_5f_SCL_20_-_20_MOR_5f_July_28_FINAL_29__5f_NWGMA-DPM_5f_June_20_2003_20_MOR_20_Charts" style:display-name="_SCL - MOR_July(FINAL)_NWGMA-DPM_June 2003 MOR Charts" style:family="table-cell" style:parent-style-name="Default" style:data-style-name="N165"/>
    <style:style style:name="_5f_SCL_20_-_20_MOR_5f_July_28_FINAL_29__5f_NWGMA-DPM_5f_JUNE_20_MOR_20_Presentation" style:display-name="_SCL - MOR_July(FINAL)_NWGMA-DPM_JUNE MOR Presentation" style:family="table-cell" style:parent-style-name="Default" style:data-style-name="N165"/>
    <style:style style:name="_5f_SCL_20_-_20_MOR_5f_July_28_FINAL_29__5f_NWGMA-DPM_5f_JUNE_20_MOR_20_Presentation_20_Revised_5f_FINAL" style:display-name="_SCL - MOR_July(FINAL)_NWGMA-DPM_JUNE MOR Presentation Revised_FINAL" style:family="table-cell" style:parent-style-name="Default" style:data-style-name="N165"/>
    <style:style style:name="_5f_SCL_20_-_20_MOR_5f_July_28_FINAL_29__5f_NWGMA-DPM_5f_June_20_Presentation_20_Materials" style:display-name="_SCL - MOR_July(FINAL)_NWGMA-DPM_June Presentation Materials" style:family="table-cell" style:parent-style-name="Default" style:data-style-name="N165"/>
    <style:style style:name="_5f_SCL_20_-_20_MOR_5f_July_28_FINAL_29__5f_NWGMA-DPM_5f_Monthly_20_BP" style:display-name="_SCL - MOR_July(FINAL)_NWGMA-DPM_Monthly BP" style:family="table-cell" style:parent-style-name="Default" style:data-style-name="N165"/>
    <style:style style:name="_5f_SCL_20_-_20_MOR_5f_July_28_FINAL_29__5f_NWGMA-DPM_5f_new_20_forms" style:display-name="_SCL - MOR_July(FINAL)_NWGMA-DPM_new forms" style:family="table-cell" style:parent-style-name="Default" style:data-style-name="N166"/>
    <style:style style:name="_5f_SCL_20_-_20_MOR_5f_July_28_FINAL_29__5f_NWGMA-DPM_5f_PARETO" style:display-name="_SCL - MOR_July(FINAL)_NWGMA-DPM_PARETO" style:family="table-cell" style:parent-style-name="Default" style:data-style-name="N166"/>
    <style:style style:name="_5f_SCL_20_-_20_MOR_5f_July_28_FINAL_29__5f_NWGMA-DPM_5f_Pareto_28_with_20_monthly_20_monitoring_29_" style:display-name="_SCL - MOR_July(FINAL)_NWGMA-DPM_Pareto(with monthly monitoring)" style:family="table-cell" style:parent-style-name="Default" style:data-style-name="N166"/>
    <style:style style:name="_5f_SCL_20_-_20_MOR_5f_July_28_FINAL_29__5f_NWGMA-DPM_5f_PER_20_DIST" style:display-name="_SCL - MOR_July(FINAL)_NWGMA-DPM_PER DIST" style:family="table-cell" style:parent-style-name="Default" style:data-style-name="N166"/>
    <style:style style:name="_5f_SCL_20_-_20_MOR_5f_July_28_FINAL_29__5f_NWGMA-DPM_5f_REVISED_20_HYLYTS_20_-_20_new_20_forms" style:display-name="_SCL - MOR_July(FINAL)_NWGMA-DPM_REVISED HYLYTS - new forms" style:family="table-cell" style:parent-style-name="Default" style:data-style-name="N166"/>
    <style:style style:name="_5f_SCL_20_-_20_MOR_5f_July_28_FINAL_29__5f_NWGMA-DPM_5f_sept." style:display-name="_SCL - MOR_July(FINAL)_NWGMA-DPM_sept." style:family="table-cell" style:parent-style-name="Default" style:data-style-name="N166"/>
    <style:style style:name="_5f_SCL_20_-_20_MOR_5f_July_28_FINAL_29__5f_NWGMA-DPM_5f_September" style:display-name="_SCL - MOR_July(FINAL)_NWGMA-DPM_September" style:family="table-cell" style:parent-style-name="Default" style:data-style-name="N166"/>
    <style:style style:name="_5f_SCL_20_-_20_MOR_5f_July_28_FINAL_29__5f_NWGMA-DPM_5f_WS_20_PROGRAM" style:display-name="_SCL - MOR_July(FINAL)_NWGMA-DPM_WS PROGRAM" style:family="table-cell" style:parent-style-name="Default" style:data-style-name="N166"/>
    <style:style style:name="_5f_SCL_20_-_20_MOR_5f_July_28_FINAL_29__5f_NWGMA-DPM_5f_WSP_5f_REVISED" style:display-name="_SCL - MOR_July(FINAL)_NWGMA-DPM_WSP_REVISED" style:family="table-cell" style:parent-style-name="Default" style:data-style-name="N166"/>
    <style:style style:name="_5f_SCL_20_-_20_MOR_5f_July_28_FINAL_29__5f_NWGMA-DPM_5f_WSP_5f_REVISED-August" style:display-name="_SCL - MOR_July(FINAL)_NWGMA-DPM_WSP_REVISED-August" style:family="table-cell" style:parent-style-name="Default" style:data-style-name="N166"/>
    <style:style style:name="_5f_SCL_20_-_20_MOR_5f_July_28_FINAL_29__5f_NWGMA-DPM_5f_WSP_5f_REVISED-September" style:display-name="_SCL - MOR_July(FINAL)_NWGMA-DPM_WSP_REVISED-September" style:family="table-cell" style:parent-style-name="Default" style:data-style-name="N166"/>
    <style:style style:name="_5f_SCL_20_-_20_MOR_5f_July_28_FINAL_29__5f_NWGMA-Outlet_20_Mix_20__28_Nov_29_" style:display-name="_SCL - MOR_July(FINAL)_NWGMA-Outlet Mix (Nov)" style:family="table-cell" style:parent-style-name="Default" style:data-style-name="N169"/>
    <style:style style:name="_5f_SCL_20_-_20_MOR_5f_July_28_FINAL_29__5f_NWGMA-Outlet_20_Mix_20__28_Nov_29__5f_04_20_MOR" style:display-name="_SCL - MOR_July(FINAL)_NWGMA-Outlet Mix (Nov)_04 MOR" style:family="table-cell" style:parent-style-name="Default" style:data-style-name="N161"/>
    <style:style style:name="_5f_SCL_20_-_20_MOR_5f_July_28_FINAL_29__5f_NWGMA-Outlet_20_Mix_20__28_Nov_29__5f_06_20_MOR" style:display-name="_SCL - MOR_July(FINAL)_NWGMA-Outlet Mix (Nov)_06 MOR" style:family="table-cell" style:parent-style-name="Default" style:data-style-name="N161"/>
    <style:style style:name="_5f_SCL_20_-_20_MOR_5f_July_28_FINAL_29__5f_NWGMA-Outlet_20_Mix_20__28_Nov_29__5f_06-2003" style:display-name="_SCL - MOR_July(FINAL)_NWGMA-Outlet Mix (Nov)_06-2003" style:family="table-cell" style:parent-style-name="Default" style:data-style-name="N169"/>
    <style:style style:name="_5f_SCL_20_-_20_MOR_5f_July_28_FINAL_29__5f_NWGMA-Outlet_20_Mix_20__28_Nov_29__5f_07-2003" style:display-name="_SCL - MOR_July(FINAL)_NWGMA-Outlet Mix (Nov)_07-2003" style:family="table-cell" style:parent-style-name="Default" style:data-style-name="N169"/>
    <style:style style:name="_5f_SCL_20_-_20_MOR_5f_July_28_FINAL_29__5f_NWGMA-Outlet_20_Mix_20__28_Nov_29__5f_08-FDS_20_CHARTS" style:display-name="_SCL - MOR_July(FINAL)_NWGMA-Outlet Mix (Nov)_08-FDS CHARTS" style:family="table-cell" style:parent-style-name="Default" style:data-style-name="N161"/>
    <style:style style:name="_5f_SCL_20_-_20_MOR_5f_July_28_FINAL_29__5f_NWGMA-Outlet_20_Mix_20__28_Nov_29__5f_1-_20_March_20_2003_20_MOR_20_Charts" style:display-name="_SCL - MOR_July(FINAL)_NWGMA-Outlet Mix (Nov)_1- March 2003 MOR Charts" style:family="table-cell" style:parent-style-name="Default" style:data-style-name="N169"/>
    <style:style style:name="_5f_SCL_20_-_20_MOR_5f_July_28_FINAL_29__5f_NWGMA-Outlet_20_Mix_20__28_Nov_29__5f_1-CGMA" style:display-name="_SCL - MOR_July(FINAL)_NWGMA-Outlet Mix (Nov)_1-CGMA" style:family="table-cell" style:parent-style-name="Default" style:data-style-name="N161"/>
    <style:style style:name="_5f_SCL_20_-_20_MOR_5f_July_28_FINAL_29__5f_NWGMA-Outlet_20_Mix_20__28_Nov_29__5f_1-NGMA" style:display-name="_SCL - MOR_July(FINAL)_NWGMA-Outlet Mix (Nov)_1-NGMA" style:family="table-cell" style:parent-style-name="Default" style:data-style-name="N169"/>
    <style:style style:name="_5f_SCL_20_-_20_MOR_5f_July_28_FINAL_29__5f_NWGMA-Outlet_20_Mix_20__28_Nov_29__5f_12-MOR" style:display-name="_SCL - MOR_July(FINAL)_NWGMA-Outlet Mix (Nov)_12-MOR" style:family="table-cell" style:parent-style-name="Default" style:data-style-name="N169"/>
    <style:style style:name="_5f_SCL_20_-_20_MOR_5f_July_28_FINAL_29__5f_NWGMA-Outlet_20_Mix_20__28_Nov_29__5f_2-CGMA" style:display-name="_SCL - MOR_July(FINAL)_NWGMA-Outlet Mix (Nov)_2-CGMA" style:family="table-cell" style:parent-style-name="Default" style:data-style-name="N161"/>
    <style:style style:name="_5f_SCL_20_-_20_MOR_5f_July_28_FINAL_29__5f_NWGMA-Outlet_20_Mix_20__28_Nov_29__5f_3-BBR" style:display-name="_SCL - MOR_July(FINAL)_NWGMA-Outlet Mix (Nov)_3-BBR" style:family="table-cell" style:parent-style-name="Default" style:data-style-name="N169"/>
    <style:style style:name="_5f_SCL_20_-_20_MOR_5f_July_28_FINAL_29__5f_NWGMA-Outlet_20_Mix_20__28_Nov_29__5f_4-NWGMA" style:display-name="_SCL - MOR_July(FINAL)_NWGMA-Outlet Mix (Nov)_4-NWGMA" style:family="table-cell" style:parent-style-name="Default" style:data-style-name="N169"/>
    <style:style style:name="_5f_SCL_20_-_20_MOR_5f_July_28_FINAL_29__5f_NWGMA-Outlet_20_Mix_20__28_Nov_29__5f_AA_20_Form" style:display-name="_SCL - MOR_July(FINAL)_NWGMA-Outlet Mix (Nov)_AA Form" style:family="table-cell" style:parent-style-name="Default" style:data-style-name="N161"/>
    <style:style style:name="_5f_SCL_20_-_20_MOR_5f_July_28_FINAL_29__5f_NWGMA-Outlet_20_Mix_20__28_Nov_29__5f_ACTIVE_20_OUTLET_20_TARGET_20_-_20_05_28_NEW_20_FORMAT_29_" style:display-name="_SCL - MOR_July(FINAL)_NWGMA-Outlet Mix (Nov)_ACTIVE OUTLET TARGET - 05(NEW FORMAT)" style:family="table-cell" style:parent-style-name="Default" style:data-style-name="N169"/>
    <style:style style:name="_5f_SCL_20_-_20_MOR_5f_July_28_FINAL_29__5f_NWGMA-Outlet_20_Mix_20__28_Nov_29__5f_Active_20_Outlets_20_-_20_GNR" style:display-name="_SCL - MOR_July(FINAL)_NWGMA-Outlet Mix (Nov)_Active Outlets - GNR" style:family="table-cell" style:parent-style-name="Default" style:data-style-name="N169"/>
    <style:style style:name="_5f_SCL_20_-_20_MOR_5f_July_28_FINAL_29__5f_NWGMA-Outlet_20_Mix_20__28_Nov_29__5f_ACTIVE_20_OUTLETS_20_TARGET_20_MONITORING" style:display-name="_SCL - MOR_July(FINAL)_NWGMA-Outlet Mix (Nov)_ACTIVE OUTLETS TARGET MONITORING" style:family="table-cell" style:parent-style-name="Default" style:data-style-name="N161"/>
    <style:style style:name="_5f_SCL_20_-_20_MOR_5f_July_28_FINAL_29__5f_NWGMA-Outlet_20_Mix_20__28_Nov_29__5f_Book2" style:display-name="_SCL - MOR_July(FINAL)_NWGMA-Outlet Mix (Nov)_Book2" style:family="table-cell" style:parent-style-name="Default" style:data-style-name="N161"/>
    <style:style style:name="_5f_SCL_20_-_20_MOR_5f_July_28_FINAL_29__5f_NWGMA-Outlet_20_Mix_20__28_Nov_29__5f_business_20_process" style:display-name="_SCL - MOR_July(FINAL)_NWGMA-Outlet Mix (Nov)_business process" style:family="table-cell" style:parent-style-name="Default" style:data-style-name="N161"/>
    <style:style style:name="_5f_SCL_20_-_20_MOR_5f_July_28_FINAL_29__5f_NWGMA-Outlet_20_Mix_20__28_Nov_29__5f_CGMA-MATERIALS" style:display-name="_SCL - MOR_July(FINAL)_NWGMA-Outlet Mix (Nov)_CGMA-MATERIALS" style:family="table-cell" style:parent-style-name="Default" style:data-style-name="N169"/>
    <style:style style:name="_5f_SCL_20_-_20_MOR_5f_July_28_FINAL_29__5f_NWGMA-Outlet_20_Mix_20__28_Nov_29__5f_CGMA_5f_May_20_MOR" style:display-name="_SCL - MOR_July(FINAL)_NWGMA-Outlet Mix (Nov)_CGMA_May MOR" style:family="table-cell" style:parent-style-name="Default" style:data-style-name="N161"/>
    <style:style style:name="_5f_SCL_20_-_20_MOR_5f_July_28_FINAL_29__5f_NWGMA-Outlet_20_Mix_20__28_Nov_29__5f_DEC_20_MOR" style:display-name="_SCL - MOR_July(FINAL)_NWGMA-Outlet Mix (Nov)_DEC MOR" style:family="table-cell" style:parent-style-name="Default" style:data-style-name="N161"/>
    <style:style style:name="_5f_SCL_20_-_20_MOR_5f_July_28_FINAL_29__5f_NWGMA-Outlet_20_Mix_20__28_Nov_29__5f_Dec_20_Pres_27_n" style:display-name="_SCL - MOR_July(FINAL)_NWGMA-Outlet Mix (Nov)_Dec Pres'n" style:family="table-cell" style:parent-style-name="Default" style:data-style-name="N169"/>
    <style:style style:name="_5f_SCL_20_-_20_MOR_5f_July_28_FINAL_29__5f_NWGMA-Outlet_20_Mix_20__28_Nov_29__5f_DECEMBER_20_MOR_20_Presentation" style:display-name="_SCL - MOR_July(FINAL)_NWGMA-Outlet Mix (Nov)_DECEMBER MOR Presentation" style:family="table-cell" style:parent-style-name="Default" style:data-style-name="N169"/>
    <style:style style:name="_5f_SCL_20_-_20_MOR_5f_July_28_FINAL_29__5f_NWGMA-Outlet_20_Mix_20__28_Nov_29__5f_Direct_20_Outlet_5f_Active_20_Outlet_20_Coverage_20_Chart" style:display-name="_SCL - MOR_July(FINAL)_NWGMA-Outlet Mix (Nov)_Direct Outlet_Active Outlet Coverage Chart" style:family="table-cell" style:parent-style-name="Default" style:data-style-name="N161"/>
    <style:style style:name="_5f_SCL_20_-_20_MOR_5f_July_28_FINAL_29__5f_NWGMA-Outlet_20_Mix_20__28_Nov_29__5f_DIST._20_1_20_MOR_20_CHARTS_20_NOVEMBER_20_2003" style:display-name="_SCL - MOR_July(FINAL)_NWGMA-Outlet Mix (Nov)_DIST. 1 MOR CHARTS NOVEMBER 2003" style:family="table-cell" style:parent-style-name="Default" style:data-style-name="N173"/>
    <style:style style:name="_5f_SCL_20_-_20_MOR_5f_July_28_FINAL_29__5f_NWGMA-Outlet_20_Mix_20__28_Nov_29__5f_DLR_20_FGS-july" style:display-name="_SCL - MOR_July(FINAL)_NWGMA-Outlet Mix (Nov)_DLR FGS-july" style:family="table-cell" style:parent-style-name="Default" style:data-style-name="N169"/>
    <style:style style:name="_5f_SCL_20_-_20_MOR_5f_July_28_FINAL_29__5f_NWGMA-Outlet_20_Mix_20__28_Nov_29__5f_FE" style:display-name="_SCL - MOR_July(FINAL)_NWGMA-Outlet Mix (Nov)_FE" style:family="table-cell" style:parent-style-name="Default" style:data-style-name="N161"/>
    <style:style style:name="_5f_SCL_20_-_20_MOR_5f_July_28_FINAL_29__5f_NWGMA-Outlet_20_Mix_20__28_Nov_29__5f_FE_20_TO_20_SMBX" style:display-name="_SCL - MOR_July(FINAL)_NWGMA-Outlet Mix (Nov)_FE TO SMBX" style:family="table-cell" style:parent-style-name="Default" style:data-style-name="N161"/>
    <style:style style:name="_5f_SCL_20_-_20_MOR_5f_July_28_FINAL_29__5f_NWGMA-Outlet_20_Mix_20__28_Nov_29__5f_FGS_20_4TH_20_QTR_20_REVISION" style:display-name="_SCL - MOR_July(FINAL)_NWGMA-Outlet Mix (Nov)_FGS 4TH QTR REVISION" style:family="table-cell" style:parent-style-name="Default" style:data-style-name="N169"/>
    <style:style style:name="_5f_SCL_20_-_20_MOR_5f_July_28_FINAL_29__5f_NWGMA-Outlet_20_Mix_20__28_Nov_29__5f_FORMAT_5f_PARETO_5f_AREA" style:display-name="_SCL - MOR_July(FINAL)_NWGMA-Outlet Mix (Nov)_FORMAT_PARETO_AREA" style:family="table-cell" style:parent-style-name="Default" style:data-style-name="N161"/>
    <style:style style:name="_5f_SCL_20_-_20_MOR_5f_July_28_FINAL_29__5f_NWGMA-Outlet_20_Mix_20__28_Nov_29__5f_Formats_20_for_20_June_20_3_20_and_20_4_20_AMT_20_Meeting" style:display-name="_SCL - MOR_July(FINAL)_NWGMA-Outlet Mix (Nov)_Formats for June 3 and 4 AMT Meeting" style:family="table-cell" style:parent-style-name="Default" style:data-style-name="N169"/>
    <style:style style:name="_5f_SCL_20_-_20_MOR_5f_July_28_FINAL_29__5f_NWGMA-Outlet_20_Mix_20__28_Nov_29__5f_Geographic_20_Pareto_20__28_Rev_29_" style:display-name="_SCL - MOR_July(FINAL)_NWGMA-Outlet Mix (Nov)_Geographic Pareto (Rev)" style:family="table-cell" style:parent-style-name="Default" style:data-style-name="N169"/>
    <style:style style:name="_5f_SCL_20_-_20_MOR_5f_July_28_FINAL_29__5f_NWGMA-Outlet_20_Mix_20__28_Nov_29__5f_Geographic_20_Pareto_20__28_Rev_29_.xls_20_Chart_20_1" style:display-name="_SCL - MOR_July(FINAL)_NWGMA-Outlet Mix (Nov)_Geographic Pareto (Rev).xls Chart 1" style:family="table-cell" style:parent-style-name="Default" style:data-style-name="N161"/>
    <style:style style:name="_5f_SCL_20_-_20_MOR_5f_July_28_FINAL_29__5f_NWGMA-Outlet_20_Mix_20__28_Nov_29__5f_highlights" style:display-name="_SCL - MOR_July(FINAL)_NWGMA-Outlet Mix (Nov)_highlights" style:family="table-cell" style:parent-style-name="Default" style:data-style-name="N161"/>
    <style:style style:name="_5f_SCL_20_-_20_MOR_5f_July_28_FINAL_29__5f_NWGMA-Outlet_20_Mix_20__28_Nov_29__5f_HL_20__26__20_POT" style:display-name="_SCL - MOR_July(FINAL)_NWGMA-Outlet Mix (Nov)_HL &amp; POT" style:family="table-cell" style:parent-style-name="Default" style:data-style-name="N161"/>
    <style:style style:name="_5f_SCL_20_-_20_MOR_5f_July_28_FINAL_29__5f_NWGMA-Outlet_20_Mix_20__28_Nov_29__5f_HL_20__26__20_POT_20_CONVERSION" style:display-name="_SCL - MOR_July(FINAL)_NWGMA-Outlet Mix (Nov)_HL &amp; POT CONVERSION" style:family="table-cell" style:parent-style-name="Default" style:data-style-name="N161"/>
    <style:style style:name="_5f_SCL_20_-_20_MOR_5f_July_28_FINAL_29__5f_NWGMA-Outlet_20_Mix_20__28_Nov_29__5f_June_20_2003_20_MOR_20_Charts" style:display-name="_SCL - MOR_July(FINAL)_NWGMA-Outlet Mix (Nov)_June 2003 MOR Charts" style:family="table-cell" style:parent-style-name="Default" style:data-style-name="N169"/>
    <style:style style:name="_5f_SCL_20_-_20_MOR_5f_July_28_FINAL_29__5f_NWGMA-Outlet_20_Mix_20__28_Nov_29__5f_JUNE_20_MOR_20_Presentation" style:display-name="_SCL - MOR_July(FINAL)_NWGMA-Outlet Mix (Nov)_JUNE MOR Presentation" style:family="table-cell" style:parent-style-name="Default" style:data-style-name="N169"/>
    <style:style style:name="_5f_SCL_20_-_20_MOR_5f_July_28_FINAL_29__5f_NWGMA-Outlet_20_Mix_20__28_Nov_29__5f_JUNE_20_MOR_20_Presentation_20_Revised_5f_FINAL" style:display-name="_SCL - MOR_July(FINAL)_NWGMA-Outlet Mix (Nov)_JUNE MOR Presentation Revised_FINAL" style:family="table-cell" style:parent-style-name="Default" style:data-style-name="N169"/>
    <style:style style:name="_5f_SCL_20_-_20_MOR_5f_July_28_FINAL_29__5f_NWGMA-Outlet_20_Mix_20__28_Nov_29__5f_June_20_Presentation_20_Materials" style:display-name="_SCL - MOR_July(FINAL)_NWGMA-Outlet Mix (Nov)_June Presentation Materials" style:family="table-cell" style:parent-style-name="Default" style:data-style-name="N169"/>
    <style:style style:name="_5f_SCL_20_-_20_MOR_5f_July_28_FINAL_29__5f_NWGMA-Outlet_20_Mix_20__28_Nov_29__5f_Monthly_20_BP" style:display-name="_SCL - MOR_July(FINAL)_NWGMA-Outlet Mix (Nov)_Monthly BP" style:family="table-cell" style:parent-style-name="Default" style:data-style-name="N169"/>
    <style:style style:name="_5f_SCL_20_-_20_MOR_5f_July_28_FINAL_29__5f_NWGMA-Outlet_20_Mix_20__28_Nov_29__5f_new_20_forms" style:display-name="_SCL - MOR_July(FINAL)_NWGMA-Outlet Mix (Nov)_new forms" style:family="table-cell" style:parent-style-name="Default" style:data-style-name="N161"/>
    <style:style style:name="_5f_SCL_20_-_20_MOR_5f_July_28_FINAL_29__5f_NWGMA-Outlet_20_Mix_20__28_Nov_29__5f_PARETO" style:display-name="_SCL - MOR_July(FINAL)_NWGMA-Outlet Mix (Nov)_PARETO" style:family="table-cell" style:parent-style-name="Default" style:data-style-name="N161"/>
    <style:style style:name="_5f_SCL_20_-_20_MOR_5f_July_28_FINAL_29__5f_NWGMA-Outlet_20_Mix_20__28_Nov_29__5f_Pareto_28_with_20_monthly_20_monitoring_29_" style:display-name="_SCL - MOR_July(FINAL)_NWGMA-Outlet Mix (Nov)_Pareto(with monthly monitoring)" style:family="table-cell" style:parent-style-name="Default" style:data-style-name="N161"/>
    <style:style style:name="_5f_SCL_20_-_20_MOR_5f_July_28_FINAL_29__5f_NWGMA-Outlet_20_Mix_20__28_Nov_29__5f_PER_20_DIST" style:display-name="_SCL - MOR_July(FINAL)_NWGMA-Outlet Mix (Nov)_PER DIST" style:family="table-cell" style:parent-style-name="Default" style:data-style-name="N161"/>
    <style:style style:name="_5f_SCL_20_-_20_MOR_5f_July_28_FINAL_29__5f_NWGMA-Outlet_20_Mix_20__28_Nov_29__5f_Retail-WS_20_Outlet_20_Mix_20_Form" style:display-name="_SCL - MOR_July(FINAL)_NWGMA-Outlet Mix (Nov)_Retail-WS Outlet Mix Form" style:family="table-cell" style:parent-style-name="Default" style:data-style-name="N172"/>
    <style:style style:name="_5f_SCL_20_-_20_MOR_5f_July_28_FINAL_29__5f_NWGMA-Outlet_20_Mix_20__28_Nov_29__5f_REVISED_20_HYLYTS_20_-_20_new_20_forms" style:display-name="_SCL - MOR_July(FINAL)_NWGMA-Outlet Mix (Nov)_REVISED HYLYTS - new forms" style:family="table-cell" style:parent-style-name="Default" style:data-style-name="N161"/>
    <style:style style:name="_5f_SCL_20_-_20_MOR_5f_July_28_FINAL_29__5f_NWGMA-Outlet_20_Mix_20__28_Nov_29__5f_sept." style:display-name="_SCL - MOR_July(FINAL)_NWGMA-Outlet Mix (Nov)_sept." style:family="table-cell" style:parent-style-name="Default" style:data-style-name="N161"/>
    <style:style style:name="_5f_SCL_20_-_20_MOR_5f_July_28_FINAL_29__5f_NWGMA-Outlet_20_Mix_20__28_Nov_29__5f_September" style:display-name="_SCL - MOR_July(FINAL)_NWGMA-Outlet Mix (Nov)_September" style:family="table-cell" style:parent-style-name="Default" style:data-style-name="N161"/>
    <style:style style:name="_5f_SCL_20_-_20_MOR_5f_July_28_FINAL_29__5f_NWGMA-Outlet_20_Mix_20__28_Nov_29__5f_SEPTEMBER_20_MOR_20_Presentation" style:display-name="_SCL - MOR_July(FINAL)_NWGMA-Outlet Mix (Nov)_SEPTEMBER MOR Presentation" style:family="table-cell" style:parent-style-name="Default" style:data-style-name="N169"/>
    <style:style style:name="_5f_SCL_20_-_20_MOR_5f_July_28_FINAL_29__5f_NWGMA-Outlet_20_Mix_20__28_Nov_29__5f_WS_20_PROGRAM" style:display-name="_SCL - MOR_July(FINAL)_NWGMA-Outlet Mix (Nov)_WS PROGRAM" style:family="table-cell" style:parent-style-name="Default" style:data-style-name="N161"/>
    <style:style style:name="_5f_SCL_20_-_20_MOR_5f_July_28_FINAL_29__5f_NWGMA-Outlet_20_Mix_20__28_Nov_29__5f_WSP_5f_REVISED" style:display-name="_SCL - MOR_July(FINAL)_NWGMA-Outlet Mix (Nov)_WSP_REVISED" style:family="table-cell" style:parent-style-name="Default" style:data-style-name="N161"/>
    <style:style style:name="_5f_SCL_20_-_20_MOR_5f_July_28_FINAL_29__5f_NWGMA-Outlet_20_Mix_20__28_Nov_29__5f_WSP_5f_REVISED-August" style:display-name="_SCL - MOR_July(FINAL)_NWGMA-Outlet Mix (Nov)_WSP_REVISED-August" style:family="table-cell" style:parent-style-name="Default" style:data-style-name="N161"/>
    <style:style style:name="_5f_SCL_20_-_20_MOR_5f_July_28_FINAL_29__5f_NWGMA-Outlet_20_Mix_20__28_Nov_29__5f_WSP_5f_Revised-December" style:display-name="_SCL - MOR_July(FINAL)_NWGMA-Outlet Mix (Nov)_WSP_Revised-December" style:family="table-cell" style:parent-style-name="Default" style:data-style-name="N173"/>
    <style:style style:name="_5f_SCL_20_-_20_MOR_5f_July_28_FINAL_29__5f_NWGMA-Outlet_20_Mix_20__28_Nov_29__5f_WSP_5f_Revised-November" style:display-name="_SCL - MOR_July(FINAL)_NWGMA-Outlet Mix (Nov)_WSP_Revised-November" style:family="table-cell" style:parent-style-name="Default" style:data-style-name="N173"/>
    <style:style style:name="_5f_SCL_20_-_20_MOR_5f_July_28_FINAL_29__5f_NWGMA-Outlet_20_Mix_20__28_Nov_29__5f_WSP_5f_REVISED-September" style:display-name="_SCL - MOR_July(FINAL)_NWGMA-Outlet Mix (Nov)_WSP_REVISED-September" style:family="table-cell" style:parent-style-name="Default" style:data-style-name="N161"/>
    <style:style style:name="_5f_SCL_20_-_20_MOR_5f_July_28_FINAL_29__5f_PARETO" style:display-name="_SCL - MOR_July(FINAL)_PARETO" style:family="table-cell" style:parent-style-name="Default" style:data-style-name="N161"/>
    <style:style style:name="_5f_SCL_20_-_20_MOR_5f_July_28_FINAL_29__5f_Pareto_28_with_20_monthly_20_monitoring_29_" style:display-name="_SCL - MOR_July(FINAL)_Pareto(with monthly monitoring)" style:family="table-cell" style:parent-style-name="Default" style:data-style-name="N161"/>
    <style:style style:name="_5f_SCL_20_-_20_MOR_5f_July_28_FINAL_29__5f_PER_20_DIST" style:display-name="_SCL - MOR_July(FINAL)_PER DIST" style:family="table-cell" style:parent-style-name="Default" style:data-style-name="N161"/>
    <style:style style:name="_5f_SCL_20_-_20_MOR_5f_July_28_FINAL_29__5f_REVISED_20_HYLYTS_20_-_20_new_20_forms" style:display-name="_SCL - MOR_July(FINAL)_REVISED HYLYTS - new forms" style:family="table-cell" style:parent-style-name="Default" style:data-style-name="N161"/>
    <style:style style:name="_5f_SCL_20_-_20_MOR_5f_July_28_FINAL_29__5f_rtw_20_revised" style:display-name="_SCL - MOR_July(FINAL)_rtw revised" style:family="table-cell" style:parent-style-name="Default" style:data-style-name="N172"/>
    <style:style style:name="_5f_SCL_20_-_20_MOR_5f_July_28_FINAL_29__5f_sept." style:display-name="_SCL - MOR_July(FINAL)_sept." style:family="table-cell" style:parent-style-name="Default" style:data-style-name="N161"/>
    <style:style style:name="_5f_SCL_20_-_20_MOR_5f_July_28_FINAL_29__5f_September" style:display-name="_SCL - MOR_July(FINAL)_September" style:family="table-cell" style:parent-style-name="Default" style:data-style-name="N161"/>
    <style:style style:name="_5f_SCL_20_-_20_MOR_5f_July_28_FINAL_29__5f_SEPTEMBER_20_MOR_20_Presentation" style:display-name="_SCL - MOR_July(FINAL)_SEPTEMBER MOR Presentation" style:family="table-cell" style:parent-style-name="Default" style:data-style-name="N169"/>
    <style:style style:name="_5f_SCL_20_-_20_MOR_5f_July_28_FINAL_29__5f_WS_20_PROGRAM" style:display-name="_SCL - MOR_July(FINAL)_WS PROGRAM" style:family="table-cell" style:parent-style-name="Default" style:data-style-name="N161"/>
    <style:style style:name="_5f_SCL_20_-_20_MOR_5f_July_28_FINAL_29__5f_WSP_5f_REVISED" style:display-name="_SCL - MOR_July(FINAL)_WSP_REVISED" style:family="table-cell" style:parent-style-name="Default" style:data-style-name="N161"/>
    <style:style style:name="_5f_SCL_20_-_20_MOR_5f_July_28_FINAL_29__5f_WSP_5f_REVISED-August" style:display-name="_SCL - MOR_July(FINAL)_WSP_REVISED-August" style:family="table-cell" style:parent-style-name="Default" style:data-style-name="N161"/>
    <style:style style:name="_5f_SCL_20_-_20_MOR_5f_July_28_FINAL_29__5f_WSP_5f_Revised-December" style:display-name="_SCL - MOR_July(FINAL)_WSP_Revised-December" style:family="table-cell" style:parent-style-name="Default" style:data-style-name="N172"/>
    <style:style style:name="_5f_SCL_20_-_20_MOR_5f_July_28_FINAL_29__5f_WSP_5f_Revised-November" style:display-name="_SCL - MOR_July(FINAL)_WSP_Revised-November" style:family="table-cell" style:parent-style-name="Default" style:data-style-name="N172"/>
    <style:style style:name="_5f_SCL_20_-_20_MOR_5f_July_28_FINAL_29__5f_WSP_5f_REVISED-September" style:display-name="_SCL - MOR_July(FINAL)_WSP_REVISED-September" style:family="table-cell" style:parent-style-name="Default" style:data-style-name="N161"/>
    <style:style style:name="_5f_sept." style:display-name="_sept." style:family="table-cell" style:parent-style-name="Default" style:data-style-name="N161"/>
    <style:style style:name="_5f_September" style:display-name="_September" style:family="table-cell" style:parent-style-name="Default" style:data-style-name="N161"/>
    <style:style style:name="_5f_SEPTEMBER_20_MOR_20_Presentation" style:display-name="_SEPTEMBER MOR Presentation" style:family="table-cell" style:parent-style-name="Default" style:data-style-name="N169"/>
    <style:style style:name="_5f_WS_20_PROGRAM" style:display-name="_WS PROGRAM" style:family="table-cell" style:parent-style-name="Default" style:data-style-name="N161"/>
    <style:style style:name="_5f_WSP_5f_REVISED" style:display-name="_WSP_REVISED" style:family="table-cell" style:parent-style-name="Default" style:data-style-name="N161"/>
    <style:style style:name="_5f_WSP_5f_REVISED-August" style:display-name="_WSP_REVISED-August" style:family="table-cell" style:parent-style-name="Default" style:data-style-name="N161"/>
    <style:style style:name="_5f_WSP_5f_Revised-December" style:display-name="_WSP_Revised-December" style:family="table-cell" style:parent-style-name="Default" style:data-style-name="N172"/>
    <style:style style:name="_5f_WSP_5f_Revised-November" style:display-name="_WSP_Revised-November" style:family="table-cell" style:parent-style-name="Default" style:data-style-name="N172"/>
    <style:style style:name="_5f_WSP_5f_REVISED-September" style:display-name="_WSP_REVISED-September" style:family="table-cell" style:parent-style-name="Default" style:data-style-name="N161"/>
    <style:style style:name="Accent1_20_2" style:display-name="Accent1 2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_20_2" style:display-name="Accent6 2 2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eE_ad__20__5b_0_5d__5f_INQUIRY_20__bf__3f__be__f7_AßAø_20_" style:display-name="AeE­ [0]_INQUIRY ¿?¾÷AßAø " style:family="table-cell" style:parent-style-name="Default" style:data-style-name="N0"/>
    <style:style style:name="AeE_ad__5f_INQUIRY_20__bf__3f__be__f7_AßAø_20_" style:display-name="AeE­_INQUIRY ¿?¾÷AßAø " style:family="table-cell" style:parent-style-name="Default" style:data-style-name="N0"/>
    <style:style style:name="args.style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AÞ_b8__b6__20__5b_0_5d__5f_INQUIRY_20__bf__3f__be__f7_AßAø_20_" style:display-name="AÞ¸¶ [0]_INQUIRY ¿?¾÷AßAø " style:family="table-cell" style:parent-style-name="Default" style:data-style-name="N0"/>
    <style:style style:name="AÞ_b8__b6__5f_INQUIRY_20__bf__3f__be__f7_AßAø_20_" style:display-name="AÞ¸¶_INQUIRY ¿?¾÷AßAø " style:family="table-cell" style:parent-style-name="Default" style:data-style-name="N0"/>
    <style:style style:name="Bad_20_2" style:display-name="Bad 2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Tahoma" fo:font-family="Tahoma" style:font-family-generic="swiss" fo:font-size="9pt" fo:font-style="normal" fo:text-shadow="none" style:text-underline-style="none" fo:font-weight="normal" style:font-size-asian="9pt" style:font-style-asian="normal" style:font-weight-asian="normal" style:font-name-complex="Tahoma" style:font-family-complex="Tahoma" style:font-family-generic-complex="swiss" style:font-size-complex="9pt" style:font-style-complex="normal" style:font-weight-complex="normal"/>
    </style:style>
    <style:style style:name="Bad_20_3" style:display-name="Bad 3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_20_2" style:display-name="Bad 3 2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_20_3" style:display-name="Bad 3 3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_20_3_20_2" style:display-name="Bad 3 3 2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ody" style:family="table-cell" style:parent-style-name="Default">
      <style:text-properties style:use-window-font-color="true" style:text-outline="false" style:text-line-through-style="none" style:text-line-through-type="none" style:font-name="Tms Rmn" fo:font-family="'Tms Rmn'" fo:font-size="12pt" fo:font-style="normal" fo:text-shadow="none" style:text-underline-style="none" fo:font-weight="normal" style:font-size-asian="12pt" style:font-style-asian="normal" style:font-weight-asian="normal" style:font-name-complex="Tms Rmn" style:font-family-complex="'Tms Rmn'" style:font-size-complex="12pt" style:font-style-complex="normal" style:font-weight-complex="normal"/>
    </style:style>
    <style:style style:name="C_3f_AØ_5f__bf__3f__be__f7_CoE_b2__20_" style:display-name="C?AØ_¿?¾÷CoE² 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¹UAAA¼" fo:font-family="¹UAAA¼" style:font-family-generic="modern" fo:font-size="12pt" fo:font-style="normal" fo:text-shadow="none" style:text-underline-style="none" fo:font-weight="normal" style:font-size-asian="12pt" style:font-style-asian="normal" style:font-weight-asian="normal" style:font-name-complex="¹UAAA¼" style:font-family-complex="¹UAAA¼" style:font-family-generic-complex="modern" style:font-size-complex="12pt" style:font-style-complex="normal" style:font-weight-complex="normal"/>
    </style:style>
    <style:style style:name="Calc_20_Currency_20__28_0_29_" style:display-name="Calc Currency (0)" style:family="table-cell" style:parent-style-name="Default" style:data-style-name="N195">
      <style:table-cell-properties style:cell-protect="protected" style:print-content="true"/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normal" style:font-size-asian="12pt" style:font-style-asian="normal" style:font-weight-asian="normal" style:font-name-complex=".VnTime" style:font-family-complex=".VnTime" style:font-family-generic-complex="swiss" style:font-size-complex="12pt" style:font-style-complex="normal" style:font-weight-complex="normal"/>
    </style:style>
    <style:style style:name="Calc_20_Currency_20__28_2_29_" style:display-name="Calc Currency (2)" style:family="table-cell" style:parent-style-name="Default" style:data-style-name="N191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91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22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23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89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69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91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lculation_20_2" style:display-name="Calculation 2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tegory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" fo:font-family="Helv" fo:font-size="10pt" fo:font-style="normal" fo:text-shadow="none" style:text-underline-style="none" fo:font-weight="bold" style:font-size-asian="10pt" style:font-style-asian="normal" style:font-weight-asian="bold" style:font-name-complex="Helv" style:font-family-complex="Helv" style:font-size-complex="10pt" style:font-style-complex="normal" style:font-weight-complex="bold"/>
    </style:style>
    <style:style style:name="Check_20_Cell_20_2" style:display-name="Check Cell 2" style:family="table-cell" style:parent-style-name="Default">
      <style:table-cell-properties fo:background-color="#969696" style:diagonal-bl-tr="none" style:diagonal-tl-br="none" fo:border="2.49pt double-thin #333333" style:border-line-width="0.51pt 1.5pt 0.51pt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omma_20_10" style:display-name="Comma 10" style:family="table-cell" style:parent-style-name="Default" style:data-style-name="N134"/>
    <style:style style:name="Comma_20_11" style:display-name="Comma 11" style:family="table-cell" style:parent-style-name="Default" style:data-style-name="N134"/>
    <style:style style:name="Comma_20_12" style:display-name="Comma 12" style:family="table-cell" style:parent-style-name="Default" style:data-style-name="N134"/>
    <style:style style:name="Comma_20_13" style:display-name="Comma 13" style:family="table-cell" style:parent-style-name="Default" style:data-style-name="N134"/>
    <style:style style:name="Comma_20_2" style:display-name="Comma 2" style:family="table-cell" style:parent-style-name="Default" style:data-style-name="N134"/>
    <style:style style:name="Comma_20_2_20_10" style:display-name="Comma 2 10" style:family="table-cell" style:parent-style-name="Default" style:data-style-name="N134"/>
    <style:style style:name="Comma_20_2_20_2" style:display-name="Comma 2 2" style:family="table-cell" style:parent-style-name="Default" style:data-style-name="N134"/>
    <style:style style:name="Comma_20_2_20_2_20_2" style:display-name="Comma 2 2 2" style:family="table-cell" style:parent-style-name="Default" style:data-style-name="N134"/>
    <style:style style:name="Comma_20_2_20_3" style:display-name="Comma 2 3" style:family="table-cell" style:parent-style-name="Default" style:data-style-name="N155"/>
    <style:style style:name="Comma_20_2_20_4" style:display-name="Comma 2 4" style:family="table-cell" style:parent-style-name="Default" style:data-style-name="N134"/>
    <style:style style:name="Comma_20_3" style:display-name="Comma 3" style:family="table-cell" style:parent-style-name="Default" style:data-style-name="N134"/>
    <style:style style:name="Comma_20_3_20_2" style:display-name="Comma 3 2" style:family="table-cell" style:parent-style-name="Default" style:data-style-name="N134"/>
    <style:style style:name="Comma_20_4" style:display-name="Comma 4" style:family="table-cell" style:parent-style-name="Default" style:data-style-name="N134"/>
    <style:style style:name="Comma_20_4_20_2" style:display-name="Comma 4 2" style:family="table-cell" style:parent-style-name="Default" style:data-style-name="N134"/>
    <style:style style:name="Comma_20_4_20_2_20_2" style:display-name="Comma 4 2 2" style:family="table-cell" style:parent-style-name="Default" style:data-style-name="N134"/>
    <style:style style:name="Comma_20_4_20_3" style:display-name="Comma 4 3" style:family="table-cell" style:parent-style-name="Default" style:data-style-name="N134"/>
    <style:style style:name="Comma_20_5" style:display-name="Comma 5" style:family="table-cell" style:parent-style-name="Default" style:data-style-name="N134"/>
    <style:style style:name="Comma_20_5_20_2" style:display-name="Comma 5 2" style:family="table-cell" style:parent-style-name="Default" style:data-style-name="N155"/>
    <style:style style:name="Comma_20_5_20_3" style:display-name="Comma 5 3" style:family="table-cell" style:parent-style-name="Default" style:data-style-name="N134"/>
    <style:style style:name="Comma_20_6" style:display-name="Comma 6" style:family="table-cell" style:parent-style-name="Default" style:data-style-name="N134"/>
    <style:style style:name="Comma_20_6_20_2" style:display-name="Comma 6 2" style:family="table-cell" style:parent-style-name="Default" style:data-style-name="N155"/>
    <style:style style:name="Comma_20_7" style:display-name="Comma 7" style:family="table-cell" style:parent-style-name="Default" style:data-style-name="N134"/>
    <style:style style:name="Comma_20_8" style:display-name="Comma 8" style:family="table-cell" style:parent-style-name="Default" style:data-style-name="N134"/>
    <style:style style:name="Comma_20_8_20_2" style:display-name="Comma 8 2" style:family="table-cell" style:parent-style-name="Default" style:data-style-name="N134"/>
    <style:style style:name="Comma_20_8_20_3" style:display-name="Comma 8 3" style:family="table-cell" style:parent-style-name="Default" style:data-style-name="N134"/>
    <style:style style:name="Comma_20_9" style:display-name="Comma 9" style:family="table-cell" style:parent-style-name="Default" style:data-style-name="N134"/>
    <style:style style:name="Comma_20__5b_00_5d_" style:display-name="Comma [00]" style:family="table-cell" style:parent-style-name="Default" style:data-style-name="N189"/>
    <style:style style:name="Comma_20__5b_0_5d__20_2" style:display-name="Comma [0] 2" style:family="table-cell" style:parent-style-name="Default" style:data-style-name="N128"/>
    <style:style style:name="Comma_20__5b_0_5d__20_2_20_2" style:display-name="Comma [0] 2 2" style:family="table-cell" style:parent-style-name="Default" style:data-style-name="N128"/>
    <style:style style:name="Comma_20__5b_0_5d__20_3" style:display-name="Comma [0] 3" style:family="table-cell" style:parent-style-name="Default" style:data-style-name="N128"/>
    <style:style style:name="comma_20_zerodec" style:display-name="comma zerodec" style:family="table-cell" style:parent-style-name="Default" style:data-style-name="N15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normal" style:font-size-asian="12pt" style:font-style-asian="normal" style:font-weight-asian="normal" style:font-name-complex=".VnTime" style:font-family-complex=".VnTime" style:font-family-generic-complex="swiss" style:font-size-complex="12pt" style:font-style-complex="normal" style:font-weight-complex="normal"/>
    </style:style>
    <style:style style:name="Comma0" style:family="table-cell" style:parent-style-name="Default" style:data-style-name="N3"/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MS Serif" fo:font-family="'MS Serif'" style:font-family-generic="roman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Courier" fo:font-family="Courier" style:font-family-generic="moder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47"/>
    <style:style style:name="Currency_20_3" style:display-name="Currency 3" style:family="table-cell" style:parent-style-name="Default" style:data-style-name="N147"/>
    <style:style style:name="Currency_20_3_20_2" style:display-name="Currency 3 2" style:family="table-cell" style:parent-style-name="Default" style:data-style-name="N147"/>
    <style:style style:name="Currency_20_4" style:display-name="Currency 4" style:family="table-cell" style:parent-style-name="Default" style:data-style-name="N151"/>
    <style:style style:name="Currency_20_5" style:display-name="Currency 5" style:family="table-cell" style:parent-style-name="Default" style:data-style-name="N147"/>
    <style:style style:name="Currency_20_6" style:display-name="Currency 6" style:family="table-cell" style:parent-style-name="Default" style:data-style-name="N147"/>
    <style:style style:name="Currency_20__5b_00_5d_" style:display-name="Currency [00]" style:family="table-cell" style:parent-style-name="Default" style:data-style-name="N191"/>
    <style:style style:name="Currency0" style:family="table-cell" style:parent-style-name="Default" style:data-style-name="N197"/>
    <style:style style:name="Currency1" style:family="table-cell" style:parent-style-name="Default" style:data-style-name="N19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normal" style:font-size-asian="12pt" style:font-style-asian="normal" style:font-weight-asian="normal" style:font-name-complex=".VnTime" style:font-family-complex=".VnTime" style:font-family-generic-complex="swiss" style:font-size-complex="12pt" style:font-style-complex="normal" style:font-weight-complex="normal"/>
    </style:style>
    <style:style style:name="C_ffe5_AØ_5f_Sheet1_5f__bf_μ_be__f7_CoE_b2__20_" style:display-name="C￥AØ_Sheet1_¿μ¾÷CoE² 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±¼¸²A¼" fo:font-family="±¼¸²A¼" style:font-family-generic="modern" fo:font-size="10pt" fo:font-style="normal" fo:text-shadow="none" style:text-underline-style="none" fo:font-weight="normal" style:font-size-asian="10pt" style:font-style-asian="normal" style:font-weight-asian="normal" style:font-name-complex="±¼¸²A¼" style:font-family-complex="±¼¸²A¼" style:font-family-generic-complex="modern" style:font-size-complex="10pt" style:font-style-complex="normal" style:font-weight-complex="normal"/>
    </style:style>
    <style:style style:name="C_ffe5_AØ_5f__bf_μ_be__f7_CoE_b2__20_" style:display-name="C￥AØ_¿μ¾÷CoE² 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¹UAAA¼" fo:font-family="¹UAAA¼" style:font-family-generic="modern" fo:font-size="12pt" fo:font-style="normal" fo:text-shadow="none" style:text-underline-style="none" fo:font-weight="normal" style:font-size-asian="12pt" style:font-style-asian="normal" style:font-weight-asian="normal" style:font-name-complex="¹UAAA¼" style:font-family-complex="¹UAAA¼" style:font-family-generic-complex="modern" style:font-size-complex="12pt" style:font-style-complex="normal" style:font-weight-complex="normal"/>
    </style:style>
    <style:style style:name="Date" style:family="table-cell" style:parent-style-name="Default" style:data-style-name="N0"/>
    <style:style style:name="Date_20_Short" style:display-name="Date Short" style:family="table-cell" style:parent-style-name="Default" style:data-style-name="N36">
      <style:table-cell-properties style:cell-protect="protected" style:print-content="tru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_5f_Bieu_20_mau_20_kem_20_theo_20_Quyet_20_dinh_20_902-QD-BHXH" style:display-name="Date_Bieu mau kem theo Quyet dinh 902-QD-BHXH" style:family="table-cell" style:parent-style-name="Default" style:data-style-name="N0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ezimal_20__5b_0_5d__5f_UXO_20_VII" style:display-name="Dezimal [0]_UXO VII" style:family="table-cell" style:parent-style-name="Default" style:data-style-name="N203"/>
    <style:style style:name="Dezimal_5f_UXO_20_VII" style:display-name="Dezimal_UXO VII" style:family="table-cell" style:parent-style-name="Default" style:data-style-name="N207"/>
    <style:style style:name="Dollar_20__28_zero_20_dec_29_" style:display-name="Dollar (zero dec)" style:family="table-cell" style:parent-style-name="Default" style:data-style-name="N16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normal" style:font-size-asian="12pt" style:font-style-asian="normal" style:font-weight-asian="normal" style:font-name-complex=".VnTime" style:font-family-complex=".VnTime" style:font-family-generic-complex="swiss" style:font-size-complex="12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89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91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89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69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91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/>
      <style:text-properties fo:color="#800000" style:text-outline="false" style:text-line-through-style="none" style:text-line-through-type="none" style:font-name="MS Serif" fo:font-family="'MS Serif'" style:font-family-generic="roman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size-complex="10pt" style:font-style-complex="normal" style:font-weight-complex="normal"/>
    </style:style>
    <style:style style:name="Explanatory_20_Text_20_2" style:display-name="Explanatory Text 2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Fixed" style:family="table-cell" style:parent-style-name="Default" style:data-style-name="N2"/>
    <style:style style:name="Good_20_2" style:display-name="Good 2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2_20_2" style:display-name="Good 2 2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3" style:display-name="Good 3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3_20_2" style:display-name="Good 3 2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4" style:display-name="Good 4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EADER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" fo:font-family="Helv" fo:font-size="12pt" fo:font-style="normal" fo:text-shadow="none" style:text-underline-style="none" fo:font-weight="bold" style:font-size-asian="12pt" style:font-style-asian="normal" style:font-weight-asian="bold" style:font-name-complex="Helv" style:font-family-complex="Helv" style:font-size-complex="12pt" style:font-style-complex="normal" style:font-weight-complex="bold"/>
    </style:style>
    <style:style style:name="Header1" style:family="table-cell" style:parent-style-name="Default">
      <style:table-cell-properties fo:border-bottom="1.76pt solid #000000" style:diagonal-bl-tr="none" style:diagonal-tl-br="none" fo:background-color="transparent" fo:border-left="none" fo:border-right="none" fo:border-top="1.76pt solid #000000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Heading_20_1_20_2" style:display-name="Heading 1 2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2" style:display-name="Heading 2 2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2" style:display-name="Heading 3 2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" style:display-name="Heading 4 2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1_20_1" style:display-name="Heading1 1" style:family="table-cell" style:parent-style-name="Default" style:data-style-name="N208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" fo:font-family="Courier" style:font-family-generic="modern" fo:font-size="1pt" fo:font-style="normal" fo:text-shadow="none" style:text-underline-style="none" fo:font-weight="bold" style:font-size-asian="1pt" style:font-style-asian="normal" style:font-weight-asian="bold" style:font-size-complex="1pt" style:font-style-complex="normal" style:font-weight-complex="bold"/>
    </style:style>
    <style:style style:name="Heading2" style:family="table-cell" style:parent-style-name="Default" style:data-style-name="N208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" fo:font-family="Courier" style:font-family-generic="modern" fo:font-size="1pt" fo:font-style="normal" fo:text-shadow="none" style:text-underline-style="none" fo:font-weight="bold" style:font-size-asian="1pt" style:font-style-asian="normal" style:font-weight-asian="bold" style:font-size-complex="1pt" style:font-style-complex="normal" style:font-weight-complex="bold"/>
    </style:style>
    <style:style style:name="Hoa-Scholl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H" fo:font-family=".VnTimeH" style:font-family-generic="swiss" fo:font-size="14pt" fo:font-style="normal" fo:text-shadow="none" style:text-underline-style="none" fo:font-weight="bold" style:font-size-asian="14pt" style:font-style-asian="normal" style:font-weight-asian="bold" style:font-name-complex=".VnTimeH" style:font-family-complex=".VnTimeH" style:font-family-generic-complex="swiss" style:font-size-complex="14pt" style:font-style-complex="normal" style:font-weight-complex="bold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Input_20_2" style:display-name="Input 2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3" style:display-name="Input 3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4" style:display-name="Input 4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5" style:display-name="Input 5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6" style:display-name="Input 6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7" style:display-name="Input 7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0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edger_20_17_20_x_20_11_20_in" style:display-name="Ledger 17 x 11 in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Link_20_Currency_20__28_0_29_" style:display-name="Link Currency (0)" style:family="table-cell" style:parent-style-name="Default" style:data-style-name="N189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91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89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69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91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nked_20_Cell_20_2" style:display-name="Linked Cell 2" style:family="table-cell" style:parent-style-name="Default">
      <style:table-cell-properties fo:border-bottom="2.49pt double-thin #ff9900" style:border-line-width-bottom="0.51pt 1.5pt 0.51pt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s" style:display-name="Linked Cells" style:family="table-cell" style:parent-style-name="Default" style:data-style-name="N0">
      <style:table-cell-properties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Mikepogi_5f_peso" style:display-name="Mikepogi_peso" style:family="table-cell" style:parent-style-name="Default" style:data-style-name="N210"/>
    <style:style style:name="Millares_20__5b_0_5d__5f_Well_20_Timing" style:display-name="Millares [0]_Well Timing" style:family="table-cell" style:parent-style-name="Default" style:data-style-name="N123"/>
    <style:style style:name="Millares_5f_Well_20_Timing" style:display-name="Millares_Well Timing" style:family="table-cell" style:parent-style-name="Default" style:data-style-name="N124"/>
    <style:style style:name="Milliers_20__5b_0_5d__5f__20__20__20__20__20__20_" style:display-name="Milliers [0]_      " style:family="table-cell" style:parent-style-name="Default" style:data-style-name="N130"/>
    <style:style style:name="Milliers_5f__20__20__20__20__20__20_" style:display-name="Milliers_      " style:family="table-cell" style:parent-style-name="Default" style:data-style-name="N136"/>
    <style:style style:name="Model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" fo:font-family="Helv" fo:font-size="11pt" fo:font-style="normal" fo:text-shadow="none" style:text-underline-style="none" fo:font-weight="bold" style:font-size-asian="11pt" style:font-style-asian="normal" style:font-weight-asian="bold" style:font-name-complex="Helv" style:font-family-complex="Helv" style:font-size-complex="11pt" style:font-style-complex="normal" style:font-weight-complex="bold"/>
    </style:style>
    <style:style style:name="moi" style:family="table-cell" style:parent-style-name="Default" style:data-style-name="N211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Avant" fo:font-family=".VnAvant" style:font-family-generic="swiss" fo:font-size="10pt" fo:font-style="normal" fo:text-shadow="none" style:text-underline-style="none" fo:font-weight="normal" style:font-size-asian="10pt" style:font-style-asian="normal" style:font-weight-asian="normal" style:font-name-complex=".VnAvant" style:font-family-complex=".VnAvant" style:font-family-generic-complex="swiss" style:font-size-complex="10pt" style:font-style-complex="normal" style:font-weight-complex="normal"/>
    </style:style>
    <style:style style:name="Mon_3f_aire_20__5b_0_5d__5f__20__20__20__20__20__20_" style:display-name="Mon?aire [0]_      " style:family="table-cell" style:parent-style-name="Default" style:data-style-name="N181"/>
    <style:style style:name="Mon_3f_aire_5f__20__20__20__20__20__20_" style:display-name="Mon?aire_      " style:family="table-cell" style:parent-style-name="Default" style:data-style-name="N171"/>
    <style:style style:name="Moneda_20__5b_0_5d__5f_Well_20_Timing" style:display-name="Moneda [0]_Well Timing" style:family="table-cell" style:parent-style-name="Default" style:data-style-name="N212"/>
    <style:style style:name="Moneda_5f_Well_20_Timing" style:display-name="Moneda_Well Timing" style:family="table-cell" style:parent-style-name="Default" style:data-style-name="N166"/>
    <style:style style:name="Monétaire_20__5b_0_5d__5f_AR1194" style:display-name="Monétaire [0]_AR1194" style:family="table-cell" style:parent-style-name="Default" style:data-style-name="N214"/>
    <style:style style:name="Monétaire_5f_AR1194" style:display-name="Monétaire_AR1194" style:family="table-cell" style:parent-style-name="Default" style:data-style-name="N216"/>
    <style:style style:name="n" style:family="table-cell" style:parent-style-name="Default">
      <style:table-cell-properties style:cell-protect="protected" style:print-content="true" style:diagonal-bl-tr="none" style:diagonal-tl-br="none" fo:border="none"/>
    </style:style>
    <style:style style:name="Neutral_20_2" style:display-name="Neutral 2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w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New_20_Times_20_Roman" style:display-name="New Times Roman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no_20_dec" style:display-name="no dec" style:family="table-cell" style:parent-style-name="Default" style:data-style-name="N12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mall Fonts" fo:font-family="'Small Fonts'" style:font-family-generic="swiss" fo:font-size="7pt" fo:font-style="normal" fo:text-shadow="none" style:text-underline-style="none" fo:font-weight="normal" style:font-size-asian="7pt" style:font-style-asian="normal" style:font-weight-asian="normal" style:font-name-complex="Small Fonts" style:font-family-complex="'Small Fonts'" style:font-family-generic-complex="swiss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Normal_20_10" style:display-name="Normal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Ntimes new roman" fo:font-family="'VN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VNtimes new roman" style:font-family-complex="'VNtimes new roman'" style:font-family-generic-complex="swiss" style:font-size-complex="10pt" style:font-style-complex="normal" style:font-weight-complex="normal"/>
    </style:style>
    <style:style style:name="Normal_20_11" style:display-name="Normal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12" style:display-name="Normal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14" style:display-name="Normal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Ntimes new roman" fo:font-family="'VN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VNtimes new roman" style:font-family-complex="'VNtimes new roman'" style:font-family-generic-complex="swiss" style:font-size-complex="10pt" style:font-style-complex="normal" style:font-weight-complex="normal"/>
    </style:style>
    <style:style style:name="Normal_20_2_20_2_20_2_20_2" style:display-name="Normal 2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_20_3" style:display-name="Normal 2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_20_2" style:display-name="Normal 2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3_20_3" style:display-name="Normal 2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2_20_2" style:display-name="Normal 3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1" fo:font-family="'Times New Roman'" style:font-family-generic="swiss" fo:font-size="11pt" fo:font-style="normal" fo:text-shadow="none" style:text-underline-style="none" fo:font-weight="normal" style:font-size-asian="11pt" style:font-style-asian="normal" style:font-weight-asian="normal" style:font-name-complex="Times New Roman1" style:font-family-complex="'Times New Roman'" style:font-family-generic-complex="swiss" style:font-size-complex="11pt" style:font-style-complex="normal" style:font-weight-complex="normal"/>
    </style:style>
    <style:style style:name="Normal_20_7_20_2" style:display-name="Normal 7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1" fo:font-family="'Times New Roman'" style:font-family-generic="swiss" fo:font-size="11pt" fo:font-style="normal" fo:text-shadow="none" style:text-underline-style="none" fo:font-weight="normal" style:font-size-asian="11pt" style:font-style-asian="normal" style:font-weight-asian="normal" style:font-name-complex="Times New Roman1" style:font-family-complex="'Times New Roman'" style:font-family-generic-complex="swiss" style:font-size-complex="11pt" style:font-style-complex="normal" style:font-weight-complex="normal"/>
    </style:style>
    <style:style style:name="Normal_20_7_20_2_20_2" style:display-name="Normal 7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1" fo:font-family="'Times New Roman'" style:font-family-generic="swiss" fo:font-size="11pt" fo:font-style="normal" fo:text-shadow="none" style:text-underline-style="none" fo:font-weight="normal" style:font-size-asian="11pt" style:font-style-asian="normal" style:font-weight-asian="normal" style:font-name-complex="Times New Roman1" style:font-family-complex="'Times New Roman'" style:font-family-generic-complex="swiss" style:font-size-complex="11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8_20_3" style:display-name="Normal 8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1" fo:font-family="'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Times New Roman1" style:font-family-complex="'Times New Roman'" style:font-family-generic-complex="swiss" style:font-size-complex="10pt" style:font-style-complex="normal" style:font-weight-complex="normal"/>
    </style:style>
    <style:style style:name="Normal_20_9_20_2" style:display-name="Normal 9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1" fo:font-family="'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Times New Roman1" style:font-family-complex="'Times New Roman'" style:font-family-generic-complex="swiss" style:font-size-complex="10pt" style:font-style-complex="normal" style:font-weight-complex="normal"/>
    </style:style>
    <style:style style:name="Normal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normal" style:font-size-asian="12pt" style:font-style-asian="normal" style:font-weight-asian="normal" style:font-name-complex=".VnTime" style:font-family-complex=".VnTime" style:font-family-generic-complex="swiss" style:font-size-complex="12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74pt solid #c0c0c0"/>
    </style:style>
    <style:style style:name="omma_20__5b_0_5d__5f_Mktg_20_Prog" style:display-name="omma [0]_Mktg Prog" style:family="table-cell" style:parent-style-name="Default" style:data-style-name="N0"/>
    <style:style style:name="ormal_5f_Sheet1_5f_1" style:display-name="ormal_Sheet1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Output_20_2" style:display-name="Output 2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er.style" style:family="table-cell" style:parent-style-name="Default" style:data-style-name="N36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Percent_20_2" style:display-name="Percent 2" style:family="table-cell" style:parent-style-name="Default" style:data-style-name="N10"/>
    <style:style style:name="Percent_20_2_20_2" style:display-name="Percent 2 2" style:family="table-cell" style:parent-style-name="Default" style:data-style-name="N10"/>
    <style:style style:name="Percent_20_3" style:display-name="Percent 3" style:family="table-cell" style:parent-style-name="Default" style:data-style-name="N10"/>
    <style:style style:name="Percent_20_3_20_2" style:display-name="Percent 3 2" style:family="table-cell" style:parent-style-name="Default" style:data-style-name="N10"/>
    <style:style style:name="Percent_20_3_20_3" style:display-name="Percent 3 3" style:family="table-cell" style:parent-style-name="Default" style:data-style-name="N10"/>
    <style:style style:name="Percent_20_4" style:display-name="Percent 4" style:family="table-cell" style:parent-style-name="Default" style:data-style-name="N10"/>
    <style:style style:name="Percent_20_5" style:display-name="Percent 5" style:family="table-cell" style:parent-style-name="Default" style:data-style-name="N10"/>
    <style:style style:name="Percent_20_5_20_2" style:display-name="Percent 5 2" style:family="table-cell" style:parent-style-name="Default" style:data-style-name="N10"/>
    <style:style style:name="Percent_20_5_20_3" style:display-name="Percent 5 3" style:family="table-cell" style:parent-style-name="Default" style:data-style-name="N10"/>
    <style:style style:name="Percent_20_6" style:display-name="Percent 6" style:family="table-cell" style:parent-style-name="Default" style:data-style-name="N10"/>
    <style:style style:name="Percent_20_7" style:display-name="Percent 7" style:family="table-cell" style:parent-style-name="Default" style:data-style-name="N10"/>
    <style:style style:name="Percent_20_8" style:display-name="Percent 8" style:family="table-cell" style:parent-style-name="Default" style:data-style-name="N10"/>
    <style:style style:name="Percent_20__5b_00_5d_" style:display-name="Percent [00]" style:family="table-cell" style:parent-style-name="Default" style:data-style-name="N189"/>
    <style:style style:name="Percent_20__5b_0_5d_" style:display-name="Percent [0]" style:family="table-cell" style:parent-style-name="Default" style:data-style-name="N123"/>
    <style:style style:name="Percent_20__5b_2_5d_" style:display-name="Percent [2]" style:family="table-cell" style:parent-style-name="Default" style:data-style-name="N11"/>
    <style:style style:name="PERCENTAGE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PrePop_20_Currency_20__28_0_29_" style:display-name="PrePop Currency (0)" style:family="table-cell" style:parent-style-name="Default" style:data-style-name="N189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91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89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69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91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ricing" style:family="table-cell" style:parent-style-name="Default" style:data-style-name="N13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ms Rmn1" fo:font-family="'Tms Rm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ms Rmn1" style:font-family-complex="'Tms Rmn'" style:font-family-generic-complex="roman" style:font-size-complex="10pt" style:font-style-complex="normal" style:font-weight-complex="normal"/>
    </style:style>
    <style:style style:name="PSChar" style:family="table-cell" style:parent-style-name="Default"/>
    <style:style style:name="RevList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aggData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aggDataEmph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bold" style:font-size-asian="12pt" style:font-style-asian="italic" style:font-weight-asian="bold" style:font-name-complex="Arial" style:font-family-complex="Arial" style:font-family-generic-complex="swiss" style:font-size-complex="12pt" style:font-style-complex="italic" style:font-weight-complex="bold"/>
    </style:style>
    <style:style style:name="SAPBEXaggItem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chaText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8" style:family="table-cell" style:parent-style-name="Default">
      <style:table-cell-properties fo:background-color="#ff99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9" style:family="table-cell" style:parent-style-name="Default">
      <style:table-cell-properties fo:background-color="#ff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4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5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6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1" style:family="table-cell" style:parent-style-name="Default">
      <style:table-cell-properties fo:background-color="#99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2" style:family="table-cell" style:parent-style-name="Default">
      <style:table-cell-properties fo:background-color="#339966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3" style:family="table-cell" style:parent-style-name="Default">
      <style:table-cell-properties fo:background-color="#00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filterDrill" style:family="table-cell" style:parent-style-name="Default">
      <style:table-cell-properties fo:border-bottom="0.74pt solid #3366ff" fo:background-color="#7fb2ff" style:diagonal-bl-tr="none" style:diagonal-tl-br="none" style:text-align-source="fix" style:repeat-content="false" fo:wrap-option="no-wrap" fo:border-left="0.74pt solid #ccffff" style:direction="ltr" fo:border-right="0.74pt solid #3366ff" style:rotation-angle="0" style:rotation-align="none" style:shrink-to-fit="false" fo:border-top="1.76pt solid #ccffff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Item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Text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ormats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headerItem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headerText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resData" style:family="table-cell" style:parent-style-name="Default">
      <style:table-cell-properties fo:background-color="#ccfff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resDataEmph" style:family="table-cell" style:parent-style-name="Default">
      <style:table-cell-properties fo:background-color="#ccfff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resItem" style:family="table-cell" style:parent-style-name="Default">
      <style:table-cell-properties fo:border-bottom="0.74pt solid #3366ff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stdData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stdDataEmph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stdItem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title" style:family="table-cell" style:parent-style-name="Default">
      <style:table-cell-properties fo:border-bottom="0.74pt solid #3366ff" fo:background-color="#00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14.85pt" style:writing-mode="page"/>
      <style:text-properties fo:color="#3366ff" style:text-outline="false" style:text-line-through-style="none" style:text-line-through-type="none" style:font-name="Arial" fo:font-family="Arial" style:font-family-generic="swiss" fo:font-size="19pt" fo:font-style="normal" fo:text-shadow="none" style:text-underline-style="none" fo:font-weight="normal" style:font-size-asian="19pt" style:font-style-asian="normal" style:font-weight-asian="normal" style:font-name-complex="Arial" style:font-family-complex="Arial" style:font-family-generic-complex="swiss" style:font-size-complex="19pt" style:font-style-complex="normal" style:font-weight-complex="normal"/>
    </style:style>
    <style:style style:name="SAPBEXundefined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ff00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iêu_20_nối_20_kết_5f_Book1" style:display-name="Siêu nối kết_Book1" style:family="table-cell" style:parent-style-name="Default">
      <style:text-properties fo:color="#0000ff" style:text-outline="false" style:text-line-through-style="none" style:text-line-through-type="none" style:font-name="VNI-Times" fo:font-family="VNI-Time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VNI-Times" style:font-family-complex="VNI-Times" style:font-size-complex="12pt" style:font-style-complex="normal" style:font-weight-complex="normal"/>
    </style:style>
    <style:style style:name="so" style:family="table-cell" style:parent-style-name="Default" style:data-style-name="N2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yle_20_1" style:display-name="Style 1" style:family="table-cell" style:parent-style-name="Default" style:data-style-name="N169"/>
    <style:style style:name="Style_20_10" style:display-name="Style 10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tyle_20_11" style:display-name="Style 11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size-complex="18pt" style:font-style-complex="normal" style:font-weight-complex="bold"/>
    </style:style>
    <style:style style:name="Style_20_12" style:display-name="Style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Style_20_13" style:display-name="Style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3C_Times_T" fo:font-family="3C_Times_T" fo:font-size="10pt" fo:font-style="normal" fo:text-shadow="none" style:text-underline-style="none" fo:font-weight="normal" style:font-size-asian="10pt" style:font-style-asian="normal" style:font-weight-asian="normal" style:font-name-complex="3C_Times_T" style:font-family-complex="3C_Times_T" style:font-size-complex="10pt" style:font-style-complex="normal" style:font-weight-complex="normal"/>
    </style:style>
    <style:style style:name="Style_20_14" style:display-name="Style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Style_20_15" style:display-name="Style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Style_20_16" style:display-name="Style 16" style:family="table-cell" style:parent-style-name="Default">
      <style:table-cell-properties fo:border-bottom="none" style:diagonal-bl-tr="none" style:diagonal-tl-br="none" fo:border-left="none" fo:border-right="none" fo:border-top="2.49pt double-thin #000000" style:border-line-width-top="0.51pt 1.5pt 0.51pt"/>
    </style:style>
    <style:style style:name="Style_20_2" style:display-name="Style 2" style:family="table-cell" style:parent-style-name="Default">
      <style:table-cell-properties style:cell-protect="protected" style:print-content="true" style:diagonal-bl-tr="none" style:diagonal-tl-br="none" fo:border="none"/>
    </style:style>
    <style:style style:name="Style_20_3" style:display-name="Style 3" style:family="table-cell" style:parent-style-name="Default" style:data-style-name="N3"/>
    <style:style style:name="Style_20_4" style:display-name="Style 4" style:family="table-cell" style:parent-style-name="Default" style:data-style-name="N197"/>
    <style:style style:name="Style_20_5" style:display-name="Style 5" style:family="table-cell" style:parent-style-name="Default" style:data-style-name="N0"/>
    <style:style style:name="Style_20_6" style:display-name="Style 6" style:family="table-cell" style:parent-style-name="Default" style:data-style-name="N2"/>
    <style:style style:name="Style_20_7" style:display-name="Style 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tyle_20_8" style:display-name="Style 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tyle_20_9" style:display-name="Style 9" style:family="table-cell" style:parent-style-name="Default">
      <style:table-cell-properties fo:border-bottom="1.76pt solid #000000" style:diagonal-bl-tr="none" style:diagonal-tl-br="none" fo:background-color="transparent" fo:border-left="none" fo:border-right="none" fo:border-top="1.76pt solid #000000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tyle_5f_1" style:display-name="style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80" style:text-outline="false" style:text-line-through-style="none" style:text-line-through-type="none" style:font-name="VNI-Times" fo:font-family="VNI-Times" fo:font-size="11pt" fo:font-style="normal" fo:text-shadow="none" style:text-underline-style="none" fo:font-weight="normal" style:font-size-asian="11pt" style:font-style-asian="normal" style:font-weight-asian="normal" style:font-name-complex="VNI-Times" style:font-family-complex="VNI-Times" style:font-size-complex="11pt" style:font-style-complex="normal" style:font-weight-complex="normal"/>
    </style:style>
    <style:style style:name="subhea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" fo:font-family="Helv" fo:font-size="11pt" fo:font-style="normal" fo:text-shadow="none" style:text-underline-style="none" fo:font-weight="bold" style:font-size-asian="11pt" style:font-style-asian="normal" style:font-weight-asian="bold" style:font-name-complex="Helv" style:font-family-complex="Helv" style:font-size-complex="11pt" style:font-style-complex="normal" style:font-weight-complex="bold"/>
    </style:style>
    <style:style style:name="Subtotal" style:family="table-cell" style:parent-style-name="Default" style:data-style-name="N124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1" fo:font-family="Helv" style:font-family-generic="swiss" fo:font-size="8pt" fo:font-style="normal" fo:text-shadow="none" style:text-underline-style="none" fo:font-weight="bold" style:font-size-asian="8pt" style:font-style-asian="normal" style:font-weight-asian="bold" style:font-name-complex="Helv1" style:font-family-complex="Helv" style:font-family-generic-complex="swiss" style:font-size-complex="8pt" style:font-style-complex="normal" style:font-weight-complex="bold"/>
    </style:style>
    <style:style style:name="T" style:family="table-cell" style:parent-style-name="Default" style:data-style-name="N21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Text_20_Indent_20_A" style:display-name="Text Indent A" style:family="table-cell" style:parent-style-name="Default" style:data-style-name="N100">
      <style:table-cell-properties style:cell-protect="protected" style:print-content="tru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24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89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extmike" style:family="table-cell" style:parent-style-name="Default" style:data-style-name="N0"/>
    <style:style style:name="th" style:family="table-cell" style:parent-style-name="Default" style:data-style-name="N223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Times_20_New_20_Roman" style:display-name="Times New Roman" style:family="table-cell" style:parent-style-name="Default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1pt" fo:font-style="normal" fo:text-shadow="none" style:text-underline-style="none" fo:font-weight="bold" style:font-size-asian="11pt" style:font-style-asian="normal" style:font-weight-asian="bold" style:font-name-complex="Times New Roman" style:font-family-complex="'Times New Roman'" style:font-family-generic-complex="roman" style:font-size-complex="11pt" style:font-style-complex="normal" style:font-weight-complex="bold"/>
    </style:style>
    <style:style style:name="Title_20_2" style:display-name="Title 2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Big" style:family="table-cell" style:parent-style-name="Default">
      <style:text-properties style:use-window-font-color="true" style:text-outline="false" style:text-line-through-style="none" style:text-line-through-type="none" style:font-name=".VnTimeH" fo:font-family=".VnTimeH" style:font-family-generic="swiss" fo:font-size="20pt" fo:font-style="normal" fo:text-shadow="none" style:text-underline-style="none" fo:font-weight="bold" style:font-size-asian="20pt" style:font-style-asian="normal" style:font-weight-asian="bold" style:font-name-complex=".VnTimeH" style:font-family-complex=".VnTimeH" style:font-family-generic-complex="swiss" style:font-size-complex="20pt" style:font-style-complex="normal" style:font-weight-complex="bold"/>
    </style:style>
    <style:style style:name="TitleCol" style:family="table-cell" style:parent-style-name="Default"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TitleSml" style:family="table-cell" style:parent-style-name="Default"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bold" style:font-size-asian="12pt" style:font-style-asian="normal" style:font-weight-asian="bold" style:font-name-complex=".VnTime" style:font-family-complex=".VnTime" style:font-family-generic-complex="swiss" style:font-size-complex="12pt" style:font-style-complex="normal" style:font-weight-complex="bold"/>
    </style:style>
    <style:style style:name="TitleTme" style:family="table-cell" style:parent-style-name="Default"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italic" fo:text-shadow="none" style:text-underline-style="none" fo:font-weight="normal" style:font-size-asian="12pt" style:font-style-asian="italic" style:font-weight-asian="normal" style:font-name-complex=".VnTime" style:font-family-complex=".VnTime" style:font-family-generic-complex="swiss" style:font-size-complex="12pt" style:font-style-complex="italic" style:font-weight-complex="normal"/>
    </style:style>
    <style:style style:name="Total_20_2" style:display-name="Total 2" style:family="table-cell" style:parent-style-name="Default">
      <style:table-cell-properties fo:border-bottom="2.49pt double-thin #333399" style:border-line-width-bottom="0.51pt 1.5pt 0.51pt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Gra" style:family="table-cell" style:parent-style-name="Default"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bold" style:font-size-asian="12pt" style:font-style-asian="normal" style:font-weight-asian="bold" style:font-name-complex=".VnTime" style:font-family-complex=".VnTime" style:font-family-generic-complex="swiss" style:font-size-complex="12pt" style:font-style-complex="normal" style:font-weight-complex="bold"/>
    </style:style>
    <style:style style:name="TotalMed" style:family="table-cell" style:parent-style-name="Default"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bold" style:font-size-asian="12pt" style:font-style-asian="normal" style:font-weight-asian="bold" style:font-name-complex=".VnTime" style:font-family-complex=".VnTime" style:font-family-generic-complex="swiss" style:font-size-complex="12pt" style:font-style-complex="normal" style:font-weight-complex="bold"/>
    </style:style>
    <style:style style:name="Tusental_20__28_0_29__5f_pldt" style:display-name="Tusental (0)_pldt" style:family="table-cell" style:parent-style-name="Default" style:data-style-name="N130"/>
    <style:style style:name="Tusental_5f_pldt" style:display-name="Tusental_pldt" style:family="table-cell" style:parent-style-name="Default" style:data-style-name="N136"/>
    <style:style style:name="Valuta_20__28_0_29__5f_pldt" style:display-name="Valuta (0)_pldt" style:family="table-cell" style:parent-style-name="Default" style:data-style-name="N181"/>
    <style:style style:name="Valuta_5f_pldt" style:display-name="Valuta_pldt" style:family="table-cell" style:parent-style-name="Default" style:data-style-name="N171"/>
    <style:style style:name="viet" style:family="table-cell" style:parent-style-name="Default" style:data-style-name="N22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viet2" style:family="table-cell" style:parent-style-name="Default" style:data-style-name="N22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VN_20_new_20_romanNormal" style:display-name="VN new roman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Ntimes new roman" fo:font-family="'VN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VNtimes new roman" style:font-family-complex="'VNtimes new roman'" style:font-family-generic-complex="swiss" style:font-size-complex="10pt" style:font-style-complex="normal" style:font-weight-complex="normal"/>
    </style:style>
    <style:style style:name="Vn_20_Time_20_13" style:display-name="Vn Time 1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Vn_20_Time_20_14" style:display-name="Vn Time 14" style:family="table-cell" style:parent-style-name="Default" style:data-style-name="N3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nTime" fo:font-family="VnTime" style:font-family-generic="swiss" fo:font-size="14pt" fo:font-style="normal" fo:text-shadow="none" style:text-underline-style="none" fo:font-weight="normal" style:font-size-asian="14pt" style:font-style-asian="normal" style:font-weight-asian="normal" style:font-name-complex="VnTime" style:font-family-complex="VnTime" style:font-family-generic-complex="swiss" style:font-size-complex="14pt" style:font-style-complex="normal" style:font-weight-complex="normal"/>
    </style:style>
    <style:style style:name="VN_20_time_20_new_20_roman" style:display-name="VN time new roman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Ntimes new roman" fo:font-family="'VN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VNtimes new roman" style:font-family-complex="'VNtimes new roman'" style:font-family-generic-complex="swiss" style:font-size-complex="10pt" style:font-style-complex="normal" style:font-weight-complex="normal"/>
    </style:style>
    <style:style style:name="Warning_20_Text_20_2" style:display-name="Warning Text 2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ährung_20__5b_0_5d__5f_UXO_20_VII" style:display-name="Währung [0]_UXO VII" style:family="table-cell" style:parent-style-name="Default" style:data-style-name="N230"/>
    <style:style style:name="Währung_5f_UXO_20_VII" style:display-name="Währung_UXO VII" style:family="table-cell" style:parent-style-name="Default" style:data-style-name="N234"/>
    <style:style style:name="xuan" style:family="table-cell" style:parent-style-name="Default">
      <style:text-properties style:use-window-font-color="true" style:text-outline="false" style:text-line-through-style="none" style:text-line-through-type="none" style:font-name=".VnArial" fo:font-family=".VnArial" style:font-family-generic="swiss" fo:font-size="14pt" fo:font-style="normal" fo:text-shadow="none" style:text-underline-style="none" fo:font-weight="normal" style:font-size-asian="14pt" style:font-style-asian="normal" style:font-weight-asian="normal" style:font-name-complex=".VnArial" style:font-family-complex=".VnArial" style:font-family-generic-complex="swiss" style:font-size-complex="14pt" style:font-style-complex="normal" style:font-weight-complex="normal"/>
    </style:style>
    <style:style style:name="ÄÞ_b8__b6__20__5b_0_5d__5f__b1_âÅ_b8_" style:display-name="ÄÞ¸¶ [0]_±âÅ¸" style:family="table-cell" style:parent-style-name="Default" style:data-style-name="N187"/>
    <style:style style:name="ÄÞ_b8__b6__5f__b1_âÅ_b8_" style:display-name="ÄÞ¸¶_±âÅ¸" style:family="table-cell" style:parent-style-name="Default" style:data-style-name="N178"/>
    <style:style style:name="ÅëÈ_ad__20__5b_0_5d__5f_S" style:display-name="ÅëÈ­ [0]_S" style:family="table-cell" style:parent-style-name="Default" style:data-style-name="N124"/>
    <style:style style:name="ÅëÈ_ad__20__5b_0_5d__5f__b1_âÅ_b8_" style:display-name="ÅëÈ­ [0]_±âÅ¸" style:family="table-cell" style:parent-style-name="Default" style:data-style-name="N184"/>
    <style:style style:name="ÅëÈ_ad__5f_S" style:display-name="ÅëÈ­_S" style:family="table-cell" style:parent-style-name="Default" style:data-style-name="N123"/>
    <style:style style:name="ÅëÈ_ad__5f__b1_âÅ_b8_" style:display-name="ÅëÈ­_±âÅ¸" style:family="table-cell" style:parent-style-name="Default" style:data-style-name="N160"/>
    <style:style style:name="Ç_a5_ÁØ_5f__23_2_28_M17_29__5f_1" style:display-name="Ç¥ÁØ_#2(M17)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µ¸¿ò" fo:font-family="µ¸¿ò" fo:font-size="11pt" fo:font-style="normal" fo:text-shadow="none" style:text-underline-style="none" fo:font-weight="normal" style:font-size-asian="11pt" style:font-style-asian="normal" style:font-weight-asian="normal" style:font-name-complex="µ¸¿ò" style:font-family-complex="µ¸¿ò" style:font-size-complex="11pt" style:font-style-complex="normal" style:font-weight-complex="normal"/>
    </style:style>
    <style:style style:name="Ç_a5_ÁØ_5f_ÿÿÿÿÿÿ_5f_4_5f_ÃÑÇÕ_b0_è_20_" style:display-name="Ç¥ÁØ_ÿÿÿÿÿÿ_4_ÃÑÇÕ°è 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¹ÙÅÁÃ¼" fo:font-family="¹ÙÅÁÃ¼" style:font-family-generic="roman" fo:font-size="12pt" fo:font-style="normal" fo:text-shadow="none" style:text-underline-style="none" fo:font-weight="normal" style:font-size-asian="12pt" style:font-style-asian="normal" style:font-weight-asian="normal" style:font-name-complex="¹ÙÅÁÃ¼" style:font-family-complex="¹ÙÅÁÃ¼" style:font-family-generic-complex="roman" style:font-size-complex="12pt" style:font-style-complex="normal" style:font-weight-complex="normal"/>
    </style:style>
    <style:style style:name="āаāьāѨāҀāҜā" style:family="table-cell" style:parent-style-name="Default" style:data-style-name="N155"/>
    <style:style style:name="Œ_2026__2039_æ_90_Ø_201a_è_20__5b_0.00_5d__5f_ÆÂ_b9__b2_" style:display-name="Œ…‹æØ‚è [0.00]_ÆÂ¹²" style:family="table-cell" style:parent-style-name="Default" style:data-style-name="N3"/>
    <style:style style:name="ปกติ_5f_FTC_5f_OFFER" style:display-name="ปกติ_FTC_OFFE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ngsanaUPC" fo:font-family="AngsanaUPC" style:font-family-generic="modern" fo:font-size="16pt" fo:font-style="normal" fo:text-shadow="none" style:text-underline-style="none" fo:font-weight="normal" style:font-size-asian="16pt" style:font-style-asian="normal" style:font-weight-asian="normal" style:font-name-complex="AngsanaUPC" style:font-family-complex="AngsanaUPC" style:font-family-generic-complex="modern" style:font-size-complex="16pt" style:font-style-complex="normal" style:font-weight-complex="normal"/>
    </style:style>
    <style:style style:name="เครื่องหมายสกุลเงิน_20__5b_0_5d__5f_FTC_5f_OFFER" style:display-name="เครื่องหมายสกุลเงิน [0]_FTC_OFFER" style:family="table-cell" style:parent-style-name="Default" style:data-style-name="N143"/>
    <style:style style:name="เครื่องหมายสกุลเงิน_5f_FTC_5f_OFFER" style:display-name="เครื่องหมายสกุลเงิน_FTC_OFFER" style:family="table-cell" style:parent-style-name="Default" style:data-style-name="N147"/>
    <style:style style:name="_2022_W_8f__80__5f__2019_·Šú_2030_p_2022__b6_" style:display-name="•W_’·Šú‰p•¶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–¾’©" fo:font-family="–¾’©" style:font-family-generic="roman" fo:font-size="11pt" fo:font-style="normal" fo:text-shadow="none" style:text-underline-style="none" fo:font-weight="normal" style:font-size-asian="11pt" style:font-style-asian="normal" style:font-weight-asian="normal" style:font-name-complex="–¾’©" style:font-family-complex="–¾’©" style:font-family-generic-complex="roman" style:font-size-complex="11pt" style:font-style-complex="normal" style:font-weight-complex="normal"/>
    </style:style>
    <style:style style:name="センター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fo:font-size="22pt" fo:font-style="normal" fo:text-shadow="none" style:text-underline-style="none" fo:font-weight="normal" style:font-name-asian="ＭＳ 明朝" style:font-family-asian="'ＭＳ 明朝'" style:font-family-generic-asian="roman" style:font-size-asian="22pt" style:font-style-asian="normal" style:font-weight-asian="normal" style:font-name-complex="ＭＳ 明朝" style:font-family-complex="'ＭＳ 明朝'" style:font-family-generic-complex="roman" style:font-size-complex="22pt" style:font-style-complex="normal" style:font-weight-complex="normal"/>
    </style:style>
    <style:style style:name="一般_5f_00Q3902REV.1" style:display-name="一般_00Q3902REV.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千分位_5b_0_5d__5f_00Q3902REV.1" style:display-name="千分位[0]_00Q3902REV.1" style:family="table-cell" style:parent-style-name="Default" style:data-style-name="N130"/>
    <style:style style:name="千分位_5f_00Q3902REV.1" style:display-name="千分位_00Q3902REV.1" style:family="table-cell" style:parent-style-name="Default" style:data-style-name="N241"/>
    <style:style style:name="桁区切り_20__5b_0.00_5d__5f__2020__2020__2020__2020__2020__20_" style:display-name="桁区切り [0.00]_††††† " style:family="table-cell" style:parent-style-name="Default" style:data-style-name="N191"/>
    <style:style style:name="桁区切り_5f__2020__2020__2020__2020__2020__20_" style:display-name="桁区切り_††††† " style:family="table-cell" style:parent-style-name="Default" style:data-style-name="N189"/>
    <style:style style:name="標準_5f_List-dwgis" style:display-name="標準_List-dwgi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Arial1" fo:font-family=".VnArial" style:font-family-generic="roman" fo:font-size="10pt" fo:font-style="normal" fo:text-shadow="none" style:text-underline-style="none" fo:font-weight="normal" style:font-size-asian="10pt" style:font-style-asian="normal" style:font-weight-asian="normal" style:font-name-complex=".VnArial1" style:font-family-complex=".VnArial" style:font-family-generic-complex="roman" style:font-size-complex="10pt" style:font-style-complex="normal" style:font-weight-complex="normal"/>
    </style:style>
    <style:style style:name="貨幣_20__5b_0_5d__5f_00Q3902REV.1" style:display-name="貨幣 [0]_00Q3902REV.1" style:family="table-cell" style:parent-style-name="Default" style:data-style-name="N181"/>
    <style:style style:name="貨幣_5b_0_5d__5f_BRE" style:display-name="貨幣[0]_BRE" style:family="table-cell" style:parent-style-name="Default" style:data-style-name="N214"/>
    <style:style style:name="貨幣_5f_00Q3902REV.1" style:display-name="貨幣_00Q3902REV.1" style:family="table-cell" style:parent-style-name="Default" style:data-style-name="N243"/>
    <style:style style:name="通貨_20__5b_0.00_5d__5f__2020__2020__2020__2020__2020__20_" style:display-name="通貨 [0.00]_††††† " style:family="table-cell" style:parent-style-name="Default" style:data-style-name="N147"/>
    <style:style style:name="通貨_5f__2020__2020__2020__2020__2020__20_" style:display-name="通貨_††††† " style:family="table-cell" style:parent-style-name="Default" style:data-style-name="N143"/>
    <style:style style:name="똿뗦먛귟_20__5b_0.00_5d__5f_PRODUCT_20_DETAIL_20_Q1" style:display-name="똿뗦먛귟 [0.00]_PRODUCT DETAIL Q1" style:family="table-cell" style:parent-style-name="Default" style:data-style-name="N124"/>
    <style:style style:name="똿뗦먛귟_5f_PRODUCT_20_DETAIL_20_Q1" style:display-name="똿뗦먛귟_PRODUCT DETAIL Q1" style:family="table-cell" style:parent-style-name="Default" style:data-style-name="N123"/>
    <style:style style:name="믅됞_20__5b_0.00_5d__5f_PRODUCT_20_DETAIL_20_Q1" style:display-name="믅됞 [0.00]_PRODUCT DETAIL Q1" style:family="table-cell" style:parent-style-name="Default" style:data-style-name="N0"/>
    <style:style style:name="믅됞_5f_PRODUCT_20_DETAIL_20_Q1" style:display-name="믅됞_PRODUCT DETAIL Q1" style:family="table-cell" style:parent-style-name="Default" style:data-style-name="N0"/>
    <style:style style:name="백분율_5f_95" style:display-name="백분율_95" style:family="table-cell" style:parent-style-name="Default" style:data-style-name="N10"/>
    <style:style style:name="뷭_3f__5f_BOOKSHIP" style:display-name="뷭?_BOOKSHIP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뼻뮝" fo:font-family="뼻뮝" style:font-family-generic="modern" fo:font-size="12pt" fo:font-style="normal" fo:text-shadow="none" style:text-underline-style="none" fo:font-weight="normal" style:font-name-asian="뼻뮝" style:font-family-asian="뼻뮝" style:font-family-generic-asian="modern" style:font-size-asian="12pt" style:font-style-asian="normal" style:font-weight-asian="normal" style:font-name-complex="뼻뮝" style:font-family-complex="뼻뮝" style:font-family-generic-complex="modern" style:font-size-complex="12pt" style:font-style-complex="normal" style:font-weight-complex="normal"/>
    </style:style>
    <style:style style:name="콤마_20__5b_0_5d__5f__20_비목별_20_월별기술_20_" style:display-name="콤마 [0]_ 비목별 월별기술 " style:family="table-cell" style:parent-style-name="Default" style:data-style-name="N0"/>
    <style:style style:name="콤마_5f__20_비목별_20_월별기술_20_" style:display-name="콤마_ 비목별 월별기술 " style:family="table-cell" style:parent-style-name="Default" style:data-style-name="N0"/>
    <style:style style:name="통화_20__5b_0_5d__5f_1202" style:display-name="통화 [0]_1202" style:family="table-cell" style:parent-style-name="Default" style:data-style-name="N236"/>
    <style:style style:name="통화_5f_1202" style:display-name="통화_1202" style:family="table-cell" style:parent-style-name="Default" style:data-style-name="N237"/>
    <style:style style:name="표준_5f__28_정보부문_29_월별인원계획" style:display-name="표준_(정보부문)월별인원계획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굴림체" fo:font-family="굴림체" style:font-family-generic="modern" fo:font-size="10pt" fo:font-style="normal" fo:text-shadow="none" style:text-underline-style="none" fo:font-weight="normal" style:font-name-asian="굴림체" style:font-family-asian="굴림체" style:font-family-generic-asian="modern" style:font-size-asian="10pt" style:font-style-asian="normal" style:font-weight-asian="normal" style:font-name-complex="굴림체" style:font-family-complex="굴림체" style:font-family-generic-complex="modern" style:font-size-complex="10pt" style:font-style-complex="normal" style:font-weight-complex="normal"/>
    </style:style>
    <style:style style:name="_e5ed__f41b__20__5b_0.00_5d__5f__20_Att._20_1-_20_Cover" style:display-name=" [0.00]_ Att. 1- Cover" style:family="table-cell" style:parent-style-name="Default" style:data-style-name="N0"/>
    <style:style style:name="_e5ed__f41b__5f__20_Att._20_1-_20_Cover" style:display-name="_ Att. 1- Cover" style:family="table-cell" style:parent-style-name="Default" style:data-style-name="N0"/>
    <style:style style:name="_e773__3f__5f__20_Att._20_1-_20_Cover" style:display-name="?_ Att. 1- Cove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Excel_20_Built-in_20_Comma" style:display-name="Excel Built-in Comma" style:family="table-cell" style:parent-style-name="Default" style:data-style-name="N134"/>
    <style:style style:name="Excel_20_Built-in_20_Percent" style:display-name="Excel Built-in Percent" style:family="table-cell" style:parent-style-name="Default" style:data-style-name="N10"/>
    <style:style style:name="ConditionalStyle_5f_5" style:display-name="ConditionalStyle_5" style:family="table-cell" style:parent-style-name="Default">
      <style:table-cell-properties fo:background-color="#ffff00"/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4" style:display-name="ConditionalStyle_4" style:family="table-cell" style:parent-style-name="Default">
      <style:table-cell-properties fo:background-color="#ffff00"/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3" style:display-name="ConditionalStyle_3" style:family="table-cell" style:parent-style-name="Default">
      <style:table-cell-properties fo:background-color="#ffff00"/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ffff00"/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" style:display-name="ConditionalStyle_1" style:family="table-cell" style:parent-style-name="Default">
      <style:table-cell-properties fo:background-color="#ffff00"/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BuiltIn_5f_Comma" style:display-name="Excel_BuiltIn_Comma" style:family="table-cell" style:parent-style-name="Default" style:data-style-name="N134">
      <style:table-cell-properties fo:padding="2.01pt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792pt" fo:page-height="612pt" style:num-format="1" style:print-orientation="landscape" fo:margin-top="22.71pt" fo:margin-bottom="17.01pt" fo:margin-left="8.5pt" fo:margin-right="8.5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7">
      <style:page-layout-properties fo:page-width="612pt" fo:page-height="792pt" style:num-format="1" style:print-orientation="portrait" fo:margin-top="54pt" fo:margin-bottom="54pt" fo:margin-left="36pt" fo:margin-right="3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 style:data-style-name="N2" text:time-value="14:32:42.5134047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ng_20_luong_20_NH" style:display-name="PageStyle_Bang luong N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le_20_Mem_20_NH" style:display-name="PageStyle_File Mem N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INH_20_TH_20_BO_20_PHAN_20_Van_20_Phong" style:display-name="PageStyle_TINH TH BO PHAN Van Pho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Payslip" style:display-name="PageStyle_Payslip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an Thi  Kim Loan</meta:initial-creator>
    <meta:print-date>2016-03-30T02:37:58</meta:print-date>
    <meta:creation-date>2011-01-17T03:41:30</meta:creation-date>
    <dc:date>2017-05-10T14:32:54.652364839</dc:date>
    <meta:generator>LibreOffice/5.1.6.2$Linux_X86_64 LibreOffice_project/10m0$Build-2</meta:generator>
    <meta:editing-duration>PT6H24M43S</meta:editing-duration>
    <meta:editing-cycles>48</meta:editing-cycles>
    <meta:document-statistic meta:table-count="3" meta:cell-count="114" meta:object-count="0"/>
    <meta:user-defined meta:name="AppVersion">15.0300</meta:user-defined>
    <meta:user-defined meta:name="Company">Nedcoffee Vietna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